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81.0pt"/>
    </style:style>
    <style:style style:name="co2" style:family="table-column">
      <style:table-column-properties fo:break-before="auto" style:column-width="61.5pt"/>
    </style:style>
    <style:style style:name="co3" style:family="table-column">
      <style:table-column-properties fo:break-before="auto" style:column-width="51.75pt"/>
    </style:style>
    <style:style style:name="co4" style:family="table-column">
      <style:table-column-properties fo:break-before="auto" style:column-width="22.5pt"/>
    </style:style>
    <style:style style:name="co5" style:family="table-column">
      <style:table-column-properties fo:break-before="auto" style:column-width="39.75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0.0pt"/>
    </style:style>
    <style:style style:name="co8" style:family="table-column">
      <style:table-column-properties fo:break-before="auto" style:column-width="36.75pt"/>
    </style:style>
    <style:style style:name="co9" style:family="table-column">
      <style:table-column-properties fo:break-before="auto" style:column-width="40.5pt"/>
    </style:style>
    <style:style style:name="co10" style:family="table-column">
      <style:table-column-properties fo:break-before="auto" style:column-width="75.0pt"/>
    </style:style>
    <style:style style:name="co11" style:family="table-column">
      <style:table-column-properties fo:break-before="auto" style:column-width="75.75pt"/>
    </style:style>
    <style:style style:name="co12" style:family="table-column">
      <style:table-column-properties fo:break-before="auto" style:column-width="55.5pt"/>
    </style:style>
    <style:style style:name="co13" style:family="table-column">
      <style:table-column-properties fo:break-before="auto" style:column-width="84.75pt"/>
    </style:style>
    <style:style style:name="co14" style:family="table-column">
      <style:table-column-properties fo:break-before="auto" style:column-width="85.5pt"/>
    </style:style>
    <style:style style:name="co15" style:family="table-column">
      <style:table-column-properties fo:break-before="auto" style:column-width="78.0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39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FFFF99"/>
      <style:paragraph-properties fo:text-align="start"/>
    </style:style>
    <style:style style:name="ce23" style:family="table-cell" style:data-style-name="N165">
      <style:table-cell-properties style:vertical-align="bottom" fo:wrap-option="wrap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end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start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bottom" fo:wrap-option="wrap" fo:background-color="#FFFF99"/>
      <style:paragraph-properties fo:text-align="start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bottom" fo:wrap-option="wrap" fo:background-color="#FFFF99"/>
      <style:paragraph-properties fo:text-align="start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 fo:wrap-option="wrap" fo:background-color="#FFFF99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 fo:background-color="#DDDDDD"/>
      <style:paragraph-properties fo:text-align="end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bottom" fo:wrap-option="wrap" fo:background-color="#DDDDDD"/>
      <style:paragraph-properties fo:text-align="end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 fo:background-color="#DDDDDD"/>
      <style:paragraph-properties fo:text-align="end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 fo:background-color="#DDDDDD"/>
      <style:paragraph-properties fo:text-align="end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 fo:background-color="#DDDDDD"/>
      <style:paragraph-properties fo:text-align="end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  <style:paragraph-properties fo:text-align="end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 fo:background-color="#DDDDDD"/>
      <style:paragraph-properties fo:text-align="start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 fo:background-color="#DDDDDD"/>
      <style:paragraph-properties fo:text-align="start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 fo:background-color="#DDDDDD"/>
      <style:paragraph-properties fo:text-align="center"/>
    </style:style>
  </office:automatic-styles>
  <office:body>
    <office:spreadsheet>
      <table:table table:name="Input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 table:number-columns-repeated="5"/>
        <table:table-column table:style-name="co0" table:default-cell-style-name="Default" table:number-columns-repeated="1015"/>
        <table:table-row table:style-name="ro1">
          <table:table-cell table:style-name="ce21" office:value-type="string">
            <text:p>Wolf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Time</text:p>
          </table:table-cell>
          <table:table-cell table:style-name="ce21" office:value-type="string">
            <text:p>TOF</text:p>
          </table:table-cell>
          <table:table-cell table:style-name="ce21" office:value-type="string">
            <text:p>TN</text:p>
          </table:table-cell>
          <table:table-cell table:style-name="ce21" office:value-type="string">
            <text:p>RW</text:p>
          </table:table-cell>
          <table:table-cell table:style-name="ce21" office:value-type="string">
            <text:p>SE</text:p>
          </table:table-cell>
          <table:table-cell table:style-name="ce21" office:value-type="string">
            <text:p>SS</text:p>
          </table:table-cell>
          <table:table-cell table:style-name="ce22" office:value-type="string">
            <text:p>Marker</text:p>
          </table:table-cell>
          <table:table-cell table:number-columns-repeated="1015"/>
        </table:table-row>
        <table:table-row table:style-name="ro1">
          <table:table-cell table:style-name="ce21" office:value-type="float" office:value="141.0">
            <text:p>141</text:p>
          </table:table-cell>
          <table:table-cell table:style-name="ce23" office:value-type="float" office:value="34577.0">
            <text:p>8/30/1994</text:p>
          </table:table-cell>
          <table:table-cell table:style-name="ce21" office:value-type="float" office:value="1415.0">
            <text:p>1415</text:p>
          </table:table-cell>
          <table:table-cell table:style-name="ce21" office:value-type="string">
            <text:p>A</text:p>
          </table:table-cell>
          <table:table-cell table:style-name="ce21" office:value-type="float" office:value="60.0">
            <text:p>60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SW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24"/>
          <table:table-cell table:number-columns-repeated="1015"/>
        </table:table-row>
        <table:table-row table:style-name="ro1" table:number-rows-repeated="495">
          <table:table-cell table:number-columns-repeated="1024"/>
        </table:table-row>
        <table:table-row table:style-name="ro0" table:number-rows-repeated="65035">
          <table:table-cell table:number-columns-repeated="1024"/>
        </table:table-row>
      </table:table>
      <table:table table:name="Ouput" table:style-name="ta0">
        <table:table-column table:style-name="co6" table:default-cell-style-name="Default"/>
        <table:table-column table:style-name="co7" table:default-cell-style-name="Default" table:number-columns-repeated="2"/>
        <table:table-column table:style-name="co8" table:default-cell-style-name="Default"/>
        <table:table-column table:style-name="co0" table:default-cell-style-name="Default" table:number-columns-repeated="1020"/>
        <table:table-row table:style-name="ro1">
          <table:table-cell table:style-name="ce22" office:value-type="string">
            <text:p>Title</text:p>
          </table:table-cell>
          <table:table-cell table:style-name="ce22" office:value-type="string">
            <text:p>Longitude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Marker</text:p>
          </table:table-cell>
          <table:table-cell table:number-columns-repeated="1020"/>
        </table:table-row>
        <table:table-row table:style-name="ro1">
          <table:table-cell table:style-name="ce25" table:formula="of:=IF(ISBLANK([Input.A2]);&quot;&quot;;(((([Input.A2]&amp;&quot;-&quot;)&amp;[Input.B2])&amp;&quot;-&quot;)&amp;[Input.C2]))"/>
          <table:table-cell table:style-name="ce25" table:formula="of:=IF(ISBLANK([Input.F2]);&quot;&quot;;(PrincipalMeridianLong-((((([Input.F2]-1)*TownshipMilesEW)+VLOOKUP([Input.G2];SELookupTable;3;FALSE))+VLOOKUP([Input.H2];SSLookupTable;3;FALSE))/(69.04*COS((([C2]*PI())/180))))))"/>
          <table:table-cell table:style-name="ce25" table:formula="of:=IF(ISBLANK([Input.E2]);&quot;&quot;;(PrincipalMeridianLat+(((([Input.E2]*TownshipMilesNS)+VLOOKUP([Input.G2];SELookupTable;2;FALSE))+VLOOKUP([Input.H2];SSLookupTable;2;FALSE))/DegreeLatMiles)))"/>
          <table:table-cell table:style-name="ce25" table:formula="of:=IF(ISBLANK([Input.I2]);&quot;&quot;;[Input.I2])"/>
          <table:table-cell table:number-columns-repeated="1020"/>
        </table:table-row>
        <table:table-row table:style-name="ro1">
          <table:table-cell table:style-name="ce25" table:formula="of:=IF(ISBLANK([Input.A3]);&quot;&quot;;(((([Input.A3]&amp;&quot;-&quot;)&amp;[Input.B3])&amp;&quot;-&quot;)&amp;[Input.C3]))"/>
          <table:table-cell table:style-name="ce25" table:formula="of:=IF(ISBLANK([Input.F3]);&quot;&quot;;(PrincipalMeridianLong-((((([Input.F3]-1)*TownshipMilesEW)+VLOOKUP([Input.G3];SELookupTable;3;FALSE))+VLOOKUP([Input.H3];SSLookupTable;3;FALSE))/(69.04*COS((([C3]*PI())/180))))))"/>
          <table:table-cell table:style-name="ce25" table:formula="of:=IF(ISBLANK([Input.E3]);&quot;&quot;;(PrincipalMeridianLat+(((([Input.E3]*TownshipMilesNS)+VLOOKUP([Input.G3];SELookupTable;2;FALSE))+VLOOKUP([Input.H3];SSLookupTable;2;FALSE))/DegreeLatMiles)))"/>
          <table:table-cell table:style-name="ce25" table:formula="of:=IF(ISBLANK([Input.I3]);&quot;&quot;;[Input.I3])"/>
          <table:table-cell table:number-columns-repeated="1020"/>
        </table:table-row>
        <table:table-row table:style-name="ro1">
          <table:table-cell table:style-name="ce25" table:formula="of:=IF(ISBLANK([Input.A4]);&quot;&quot;;(((([Input.A4]&amp;&quot;-&quot;)&amp;[Input.B4])&amp;&quot;-&quot;)&amp;[Input.C4]))"/>
          <table:table-cell table:style-name="ce25" table:formula="of:=IF(ISBLANK([Input.F4]);&quot;&quot;;(PrincipalMeridianLong-((((([Input.F4]-1)*TownshipMilesEW)+VLOOKUP([Input.G4];SELookupTable;3;FALSE))+VLOOKUP([Input.H4];SSLookupTable;3;FALSE))/(69.04*COS((([C4]*PI())/180))))))"/>
          <table:table-cell table:style-name="ce25" table:formula="of:=IF(ISBLANK([Input.E4]);&quot;&quot;;(PrincipalMeridianLat+(((([Input.E4]*TownshipMilesNS)+VLOOKUP([Input.G4];SELookupTable;2;FALSE))+VLOOKUP([Input.H4];SSLookupTable;2;FALSE))/DegreeLatMiles)))"/>
          <table:table-cell table:style-name="ce25" table:formula="of:=IF(ISBLANK([Input.I4]);&quot;&quot;;[Input.I4])"/>
          <table:table-cell table:number-columns-repeated="1020"/>
        </table:table-row>
        <table:table-row table:style-name="ro1">
          <table:table-cell table:style-name="ce25" table:formula="of:=IF(ISBLANK([Input.A5]);&quot;&quot;;(((([Input.A5]&amp;&quot;-&quot;)&amp;[Input.B5])&amp;&quot;-&quot;)&amp;[Input.C5]))"/>
          <table:table-cell table:style-name="ce25" table:formula="of:=IF(ISBLANK([Input.F5]);&quot;&quot;;(PrincipalMeridianLong-((((([Input.F5]-1)*TownshipMilesEW)+VLOOKUP([Input.G5];SELookupTable;3;FALSE))+VLOOKUP([Input.H5];SSLookupTable;3;FALSE))/(69.04*COS((([C5]*PI())/180))))))"/>
          <table:table-cell table:style-name="ce25" table:formula="of:=IF(ISBLANK([Input.E5]);&quot;&quot;;(PrincipalMeridianLat+(((([Input.E5]*TownshipMilesNS)+VLOOKUP([Input.G5];SELookupTable;2;FALSE))+VLOOKUP([Input.H5];SSLookupTable;2;FALSE))/DegreeLatMiles)))"/>
          <table:table-cell table:style-name="ce25" table:formula="of:=IF(ISBLANK([Input.I5]);&quot;&quot;;[Input.I5])"/>
          <table:table-cell table:number-columns-repeated="1020"/>
        </table:table-row>
        <table:table-row table:style-name="ro1">
          <table:table-cell table:style-name="ce25" table:formula="of:=IF(ISBLANK([Input.A6]);&quot;&quot;;(((([Input.A6]&amp;&quot;-&quot;)&amp;[Input.B6])&amp;&quot;-&quot;)&amp;[Input.C6]))"/>
          <table:table-cell table:style-name="ce25" table:formula="of:=IF(ISBLANK([Input.F6]);&quot;&quot;;(PrincipalMeridianLong-((((([Input.F6]-1)*TownshipMilesEW)+VLOOKUP([Input.G6];SELookupTable;3;FALSE))+VLOOKUP([Input.H6];SSLookupTable;3;FALSE))/(69.04*COS((([C6]*PI())/180))))))"/>
          <table:table-cell table:style-name="ce25" table:formula="of:=IF(ISBLANK([Input.E6]);&quot;&quot;;(PrincipalMeridianLat+(((([Input.E6]*TownshipMilesNS)+VLOOKUP([Input.G6];SELookupTable;2;FALSE))+VLOOKUP([Input.H6];SSLookupTable;2;FALSE))/DegreeLatMiles)))"/>
          <table:table-cell table:style-name="ce25" table:formula="of:=IF(ISBLANK([Input.I6]);&quot;&quot;;[Input.I6])"/>
          <table:table-cell table:number-columns-repeated="1020"/>
        </table:table-row>
        <table:table-row table:style-name="ro1">
          <table:table-cell table:style-name="ce26" table:formula="of:=IF(ISBLANK([Input.A7]);&quot;&quot;;(((([Input.A7]&amp;&quot;-&quot;)&amp;[Input.B7])&amp;&quot;-&quot;)&amp;[Input.C7]))"/>
          <table:table-cell table:style-name="ce26" table:formula="of:=IF(ISBLANK([Input.F7]);&quot;&quot;;(PrincipalMeridianLong-((((([Input.F7]-1)*TownshipMilesEW)+VLOOKUP([Input.G7];SELookupTable;3;FALSE))+VLOOKUP([Input.H7];SSLookupTable;3;FALSE))/(69.04*COS((([C7]*PI())/180))))))"/>
          <table:table-cell table:style-name="ce26" table:formula="of:=IF(ISBLANK([Input.E7]);&quot;&quot;;(PrincipalMeridianLat+(((([Input.E7]*TownshipMilesNS)+VLOOKUP([Input.G7];SELookupTable;2;FALSE))+VLOOKUP([Input.H7];SSLookupTable;2;FALSE))/DegreeLatMiles)))"/>
          <table:table-cell table:style-name="ce26" table:formula="of:=IF(ISBLANK([Input.I7]);&quot;&quot;;[Input.I7])"/>
          <table:table-cell table:number-columns-repeated="1020"/>
        </table:table-row>
        <table:table-row table:style-name="ro1">
          <table:table-cell table:style-name="ce26" table:formula="of:=IF(ISBLANK([Input.A8]);&quot;&quot;;(((([Input.A8]&amp;&quot;-&quot;)&amp;[Input.B8])&amp;&quot;-&quot;)&amp;[Input.C8]))"/>
          <table:table-cell table:style-name="ce26" table:formula="of:=IF(ISBLANK([Input.F8]);&quot;&quot;;(PrincipalMeridianLong-((((([Input.F8]-1)*TownshipMilesEW)+VLOOKUP([Input.G8];SELookupTable;3;FALSE))+VLOOKUP([Input.H8];SSLookupTable;3;FALSE))/(69.04*COS((([C8]*PI())/180))))))"/>
          <table:table-cell table:style-name="ce26" table:formula="of:=IF(ISBLANK([Input.E8]);&quot;&quot;;(PrincipalMeridianLat+(((([Input.E8]*TownshipMilesNS)+VLOOKUP([Input.G8];SELookupTable;2;FALSE))+VLOOKUP([Input.H8];SSLookupTable;2;FALSE))/DegreeLatMiles)))"/>
          <table:table-cell table:style-name="ce26" table:formula="of:=IF(ISBLANK([Input.I8]);&quot;&quot;;[Input.I8])"/>
          <table:table-cell table:number-columns-repeated="1020"/>
        </table:table-row>
        <table:table-row table:style-name="ro1">
          <table:table-cell table:style-name="ce26" table:formula="of:=IF(ISBLANK([Input.A9]);&quot;&quot;;(((([Input.A9]&amp;&quot;-&quot;)&amp;[Input.B9])&amp;&quot;-&quot;)&amp;[Input.C9]))"/>
          <table:table-cell table:style-name="ce26" table:formula="of:=IF(ISBLANK([Input.F9]);&quot;&quot;;(PrincipalMeridianLong-((((([Input.F9]-1)*TownshipMilesEW)+VLOOKUP([Input.G9];SELookupTable;3;FALSE))+VLOOKUP([Input.H9];SSLookupTable;3;FALSE))/(69.04*COS((([C9]*PI())/180))))))"/>
          <table:table-cell table:style-name="ce26" table:formula="of:=IF(ISBLANK([Input.E9]);&quot;&quot;;(PrincipalMeridianLat+(((([Input.E9]*TownshipMilesNS)+VLOOKUP([Input.G9];SELookupTable;2;FALSE))+VLOOKUP([Input.H9];SSLookupTable;2;FALSE))/DegreeLatMiles)))"/>
          <table:table-cell table:style-name="ce26" table:formula="of:=IF(ISBLANK([Input.I9]);&quot;&quot;;[Input.I9])"/>
          <table:table-cell table:number-columns-repeated="1020"/>
        </table:table-row>
        <table:table-row table:style-name="ro1">
          <table:table-cell table:style-name="ce26" table:formula="of:=IF(ISBLANK([Input.A10]);&quot;&quot;;(((([Input.A10]&amp;&quot;-&quot;)&amp;[Input.B10])&amp;&quot;-&quot;)&amp;[Input.C10]))"/>
          <table:table-cell table:style-name="ce26" table:formula="of:=IF(ISBLANK([Input.F10]);&quot;&quot;;(PrincipalMeridianLong-((((([Input.F10]-1)*TownshipMilesEW)+VLOOKUP([Input.G10];SELookupTable;3;FALSE))+VLOOKUP([Input.H10];SSLookupTable;3;FALSE))/(69.04*COS((([C10]*PI())/180))))))"/>
          <table:table-cell table:style-name="ce26" table:formula="of:=IF(ISBLANK([Input.E10]);&quot;&quot;;(PrincipalMeridianLat+(((([Input.E10]*TownshipMilesNS)+VLOOKUP([Input.G10];SELookupTable;2;FALSE))+VLOOKUP([Input.H10];SSLookupTable;2;FALSE))/DegreeLatMiles)))"/>
          <table:table-cell table:style-name="ce26" table:formula="of:=IF(ISBLANK([Input.I10]);&quot;&quot;;[Input.I10])"/>
          <table:table-cell table:number-columns-repeated="1020"/>
        </table:table-row>
        <table:table-row table:style-name="ro1">
          <table:table-cell table:style-name="ce26" table:formula="of:=IF(ISBLANK([Input.A11]);&quot;&quot;;(((([Input.A11]&amp;&quot;-&quot;)&amp;[Input.B11])&amp;&quot;-&quot;)&amp;[Input.C11]))"/>
          <table:table-cell table:style-name="ce26" table:formula="of:=IF(ISBLANK([Input.F11]);&quot;&quot;;(PrincipalMeridianLong-((((([Input.F11]-1)*TownshipMilesEW)+VLOOKUP([Input.G11];SELookupTable;3;FALSE))+VLOOKUP([Input.H11];SSLookupTable;3;FALSE))/(69.04*COS((([C11]*PI())/180))))))"/>
          <table:table-cell table:style-name="ce26" table:formula="of:=IF(ISBLANK([Input.E11]);&quot;&quot;;(PrincipalMeridianLat+(((([Input.E11]*TownshipMilesNS)+VLOOKUP([Input.G11];SELookupTable;2;FALSE))+VLOOKUP([Input.H11];SSLookupTable;2;FALSE))/DegreeLatMiles)))"/>
          <table:table-cell table:style-name="ce26" table:formula="of:=IF(ISBLANK([Input.I11]);&quot;&quot;;[Input.I11])"/>
          <table:table-cell table:number-columns-repeated="1020"/>
        </table:table-row>
        <table:table-row table:style-name="ro1">
          <table:table-cell table:style-name="ce26" table:formula="of:=IF(ISBLANK([Input.A12]);&quot;&quot;;(((([Input.A12]&amp;&quot;-&quot;)&amp;[Input.B12])&amp;&quot;-&quot;)&amp;[Input.C12]))"/>
          <table:table-cell table:style-name="ce26" table:formula="of:=IF(ISBLANK([Input.F12]);&quot;&quot;;(PrincipalMeridianLong-((((([Input.F12]-1)*TownshipMilesEW)+VLOOKUP([Input.G12];SELookupTable;3;FALSE))+VLOOKUP([Input.H12];SSLookupTable;3;FALSE))/(69.04*COS((([C12]*PI())/180))))))"/>
          <table:table-cell table:style-name="ce26" table:formula="of:=IF(ISBLANK([Input.E12]);&quot;&quot;;(PrincipalMeridianLat+(((([Input.E12]*TownshipMilesNS)+VLOOKUP([Input.G12];SELookupTable;2;FALSE))+VLOOKUP([Input.H12];SSLookupTable;2;FALSE))/DegreeLatMiles)))"/>
          <table:table-cell table:style-name="ce26" table:formula="of:=IF(ISBLANK([Input.I12]);&quot;&quot;;[Input.I12])"/>
          <table:table-cell table:number-columns-repeated="1020"/>
        </table:table-row>
        <table:table-row table:style-name="ro1">
          <table:table-cell table:style-name="ce26" table:formula="of:=IF(ISBLANK([Input.A13]);&quot;&quot;;(((([Input.A13]&amp;&quot;-&quot;)&amp;[Input.B13])&amp;&quot;-&quot;)&amp;[Input.C13]))"/>
          <table:table-cell table:style-name="ce26" table:formula="of:=IF(ISBLANK([Input.F13]);&quot;&quot;;(PrincipalMeridianLong-((((([Input.F13]-1)*TownshipMilesEW)+VLOOKUP([Input.G13];SELookupTable;3;FALSE))+VLOOKUP([Input.H13];SSLookupTable;3;FALSE))/(69.04*COS((([C13]*PI())/180))))))"/>
          <table:table-cell table:style-name="ce26" table:formula="of:=IF(ISBLANK([Input.E13]);&quot;&quot;;(PrincipalMeridianLat+(((([Input.E13]*TownshipMilesNS)+VLOOKUP([Input.G13];SELookupTable;2;FALSE))+VLOOKUP([Input.H13];SSLookupTable;2;FALSE))/DegreeLatMiles)))"/>
          <table:table-cell table:style-name="ce26" table:formula="of:=IF(ISBLANK([Input.I13]);&quot;&quot;;[Input.I13])"/>
          <table:table-cell table:number-columns-repeated="1020"/>
        </table:table-row>
        <table:table-row table:style-name="ro1">
          <table:table-cell table:style-name="ce26" table:formula="of:=IF(ISBLANK([Input.A14]);&quot;&quot;;(((([Input.A14]&amp;&quot;-&quot;)&amp;[Input.B14])&amp;&quot;-&quot;)&amp;[Input.C14]))"/>
          <table:table-cell table:style-name="ce26" table:formula="of:=IF(ISBLANK([Input.F14]);&quot;&quot;;(PrincipalMeridianLong-((((([Input.F14]-1)*TownshipMilesEW)+VLOOKUP([Input.G14];SELookupTable;3;FALSE))+VLOOKUP([Input.H14];SSLookupTable;3;FALSE))/(69.04*COS((([C14]*PI())/180))))))"/>
          <table:table-cell table:style-name="ce26" table:formula="of:=IF(ISBLANK([Input.E14]);&quot;&quot;;(PrincipalMeridianLat+(((([Input.E14]*TownshipMilesNS)+VLOOKUP([Input.G14];SELookupTable;2;FALSE))+VLOOKUP([Input.H14];SSLookupTable;2;FALSE))/DegreeLatMiles)))"/>
          <table:table-cell table:style-name="ce26" table:formula="of:=IF(ISBLANK([Input.I14]);&quot;&quot;;[Input.I14])"/>
          <table:table-cell table:number-columns-repeated="1020"/>
        </table:table-row>
        <table:table-row table:style-name="ro1">
          <table:table-cell table:style-name="ce26" table:formula="of:=IF(ISBLANK([Input.A15]);&quot;&quot;;(((([Input.A15]&amp;&quot;-&quot;)&amp;[Input.B15])&amp;&quot;-&quot;)&amp;[Input.C15]))"/>
          <table:table-cell table:style-name="ce26" table:formula="of:=IF(ISBLANK([Input.F15]);&quot;&quot;;(PrincipalMeridianLong-((((([Input.F15]-1)*TownshipMilesEW)+VLOOKUP([Input.G15];SELookupTable;3;FALSE))+VLOOKUP([Input.H15];SSLookupTable;3;FALSE))/(69.04*COS((([C15]*PI())/180))))))"/>
          <table:table-cell table:style-name="ce26" table:formula="of:=IF(ISBLANK([Input.E15]);&quot;&quot;;(PrincipalMeridianLat+(((([Input.E15]*TownshipMilesNS)+VLOOKUP([Input.G15];SELookupTable;2;FALSE))+VLOOKUP([Input.H15];SSLookupTable;2;FALSE))/DegreeLatMiles)))"/>
          <table:table-cell table:style-name="ce26" table:formula="of:=IF(ISBLANK([Input.I15]);&quot;&quot;;[Input.I15])"/>
          <table:table-cell table:number-columns-repeated="1020"/>
        </table:table-row>
        <table:table-row table:style-name="ro1">
          <table:table-cell table:style-name="ce26" table:formula="of:=IF(ISBLANK([Input.A16]);&quot;&quot;;(((([Input.A16]&amp;&quot;-&quot;)&amp;[Input.B16])&amp;&quot;-&quot;)&amp;[Input.C16]))"/>
          <table:table-cell table:style-name="ce26" table:formula="of:=IF(ISBLANK([Input.F16]);&quot;&quot;;(PrincipalMeridianLong-((((([Input.F16]-1)*TownshipMilesEW)+VLOOKUP([Input.G16];SELookupTable;3;FALSE))+VLOOKUP([Input.H16];SSLookupTable;3;FALSE))/(69.04*COS((([C16]*PI())/180))))))"/>
          <table:table-cell table:style-name="ce26" table:formula="of:=IF(ISBLANK([Input.E16]);&quot;&quot;;(PrincipalMeridianLat+(((([Input.E16]*TownshipMilesNS)+VLOOKUP([Input.G16];SELookupTable;2;FALSE))+VLOOKUP([Input.H16];SSLookupTable;2;FALSE))/DegreeLatMiles)))"/>
          <table:table-cell table:style-name="ce26" table:formula="of:=IF(ISBLANK([Input.I16]);&quot;&quot;;[Input.I16])"/>
          <table:table-cell table:number-columns-repeated="1020"/>
        </table:table-row>
        <table:table-row table:style-name="ro1">
          <table:table-cell table:style-name="ce26" table:formula="of:=IF(ISBLANK([Input.A17]);&quot;&quot;;(((([Input.A17]&amp;&quot;-&quot;)&amp;[Input.B17])&amp;&quot;-&quot;)&amp;[Input.C17]))"/>
          <table:table-cell table:style-name="ce26" table:formula="of:=IF(ISBLANK([Input.F17]);&quot;&quot;;(PrincipalMeridianLong-((((([Input.F17]-1)*TownshipMilesEW)+VLOOKUP([Input.G17];SELookupTable;3;FALSE))+VLOOKUP([Input.H17];SSLookupTable;3;FALSE))/(69.04*COS((([C17]*PI())/180))))))"/>
          <table:table-cell table:style-name="ce26" table:formula="of:=IF(ISBLANK([Input.E17]);&quot;&quot;;(PrincipalMeridianLat+(((([Input.E17]*TownshipMilesNS)+VLOOKUP([Input.G17];SELookupTable;2;FALSE))+VLOOKUP([Input.H17];SSLookupTable;2;FALSE))/DegreeLatMiles)))"/>
          <table:table-cell table:style-name="ce26" table:formula="of:=IF(ISBLANK([Input.I17]);&quot;&quot;;[Input.I17])"/>
          <table:table-cell table:number-columns-repeated="1020"/>
        </table:table-row>
        <table:table-row table:style-name="ro1">
          <table:table-cell table:style-name="ce26" table:formula="of:=IF(ISBLANK([Input.A18]);&quot;&quot;;(((([Input.A18]&amp;&quot;-&quot;)&amp;[Input.B18])&amp;&quot;-&quot;)&amp;[Input.C18]))"/>
          <table:table-cell table:style-name="ce26" table:formula="of:=IF(ISBLANK([Input.F18]);&quot;&quot;;(PrincipalMeridianLong-((((([Input.F18]-1)*TownshipMilesEW)+VLOOKUP([Input.G18];SELookupTable;3;FALSE))+VLOOKUP([Input.H18];SSLookupTable;3;FALSE))/(69.04*COS((([C18]*PI())/180))))))"/>
          <table:table-cell table:style-name="ce26" table:formula="of:=IF(ISBLANK([Input.E18]);&quot;&quot;;(PrincipalMeridianLat+(((([Input.E18]*TownshipMilesNS)+VLOOKUP([Input.G18];SELookupTable;2;FALSE))+VLOOKUP([Input.H18];SSLookupTable;2;FALSE))/DegreeLatMiles)))"/>
          <table:table-cell table:style-name="ce26" table:formula="of:=IF(ISBLANK([Input.I18]);&quot;&quot;;[Input.I18])"/>
          <table:table-cell table:number-columns-repeated="1020"/>
        </table:table-row>
        <table:table-row table:style-name="ro1">
          <table:table-cell table:style-name="ce26" table:formula="of:=IF(ISBLANK([Input.A19]);&quot;&quot;;(((([Input.A19]&amp;&quot;-&quot;)&amp;[Input.B19])&amp;&quot;-&quot;)&amp;[Input.C19]))"/>
          <table:table-cell table:style-name="ce26" table:formula="of:=IF(ISBLANK([Input.F19]);&quot;&quot;;(PrincipalMeridianLong-((((([Input.F19]-1)*TownshipMilesEW)+VLOOKUP([Input.G19];SELookupTable;3;FALSE))+VLOOKUP([Input.H19];SSLookupTable;3;FALSE))/(69.04*COS((([C19]*PI())/180))))))"/>
          <table:table-cell table:style-name="ce26" table:formula="of:=IF(ISBLANK([Input.E19]);&quot;&quot;;(PrincipalMeridianLat+(((([Input.E19]*TownshipMilesNS)+VLOOKUP([Input.G19];SELookupTable;2;FALSE))+VLOOKUP([Input.H19];SSLookupTable;2;FALSE))/DegreeLatMiles)))"/>
          <table:table-cell table:style-name="ce26" table:formula="of:=IF(ISBLANK([Input.I19]);&quot;&quot;;[Input.I19])"/>
          <table:table-cell table:number-columns-repeated="1020"/>
        </table:table-row>
        <table:table-row table:style-name="ro1">
          <table:table-cell table:style-name="ce26" table:formula="of:=IF(ISBLANK([Input.A20]);&quot;&quot;;(((([Input.A20]&amp;&quot;-&quot;)&amp;[Input.B20])&amp;&quot;-&quot;)&amp;[Input.C20]))"/>
          <table:table-cell table:style-name="ce26" table:formula="of:=IF(ISBLANK([Input.F20]);&quot;&quot;;(PrincipalMeridianLong-((((([Input.F20]-1)*TownshipMilesEW)+VLOOKUP([Input.G20];SELookupTable;3;FALSE))+VLOOKUP([Input.H20];SSLookupTable;3;FALSE))/(69.04*COS((([C20]*PI())/180))))))"/>
          <table:table-cell table:style-name="ce26" table:formula="of:=IF(ISBLANK([Input.E20]);&quot;&quot;;(PrincipalMeridianLat+(((([Input.E20]*TownshipMilesNS)+VLOOKUP([Input.G20];SELookupTable;2;FALSE))+VLOOKUP([Input.H20];SSLookupTable;2;FALSE))/DegreeLatMiles)))"/>
          <table:table-cell table:style-name="ce26" table:formula="of:=IF(ISBLANK([Input.I20]);&quot;&quot;;[Input.I20])"/>
          <table:table-cell table:number-columns-repeated="1020"/>
        </table:table-row>
        <table:table-row table:style-name="ro1">
          <table:table-cell table:style-name="ce26" table:formula="of:=IF(ISBLANK([Input.A21]);&quot;&quot;;(((([Input.A21]&amp;&quot;-&quot;)&amp;[Input.B21])&amp;&quot;-&quot;)&amp;[Input.C21]))"/>
          <table:table-cell table:style-name="ce26" table:formula="of:=IF(ISBLANK([Input.F21]);&quot;&quot;;(PrincipalMeridianLong-((((([Input.F21]-1)*TownshipMilesEW)+VLOOKUP([Input.G21];SELookupTable;3;FALSE))+VLOOKUP([Input.H21];SSLookupTable;3;FALSE))/(69.04*COS((([C21]*PI())/180))))))"/>
          <table:table-cell table:style-name="ce26" table:formula="of:=IF(ISBLANK([Input.E21]);&quot;&quot;;(PrincipalMeridianLat+(((([Input.E21]*TownshipMilesNS)+VLOOKUP([Input.G21];SELookupTable;2;FALSE))+VLOOKUP([Input.H21];SSLookupTable;2;FALSE))/DegreeLatMiles)))"/>
          <table:table-cell table:style-name="ce26" table:formula="of:=IF(ISBLANK([Input.I21]);&quot;&quot;;[Input.I21])"/>
          <table:table-cell table:number-columns-repeated="1020"/>
        </table:table-row>
        <table:table-row table:style-name="ro1">
          <table:table-cell table:style-name="ce26" table:formula="of:=IF(ISBLANK([Input.A22]);&quot;&quot;;(((([Input.A22]&amp;&quot;-&quot;)&amp;[Input.B22])&amp;&quot;-&quot;)&amp;[Input.C22]))"/>
          <table:table-cell table:style-name="ce26" table:formula="of:=IF(ISBLANK([Input.F22]);&quot;&quot;;(PrincipalMeridianLong-((((([Input.F22]-1)*TownshipMilesEW)+VLOOKUP([Input.G22];SELookupTable;3;FALSE))+VLOOKUP([Input.H22];SSLookupTable;3;FALSE))/(69.04*COS((([C22]*PI())/180))))))"/>
          <table:table-cell table:style-name="ce26" table:formula="of:=IF(ISBLANK([Input.E22]);&quot;&quot;;(PrincipalMeridianLat+(((([Input.E22]*TownshipMilesNS)+VLOOKUP([Input.G22];SELookupTable;2;FALSE))+VLOOKUP([Input.H22];SSLookupTable;2;FALSE))/DegreeLatMiles)))"/>
          <table:table-cell table:style-name="ce26" table:formula="of:=IF(ISBLANK([Input.I22]);&quot;&quot;;[Input.I22])"/>
          <table:table-cell table:number-columns-repeated="1020"/>
        </table:table-row>
        <table:table-row table:style-name="ro1">
          <table:table-cell table:style-name="ce26" table:formula="of:=IF(ISBLANK([Input.A23]);&quot;&quot;;(((([Input.A23]&amp;&quot;-&quot;)&amp;[Input.B23])&amp;&quot;-&quot;)&amp;[Input.C23]))"/>
          <table:table-cell table:style-name="ce26" table:formula="of:=IF(ISBLANK([Input.F23]);&quot;&quot;;(PrincipalMeridianLong-((((([Input.F23]-1)*TownshipMilesEW)+VLOOKUP([Input.G23];SELookupTable;3;FALSE))+VLOOKUP([Input.H23];SSLookupTable;3;FALSE))/(69.04*COS((([C23]*PI())/180))))))"/>
          <table:table-cell table:style-name="ce26" table:formula="of:=IF(ISBLANK([Input.E23]);&quot;&quot;;(PrincipalMeridianLat+(((([Input.E23]*TownshipMilesNS)+VLOOKUP([Input.G23];SELookupTable;2;FALSE))+VLOOKUP([Input.H23];SSLookupTable;2;FALSE))/DegreeLatMiles)))"/>
          <table:table-cell table:style-name="ce26" table:formula="of:=IF(ISBLANK([Input.I23]);&quot;&quot;;[Input.I23])"/>
          <table:table-cell table:number-columns-repeated="1020"/>
        </table:table-row>
        <table:table-row table:style-name="ro1">
          <table:table-cell table:style-name="ce26" table:formula="of:=IF(ISBLANK([Input.A24]);&quot;&quot;;(((([Input.A24]&amp;&quot;-&quot;)&amp;[Input.B24])&amp;&quot;-&quot;)&amp;[Input.C24]))"/>
          <table:table-cell table:style-name="ce26" table:formula="of:=IF(ISBLANK([Input.F24]);&quot;&quot;;(PrincipalMeridianLong-((((([Input.F24]-1)*TownshipMilesEW)+VLOOKUP([Input.G24];SELookupTable;3;FALSE))+VLOOKUP([Input.H24];SSLookupTable;3;FALSE))/(69.04*COS((([C24]*PI())/180))))))"/>
          <table:table-cell table:style-name="ce26" table:formula="of:=IF(ISBLANK([Input.E24]);&quot;&quot;;(PrincipalMeridianLat+(((([Input.E24]*TownshipMilesNS)+VLOOKUP([Input.G24];SELookupTable;2;FALSE))+VLOOKUP([Input.H24];SSLookupTable;2;FALSE))/DegreeLatMiles)))"/>
          <table:table-cell table:style-name="ce26" table:formula="of:=IF(ISBLANK([Input.I24]);&quot;&quot;;[Input.I24])"/>
          <table:table-cell table:number-columns-repeated="1020"/>
        </table:table-row>
        <table:table-row table:style-name="ro1">
          <table:table-cell table:style-name="ce26" table:formula="of:=IF(ISBLANK([Input.A25]);&quot;&quot;;(((([Input.A25]&amp;&quot;-&quot;)&amp;[Input.B25])&amp;&quot;-&quot;)&amp;[Input.C25]))"/>
          <table:table-cell table:style-name="ce26" table:formula="of:=IF(ISBLANK([Input.F25]);&quot;&quot;;(PrincipalMeridianLong-((((([Input.F25]-1)*TownshipMilesEW)+VLOOKUP([Input.G25];SELookupTable;3;FALSE))+VLOOKUP([Input.H25];SSLookupTable;3;FALSE))/(69.04*COS((([C25]*PI())/180))))))"/>
          <table:table-cell table:style-name="ce26" table:formula="of:=IF(ISBLANK([Input.E25]);&quot;&quot;;(PrincipalMeridianLat+(((([Input.E25]*TownshipMilesNS)+VLOOKUP([Input.G25];SELookupTable;2;FALSE))+VLOOKUP([Input.H25];SSLookupTable;2;FALSE))/DegreeLatMiles)))"/>
          <table:table-cell table:style-name="ce26" table:formula="of:=IF(ISBLANK([Input.I25]);&quot;&quot;;[Input.I25])"/>
          <table:table-cell table:number-columns-repeated="1020"/>
        </table:table-row>
        <table:table-row table:style-name="ro1">
          <table:table-cell table:style-name="ce26" table:formula="of:=IF(ISBLANK([Input.A26]);&quot;&quot;;(((([Input.A26]&amp;&quot;-&quot;)&amp;[Input.B26])&amp;&quot;-&quot;)&amp;[Input.C26]))"/>
          <table:table-cell table:style-name="ce26" table:formula="of:=IF(ISBLANK([Input.F26]);&quot;&quot;;(PrincipalMeridianLong-((((([Input.F26]-1)*TownshipMilesEW)+VLOOKUP([Input.G26];SELookupTable;3;FALSE))+VLOOKUP([Input.H26];SSLookupTable;3;FALSE))/(69.04*COS((([C26]*PI())/180))))))"/>
          <table:table-cell table:style-name="ce26" table:formula="of:=IF(ISBLANK([Input.E26]);&quot;&quot;;(PrincipalMeridianLat+(((([Input.E26]*TownshipMilesNS)+VLOOKUP([Input.G26];SELookupTable;2;FALSE))+VLOOKUP([Input.H26];SSLookupTable;2;FALSE))/DegreeLatMiles)))"/>
          <table:table-cell table:style-name="ce26" table:formula="of:=IF(ISBLANK([Input.I26]);&quot;&quot;;[Input.I26])"/>
          <table:table-cell table:number-columns-repeated="1020"/>
        </table:table-row>
        <table:table-row table:style-name="ro1">
          <table:table-cell table:style-name="ce26" table:formula="of:=IF(ISBLANK([Input.A27]);&quot;&quot;;(((([Input.A27]&amp;&quot;-&quot;)&amp;[Input.B27])&amp;&quot;-&quot;)&amp;[Input.C27]))"/>
          <table:table-cell table:style-name="ce26" table:formula="of:=IF(ISBLANK([Input.F27]);&quot;&quot;;(PrincipalMeridianLong-((((([Input.F27]-1)*TownshipMilesEW)+VLOOKUP([Input.G27];SELookupTable;3;FALSE))+VLOOKUP([Input.H27];SSLookupTable;3;FALSE))/(69.04*COS((([C27]*PI())/180))))))"/>
          <table:table-cell table:style-name="ce26" table:formula="of:=IF(ISBLANK([Input.E27]);&quot;&quot;;(PrincipalMeridianLat+(((([Input.E27]*TownshipMilesNS)+VLOOKUP([Input.G27];SELookupTable;2;FALSE))+VLOOKUP([Input.H27];SSLookupTable;2;FALSE))/DegreeLatMiles)))"/>
          <table:table-cell table:style-name="ce26" table:formula="of:=IF(ISBLANK([Input.I27]);&quot;&quot;;[Input.I27])"/>
          <table:table-cell table:number-columns-repeated="1020"/>
        </table:table-row>
        <table:table-row table:style-name="ro1">
          <table:table-cell table:style-name="ce26" table:formula="of:=IF(ISBLANK([Input.A28]);&quot;&quot;;(((([Input.A28]&amp;&quot;-&quot;)&amp;[Input.B28])&amp;&quot;-&quot;)&amp;[Input.C28]))"/>
          <table:table-cell table:style-name="ce26" table:formula="of:=IF(ISBLANK([Input.F28]);&quot;&quot;;(PrincipalMeridianLong-((((([Input.F28]-1)*TownshipMilesEW)+VLOOKUP([Input.G28];SELookupTable;3;FALSE))+VLOOKUP([Input.H28];SSLookupTable;3;FALSE))/(69.04*COS((([C28]*PI())/180))))))"/>
          <table:table-cell table:style-name="ce26" table:formula="of:=IF(ISBLANK([Input.E28]);&quot;&quot;;(PrincipalMeridianLat+(((([Input.E28]*TownshipMilesNS)+VLOOKUP([Input.G28];SELookupTable;2;FALSE))+VLOOKUP([Input.H28];SSLookupTable;2;FALSE))/DegreeLatMiles)))"/>
          <table:table-cell table:style-name="ce26" table:formula="of:=IF(ISBLANK([Input.I28]);&quot;&quot;;[Input.I28])"/>
          <table:table-cell table:number-columns-repeated="1020"/>
        </table:table-row>
        <table:table-row table:style-name="ro1">
          <table:table-cell table:style-name="ce26" table:formula="of:=IF(ISBLANK([Input.A29]);&quot;&quot;;(((([Input.A29]&amp;&quot;-&quot;)&amp;[Input.B29])&amp;&quot;-&quot;)&amp;[Input.C29]))"/>
          <table:table-cell table:style-name="ce26" table:formula="of:=IF(ISBLANK([Input.F29]);&quot;&quot;;(PrincipalMeridianLong-((((([Input.F29]-1)*TownshipMilesEW)+VLOOKUP([Input.G29];SELookupTable;3;FALSE))+VLOOKUP([Input.H29];SSLookupTable;3;FALSE))/(69.04*COS((([C29]*PI())/180))))))"/>
          <table:table-cell table:style-name="ce26" table:formula="of:=IF(ISBLANK([Input.E29]);&quot;&quot;;(PrincipalMeridianLat+(((([Input.E29]*TownshipMilesNS)+VLOOKUP([Input.G29];SELookupTable;2;FALSE))+VLOOKUP([Input.H29];SSLookupTable;2;FALSE))/DegreeLatMiles)))"/>
          <table:table-cell table:style-name="ce26" table:formula="of:=IF(ISBLANK([Input.I29]);&quot;&quot;;[Input.I29])"/>
          <table:table-cell table:number-columns-repeated="1020"/>
        </table:table-row>
        <table:table-row table:style-name="ro1">
          <table:table-cell table:style-name="ce26" table:formula="of:=IF(ISBLANK([Input.A30]);&quot;&quot;;(((([Input.A30]&amp;&quot;-&quot;)&amp;[Input.B30])&amp;&quot;-&quot;)&amp;[Input.C30]))"/>
          <table:table-cell table:style-name="ce26" table:formula="of:=IF(ISBLANK([Input.F30]);&quot;&quot;;(PrincipalMeridianLong-((((([Input.F30]-1)*TownshipMilesEW)+VLOOKUP([Input.G30];SELookupTable;3;FALSE))+VLOOKUP([Input.H30];SSLookupTable;3;FALSE))/(69.04*COS((([C30]*PI())/180))))))"/>
          <table:table-cell table:style-name="ce26" table:formula="of:=IF(ISBLANK([Input.E30]);&quot;&quot;;(PrincipalMeridianLat+(((([Input.E30]*TownshipMilesNS)+VLOOKUP([Input.G30];SELookupTable;2;FALSE))+VLOOKUP([Input.H30];SSLookupTable;2;FALSE))/DegreeLatMiles)))"/>
          <table:table-cell table:style-name="ce26" table:formula="of:=IF(ISBLANK([Input.I30]);&quot;&quot;;[Input.I30])"/>
          <table:table-cell table:number-columns-repeated="1020"/>
        </table:table-row>
        <table:table-row table:style-name="ro1">
          <table:table-cell table:style-name="ce26" table:formula="of:=IF(ISBLANK([Input.A31]);&quot;&quot;;(((([Input.A31]&amp;&quot;-&quot;)&amp;[Input.B31])&amp;&quot;-&quot;)&amp;[Input.C31]))"/>
          <table:table-cell table:style-name="ce26" table:formula="of:=IF(ISBLANK([Input.F31]);&quot;&quot;;(PrincipalMeridianLong-((((([Input.F31]-1)*TownshipMilesEW)+VLOOKUP([Input.G31];SELookupTable;3;FALSE))+VLOOKUP([Input.H31];SSLookupTable;3;FALSE))/(69.04*COS((([C31]*PI())/180))))))"/>
          <table:table-cell table:style-name="ce26" table:formula="of:=IF(ISBLANK([Input.E31]);&quot;&quot;;(PrincipalMeridianLat+(((([Input.E31]*TownshipMilesNS)+VLOOKUP([Input.G31];SELookupTable;2;FALSE))+VLOOKUP([Input.H31];SSLookupTable;2;FALSE))/DegreeLatMiles)))"/>
          <table:table-cell table:style-name="ce26" table:formula="of:=IF(ISBLANK([Input.I31]);&quot;&quot;;[Input.I31])"/>
          <table:table-cell table:number-columns-repeated="1020"/>
        </table:table-row>
        <table:table-row table:style-name="ro1">
          <table:table-cell table:style-name="ce26" table:formula="of:=IF(ISBLANK([Input.A32]);&quot;&quot;;(((([Input.A32]&amp;&quot;-&quot;)&amp;[Input.B32])&amp;&quot;-&quot;)&amp;[Input.C32]))"/>
          <table:table-cell table:style-name="ce26" table:formula="of:=IF(ISBLANK([Input.F32]);&quot;&quot;;(PrincipalMeridianLong-((((([Input.F32]-1)*TownshipMilesEW)+VLOOKUP([Input.G32];SELookupTable;3;FALSE))+VLOOKUP([Input.H32];SSLookupTable;3;FALSE))/(69.04*COS((([C32]*PI())/180))))))"/>
          <table:table-cell table:style-name="ce26" table:formula="of:=IF(ISBLANK([Input.E32]);&quot;&quot;;(PrincipalMeridianLat+(((([Input.E32]*TownshipMilesNS)+VLOOKUP([Input.G32];SELookupTable;2;FALSE))+VLOOKUP([Input.H32];SSLookupTable;2;FALSE))/DegreeLatMiles)))"/>
          <table:table-cell table:style-name="ce26" table:formula="of:=IF(ISBLANK([Input.I32]);&quot;&quot;;[Input.I32])"/>
          <table:table-cell table:number-columns-repeated="1020"/>
        </table:table-row>
        <table:table-row table:style-name="ro1">
          <table:table-cell table:style-name="ce26" table:formula="of:=IF(ISBLANK([Input.A33]);&quot;&quot;;(((([Input.A33]&amp;&quot;-&quot;)&amp;[Input.B33])&amp;&quot;-&quot;)&amp;[Input.C33]))"/>
          <table:table-cell table:style-name="ce26" table:formula="of:=IF(ISBLANK([Input.F33]);&quot;&quot;;(PrincipalMeridianLong-((((([Input.F33]-1)*TownshipMilesEW)+VLOOKUP([Input.G33];SELookupTable;3;FALSE))+VLOOKUP([Input.H33];SSLookupTable;3;FALSE))/(69.04*COS((([C33]*PI())/180))))))"/>
          <table:table-cell table:style-name="ce26" table:formula="of:=IF(ISBLANK([Input.E33]);&quot;&quot;;(PrincipalMeridianLat+(((([Input.E33]*TownshipMilesNS)+VLOOKUP([Input.G33];SELookupTable;2;FALSE))+VLOOKUP([Input.H33];SSLookupTable;2;FALSE))/DegreeLatMiles)))"/>
          <table:table-cell table:style-name="ce26" table:formula="of:=IF(ISBLANK([Input.I33]);&quot;&quot;;[Input.I33])"/>
          <table:table-cell table:number-columns-repeated="1020"/>
        </table:table-row>
        <table:table-row table:style-name="ro1">
          <table:table-cell table:style-name="ce26" table:formula="of:=IF(ISBLANK([Input.A34]);&quot;&quot;;(((([Input.A34]&amp;&quot;-&quot;)&amp;[Input.B34])&amp;&quot;-&quot;)&amp;[Input.C34]))"/>
          <table:table-cell table:style-name="ce26" table:formula="of:=IF(ISBLANK([Input.F34]);&quot;&quot;;(PrincipalMeridianLong-((((([Input.F34]-1)*TownshipMilesEW)+VLOOKUP([Input.G34];SELookupTable;3;FALSE))+VLOOKUP([Input.H34];SSLookupTable;3;FALSE))/(69.04*COS((([C34]*PI())/180))))))"/>
          <table:table-cell table:style-name="ce26" table:formula="of:=IF(ISBLANK([Input.E34]);&quot;&quot;;(PrincipalMeridianLat+(((([Input.E34]*TownshipMilesNS)+VLOOKUP([Input.G34];SELookupTable;2;FALSE))+VLOOKUP([Input.H34];SSLookupTable;2;FALSE))/DegreeLatMiles)))"/>
          <table:table-cell table:style-name="ce26" table:formula="of:=IF(ISBLANK([Input.I34]);&quot;&quot;;[Input.I34])"/>
          <table:table-cell table:number-columns-repeated="1020"/>
        </table:table-row>
        <table:table-row table:style-name="ro1">
          <table:table-cell table:style-name="ce26" table:formula="of:=IF(ISBLANK([Input.A35]);&quot;&quot;;(((([Input.A35]&amp;&quot;-&quot;)&amp;[Input.B35])&amp;&quot;-&quot;)&amp;[Input.C35]))"/>
          <table:table-cell table:style-name="ce26" table:formula="of:=IF(ISBLANK([Input.F35]);&quot;&quot;;(PrincipalMeridianLong-((((([Input.F35]-1)*TownshipMilesEW)+VLOOKUP([Input.G35];SELookupTable;3;FALSE))+VLOOKUP([Input.H35];SSLookupTable;3;FALSE))/(69.04*COS((([C35]*PI())/180))))))"/>
          <table:table-cell table:style-name="ce26" table:formula="of:=IF(ISBLANK([Input.E35]);&quot;&quot;;(PrincipalMeridianLat+(((([Input.E35]*TownshipMilesNS)+VLOOKUP([Input.G35];SELookupTable;2;FALSE))+VLOOKUP([Input.H35];SSLookupTable;2;FALSE))/DegreeLatMiles)))"/>
          <table:table-cell table:style-name="ce26" table:formula="of:=IF(ISBLANK([Input.I35]);&quot;&quot;;[Input.I35])"/>
          <table:table-cell table:number-columns-repeated="1020"/>
        </table:table-row>
        <table:table-row table:style-name="ro1">
          <table:table-cell table:style-name="ce26" table:formula="of:=IF(ISBLANK([Input.A36]);&quot;&quot;;(((([Input.A36]&amp;&quot;-&quot;)&amp;[Input.B36])&amp;&quot;-&quot;)&amp;[Input.C36]))"/>
          <table:table-cell table:style-name="ce26" table:formula="of:=IF(ISBLANK([Input.F36]);&quot;&quot;;(PrincipalMeridianLong-((((([Input.F36]-1)*TownshipMilesEW)+VLOOKUP([Input.G36];SELookupTable;3;FALSE))+VLOOKUP([Input.H36];SSLookupTable;3;FALSE))/(69.04*COS((([C36]*PI())/180))))))"/>
          <table:table-cell table:style-name="ce26" table:formula="of:=IF(ISBLANK([Input.E36]);&quot;&quot;;(PrincipalMeridianLat+(((([Input.E36]*TownshipMilesNS)+VLOOKUP([Input.G36];SELookupTable;2;FALSE))+VLOOKUP([Input.H36];SSLookupTable;2;FALSE))/DegreeLatMiles)))"/>
          <table:table-cell table:style-name="ce26" table:formula="of:=IF(ISBLANK([Input.I36]);&quot;&quot;;[Input.I36])"/>
          <table:table-cell table:number-columns-repeated="1020"/>
        </table:table-row>
        <table:table-row table:style-name="ro1">
          <table:table-cell table:style-name="ce26" table:formula="of:=IF(ISBLANK([Input.A37]);&quot;&quot;;(((([Input.A37]&amp;&quot;-&quot;)&amp;[Input.B37])&amp;&quot;-&quot;)&amp;[Input.C37]))"/>
          <table:table-cell table:style-name="ce26" table:formula="of:=IF(ISBLANK([Input.F37]);&quot;&quot;;(PrincipalMeridianLong-((((([Input.F37]-1)*TownshipMilesEW)+VLOOKUP([Input.G37];SELookupTable;3;FALSE))+VLOOKUP([Input.H37];SSLookupTable;3;FALSE))/(69.04*COS((([C37]*PI())/180))))))"/>
          <table:table-cell table:style-name="ce26" table:formula="of:=IF(ISBLANK([Input.E37]);&quot;&quot;;(PrincipalMeridianLat+(((([Input.E37]*TownshipMilesNS)+VLOOKUP([Input.G37];SELookupTable;2;FALSE))+VLOOKUP([Input.H37];SSLookupTable;2;FALSE))/DegreeLatMiles)))"/>
          <table:table-cell table:style-name="ce26" table:formula="of:=IF(ISBLANK([Input.I37]);&quot;&quot;;[Input.I37])"/>
          <table:table-cell table:number-columns-repeated="1020"/>
        </table:table-row>
        <table:table-row table:style-name="ro1">
          <table:table-cell table:style-name="ce26" table:formula="of:=IF(ISBLANK([Input.A38]);&quot;&quot;;(((([Input.A38]&amp;&quot;-&quot;)&amp;[Input.B38])&amp;&quot;-&quot;)&amp;[Input.C38]))"/>
          <table:table-cell table:style-name="ce26" table:formula="of:=IF(ISBLANK([Input.F38]);&quot;&quot;;(PrincipalMeridianLong-((((([Input.F38]-1)*TownshipMilesEW)+VLOOKUP([Input.G38];SELookupTable;3;FALSE))+VLOOKUP([Input.H38];SSLookupTable;3;FALSE))/(69.04*COS((([C38]*PI())/180))))))"/>
          <table:table-cell table:style-name="ce26" table:formula="of:=IF(ISBLANK([Input.E38]);&quot;&quot;;(PrincipalMeridianLat+(((([Input.E38]*TownshipMilesNS)+VLOOKUP([Input.G38];SELookupTable;2;FALSE))+VLOOKUP([Input.H38];SSLookupTable;2;FALSE))/DegreeLatMiles)))"/>
          <table:table-cell table:style-name="ce26" table:formula="of:=IF(ISBLANK([Input.I38]);&quot;&quot;;[Input.I38])"/>
          <table:table-cell table:number-columns-repeated="1020"/>
        </table:table-row>
        <table:table-row table:style-name="ro1">
          <table:table-cell table:style-name="ce26" table:formula="of:=IF(ISBLANK([Input.A39]);&quot;&quot;;(((([Input.A39]&amp;&quot;-&quot;)&amp;[Input.B39])&amp;&quot;-&quot;)&amp;[Input.C39]))"/>
          <table:table-cell table:style-name="ce26" table:formula="of:=IF(ISBLANK([Input.F39]);&quot;&quot;;(PrincipalMeridianLong-((((([Input.F39]-1)*TownshipMilesEW)+VLOOKUP([Input.G39];SELookupTable;3;FALSE))+VLOOKUP([Input.H39];SSLookupTable;3;FALSE))/(69.04*COS((([C39]*PI())/180))))))"/>
          <table:table-cell table:style-name="ce26" table:formula="of:=IF(ISBLANK([Input.E39]);&quot;&quot;;(PrincipalMeridianLat+(((([Input.E39]*TownshipMilesNS)+VLOOKUP([Input.G39];SELookupTable;2;FALSE))+VLOOKUP([Input.H39];SSLookupTable;2;FALSE))/DegreeLatMiles)))"/>
          <table:table-cell table:style-name="ce26" table:formula="of:=IF(ISBLANK([Input.I39]);&quot;&quot;;[Input.I39])"/>
          <table:table-cell table:number-columns-repeated="1020"/>
        </table:table-row>
        <table:table-row table:style-name="ro1">
          <table:table-cell table:style-name="ce26" table:formula="of:=IF(ISBLANK([Input.A40]);&quot;&quot;;(((([Input.A40]&amp;&quot;-&quot;)&amp;[Input.B40])&amp;&quot;-&quot;)&amp;[Input.C40]))"/>
          <table:table-cell table:style-name="ce26" table:formula="of:=IF(ISBLANK([Input.F40]);&quot;&quot;;(PrincipalMeridianLong-((((([Input.F40]-1)*TownshipMilesEW)+VLOOKUP([Input.G40];SELookupTable;3;FALSE))+VLOOKUP([Input.H40];SSLookupTable;3;FALSE))/(69.04*COS((([C40]*PI())/180))))))"/>
          <table:table-cell table:style-name="ce26" table:formula="of:=IF(ISBLANK([Input.E40]);&quot;&quot;;(PrincipalMeridianLat+(((([Input.E40]*TownshipMilesNS)+VLOOKUP([Input.G40];SELookupTable;2;FALSE))+VLOOKUP([Input.H40];SSLookupTable;2;FALSE))/DegreeLatMiles)))"/>
          <table:table-cell table:style-name="ce26" table:formula="of:=IF(ISBLANK([Input.I40]);&quot;&quot;;[Input.I40])"/>
          <table:table-cell table:number-columns-repeated="1020"/>
        </table:table-row>
        <table:table-row table:style-name="ro1">
          <table:table-cell table:style-name="ce26" table:formula="of:=IF(ISBLANK([Input.A41]);&quot;&quot;;(((([Input.A41]&amp;&quot;-&quot;)&amp;[Input.B41])&amp;&quot;-&quot;)&amp;[Input.C41]))"/>
          <table:table-cell table:style-name="ce26" table:formula="of:=IF(ISBLANK([Input.F41]);&quot;&quot;;(PrincipalMeridianLong-((((([Input.F41]-1)*TownshipMilesEW)+VLOOKUP([Input.G41];SELookupTable;3;FALSE))+VLOOKUP([Input.H41];SSLookupTable;3;FALSE))/(69.04*COS((([C41]*PI())/180))))))"/>
          <table:table-cell table:style-name="ce26" table:formula="of:=IF(ISBLANK([Input.E41]);&quot;&quot;;(PrincipalMeridianLat+(((([Input.E41]*TownshipMilesNS)+VLOOKUP([Input.G41];SELookupTable;2;FALSE))+VLOOKUP([Input.H41];SSLookupTable;2;FALSE))/DegreeLatMiles)))"/>
          <table:table-cell table:style-name="ce26" table:formula="of:=IF(ISBLANK([Input.I41]);&quot;&quot;;[Input.I41])"/>
          <table:table-cell table:number-columns-repeated="1020"/>
        </table:table-row>
        <table:table-row table:style-name="ro1">
          <table:table-cell table:style-name="ce26" table:formula="of:=IF(ISBLANK([Input.A42]);&quot;&quot;;(((([Input.A42]&amp;&quot;-&quot;)&amp;[Input.B42])&amp;&quot;-&quot;)&amp;[Input.C42]))"/>
          <table:table-cell table:style-name="ce26" table:formula="of:=IF(ISBLANK([Input.F42]);&quot;&quot;;(PrincipalMeridianLong-((((([Input.F42]-1)*TownshipMilesEW)+VLOOKUP([Input.G42];SELookupTable;3;FALSE))+VLOOKUP([Input.H42];SSLookupTable;3;FALSE))/(69.04*COS((([C42]*PI())/180))))))"/>
          <table:table-cell table:style-name="ce26" table:formula="of:=IF(ISBLANK([Input.E42]);&quot;&quot;;(PrincipalMeridianLat+(((([Input.E42]*TownshipMilesNS)+VLOOKUP([Input.G42];SELookupTable;2;FALSE))+VLOOKUP([Input.H42];SSLookupTable;2;FALSE))/DegreeLatMiles)))"/>
          <table:table-cell table:style-name="ce26" table:formula="of:=IF(ISBLANK([Input.I42]);&quot;&quot;;[Input.I42])"/>
          <table:table-cell table:number-columns-repeated="1020"/>
        </table:table-row>
        <table:table-row table:style-name="ro1">
          <table:table-cell table:style-name="ce26" table:formula="of:=IF(ISBLANK([Input.A43]);&quot;&quot;;(((([Input.A43]&amp;&quot;-&quot;)&amp;[Input.B43])&amp;&quot;-&quot;)&amp;[Input.C43]))"/>
          <table:table-cell table:style-name="ce26" table:formula="of:=IF(ISBLANK([Input.F43]);&quot;&quot;;(PrincipalMeridianLong-((((([Input.F43]-1)*TownshipMilesEW)+VLOOKUP([Input.G43];SELookupTable;3;FALSE))+VLOOKUP([Input.H43];SSLookupTable;3;FALSE))/(69.04*COS((([C43]*PI())/180))))))"/>
          <table:table-cell table:style-name="ce26" table:formula="of:=IF(ISBLANK([Input.E43]);&quot;&quot;;(PrincipalMeridianLat+(((([Input.E43]*TownshipMilesNS)+VLOOKUP([Input.G43];SELookupTable;2;FALSE))+VLOOKUP([Input.H43];SSLookupTable;2;FALSE))/DegreeLatMiles)))"/>
          <table:table-cell table:style-name="ce26" table:formula="of:=IF(ISBLANK([Input.I43]);&quot;&quot;;[Input.I43])"/>
          <table:table-cell table:number-columns-repeated="1020"/>
        </table:table-row>
        <table:table-row table:style-name="ro1">
          <table:table-cell table:style-name="ce26" table:formula="of:=IF(ISBLANK([Input.A44]);&quot;&quot;;(((([Input.A44]&amp;&quot;-&quot;)&amp;[Input.B44])&amp;&quot;-&quot;)&amp;[Input.C44]))"/>
          <table:table-cell table:style-name="ce26" table:formula="of:=IF(ISBLANK([Input.F44]);&quot;&quot;;(PrincipalMeridianLong-((((([Input.F44]-1)*TownshipMilesEW)+VLOOKUP([Input.G44];SELookupTable;3;FALSE))+VLOOKUP([Input.H44];SSLookupTable;3;FALSE))/(69.04*COS((([C44]*PI())/180))))))"/>
          <table:table-cell table:style-name="ce26" table:formula="of:=IF(ISBLANK([Input.E44]);&quot;&quot;;(PrincipalMeridianLat+(((([Input.E44]*TownshipMilesNS)+VLOOKUP([Input.G44];SELookupTable;2;FALSE))+VLOOKUP([Input.H44];SSLookupTable;2;FALSE))/DegreeLatMiles)))"/>
          <table:table-cell table:style-name="ce26" table:formula="of:=IF(ISBLANK([Input.I44]);&quot;&quot;;[Input.I44])"/>
          <table:table-cell table:number-columns-repeated="1020"/>
        </table:table-row>
        <table:table-row table:style-name="ro1">
          <table:table-cell table:style-name="ce26" table:formula="of:=IF(ISBLANK([Input.A45]);&quot;&quot;;(((([Input.A45]&amp;&quot;-&quot;)&amp;[Input.B45])&amp;&quot;-&quot;)&amp;[Input.C45]))"/>
          <table:table-cell table:style-name="ce26" table:formula="of:=IF(ISBLANK([Input.F45]);&quot;&quot;;(PrincipalMeridianLong-((((([Input.F45]-1)*TownshipMilesEW)+VLOOKUP([Input.G45];SELookupTable;3;FALSE))+VLOOKUP([Input.H45];SSLookupTable;3;FALSE))/(69.04*COS((([C45]*PI())/180))))))"/>
          <table:table-cell table:style-name="ce26" table:formula="of:=IF(ISBLANK([Input.E45]);&quot;&quot;;(PrincipalMeridianLat+(((([Input.E45]*TownshipMilesNS)+VLOOKUP([Input.G45];SELookupTable;2;FALSE))+VLOOKUP([Input.H45];SSLookupTable;2;FALSE))/DegreeLatMiles)))"/>
          <table:table-cell table:style-name="ce26" table:formula="of:=IF(ISBLANK([Input.I45]);&quot;&quot;;[Input.I45])"/>
          <table:table-cell table:number-columns-repeated="1020"/>
        </table:table-row>
        <table:table-row table:style-name="ro1">
          <table:table-cell table:style-name="ce26" table:formula="of:=IF(ISBLANK([Input.A46]);&quot;&quot;;(((([Input.A46]&amp;&quot;-&quot;)&amp;[Input.B46])&amp;&quot;-&quot;)&amp;[Input.C46]))"/>
          <table:table-cell table:style-name="ce26" table:formula="of:=IF(ISBLANK([Input.F46]);&quot;&quot;;(PrincipalMeridianLong-((((([Input.F46]-1)*TownshipMilesEW)+VLOOKUP([Input.G46];SELookupTable;3;FALSE))+VLOOKUP([Input.H46];SSLookupTable;3;FALSE))/(69.04*COS((([C46]*PI())/180))))))"/>
          <table:table-cell table:style-name="ce26" table:formula="of:=IF(ISBLANK([Input.E46]);&quot;&quot;;(PrincipalMeridianLat+(((([Input.E46]*TownshipMilesNS)+VLOOKUP([Input.G46];SELookupTable;2;FALSE))+VLOOKUP([Input.H46];SSLookupTable;2;FALSE))/DegreeLatMiles)))"/>
          <table:table-cell table:style-name="ce26" table:formula="of:=IF(ISBLANK([Input.I46]);&quot;&quot;;[Input.I46])"/>
          <table:table-cell table:number-columns-repeated="1020"/>
        </table:table-row>
        <table:table-row table:style-name="ro1">
          <table:table-cell table:style-name="ce26" table:formula="of:=IF(ISBLANK([Input.A47]);&quot;&quot;;(((([Input.A47]&amp;&quot;-&quot;)&amp;[Input.B47])&amp;&quot;-&quot;)&amp;[Input.C47]))"/>
          <table:table-cell table:style-name="ce26" table:formula="of:=IF(ISBLANK([Input.F47]);&quot;&quot;;(PrincipalMeridianLong-((((([Input.F47]-1)*TownshipMilesEW)+VLOOKUP([Input.G47];SELookupTable;3;FALSE))+VLOOKUP([Input.H47];SSLookupTable;3;FALSE))/(69.04*COS((([C47]*PI())/180))))))"/>
          <table:table-cell table:style-name="ce26" table:formula="of:=IF(ISBLANK([Input.E47]);&quot;&quot;;(PrincipalMeridianLat+(((([Input.E47]*TownshipMilesNS)+VLOOKUP([Input.G47];SELookupTable;2;FALSE))+VLOOKUP([Input.H47];SSLookupTable;2;FALSE))/DegreeLatMiles)))"/>
          <table:table-cell table:style-name="ce26" table:formula="of:=IF(ISBLANK([Input.I47]);&quot;&quot;;[Input.I47])"/>
          <table:table-cell table:number-columns-repeated="1020"/>
        </table:table-row>
        <table:table-row table:style-name="ro1">
          <table:table-cell table:style-name="ce26" table:formula="of:=IF(ISBLANK([Input.A48]);&quot;&quot;;(((([Input.A48]&amp;&quot;-&quot;)&amp;[Input.B48])&amp;&quot;-&quot;)&amp;[Input.C48]))"/>
          <table:table-cell table:style-name="ce26" table:formula="of:=IF(ISBLANK([Input.F48]);&quot;&quot;;(PrincipalMeridianLong-((((([Input.F48]-1)*TownshipMilesEW)+VLOOKUP([Input.G48];SELookupTable;3;FALSE))+VLOOKUP([Input.H48];SSLookupTable;3;FALSE))/(69.04*COS((([C48]*PI())/180))))))"/>
          <table:table-cell table:style-name="ce26" table:formula="of:=IF(ISBLANK([Input.E48]);&quot;&quot;;(PrincipalMeridianLat+(((([Input.E48]*TownshipMilesNS)+VLOOKUP([Input.G48];SELookupTable;2;FALSE))+VLOOKUP([Input.H48];SSLookupTable;2;FALSE))/DegreeLatMiles)))"/>
          <table:table-cell table:style-name="ce26" table:formula="of:=IF(ISBLANK([Input.I48]);&quot;&quot;;[Input.I48])"/>
          <table:table-cell table:number-columns-repeated="1020"/>
        </table:table-row>
        <table:table-row table:style-name="ro1">
          <table:table-cell table:style-name="ce26" table:formula="of:=IF(ISBLANK([Input.A49]);&quot;&quot;;(((([Input.A49]&amp;&quot;-&quot;)&amp;[Input.B49])&amp;&quot;-&quot;)&amp;[Input.C49]))"/>
          <table:table-cell table:style-name="ce26" table:formula="of:=IF(ISBLANK([Input.F49]);&quot;&quot;;(PrincipalMeridianLong-((((([Input.F49]-1)*TownshipMilesEW)+VLOOKUP([Input.G49];SELookupTable;3;FALSE))+VLOOKUP([Input.H49];SSLookupTable;3;FALSE))/(69.04*COS((([C49]*PI())/180))))))"/>
          <table:table-cell table:style-name="ce26" table:formula="of:=IF(ISBLANK([Input.E49]);&quot;&quot;;(PrincipalMeridianLat+(((([Input.E49]*TownshipMilesNS)+VLOOKUP([Input.G49];SELookupTable;2;FALSE))+VLOOKUP([Input.H49];SSLookupTable;2;FALSE))/DegreeLatMiles)))"/>
          <table:table-cell table:style-name="ce26" table:formula="of:=IF(ISBLANK([Input.I49]);&quot;&quot;;[Input.I49])"/>
          <table:table-cell table:number-columns-repeated="1020"/>
        </table:table-row>
        <table:table-row table:style-name="ro1">
          <table:table-cell table:style-name="ce26" table:formula="of:=IF(ISBLANK([Input.A50]);&quot;&quot;;(((([Input.A50]&amp;&quot;-&quot;)&amp;[Input.B50])&amp;&quot;-&quot;)&amp;[Input.C50]))"/>
          <table:table-cell table:style-name="ce26" table:formula="of:=IF(ISBLANK([Input.F50]);&quot;&quot;;(PrincipalMeridianLong-((((([Input.F50]-1)*TownshipMilesEW)+VLOOKUP([Input.G50];SELookupTable;3;FALSE))+VLOOKUP([Input.H50];SSLookupTable;3;FALSE))/(69.04*COS((([C50]*PI())/180))))))"/>
          <table:table-cell table:style-name="ce26" table:formula="of:=IF(ISBLANK([Input.E50]);&quot;&quot;;(PrincipalMeridianLat+(((([Input.E50]*TownshipMilesNS)+VLOOKUP([Input.G50];SELookupTable;2;FALSE))+VLOOKUP([Input.H50];SSLookupTable;2;FALSE))/DegreeLatMiles)))"/>
          <table:table-cell table:style-name="ce26" table:formula="of:=IF(ISBLANK([Input.I50]);&quot;&quot;;[Input.I50])"/>
          <table:table-cell table:number-columns-repeated="1020"/>
        </table:table-row>
        <table:table-row table:style-name="ro1">
          <table:table-cell table:style-name="ce26" table:formula="of:=IF(ISBLANK([Input.A51]);&quot;&quot;;(((([Input.A51]&amp;&quot;-&quot;)&amp;[Input.B51])&amp;&quot;-&quot;)&amp;[Input.C51]))"/>
          <table:table-cell table:style-name="ce26" table:formula="of:=IF(ISBLANK([Input.F51]);&quot;&quot;;(PrincipalMeridianLong-((((([Input.F51]-1)*TownshipMilesEW)+VLOOKUP([Input.G51];SELookupTable;3;FALSE))+VLOOKUP([Input.H51];SSLookupTable;3;FALSE))/(69.04*COS((([C51]*PI())/180))))))"/>
          <table:table-cell table:style-name="ce26" table:formula="of:=IF(ISBLANK([Input.E51]);&quot;&quot;;(PrincipalMeridianLat+(((([Input.E51]*TownshipMilesNS)+VLOOKUP([Input.G51];SELookupTable;2;FALSE))+VLOOKUP([Input.H51];SSLookupTable;2;FALSE))/DegreeLatMiles)))"/>
          <table:table-cell table:style-name="ce26" table:formula="of:=IF(ISBLANK([Input.I51]);&quot;&quot;;[Input.I51])"/>
          <table:table-cell table:number-columns-repeated="1020"/>
        </table:table-row>
        <table:table-row table:style-name="ro1">
          <table:table-cell table:style-name="ce26" table:formula="of:=IF(ISBLANK([Input.A52]);&quot;&quot;;(((([Input.A52]&amp;&quot;-&quot;)&amp;[Input.B52])&amp;&quot;-&quot;)&amp;[Input.C52]))"/>
          <table:table-cell table:style-name="ce26" table:formula="of:=IF(ISBLANK([Input.F52]);&quot;&quot;;(PrincipalMeridianLong-((((([Input.F52]-1)*TownshipMilesEW)+VLOOKUP([Input.G52];SELookupTable;3;FALSE))+VLOOKUP([Input.H52];SSLookupTable;3;FALSE))/(69.04*COS((([C52]*PI())/180))))))"/>
          <table:table-cell table:style-name="ce26" table:formula="of:=IF(ISBLANK([Input.E52]);&quot;&quot;;(PrincipalMeridianLat+(((([Input.E52]*TownshipMilesNS)+VLOOKUP([Input.G52];SELookupTable;2;FALSE))+VLOOKUP([Input.H52];SSLookupTable;2;FALSE))/DegreeLatMiles)))"/>
          <table:table-cell table:style-name="ce26" table:formula="of:=IF(ISBLANK([Input.I52]);&quot;&quot;;[Input.I52])"/>
          <table:table-cell table:number-columns-repeated="1020"/>
        </table:table-row>
        <table:table-row table:style-name="ro1">
          <table:table-cell table:style-name="ce26" table:formula="of:=IF(ISBLANK([Input.A53]);&quot;&quot;;(((([Input.A53]&amp;&quot;-&quot;)&amp;[Input.B53])&amp;&quot;-&quot;)&amp;[Input.C53]))"/>
          <table:table-cell table:style-name="ce26" table:formula="of:=IF(ISBLANK([Input.F53]);&quot;&quot;;(PrincipalMeridianLong-((((([Input.F53]-1)*TownshipMilesEW)+VLOOKUP([Input.G53];SELookupTable;3;FALSE))+VLOOKUP([Input.H53];SSLookupTable;3;FALSE))/(69.04*COS((([C53]*PI())/180))))))"/>
          <table:table-cell table:style-name="ce26" table:formula="of:=IF(ISBLANK([Input.E53]);&quot;&quot;;(PrincipalMeridianLat+(((([Input.E53]*TownshipMilesNS)+VLOOKUP([Input.G53];SELookupTable;2;FALSE))+VLOOKUP([Input.H53];SSLookupTable;2;FALSE))/DegreeLatMiles)))"/>
          <table:table-cell table:style-name="ce26" table:formula="of:=IF(ISBLANK([Input.I53]);&quot;&quot;;[Input.I53])"/>
          <table:table-cell table:number-columns-repeated="1020"/>
        </table:table-row>
        <table:table-row table:style-name="ro1">
          <table:table-cell table:style-name="ce26" table:formula="of:=IF(ISBLANK([Input.A54]);&quot;&quot;;(((([Input.A54]&amp;&quot;-&quot;)&amp;[Input.B54])&amp;&quot;-&quot;)&amp;[Input.C54]))"/>
          <table:table-cell table:style-name="ce26" table:formula="of:=IF(ISBLANK([Input.F54]);&quot;&quot;;(PrincipalMeridianLong-((((([Input.F54]-1)*TownshipMilesEW)+VLOOKUP([Input.G54];SELookupTable;3;FALSE))+VLOOKUP([Input.H54];SSLookupTable;3;FALSE))/(69.04*COS((([C54]*PI())/180))))))"/>
          <table:table-cell table:style-name="ce26" table:formula="of:=IF(ISBLANK([Input.E54]);&quot;&quot;;(PrincipalMeridianLat+(((([Input.E54]*TownshipMilesNS)+VLOOKUP([Input.G54];SELookupTable;2;FALSE))+VLOOKUP([Input.H54];SSLookupTable;2;FALSE))/DegreeLatMiles)))"/>
          <table:table-cell table:style-name="ce26" table:formula="of:=IF(ISBLANK([Input.I54]);&quot;&quot;;[Input.I54])"/>
          <table:table-cell table:number-columns-repeated="1020"/>
        </table:table-row>
        <table:table-row table:style-name="ro1">
          <table:table-cell table:style-name="ce26" table:formula="of:=IF(ISBLANK([Input.A55]);&quot;&quot;;(((([Input.A55]&amp;&quot;-&quot;)&amp;[Input.B55])&amp;&quot;-&quot;)&amp;[Input.C55]))"/>
          <table:table-cell table:style-name="ce26" table:formula="of:=IF(ISBLANK([Input.F55]);&quot;&quot;;(PrincipalMeridianLong-((((([Input.F55]-1)*TownshipMilesEW)+VLOOKUP([Input.G55];SELookupTable;3;FALSE))+VLOOKUP([Input.H55];SSLookupTable;3;FALSE))/(69.04*COS((([C55]*PI())/180))))))"/>
          <table:table-cell table:style-name="ce26" table:formula="of:=IF(ISBLANK([Input.E55]);&quot;&quot;;(PrincipalMeridianLat+(((([Input.E55]*TownshipMilesNS)+VLOOKUP([Input.G55];SELookupTable;2;FALSE))+VLOOKUP([Input.H55];SSLookupTable;2;FALSE))/DegreeLatMiles)))"/>
          <table:table-cell table:style-name="ce26" table:formula="of:=IF(ISBLANK([Input.I55]);&quot;&quot;;[Input.I55])"/>
          <table:table-cell table:number-columns-repeated="1020"/>
        </table:table-row>
        <table:table-row table:style-name="ro1">
          <table:table-cell table:style-name="ce26" table:formula="of:=IF(ISBLANK([Input.A56]);&quot;&quot;;(((([Input.A56]&amp;&quot;-&quot;)&amp;[Input.B56])&amp;&quot;-&quot;)&amp;[Input.C56]))"/>
          <table:table-cell table:style-name="ce26" table:formula="of:=IF(ISBLANK([Input.F56]);&quot;&quot;;(PrincipalMeridianLong-((((([Input.F56]-1)*TownshipMilesEW)+VLOOKUP([Input.G56];SELookupTable;3;FALSE))+VLOOKUP([Input.H56];SSLookupTable;3;FALSE))/(69.04*COS((([C56]*PI())/180))))))"/>
          <table:table-cell table:style-name="ce26" table:formula="of:=IF(ISBLANK([Input.E56]);&quot;&quot;;(PrincipalMeridianLat+(((([Input.E56]*TownshipMilesNS)+VLOOKUP([Input.G56];SELookupTable;2;FALSE))+VLOOKUP([Input.H56];SSLookupTable;2;FALSE))/DegreeLatMiles)))"/>
          <table:table-cell table:style-name="ce26" table:formula="of:=IF(ISBLANK([Input.I56]);&quot;&quot;;[Input.I56])"/>
          <table:table-cell table:number-columns-repeated="1020"/>
        </table:table-row>
        <table:table-row table:style-name="ro1">
          <table:table-cell table:style-name="ce26" table:formula="of:=IF(ISBLANK([Input.A57]);&quot;&quot;;(((([Input.A57]&amp;&quot;-&quot;)&amp;[Input.B57])&amp;&quot;-&quot;)&amp;[Input.C57]))"/>
          <table:table-cell table:style-name="ce26" table:formula="of:=IF(ISBLANK([Input.F57]);&quot;&quot;;(PrincipalMeridianLong-((((([Input.F57]-1)*TownshipMilesEW)+VLOOKUP([Input.G57];SELookupTable;3;FALSE))+VLOOKUP([Input.H57];SSLookupTable;3;FALSE))/(69.04*COS((([C57]*PI())/180))))))"/>
          <table:table-cell table:style-name="ce26" table:formula="of:=IF(ISBLANK([Input.E57]);&quot;&quot;;(PrincipalMeridianLat+(((([Input.E57]*TownshipMilesNS)+VLOOKUP([Input.G57];SELookupTable;2;FALSE))+VLOOKUP([Input.H57];SSLookupTable;2;FALSE))/DegreeLatMiles)))"/>
          <table:table-cell table:style-name="ce26" table:formula="of:=IF(ISBLANK([Input.I57]);&quot;&quot;;[Input.I57])"/>
          <table:table-cell table:number-columns-repeated="1020"/>
        </table:table-row>
        <table:table-row table:style-name="ro1">
          <table:table-cell table:style-name="ce26" table:formula="of:=IF(ISBLANK([Input.A58]);&quot;&quot;;(((([Input.A58]&amp;&quot;-&quot;)&amp;[Input.B58])&amp;&quot;-&quot;)&amp;[Input.C58]))"/>
          <table:table-cell table:style-name="ce26" table:formula="of:=IF(ISBLANK([Input.F58]);&quot;&quot;;(PrincipalMeridianLong-((((([Input.F58]-1)*TownshipMilesEW)+VLOOKUP([Input.G58];SELookupTable;3;FALSE))+VLOOKUP([Input.H58];SSLookupTable;3;FALSE))/(69.04*COS((([C58]*PI())/180))))))"/>
          <table:table-cell table:style-name="ce26" table:formula="of:=IF(ISBLANK([Input.E58]);&quot;&quot;;(PrincipalMeridianLat+(((([Input.E58]*TownshipMilesNS)+VLOOKUP([Input.G58];SELookupTable;2;FALSE))+VLOOKUP([Input.H58];SSLookupTable;2;FALSE))/DegreeLatMiles)))"/>
          <table:table-cell table:style-name="ce26" table:formula="of:=IF(ISBLANK([Input.I58]);&quot;&quot;;[Input.I58])"/>
          <table:table-cell table:number-columns-repeated="1020"/>
        </table:table-row>
        <table:table-row table:style-name="ro1">
          <table:table-cell table:style-name="ce26" table:formula="of:=IF(ISBLANK([Input.A59]);&quot;&quot;;(((([Input.A59]&amp;&quot;-&quot;)&amp;[Input.B59])&amp;&quot;-&quot;)&amp;[Input.C59]))"/>
          <table:table-cell table:style-name="ce26" table:formula="of:=IF(ISBLANK([Input.F59]);&quot;&quot;;(PrincipalMeridianLong-((((([Input.F59]-1)*TownshipMilesEW)+VLOOKUP([Input.G59];SELookupTable;3;FALSE))+VLOOKUP([Input.H59];SSLookupTable;3;FALSE))/(69.04*COS((([C59]*PI())/180))))))"/>
          <table:table-cell table:style-name="ce26" table:formula="of:=IF(ISBLANK([Input.E59]);&quot;&quot;;(PrincipalMeridianLat+(((([Input.E59]*TownshipMilesNS)+VLOOKUP([Input.G59];SELookupTable;2;FALSE))+VLOOKUP([Input.H59];SSLookupTable;2;FALSE))/DegreeLatMiles)))"/>
          <table:table-cell table:style-name="ce26" table:formula="of:=IF(ISBLANK([Input.I59]);&quot;&quot;;[Input.I59])"/>
          <table:table-cell table:number-columns-repeated="1020"/>
        </table:table-row>
        <table:table-row table:style-name="ro1">
          <table:table-cell table:style-name="ce26" table:formula="of:=IF(ISBLANK([Input.A60]);&quot;&quot;;(((([Input.A60]&amp;&quot;-&quot;)&amp;[Input.B60])&amp;&quot;-&quot;)&amp;[Input.C60]))"/>
          <table:table-cell table:style-name="ce26" table:formula="of:=IF(ISBLANK([Input.F60]);&quot;&quot;;(PrincipalMeridianLong-((((([Input.F60]-1)*TownshipMilesEW)+VLOOKUP([Input.G60];SELookupTable;3;FALSE))+VLOOKUP([Input.H60];SSLookupTable;3;FALSE))/(69.04*COS((([C60]*PI())/180))))))"/>
          <table:table-cell table:style-name="ce26" table:formula="of:=IF(ISBLANK([Input.E60]);&quot;&quot;;(PrincipalMeridianLat+(((([Input.E60]*TownshipMilesNS)+VLOOKUP([Input.G60];SELookupTable;2;FALSE))+VLOOKUP([Input.H60];SSLookupTable;2;FALSE))/DegreeLatMiles)))"/>
          <table:table-cell table:style-name="ce26" table:formula="of:=IF(ISBLANK([Input.I60]);&quot;&quot;;[Input.I60])"/>
          <table:table-cell table:number-columns-repeated="1020"/>
        </table:table-row>
        <table:table-row table:style-name="ro1">
          <table:table-cell table:style-name="ce26" table:formula="of:=IF(ISBLANK([Input.A61]);&quot;&quot;;(((([Input.A61]&amp;&quot;-&quot;)&amp;[Input.B61])&amp;&quot;-&quot;)&amp;[Input.C61]))"/>
          <table:table-cell table:style-name="ce26" table:formula="of:=IF(ISBLANK([Input.F61]);&quot;&quot;;(PrincipalMeridianLong-((((([Input.F61]-1)*TownshipMilesEW)+VLOOKUP([Input.G61];SELookupTable;3;FALSE))+VLOOKUP([Input.H61];SSLookupTable;3;FALSE))/(69.04*COS((([C61]*PI())/180))))))"/>
          <table:table-cell table:style-name="ce26" table:formula="of:=IF(ISBLANK([Input.E61]);&quot;&quot;;(PrincipalMeridianLat+(((([Input.E61]*TownshipMilesNS)+VLOOKUP([Input.G61];SELookupTable;2;FALSE))+VLOOKUP([Input.H61];SSLookupTable;2;FALSE))/DegreeLatMiles)))"/>
          <table:table-cell table:style-name="ce26" table:formula="of:=IF(ISBLANK([Input.I61]);&quot;&quot;;[Input.I61])"/>
          <table:table-cell table:number-columns-repeated="1020"/>
        </table:table-row>
        <table:table-row table:style-name="ro1">
          <table:table-cell table:style-name="ce26" table:formula="of:=IF(ISBLANK([Input.A62]);&quot;&quot;;(((([Input.A62]&amp;&quot;-&quot;)&amp;[Input.B62])&amp;&quot;-&quot;)&amp;[Input.C62]))"/>
          <table:table-cell table:style-name="ce26" table:formula="of:=IF(ISBLANK([Input.F62]);&quot;&quot;;(PrincipalMeridianLong-((((([Input.F62]-1)*TownshipMilesEW)+VLOOKUP([Input.G62];SELookupTable;3;FALSE))+VLOOKUP([Input.H62];SSLookupTable;3;FALSE))/(69.04*COS((([C62]*PI())/180))))))"/>
          <table:table-cell table:style-name="ce26" table:formula="of:=IF(ISBLANK([Input.E62]);&quot;&quot;;(PrincipalMeridianLat+(((([Input.E62]*TownshipMilesNS)+VLOOKUP([Input.G62];SELookupTable;2;FALSE))+VLOOKUP([Input.H62];SSLookupTable;2;FALSE))/DegreeLatMiles)))"/>
          <table:table-cell table:style-name="ce26" table:formula="of:=IF(ISBLANK([Input.I62]);&quot;&quot;;[Input.I62])"/>
          <table:table-cell table:number-columns-repeated="1020"/>
        </table:table-row>
        <table:table-row table:style-name="ro1">
          <table:table-cell table:style-name="ce26" table:formula="of:=IF(ISBLANK([Input.A63]);&quot;&quot;;(((([Input.A63]&amp;&quot;-&quot;)&amp;[Input.B63])&amp;&quot;-&quot;)&amp;[Input.C63]))"/>
          <table:table-cell table:style-name="ce26" table:formula="of:=IF(ISBLANK([Input.F63]);&quot;&quot;;(PrincipalMeridianLong-((((([Input.F63]-1)*TownshipMilesEW)+VLOOKUP([Input.G63];SELookupTable;3;FALSE))+VLOOKUP([Input.H63];SSLookupTable;3;FALSE))/(69.04*COS((([C63]*PI())/180))))))"/>
          <table:table-cell table:style-name="ce26" table:formula="of:=IF(ISBLANK([Input.E63]);&quot;&quot;;(PrincipalMeridianLat+(((([Input.E63]*TownshipMilesNS)+VLOOKUP([Input.G63];SELookupTable;2;FALSE))+VLOOKUP([Input.H63];SSLookupTable;2;FALSE))/DegreeLatMiles)))"/>
          <table:table-cell table:style-name="ce26" table:formula="of:=IF(ISBLANK([Input.I63]);&quot;&quot;;[Input.I63])"/>
          <table:table-cell table:number-columns-repeated="1020"/>
        </table:table-row>
        <table:table-row table:style-name="ro1">
          <table:table-cell table:style-name="ce26" table:formula="of:=IF(ISBLANK([Input.A64]);&quot;&quot;;(((([Input.A64]&amp;&quot;-&quot;)&amp;[Input.B64])&amp;&quot;-&quot;)&amp;[Input.C64]))"/>
          <table:table-cell table:style-name="ce26" table:formula="of:=IF(ISBLANK([Input.F64]);&quot;&quot;;(PrincipalMeridianLong-((((([Input.F64]-1)*TownshipMilesEW)+VLOOKUP([Input.G64];SELookupTable;3;FALSE))+VLOOKUP([Input.H64];SSLookupTable;3;FALSE))/(69.04*COS((([C64]*PI())/180))))))"/>
          <table:table-cell table:style-name="ce26" table:formula="of:=IF(ISBLANK([Input.E64]);&quot;&quot;;(PrincipalMeridianLat+(((([Input.E64]*TownshipMilesNS)+VLOOKUP([Input.G64];SELookupTable;2;FALSE))+VLOOKUP([Input.H64];SSLookupTable;2;FALSE))/DegreeLatMiles)))"/>
          <table:table-cell table:style-name="ce26" table:formula="of:=IF(ISBLANK([Input.I64]);&quot;&quot;;[Input.I64])"/>
          <table:table-cell table:number-columns-repeated="1020"/>
        </table:table-row>
        <table:table-row table:style-name="ro1">
          <table:table-cell table:style-name="ce26" table:formula="of:=IF(ISBLANK([Input.A65]);&quot;&quot;;(((([Input.A65]&amp;&quot;-&quot;)&amp;[Input.B65])&amp;&quot;-&quot;)&amp;[Input.C65]))"/>
          <table:table-cell table:style-name="ce26" table:formula="of:=IF(ISBLANK([Input.F65]);&quot;&quot;;(PrincipalMeridianLong-((((([Input.F65]-1)*TownshipMilesEW)+VLOOKUP([Input.G65];SELookupTable;3;FALSE))+VLOOKUP([Input.H65];SSLookupTable;3;FALSE))/(69.04*COS((([C65]*PI())/180))))))"/>
          <table:table-cell table:style-name="ce26" table:formula="of:=IF(ISBLANK([Input.E65]);&quot;&quot;;(PrincipalMeridianLat+(((([Input.E65]*TownshipMilesNS)+VLOOKUP([Input.G65];SELookupTable;2;FALSE))+VLOOKUP([Input.H65];SSLookupTable;2;FALSE))/DegreeLatMiles)))"/>
          <table:table-cell table:style-name="ce26" table:formula="of:=IF(ISBLANK([Input.I65]);&quot;&quot;;[Input.I65])"/>
          <table:table-cell table:number-columns-repeated="1020"/>
        </table:table-row>
        <table:table-row table:style-name="ro1">
          <table:table-cell table:style-name="ce26" table:formula="of:=IF(ISBLANK([Input.A66]);&quot;&quot;;(((([Input.A66]&amp;&quot;-&quot;)&amp;[Input.B66])&amp;&quot;-&quot;)&amp;[Input.C66]))"/>
          <table:table-cell table:style-name="ce26" table:formula="of:=IF(ISBLANK([Input.F66]);&quot;&quot;;(PrincipalMeridianLong-((((([Input.F66]-1)*TownshipMilesEW)+VLOOKUP([Input.G66];SELookupTable;3;FALSE))+VLOOKUP([Input.H66];SSLookupTable;3;FALSE))/(69.04*COS((([C66]*PI())/180))))))"/>
          <table:table-cell table:style-name="ce26" table:formula="of:=IF(ISBLANK([Input.E66]);&quot;&quot;;(PrincipalMeridianLat+(((([Input.E66]*TownshipMilesNS)+VLOOKUP([Input.G66];SELookupTable;2;FALSE))+VLOOKUP([Input.H66];SSLookupTable;2;FALSE))/DegreeLatMiles)))"/>
          <table:table-cell table:style-name="ce26" table:formula="of:=IF(ISBLANK([Input.I66]);&quot;&quot;;[Input.I66])"/>
          <table:table-cell table:number-columns-repeated="1020"/>
        </table:table-row>
        <table:table-row table:style-name="ro1">
          <table:table-cell table:style-name="ce26" table:formula="of:=IF(ISBLANK([Input.A67]);&quot;&quot;;(((([Input.A67]&amp;&quot;-&quot;)&amp;[Input.B67])&amp;&quot;-&quot;)&amp;[Input.C67]))"/>
          <table:table-cell table:style-name="ce26" table:formula="of:=IF(ISBLANK([Input.F67]);&quot;&quot;;(PrincipalMeridianLong-((((([Input.F67]-1)*TownshipMilesEW)+VLOOKUP([Input.G67];SELookupTable;3;FALSE))+VLOOKUP([Input.H67];SSLookupTable;3;FALSE))/(69.04*COS((([C67]*PI())/180))))))"/>
          <table:table-cell table:style-name="ce26" table:formula="of:=IF(ISBLANK([Input.E67]);&quot;&quot;;(PrincipalMeridianLat+(((([Input.E67]*TownshipMilesNS)+VLOOKUP([Input.G67];SELookupTable;2;FALSE))+VLOOKUP([Input.H67];SSLookupTable;2;FALSE))/DegreeLatMiles)))"/>
          <table:table-cell table:style-name="ce26" table:formula="of:=IF(ISBLANK([Input.I67]);&quot;&quot;;[Input.I67])"/>
          <table:table-cell table:number-columns-repeated="1020"/>
        </table:table-row>
        <table:table-row table:style-name="ro1">
          <table:table-cell table:style-name="ce26" table:formula="of:=IF(ISBLANK([Input.A68]);&quot;&quot;;(((([Input.A68]&amp;&quot;-&quot;)&amp;[Input.B68])&amp;&quot;-&quot;)&amp;[Input.C68]))"/>
          <table:table-cell table:style-name="ce26" table:formula="of:=IF(ISBLANK([Input.F68]);&quot;&quot;;(PrincipalMeridianLong-((((([Input.F68]-1)*TownshipMilesEW)+VLOOKUP([Input.G68];SELookupTable;3;FALSE))+VLOOKUP([Input.H68];SSLookupTable;3;FALSE))/(69.04*COS((([C68]*PI())/180))))))"/>
          <table:table-cell table:style-name="ce26" table:formula="of:=IF(ISBLANK([Input.E68]);&quot;&quot;;(PrincipalMeridianLat+(((([Input.E68]*TownshipMilesNS)+VLOOKUP([Input.G68];SELookupTable;2;FALSE))+VLOOKUP([Input.H68];SSLookupTable;2;FALSE))/DegreeLatMiles)))"/>
          <table:table-cell table:style-name="ce26" table:formula="of:=IF(ISBLANK([Input.I68]);&quot;&quot;;[Input.I68])"/>
          <table:table-cell table:number-columns-repeated="1020"/>
        </table:table-row>
        <table:table-row table:style-name="ro1">
          <table:table-cell table:style-name="ce26" table:formula="of:=IF(ISBLANK([Input.A69]);&quot;&quot;;(((([Input.A69]&amp;&quot;-&quot;)&amp;[Input.B69])&amp;&quot;-&quot;)&amp;[Input.C69]))"/>
          <table:table-cell table:style-name="ce26" table:formula="of:=IF(ISBLANK([Input.F69]);&quot;&quot;;(PrincipalMeridianLong-((((([Input.F69]-1)*TownshipMilesEW)+VLOOKUP([Input.G69];SELookupTable;3;FALSE))+VLOOKUP([Input.H69];SSLookupTable;3;FALSE))/(69.04*COS((([C69]*PI())/180))))))"/>
          <table:table-cell table:style-name="ce26" table:formula="of:=IF(ISBLANK([Input.E69]);&quot;&quot;;(PrincipalMeridianLat+(((([Input.E69]*TownshipMilesNS)+VLOOKUP([Input.G69];SELookupTable;2;FALSE))+VLOOKUP([Input.H69];SSLookupTable;2;FALSE))/DegreeLatMiles)))"/>
          <table:table-cell table:style-name="ce26" table:formula="of:=IF(ISBLANK([Input.I69]);&quot;&quot;;[Input.I69])"/>
          <table:table-cell table:number-columns-repeated="1020"/>
        </table:table-row>
        <table:table-row table:style-name="ro1">
          <table:table-cell table:style-name="ce26" table:formula="of:=IF(ISBLANK([Input.A70]);&quot;&quot;;(((([Input.A70]&amp;&quot;-&quot;)&amp;[Input.B70])&amp;&quot;-&quot;)&amp;[Input.C70]))"/>
          <table:table-cell table:style-name="ce26" table:formula="of:=IF(ISBLANK([Input.F70]);&quot;&quot;;(PrincipalMeridianLong-((((([Input.F70]-1)*TownshipMilesEW)+VLOOKUP([Input.G70];SELookupTable;3;FALSE))+VLOOKUP([Input.H70];SSLookupTable;3;FALSE))/(69.04*COS((([C70]*PI())/180))))))"/>
          <table:table-cell table:style-name="ce26" table:formula="of:=IF(ISBLANK([Input.E70]);&quot;&quot;;(PrincipalMeridianLat+(((([Input.E70]*TownshipMilesNS)+VLOOKUP([Input.G70];SELookupTable;2;FALSE))+VLOOKUP([Input.H70];SSLookupTable;2;FALSE))/DegreeLatMiles)))"/>
          <table:table-cell table:style-name="ce26" table:formula="of:=IF(ISBLANK([Input.I70]);&quot;&quot;;[Input.I70])"/>
          <table:table-cell table:number-columns-repeated="1020"/>
        </table:table-row>
        <table:table-row table:style-name="ro1">
          <table:table-cell table:style-name="ce26" table:formula="of:=IF(ISBLANK([Input.A71]);&quot;&quot;;(((([Input.A71]&amp;&quot;-&quot;)&amp;[Input.B71])&amp;&quot;-&quot;)&amp;[Input.C71]))"/>
          <table:table-cell table:style-name="ce26" table:formula="of:=IF(ISBLANK([Input.F71]);&quot;&quot;;(PrincipalMeridianLong-((((([Input.F71]-1)*TownshipMilesEW)+VLOOKUP([Input.G71];SELookupTable;3;FALSE))+VLOOKUP([Input.H71];SSLookupTable;3;FALSE))/(69.04*COS((([C71]*PI())/180))))))"/>
          <table:table-cell table:style-name="ce26" table:formula="of:=IF(ISBLANK([Input.E71]);&quot;&quot;;(PrincipalMeridianLat+(((([Input.E71]*TownshipMilesNS)+VLOOKUP([Input.G71];SELookupTable;2;FALSE))+VLOOKUP([Input.H71];SSLookupTable;2;FALSE))/DegreeLatMiles)))"/>
          <table:table-cell table:style-name="ce26" table:formula="of:=IF(ISBLANK([Input.I71]);&quot;&quot;;[Input.I71])"/>
          <table:table-cell table:number-columns-repeated="1020"/>
        </table:table-row>
        <table:table-row table:style-name="ro1">
          <table:table-cell table:style-name="ce26" table:formula="of:=IF(ISBLANK([Input.A72]);&quot;&quot;;(((([Input.A72]&amp;&quot;-&quot;)&amp;[Input.B72])&amp;&quot;-&quot;)&amp;[Input.C72]))"/>
          <table:table-cell table:style-name="ce26" table:formula="of:=IF(ISBLANK([Input.F72]);&quot;&quot;;(PrincipalMeridianLong-((((([Input.F72]-1)*TownshipMilesEW)+VLOOKUP([Input.G72];SELookupTable;3;FALSE))+VLOOKUP([Input.H72];SSLookupTable;3;FALSE))/(69.04*COS((([C72]*PI())/180))))))"/>
          <table:table-cell table:style-name="ce26" table:formula="of:=IF(ISBLANK([Input.E72]);&quot;&quot;;(PrincipalMeridianLat+(((([Input.E72]*TownshipMilesNS)+VLOOKUP([Input.G72];SELookupTable;2;FALSE))+VLOOKUP([Input.H72];SSLookupTable;2;FALSE))/DegreeLatMiles)))"/>
          <table:table-cell table:style-name="ce26" table:formula="of:=IF(ISBLANK([Input.I72]);&quot;&quot;;[Input.I72])"/>
          <table:table-cell table:number-columns-repeated="1020"/>
        </table:table-row>
        <table:table-row table:style-name="ro1">
          <table:table-cell table:style-name="ce26" table:formula="of:=IF(ISBLANK([Input.A73]);&quot;&quot;;(((([Input.A73]&amp;&quot;-&quot;)&amp;[Input.B73])&amp;&quot;-&quot;)&amp;[Input.C73]))"/>
          <table:table-cell table:style-name="ce26" table:formula="of:=IF(ISBLANK([Input.F73]);&quot;&quot;;(PrincipalMeridianLong-((((([Input.F73]-1)*TownshipMilesEW)+VLOOKUP([Input.G73];SELookupTable;3;FALSE))+VLOOKUP([Input.H73];SSLookupTable;3;FALSE))/(69.04*COS((([C73]*PI())/180))))))"/>
          <table:table-cell table:style-name="ce26" table:formula="of:=IF(ISBLANK([Input.E73]);&quot;&quot;;(PrincipalMeridianLat+(((([Input.E73]*TownshipMilesNS)+VLOOKUP([Input.G73];SELookupTable;2;FALSE))+VLOOKUP([Input.H73];SSLookupTable;2;FALSE))/DegreeLatMiles)))"/>
          <table:table-cell table:style-name="ce26" table:formula="of:=IF(ISBLANK([Input.I73]);&quot;&quot;;[Input.I73])"/>
          <table:table-cell table:number-columns-repeated="1020"/>
        </table:table-row>
        <table:table-row table:style-name="ro1">
          <table:table-cell table:style-name="ce26" table:formula="of:=IF(ISBLANK([Input.A74]);&quot;&quot;;(((([Input.A74]&amp;&quot;-&quot;)&amp;[Input.B74])&amp;&quot;-&quot;)&amp;[Input.C74]))"/>
          <table:table-cell table:style-name="ce26" table:formula="of:=IF(ISBLANK([Input.F74]);&quot;&quot;;(PrincipalMeridianLong-((((([Input.F74]-1)*TownshipMilesEW)+VLOOKUP([Input.G74];SELookupTable;3;FALSE))+VLOOKUP([Input.H74];SSLookupTable;3;FALSE))/(69.04*COS((([C74]*PI())/180))))))"/>
          <table:table-cell table:style-name="ce26" table:formula="of:=IF(ISBLANK([Input.E74]);&quot;&quot;;(PrincipalMeridianLat+(((([Input.E74]*TownshipMilesNS)+VLOOKUP([Input.G74];SELookupTable;2;FALSE))+VLOOKUP([Input.H74];SSLookupTable;2;FALSE))/DegreeLatMiles)))"/>
          <table:table-cell table:style-name="ce26" table:formula="of:=IF(ISBLANK([Input.I74]);&quot;&quot;;[Input.I74])"/>
          <table:table-cell table:number-columns-repeated="1020"/>
        </table:table-row>
        <table:table-row table:style-name="ro1">
          <table:table-cell table:style-name="ce26" table:formula="of:=IF(ISBLANK([Input.A75]);&quot;&quot;;(((([Input.A75]&amp;&quot;-&quot;)&amp;[Input.B75])&amp;&quot;-&quot;)&amp;[Input.C75]))"/>
          <table:table-cell table:style-name="ce26" table:formula="of:=IF(ISBLANK([Input.F75]);&quot;&quot;;(PrincipalMeridianLong-((((([Input.F75]-1)*TownshipMilesEW)+VLOOKUP([Input.G75];SELookupTable;3;FALSE))+VLOOKUP([Input.H75];SSLookupTable;3;FALSE))/(69.04*COS((([C75]*PI())/180))))))"/>
          <table:table-cell table:style-name="ce26" table:formula="of:=IF(ISBLANK([Input.E75]);&quot;&quot;;(PrincipalMeridianLat+(((([Input.E75]*TownshipMilesNS)+VLOOKUP([Input.G75];SELookupTable;2;FALSE))+VLOOKUP([Input.H75];SSLookupTable;2;FALSE))/DegreeLatMiles)))"/>
          <table:table-cell table:style-name="ce26" table:formula="of:=IF(ISBLANK([Input.I75]);&quot;&quot;;[Input.I75])"/>
          <table:table-cell table:number-columns-repeated="1020"/>
        </table:table-row>
        <table:table-row table:style-name="ro1">
          <table:table-cell table:style-name="ce26" table:formula="of:=IF(ISBLANK([Input.A76]);&quot;&quot;;(((([Input.A76]&amp;&quot;-&quot;)&amp;[Input.B76])&amp;&quot;-&quot;)&amp;[Input.C76]))"/>
          <table:table-cell table:style-name="ce26" table:formula="of:=IF(ISBLANK([Input.F76]);&quot;&quot;;(PrincipalMeridianLong-((((([Input.F76]-1)*TownshipMilesEW)+VLOOKUP([Input.G76];SELookupTable;3;FALSE))+VLOOKUP([Input.H76];SSLookupTable;3;FALSE))/(69.04*COS((([C76]*PI())/180))))))"/>
          <table:table-cell table:style-name="ce26" table:formula="of:=IF(ISBLANK([Input.E76]);&quot;&quot;;(PrincipalMeridianLat+(((([Input.E76]*TownshipMilesNS)+VLOOKUP([Input.G76];SELookupTable;2;FALSE))+VLOOKUP([Input.H76];SSLookupTable;2;FALSE))/DegreeLatMiles)))"/>
          <table:table-cell table:style-name="ce26" table:formula="of:=IF(ISBLANK([Input.I76]);&quot;&quot;;[Input.I76])"/>
          <table:table-cell table:number-columns-repeated="1020"/>
        </table:table-row>
        <table:table-row table:style-name="ro1">
          <table:table-cell table:style-name="ce26" table:formula="of:=IF(ISBLANK([Input.A77]);&quot;&quot;;(((([Input.A77]&amp;&quot;-&quot;)&amp;[Input.B77])&amp;&quot;-&quot;)&amp;[Input.C77]))"/>
          <table:table-cell table:style-name="ce26" table:formula="of:=IF(ISBLANK([Input.F77]);&quot;&quot;;(PrincipalMeridianLong-((((([Input.F77]-1)*TownshipMilesEW)+VLOOKUP([Input.G77];SELookupTable;3;FALSE))+VLOOKUP([Input.H77];SSLookupTable;3;FALSE))/(69.04*COS((([C77]*PI())/180))))))"/>
          <table:table-cell table:style-name="ce26" table:formula="of:=IF(ISBLANK([Input.E77]);&quot;&quot;;(PrincipalMeridianLat+(((([Input.E77]*TownshipMilesNS)+VLOOKUP([Input.G77];SELookupTable;2;FALSE))+VLOOKUP([Input.H77];SSLookupTable;2;FALSE))/DegreeLatMiles)))"/>
          <table:table-cell table:style-name="ce26" table:formula="of:=IF(ISBLANK([Input.I77]);&quot;&quot;;[Input.I77])"/>
          <table:table-cell table:number-columns-repeated="1020"/>
        </table:table-row>
        <table:table-row table:style-name="ro1">
          <table:table-cell table:style-name="ce26" table:formula="of:=IF(ISBLANK([Input.A78]);&quot;&quot;;(((([Input.A78]&amp;&quot;-&quot;)&amp;[Input.B78])&amp;&quot;-&quot;)&amp;[Input.C78]))"/>
          <table:table-cell table:style-name="ce26" table:formula="of:=IF(ISBLANK([Input.F78]);&quot;&quot;;(PrincipalMeridianLong-((((([Input.F78]-1)*TownshipMilesEW)+VLOOKUP([Input.G78];SELookupTable;3;FALSE))+VLOOKUP([Input.H78];SSLookupTable;3;FALSE))/(69.04*COS((([C78]*PI())/180))))))"/>
          <table:table-cell table:style-name="ce26" table:formula="of:=IF(ISBLANK([Input.E78]);&quot;&quot;;(PrincipalMeridianLat+(((([Input.E78]*TownshipMilesNS)+VLOOKUP([Input.G78];SELookupTable;2;FALSE))+VLOOKUP([Input.H78];SSLookupTable;2;FALSE))/DegreeLatMiles)))"/>
          <table:table-cell table:style-name="ce26" table:formula="of:=IF(ISBLANK([Input.I78]);&quot;&quot;;[Input.I78])"/>
          <table:table-cell table:number-columns-repeated="1020"/>
        </table:table-row>
        <table:table-row table:style-name="ro1">
          <table:table-cell table:style-name="ce26" table:formula="of:=IF(ISBLANK([Input.A79]);&quot;&quot;;(((([Input.A79]&amp;&quot;-&quot;)&amp;[Input.B79])&amp;&quot;-&quot;)&amp;[Input.C79]))"/>
          <table:table-cell table:style-name="ce26" table:formula="of:=IF(ISBLANK([Input.F79]);&quot;&quot;;(PrincipalMeridianLong-((((([Input.F79]-1)*TownshipMilesEW)+VLOOKUP([Input.G79];SELookupTable;3;FALSE))+VLOOKUP([Input.H79];SSLookupTable;3;FALSE))/(69.04*COS((([C79]*PI())/180))))))"/>
          <table:table-cell table:style-name="ce26" table:formula="of:=IF(ISBLANK([Input.E79]);&quot;&quot;;(PrincipalMeridianLat+(((([Input.E79]*TownshipMilesNS)+VLOOKUP([Input.G79];SELookupTable;2;FALSE))+VLOOKUP([Input.H79];SSLookupTable;2;FALSE))/DegreeLatMiles)))"/>
          <table:table-cell table:style-name="ce26" table:formula="of:=IF(ISBLANK([Input.I79]);&quot;&quot;;[Input.I79])"/>
          <table:table-cell table:number-columns-repeated="1020"/>
        </table:table-row>
        <table:table-row table:style-name="ro1">
          <table:table-cell table:style-name="ce26" table:formula="of:=IF(ISBLANK([Input.A80]);&quot;&quot;;(((([Input.A80]&amp;&quot;-&quot;)&amp;[Input.B80])&amp;&quot;-&quot;)&amp;[Input.C80]))"/>
          <table:table-cell table:style-name="ce26" table:formula="of:=IF(ISBLANK([Input.F80]);&quot;&quot;;(PrincipalMeridianLong-((((([Input.F80]-1)*TownshipMilesEW)+VLOOKUP([Input.G80];SELookupTable;3;FALSE))+VLOOKUP([Input.H80];SSLookupTable;3;FALSE))/(69.04*COS((([C80]*PI())/180))))))"/>
          <table:table-cell table:style-name="ce26" table:formula="of:=IF(ISBLANK([Input.E80]);&quot;&quot;;(PrincipalMeridianLat+(((([Input.E80]*TownshipMilesNS)+VLOOKUP([Input.G80];SELookupTable;2;FALSE))+VLOOKUP([Input.H80];SSLookupTable;2;FALSE))/DegreeLatMiles)))"/>
          <table:table-cell table:style-name="ce26" table:formula="of:=IF(ISBLANK([Input.I80]);&quot;&quot;;[Input.I80])"/>
          <table:table-cell table:number-columns-repeated="1020"/>
        </table:table-row>
        <table:table-row table:style-name="ro1">
          <table:table-cell table:style-name="ce26" table:formula="of:=IF(ISBLANK([Input.A81]);&quot;&quot;;(((([Input.A81]&amp;&quot;-&quot;)&amp;[Input.B81])&amp;&quot;-&quot;)&amp;[Input.C81]))"/>
          <table:table-cell table:style-name="ce26" table:formula="of:=IF(ISBLANK([Input.F81]);&quot;&quot;;(PrincipalMeridianLong-((((([Input.F81]-1)*TownshipMilesEW)+VLOOKUP([Input.G81];SELookupTable;3;FALSE))+VLOOKUP([Input.H81];SSLookupTable;3;FALSE))/(69.04*COS((([C81]*PI())/180))))))"/>
          <table:table-cell table:style-name="ce26" table:formula="of:=IF(ISBLANK([Input.E81]);&quot;&quot;;(PrincipalMeridianLat+(((([Input.E81]*TownshipMilesNS)+VLOOKUP([Input.G81];SELookupTable;2;FALSE))+VLOOKUP([Input.H81];SSLookupTable;2;FALSE))/DegreeLatMiles)))"/>
          <table:table-cell table:style-name="ce26" table:formula="of:=IF(ISBLANK([Input.I81]);&quot;&quot;;[Input.I81])"/>
          <table:table-cell table:number-columns-repeated="1020"/>
        </table:table-row>
        <table:table-row table:style-name="ro1">
          <table:table-cell table:style-name="ce26" table:formula="of:=IF(ISBLANK([Input.A82]);&quot;&quot;;(((([Input.A82]&amp;&quot;-&quot;)&amp;[Input.B82])&amp;&quot;-&quot;)&amp;[Input.C82]))"/>
          <table:table-cell table:style-name="ce26" table:formula="of:=IF(ISBLANK([Input.F82]);&quot;&quot;;(PrincipalMeridianLong-((((([Input.F82]-1)*TownshipMilesEW)+VLOOKUP([Input.G82];SELookupTable;3;FALSE))+VLOOKUP([Input.H82];SSLookupTable;3;FALSE))/(69.04*COS((([C82]*PI())/180))))))"/>
          <table:table-cell table:style-name="ce26" table:formula="of:=IF(ISBLANK([Input.E82]);&quot;&quot;;(PrincipalMeridianLat+(((([Input.E82]*TownshipMilesNS)+VLOOKUP([Input.G82];SELookupTable;2;FALSE))+VLOOKUP([Input.H82];SSLookupTable;2;FALSE))/DegreeLatMiles)))"/>
          <table:table-cell table:style-name="ce26" table:formula="of:=IF(ISBLANK([Input.I82]);&quot;&quot;;[Input.I82])"/>
          <table:table-cell table:number-columns-repeated="1020"/>
        </table:table-row>
        <table:table-row table:style-name="ro1">
          <table:table-cell table:style-name="ce26" table:formula="of:=IF(ISBLANK([Input.A83]);&quot;&quot;;(((([Input.A83]&amp;&quot;-&quot;)&amp;[Input.B83])&amp;&quot;-&quot;)&amp;[Input.C83]))"/>
          <table:table-cell table:style-name="ce26" table:formula="of:=IF(ISBLANK([Input.F83]);&quot;&quot;;(PrincipalMeridianLong-((((([Input.F83]-1)*TownshipMilesEW)+VLOOKUP([Input.G83];SELookupTable;3;FALSE))+VLOOKUP([Input.H83];SSLookupTable;3;FALSE))/(69.04*COS((([C83]*PI())/180))))))"/>
          <table:table-cell table:style-name="ce26" table:formula="of:=IF(ISBLANK([Input.E83]);&quot;&quot;;(PrincipalMeridianLat+(((([Input.E83]*TownshipMilesNS)+VLOOKUP([Input.G83];SELookupTable;2;FALSE))+VLOOKUP([Input.H83];SSLookupTable;2;FALSE))/DegreeLatMiles)))"/>
          <table:table-cell table:style-name="ce26" table:formula="of:=IF(ISBLANK([Input.I83]);&quot;&quot;;[Input.I83])"/>
          <table:table-cell table:number-columns-repeated="1020"/>
        </table:table-row>
        <table:table-row table:style-name="ro1">
          <table:table-cell table:style-name="ce26" table:formula="of:=IF(ISBLANK([Input.A84]);&quot;&quot;;(((([Input.A84]&amp;&quot;-&quot;)&amp;[Input.B84])&amp;&quot;-&quot;)&amp;[Input.C84]))"/>
          <table:table-cell table:style-name="ce26" table:formula="of:=IF(ISBLANK([Input.F84]);&quot;&quot;;(PrincipalMeridianLong-((((([Input.F84]-1)*TownshipMilesEW)+VLOOKUP([Input.G84];SELookupTable;3;FALSE))+VLOOKUP([Input.H84];SSLookupTable;3;FALSE))/(69.04*COS((([C84]*PI())/180))))))"/>
          <table:table-cell table:style-name="ce26" table:formula="of:=IF(ISBLANK([Input.E84]);&quot;&quot;;(PrincipalMeridianLat+(((([Input.E84]*TownshipMilesNS)+VLOOKUP([Input.G84];SELookupTable;2;FALSE))+VLOOKUP([Input.H84];SSLookupTable;2;FALSE))/DegreeLatMiles)))"/>
          <table:table-cell table:style-name="ce26" table:formula="of:=IF(ISBLANK([Input.I84]);&quot;&quot;;[Input.I84])"/>
          <table:table-cell table:number-columns-repeated="1020"/>
        </table:table-row>
        <table:table-row table:style-name="ro1">
          <table:table-cell table:style-name="ce26" table:formula="of:=IF(ISBLANK([Input.A85]);&quot;&quot;;(((([Input.A85]&amp;&quot;-&quot;)&amp;[Input.B85])&amp;&quot;-&quot;)&amp;[Input.C85]))"/>
          <table:table-cell table:style-name="ce26" table:formula="of:=IF(ISBLANK([Input.F85]);&quot;&quot;;(PrincipalMeridianLong-((((([Input.F85]-1)*TownshipMilesEW)+VLOOKUP([Input.G85];SELookupTable;3;FALSE))+VLOOKUP([Input.H85];SSLookupTable;3;FALSE))/(69.04*COS((([C85]*PI())/180))))))"/>
          <table:table-cell table:style-name="ce26" table:formula="of:=IF(ISBLANK([Input.E85]);&quot;&quot;;(PrincipalMeridianLat+(((([Input.E85]*TownshipMilesNS)+VLOOKUP([Input.G85];SELookupTable;2;FALSE))+VLOOKUP([Input.H85];SSLookupTable;2;FALSE))/DegreeLatMiles)))"/>
          <table:table-cell table:style-name="ce26" table:formula="of:=IF(ISBLANK([Input.I85]);&quot;&quot;;[Input.I85])"/>
          <table:table-cell table:number-columns-repeated="1020"/>
        </table:table-row>
        <table:table-row table:style-name="ro1">
          <table:table-cell table:style-name="ce26" table:formula="of:=IF(ISBLANK([Input.A86]);&quot;&quot;;(((([Input.A86]&amp;&quot;-&quot;)&amp;[Input.B86])&amp;&quot;-&quot;)&amp;[Input.C86]))"/>
          <table:table-cell table:style-name="ce26" table:formula="of:=IF(ISBLANK([Input.F86]);&quot;&quot;;(PrincipalMeridianLong-((((([Input.F86]-1)*TownshipMilesEW)+VLOOKUP([Input.G86];SELookupTable;3;FALSE))+VLOOKUP([Input.H86];SSLookupTable;3;FALSE))/(69.04*COS((([C86]*PI())/180))))))"/>
          <table:table-cell table:style-name="ce26" table:formula="of:=IF(ISBLANK([Input.E86]);&quot;&quot;;(PrincipalMeridianLat+(((([Input.E86]*TownshipMilesNS)+VLOOKUP([Input.G86];SELookupTable;2;FALSE))+VLOOKUP([Input.H86];SSLookupTable;2;FALSE))/DegreeLatMiles)))"/>
          <table:table-cell table:style-name="ce26" table:formula="of:=IF(ISBLANK([Input.I86]);&quot;&quot;;[Input.I86])"/>
          <table:table-cell table:number-columns-repeated="1020"/>
        </table:table-row>
        <table:table-row table:style-name="ro1">
          <table:table-cell table:style-name="ce26" table:formula="of:=IF(ISBLANK([Input.A87]);&quot;&quot;;(((([Input.A87]&amp;&quot;-&quot;)&amp;[Input.B87])&amp;&quot;-&quot;)&amp;[Input.C87]))"/>
          <table:table-cell table:style-name="ce26" table:formula="of:=IF(ISBLANK([Input.F87]);&quot;&quot;;(PrincipalMeridianLong-((((([Input.F87]-1)*TownshipMilesEW)+VLOOKUP([Input.G87];SELookupTable;3;FALSE))+VLOOKUP([Input.H87];SSLookupTable;3;FALSE))/(69.04*COS((([C87]*PI())/180))))))"/>
          <table:table-cell table:style-name="ce26" table:formula="of:=IF(ISBLANK([Input.E87]);&quot;&quot;;(PrincipalMeridianLat+(((([Input.E87]*TownshipMilesNS)+VLOOKUP([Input.G87];SELookupTable;2;FALSE))+VLOOKUP([Input.H87];SSLookupTable;2;FALSE))/DegreeLatMiles)))"/>
          <table:table-cell table:style-name="ce26" table:formula="of:=IF(ISBLANK([Input.I87]);&quot;&quot;;[Input.I87])"/>
          <table:table-cell table:number-columns-repeated="1020"/>
        </table:table-row>
        <table:table-row table:style-name="ro1">
          <table:table-cell table:style-name="ce26" table:formula="of:=IF(ISBLANK([Input.A88]);&quot;&quot;;(((([Input.A88]&amp;&quot;-&quot;)&amp;[Input.B88])&amp;&quot;-&quot;)&amp;[Input.C88]))"/>
          <table:table-cell table:style-name="ce26" table:formula="of:=IF(ISBLANK([Input.F88]);&quot;&quot;;(PrincipalMeridianLong-((((([Input.F88]-1)*TownshipMilesEW)+VLOOKUP([Input.G88];SELookupTable;3;FALSE))+VLOOKUP([Input.H88];SSLookupTable;3;FALSE))/(69.04*COS((([C88]*PI())/180))))))"/>
          <table:table-cell table:style-name="ce26" table:formula="of:=IF(ISBLANK([Input.E88]);&quot;&quot;;(PrincipalMeridianLat+(((([Input.E88]*TownshipMilesNS)+VLOOKUP([Input.G88];SELookupTable;2;FALSE))+VLOOKUP([Input.H88];SSLookupTable;2;FALSE))/DegreeLatMiles)))"/>
          <table:table-cell table:style-name="ce26" table:formula="of:=IF(ISBLANK([Input.I88]);&quot;&quot;;[Input.I88])"/>
          <table:table-cell table:number-columns-repeated="1020"/>
        </table:table-row>
        <table:table-row table:style-name="ro1">
          <table:table-cell table:style-name="ce26" table:formula="of:=IF(ISBLANK([Input.A89]);&quot;&quot;;(((([Input.A89]&amp;&quot;-&quot;)&amp;[Input.B89])&amp;&quot;-&quot;)&amp;[Input.C89]))"/>
          <table:table-cell table:style-name="ce26" table:formula="of:=IF(ISBLANK([Input.F89]);&quot;&quot;;(PrincipalMeridianLong-((((([Input.F89]-1)*TownshipMilesEW)+VLOOKUP([Input.G89];SELookupTable;3;FALSE))+VLOOKUP([Input.H89];SSLookupTable;3;FALSE))/(69.04*COS((([C89]*PI())/180))))))"/>
          <table:table-cell table:style-name="ce26" table:formula="of:=IF(ISBLANK([Input.E89]);&quot;&quot;;(PrincipalMeridianLat+(((([Input.E89]*TownshipMilesNS)+VLOOKUP([Input.G89];SELookupTable;2;FALSE))+VLOOKUP([Input.H89];SSLookupTable;2;FALSE))/DegreeLatMiles)))"/>
          <table:table-cell table:style-name="ce26" table:formula="of:=IF(ISBLANK([Input.I89]);&quot;&quot;;[Input.I89])"/>
          <table:table-cell table:number-columns-repeated="1020"/>
        </table:table-row>
        <table:table-row table:style-name="ro1">
          <table:table-cell table:style-name="ce26" table:formula="of:=IF(ISBLANK([Input.A90]);&quot;&quot;;(((([Input.A90]&amp;&quot;-&quot;)&amp;[Input.B90])&amp;&quot;-&quot;)&amp;[Input.C90]))"/>
          <table:table-cell table:style-name="ce26" table:formula="of:=IF(ISBLANK([Input.F90]);&quot;&quot;;(PrincipalMeridianLong-((((([Input.F90]-1)*TownshipMilesEW)+VLOOKUP([Input.G90];SELookupTable;3;FALSE))+VLOOKUP([Input.H90];SSLookupTable;3;FALSE))/(69.04*COS((([C90]*PI())/180))))))"/>
          <table:table-cell table:style-name="ce26" table:formula="of:=IF(ISBLANK([Input.E90]);&quot;&quot;;(PrincipalMeridianLat+(((([Input.E90]*TownshipMilesNS)+VLOOKUP([Input.G90];SELookupTable;2;FALSE))+VLOOKUP([Input.H90];SSLookupTable;2;FALSE))/DegreeLatMiles)))"/>
          <table:table-cell table:style-name="ce26" table:formula="of:=IF(ISBLANK([Input.I90]);&quot;&quot;;[Input.I90])"/>
          <table:table-cell table:number-columns-repeated="1020"/>
        </table:table-row>
        <table:table-row table:style-name="ro1">
          <table:table-cell table:style-name="ce26" table:formula="of:=IF(ISBLANK([Input.A91]);&quot;&quot;;(((([Input.A91]&amp;&quot;-&quot;)&amp;[Input.B91])&amp;&quot;-&quot;)&amp;[Input.C91]))"/>
          <table:table-cell table:style-name="ce26" table:formula="of:=IF(ISBLANK([Input.F91]);&quot;&quot;;(PrincipalMeridianLong-((((([Input.F91]-1)*TownshipMilesEW)+VLOOKUP([Input.G91];SELookupTable;3;FALSE))+VLOOKUP([Input.H91];SSLookupTable;3;FALSE))/(69.04*COS((([C91]*PI())/180))))))"/>
          <table:table-cell table:style-name="ce26" table:formula="of:=IF(ISBLANK([Input.E91]);&quot;&quot;;(PrincipalMeridianLat+(((([Input.E91]*TownshipMilesNS)+VLOOKUP([Input.G91];SELookupTable;2;FALSE))+VLOOKUP([Input.H91];SSLookupTable;2;FALSE))/DegreeLatMiles)))"/>
          <table:table-cell table:style-name="ce26" table:formula="of:=IF(ISBLANK([Input.I91]);&quot;&quot;;[Input.I91])"/>
          <table:table-cell table:number-columns-repeated="1020"/>
        </table:table-row>
        <table:table-row table:style-name="ro1">
          <table:table-cell table:style-name="ce26" table:formula="of:=IF(ISBLANK([Input.A92]);&quot;&quot;;(((([Input.A92]&amp;&quot;-&quot;)&amp;[Input.B92])&amp;&quot;-&quot;)&amp;[Input.C92]))"/>
          <table:table-cell table:style-name="ce26" table:formula="of:=IF(ISBLANK([Input.F92]);&quot;&quot;;(PrincipalMeridianLong-((((([Input.F92]-1)*TownshipMilesEW)+VLOOKUP([Input.G92];SELookupTable;3;FALSE))+VLOOKUP([Input.H92];SSLookupTable;3;FALSE))/(69.04*COS((([C92]*PI())/180))))))"/>
          <table:table-cell table:style-name="ce26" table:formula="of:=IF(ISBLANK([Input.E92]);&quot;&quot;;(PrincipalMeridianLat+(((([Input.E92]*TownshipMilesNS)+VLOOKUP([Input.G92];SELookupTable;2;FALSE))+VLOOKUP([Input.H92];SSLookupTable;2;FALSE))/DegreeLatMiles)))"/>
          <table:table-cell table:style-name="ce26" table:formula="of:=IF(ISBLANK([Input.I92]);&quot;&quot;;[Input.I92])"/>
          <table:table-cell table:number-columns-repeated="1020"/>
        </table:table-row>
        <table:table-row table:style-name="ro1">
          <table:table-cell table:style-name="ce26" table:formula="of:=IF(ISBLANK([Input.A93]);&quot;&quot;;(((([Input.A93]&amp;&quot;-&quot;)&amp;[Input.B93])&amp;&quot;-&quot;)&amp;[Input.C93]))"/>
          <table:table-cell table:style-name="ce26" table:formula="of:=IF(ISBLANK([Input.F93]);&quot;&quot;;(PrincipalMeridianLong-((((([Input.F93]-1)*TownshipMilesEW)+VLOOKUP([Input.G93];SELookupTable;3;FALSE))+VLOOKUP([Input.H93];SSLookupTable;3;FALSE))/(69.04*COS((([C93]*PI())/180))))))"/>
          <table:table-cell table:style-name="ce26" table:formula="of:=IF(ISBLANK([Input.E93]);&quot;&quot;;(PrincipalMeridianLat+(((([Input.E93]*TownshipMilesNS)+VLOOKUP([Input.G93];SELookupTable;2;FALSE))+VLOOKUP([Input.H93];SSLookupTable;2;FALSE))/DegreeLatMiles)))"/>
          <table:table-cell table:style-name="ce26" table:formula="of:=IF(ISBLANK([Input.I93]);&quot;&quot;;[Input.I93])"/>
          <table:table-cell table:number-columns-repeated="1020"/>
        </table:table-row>
        <table:table-row table:style-name="ro1">
          <table:table-cell table:style-name="ce26" table:formula="of:=IF(ISBLANK([Input.A94]);&quot;&quot;;(((([Input.A94]&amp;&quot;-&quot;)&amp;[Input.B94])&amp;&quot;-&quot;)&amp;[Input.C94]))"/>
          <table:table-cell table:style-name="ce26" table:formula="of:=IF(ISBLANK([Input.F94]);&quot;&quot;;(PrincipalMeridianLong-((((([Input.F94]-1)*TownshipMilesEW)+VLOOKUP([Input.G94];SELookupTable;3;FALSE))+VLOOKUP([Input.H94];SSLookupTable;3;FALSE))/(69.04*COS((([C94]*PI())/180))))))"/>
          <table:table-cell table:style-name="ce26" table:formula="of:=IF(ISBLANK([Input.E94]);&quot;&quot;;(PrincipalMeridianLat+(((([Input.E94]*TownshipMilesNS)+VLOOKUP([Input.G94];SELookupTable;2;FALSE))+VLOOKUP([Input.H94];SSLookupTable;2;FALSE))/DegreeLatMiles)))"/>
          <table:table-cell table:style-name="ce26" table:formula="of:=IF(ISBLANK([Input.I94]);&quot;&quot;;[Input.I94])"/>
          <table:table-cell table:number-columns-repeated="1020"/>
        </table:table-row>
        <table:table-row table:style-name="ro1">
          <table:table-cell table:style-name="ce26" table:formula="of:=IF(ISBLANK([Input.A95]);&quot;&quot;;(((([Input.A95]&amp;&quot;-&quot;)&amp;[Input.B95])&amp;&quot;-&quot;)&amp;[Input.C95]))"/>
          <table:table-cell table:style-name="ce26" table:formula="of:=IF(ISBLANK([Input.F95]);&quot;&quot;;(PrincipalMeridianLong-((((([Input.F95]-1)*TownshipMilesEW)+VLOOKUP([Input.G95];SELookupTable;3;FALSE))+VLOOKUP([Input.H95];SSLookupTable;3;FALSE))/(69.04*COS((([C95]*PI())/180))))))"/>
          <table:table-cell table:style-name="ce26" table:formula="of:=IF(ISBLANK([Input.E95]);&quot;&quot;;(PrincipalMeridianLat+(((([Input.E95]*TownshipMilesNS)+VLOOKUP([Input.G95];SELookupTable;2;FALSE))+VLOOKUP([Input.H95];SSLookupTable;2;FALSE))/DegreeLatMiles)))"/>
          <table:table-cell table:style-name="ce26" table:formula="of:=IF(ISBLANK([Input.I95]);&quot;&quot;;[Input.I95])"/>
          <table:table-cell table:number-columns-repeated="1020"/>
        </table:table-row>
        <table:table-row table:style-name="ro1">
          <table:table-cell table:style-name="ce26" table:formula="of:=IF(ISBLANK([Input.A96]);&quot;&quot;;(((([Input.A96]&amp;&quot;-&quot;)&amp;[Input.B96])&amp;&quot;-&quot;)&amp;[Input.C96]))"/>
          <table:table-cell table:style-name="ce26" table:formula="of:=IF(ISBLANK([Input.F96]);&quot;&quot;;(PrincipalMeridianLong-((((([Input.F96]-1)*TownshipMilesEW)+VLOOKUP([Input.G96];SELookupTable;3;FALSE))+VLOOKUP([Input.H96];SSLookupTable;3;FALSE))/(69.04*COS((([C96]*PI())/180))))))"/>
          <table:table-cell table:style-name="ce26" table:formula="of:=IF(ISBLANK([Input.E96]);&quot;&quot;;(PrincipalMeridianLat+(((([Input.E96]*TownshipMilesNS)+VLOOKUP([Input.G96];SELookupTable;2;FALSE))+VLOOKUP([Input.H96];SSLookupTable;2;FALSE))/DegreeLatMiles)))"/>
          <table:table-cell table:style-name="ce26" table:formula="of:=IF(ISBLANK([Input.I96]);&quot;&quot;;[Input.I96])"/>
          <table:table-cell table:number-columns-repeated="1020"/>
        </table:table-row>
        <table:table-row table:style-name="ro1">
          <table:table-cell table:style-name="ce26" table:formula="of:=IF(ISBLANK([Input.A97]);&quot;&quot;;(((([Input.A97]&amp;&quot;-&quot;)&amp;[Input.B97])&amp;&quot;-&quot;)&amp;[Input.C97]))"/>
          <table:table-cell table:style-name="ce26" table:formula="of:=IF(ISBLANK([Input.F97]);&quot;&quot;;(PrincipalMeridianLong-((((([Input.F97]-1)*TownshipMilesEW)+VLOOKUP([Input.G97];SELookupTable;3;FALSE))+VLOOKUP([Input.H97];SSLookupTable;3;FALSE))/(69.04*COS((([C97]*PI())/180))))))"/>
          <table:table-cell table:style-name="ce26" table:formula="of:=IF(ISBLANK([Input.E97]);&quot;&quot;;(PrincipalMeridianLat+(((([Input.E97]*TownshipMilesNS)+VLOOKUP([Input.G97];SELookupTable;2;FALSE))+VLOOKUP([Input.H97];SSLookupTable;2;FALSE))/DegreeLatMiles)))"/>
          <table:table-cell table:style-name="ce26" table:formula="of:=IF(ISBLANK([Input.I97]);&quot;&quot;;[Input.I97])"/>
          <table:table-cell table:number-columns-repeated="1020"/>
        </table:table-row>
        <table:table-row table:style-name="ro1">
          <table:table-cell table:style-name="ce26" table:formula="of:=IF(ISBLANK([Input.A98]);&quot;&quot;;(((([Input.A98]&amp;&quot;-&quot;)&amp;[Input.B98])&amp;&quot;-&quot;)&amp;[Input.C98]))"/>
          <table:table-cell table:style-name="ce26" table:formula="of:=IF(ISBLANK([Input.F98]);&quot;&quot;;(PrincipalMeridianLong-((((([Input.F98]-1)*TownshipMilesEW)+VLOOKUP([Input.G98];SELookupTable;3;FALSE))+VLOOKUP([Input.H98];SSLookupTable;3;FALSE))/(69.04*COS((([C98]*PI())/180))))))"/>
          <table:table-cell table:style-name="ce26" table:formula="of:=IF(ISBLANK([Input.E98]);&quot;&quot;;(PrincipalMeridianLat+(((([Input.E98]*TownshipMilesNS)+VLOOKUP([Input.G98];SELookupTable;2;FALSE))+VLOOKUP([Input.H98];SSLookupTable;2;FALSE))/DegreeLatMiles)))"/>
          <table:table-cell table:style-name="ce26" table:formula="of:=IF(ISBLANK([Input.I98]);&quot;&quot;;[Input.I98])"/>
          <table:table-cell table:number-columns-repeated="1020"/>
        </table:table-row>
        <table:table-row table:style-name="ro1">
          <table:table-cell table:style-name="ce26" table:formula="of:=IF(ISBLANK([Input.A99]);&quot;&quot;;(((([Input.A99]&amp;&quot;-&quot;)&amp;[Input.B99])&amp;&quot;-&quot;)&amp;[Input.C99]))"/>
          <table:table-cell table:style-name="ce26" table:formula="of:=IF(ISBLANK([Input.F99]);&quot;&quot;;(PrincipalMeridianLong-((((([Input.F99]-1)*TownshipMilesEW)+VLOOKUP([Input.G99];SELookupTable;3;FALSE))+VLOOKUP([Input.H99];SSLookupTable;3;FALSE))/(69.04*COS((([C99]*PI())/180))))))"/>
          <table:table-cell table:style-name="ce26" table:formula="of:=IF(ISBLANK([Input.E99]);&quot;&quot;;(PrincipalMeridianLat+(((([Input.E99]*TownshipMilesNS)+VLOOKUP([Input.G99];SELookupTable;2;FALSE))+VLOOKUP([Input.H99];SSLookupTable;2;FALSE))/DegreeLatMiles)))"/>
          <table:table-cell table:style-name="ce26" table:formula="of:=IF(ISBLANK([Input.I99]);&quot;&quot;;[Input.I99])"/>
          <table:table-cell table:number-columns-repeated="1020"/>
        </table:table-row>
        <table:table-row table:style-name="ro1">
          <table:table-cell table:style-name="ce26" table:formula="of:=IF(ISBLANK([Input.A100]);&quot;&quot;;(((([Input.A100]&amp;&quot;-&quot;)&amp;[Input.B100])&amp;&quot;-&quot;)&amp;[Input.C100]))"/>
          <table:table-cell table:style-name="ce26" table:formula="of:=IF(ISBLANK([Input.F100]);&quot;&quot;;(PrincipalMeridianLong-((((([Input.F100]-1)*TownshipMilesEW)+VLOOKUP([Input.G100];SELookupTable;3;FALSE))+VLOOKUP([Input.H100];SSLookupTable;3;FALSE))/(69.04*COS((([C100]*PI())/180))))))"/>
          <table:table-cell table:style-name="ce26" table:formula="of:=IF(ISBLANK([Input.E100]);&quot;&quot;;(PrincipalMeridianLat+(((([Input.E100]*TownshipMilesNS)+VLOOKUP([Input.G100];SELookupTable;2;FALSE))+VLOOKUP([Input.H100];SSLookupTable;2;FALSE))/DegreeLatMiles)))"/>
          <table:table-cell table:style-name="ce26" table:formula="of:=IF(ISBLANK([Input.I100]);&quot;&quot;;[Input.I100])"/>
          <table:table-cell table:number-columns-repeated="1020"/>
        </table:table-row>
        <table:table-row table:style-name="ro1">
          <table:table-cell table:style-name="ce26" table:formula="of:=IF(ISBLANK([Input.A101]);&quot;&quot;;(((([Input.A101]&amp;&quot;-&quot;)&amp;[Input.B101])&amp;&quot;-&quot;)&amp;[Input.C101]))"/>
          <table:table-cell table:style-name="ce26" table:formula="of:=IF(ISBLANK([Input.F101]);&quot;&quot;;(PrincipalMeridianLong-((((([Input.F101]-1)*TownshipMilesEW)+VLOOKUP([Input.G101];SELookupTable;3;FALSE))+VLOOKUP([Input.H101];SSLookupTable;3;FALSE))/(69.04*COS((([C101]*PI())/180))))))"/>
          <table:table-cell table:style-name="ce26" table:formula="of:=IF(ISBLANK([Input.E101]);&quot;&quot;;(PrincipalMeridianLat+(((([Input.E101]*TownshipMilesNS)+VLOOKUP([Input.G101];SELookupTable;2;FALSE))+VLOOKUP([Input.H101];SSLookupTable;2;FALSE))/DegreeLatMiles)))"/>
          <table:table-cell table:style-name="ce26" table:formula="of:=IF(ISBLANK([Input.I101]);&quot;&quot;;[Input.I101])"/>
          <table:table-cell table:number-columns-repeated="1020"/>
        </table:table-row>
        <table:table-row table:style-name="ro1">
          <table:table-cell table:style-name="ce26" table:formula="of:=IF(ISBLANK([Input.A102]);&quot;&quot;;(((([Input.A102]&amp;&quot;-&quot;)&amp;[Input.B102])&amp;&quot;-&quot;)&amp;[Input.C102]))"/>
          <table:table-cell table:style-name="ce26" table:formula="of:=IF(ISBLANK([Input.F102]);&quot;&quot;;(PrincipalMeridianLong-((((([Input.F102]-1)*TownshipMilesEW)+VLOOKUP([Input.G102];SELookupTable;3;FALSE))+VLOOKUP([Input.H102];SSLookupTable;3;FALSE))/(69.04*COS((([C102]*PI())/180))))))"/>
          <table:table-cell table:style-name="ce26" table:formula="of:=IF(ISBLANK([Input.E102]);&quot;&quot;;(PrincipalMeridianLat+(((([Input.E102]*TownshipMilesNS)+VLOOKUP([Input.G102];SELookupTable;2;FALSE))+VLOOKUP([Input.H102];SSLookupTable;2;FALSE))/DegreeLatMiles)))"/>
          <table:table-cell table:style-name="ce26" table:formula="of:=IF(ISBLANK([Input.I102]);&quot;&quot;;[Input.I102])"/>
          <table:table-cell table:number-columns-repeated="1020"/>
        </table:table-row>
        <table:table-row table:style-name="ro1">
          <table:table-cell table:style-name="ce26" table:formula="of:=IF(ISBLANK([Input.A103]);&quot;&quot;;(((([Input.A103]&amp;&quot;-&quot;)&amp;[Input.B103])&amp;&quot;-&quot;)&amp;[Input.C103]))"/>
          <table:table-cell table:style-name="ce26" table:formula="of:=IF(ISBLANK([Input.F103]);&quot;&quot;;(PrincipalMeridianLong-((((([Input.F103]-1)*TownshipMilesEW)+VLOOKUP([Input.G103];SELookupTable;3;FALSE))+VLOOKUP([Input.H103];SSLookupTable;3;FALSE))/(69.04*COS((([C103]*PI())/180))))))"/>
          <table:table-cell table:style-name="ce26" table:formula="of:=IF(ISBLANK([Input.E103]);&quot;&quot;;(PrincipalMeridianLat+(((([Input.E103]*TownshipMilesNS)+VLOOKUP([Input.G103];SELookupTable;2;FALSE))+VLOOKUP([Input.H103];SSLookupTable;2;FALSE))/DegreeLatMiles)))"/>
          <table:table-cell table:style-name="ce26" table:formula="of:=IF(ISBLANK([Input.I103]);&quot;&quot;;[Input.I103])"/>
          <table:table-cell table:number-columns-repeated="1020"/>
        </table:table-row>
        <table:table-row table:style-name="ro1">
          <table:table-cell table:style-name="ce26" table:formula="of:=IF(ISBLANK([Input.A104]);&quot;&quot;;(((([Input.A104]&amp;&quot;-&quot;)&amp;[Input.B104])&amp;&quot;-&quot;)&amp;[Input.C104]))"/>
          <table:table-cell table:style-name="ce26" table:formula="of:=IF(ISBLANK([Input.F104]);&quot;&quot;;(PrincipalMeridianLong-((((([Input.F104]-1)*TownshipMilesEW)+VLOOKUP([Input.G104];SELookupTable;3;FALSE))+VLOOKUP([Input.H104];SSLookupTable;3;FALSE))/(69.04*COS((([C104]*PI())/180))))))"/>
          <table:table-cell table:style-name="ce26" table:formula="of:=IF(ISBLANK([Input.E104]);&quot;&quot;;(PrincipalMeridianLat+(((([Input.E104]*TownshipMilesNS)+VLOOKUP([Input.G104];SELookupTable;2;FALSE))+VLOOKUP([Input.H104];SSLookupTable;2;FALSE))/DegreeLatMiles)))"/>
          <table:table-cell table:style-name="ce26" table:formula="of:=IF(ISBLANK([Input.I104]);&quot;&quot;;[Input.I104])"/>
          <table:table-cell table:number-columns-repeated="1020"/>
        </table:table-row>
        <table:table-row table:style-name="ro1">
          <table:table-cell table:style-name="ce26" table:formula="of:=IF(ISBLANK([Input.A105]);&quot;&quot;;(((([Input.A105]&amp;&quot;-&quot;)&amp;[Input.B105])&amp;&quot;-&quot;)&amp;[Input.C105]))"/>
          <table:table-cell table:style-name="ce26" table:formula="of:=IF(ISBLANK([Input.F105]);&quot;&quot;;(PrincipalMeridianLong-((((([Input.F105]-1)*TownshipMilesEW)+VLOOKUP([Input.G105];SELookupTable;3;FALSE))+VLOOKUP([Input.H105];SSLookupTable;3;FALSE))/(69.04*COS((([C105]*PI())/180))))))"/>
          <table:table-cell table:style-name="ce26" table:formula="of:=IF(ISBLANK([Input.E105]);&quot;&quot;;(PrincipalMeridianLat+(((([Input.E105]*TownshipMilesNS)+VLOOKUP([Input.G105];SELookupTable;2;FALSE))+VLOOKUP([Input.H105];SSLookupTable;2;FALSE))/DegreeLatMiles)))"/>
          <table:table-cell table:style-name="ce26" table:formula="of:=IF(ISBLANK([Input.I105]);&quot;&quot;;[Input.I105])"/>
          <table:table-cell table:number-columns-repeated="1020"/>
        </table:table-row>
        <table:table-row table:style-name="ro1">
          <table:table-cell table:style-name="ce26" table:formula="of:=IF(ISBLANK([Input.A106]);&quot;&quot;;(((([Input.A106]&amp;&quot;-&quot;)&amp;[Input.B106])&amp;&quot;-&quot;)&amp;[Input.C106]))"/>
          <table:table-cell table:style-name="ce26" table:formula="of:=IF(ISBLANK([Input.F106]);&quot;&quot;;(PrincipalMeridianLong-((((([Input.F106]-1)*TownshipMilesEW)+VLOOKUP([Input.G106];SELookupTable;3;FALSE))+VLOOKUP([Input.H106];SSLookupTable;3;FALSE))/(69.04*COS((([C106]*PI())/180))))))"/>
          <table:table-cell table:style-name="ce26" table:formula="of:=IF(ISBLANK([Input.E106]);&quot;&quot;;(PrincipalMeridianLat+(((([Input.E106]*TownshipMilesNS)+VLOOKUP([Input.G106];SELookupTable;2;FALSE))+VLOOKUP([Input.H106];SSLookupTable;2;FALSE))/DegreeLatMiles)))"/>
          <table:table-cell table:style-name="ce26" table:formula="of:=IF(ISBLANK([Input.I106]);&quot;&quot;;[Input.I106])"/>
          <table:table-cell table:number-columns-repeated="1020"/>
        </table:table-row>
        <table:table-row table:style-name="ro1">
          <table:table-cell table:style-name="ce26" table:formula="of:=IF(ISBLANK([Input.A107]);&quot;&quot;;(((([Input.A107]&amp;&quot;-&quot;)&amp;[Input.B107])&amp;&quot;-&quot;)&amp;[Input.C107]))"/>
          <table:table-cell table:style-name="ce26" table:formula="of:=IF(ISBLANK([Input.F107]);&quot;&quot;;(PrincipalMeridianLong-((((([Input.F107]-1)*TownshipMilesEW)+VLOOKUP([Input.G107];SELookupTable;3;FALSE))+VLOOKUP([Input.H107];SSLookupTable;3;FALSE))/(69.04*COS((([C107]*PI())/180))))))"/>
          <table:table-cell table:style-name="ce26" table:formula="of:=IF(ISBLANK([Input.E107]);&quot;&quot;;(PrincipalMeridianLat+(((([Input.E107]*TownshipMilesNS)+VLOOKUP([Input.G107];SELookupTable;2;FALSE))+VLOOKUP([Input.H107];SSLookupTable;2;FALSE))/DegreeLatMiles)))"/>
          <table:table-cell table:style-name="ce26" table:formula="of:=IF(ISBLANK([Input.I107]);&quot;&quot;;[Input.I107])"/>
          <table:table-cell table:number-columns-repeated="1020"/>
        </table:table-row>
        <table:table-row table:style-name="ro1">
          <table:table-cell table:style-name="ce26" table:formula="of:=IF(ISBLANK([Input.A108]);&quot;&quot;;(((([Input.A108]&amp;&quot;-&quot;)&amp;[Input.B108])&amp;&quot;-&quot;)&amp;[Input.C108]))"/>
          <table:table-cell table:style-name="ce26" table:formula="of:=IF(ISBLANK([Input.F108]);&quot;&quot;;(PrincipalMeridianLong-((((([Input.F108]-1)*TownshipMilesEW)+VLOOKUP([Input.G108];SELookupTable;3;FALSE))+VLOOKUP([Input.H108];SSLookupTable;3;FALSE))/(69.04*COS((([C108]*PI())/180))))))"/>
          <table:table-cell table:style-name="ce26" table:formula="of:=IF(ISBLANK([Input.E108]);&quot;&quot;;(PrincipalMeridianLat+(((([Input.E108]*TownshipMilesNS)+VLOOKUP([Input.G108];SELookupTable;2;FALSE))+VLOOKUP([Input.H108];SSLookupTable;2;FALSE))/DegreeLatMiles)))"/>
          <table:table-cell table:style-name="ce26" table:formula="of:=IF(ISBLANK([Input.I108]);&quot;&quot;;[Input.I108])"/>
          <table:table-cell table:number-columns-repeated="1020"/>
        </table:table-row>
        <table:table-row table:style-name="ro1">
          <table:table-cell table:style-name="ce26" table:formula="of:=IF(ISBLANK([Input.A109]);&quot;&quot;;(((([Input.A109]&amp;&quot;-&quot;)&amp;[Input.B109])&amp;&quot;-&quot;)&amp;[Input.C109]))"/>
          <table:table-cell table:style-name="ce26" table:formula="of:=IF(ISBLANK([Input.F109]);&quot;&quot;;(PrincipalMeridianLong-((((([Input.F109]-1)*TownshipMilesEW)+VLOOKUP([Input.G109];SELookupTable;3;FALSE))+VLOOKUP([Input.H109];SSLookupTable;3;FALSE))/(69.04*COS((([C109]*PI())/180))))))"/>
          <table:table-cell table:style-name="ce26" table:formula="of:=IF(ISBLANK([Input.E109]);&quot;&quot;;(PrincipalMeridianLat+(((([Input.E109]*TownshipMilesNS)+VLOOKUP([Input.G109];SELookupTable;2;FALSE))+VLOOKUP([Input.H109];SSLookupTable;2;FALSE))/DegreeLatMiles)))"/>
          <table:table-cell table:style-name="ce26" table:formula="of:=IF(ISBLANK([Input.I109]);&quot;&quot;;[Input.I109])"/>
          <table:table-cell table:number-columns-repeated="1020"/>
        </table:table-row>
        <table:table-row table:style-name="ro1">
          <table:table-cell table:style-name="ce26" table:formula="of:=IF(ISBLANK([Input.A110]);&quot;&quot;;(((([Input.A110]&amp;&quot;-&quot;)&amp;[Input.B110])&amp;&quot;-&quot;)&amp;[Input.C110]))"/>
          <table:table-cell table:style-name="ce26" table:formula="of:=IF(ISBLANK([Input.F110]);&quot;&quot;;(PrincipalMeridianLong-((((([Input.F110]-1)*TownshipMilesEW)+VLOOKUP([Input.G110];SELookupTable;3;FALSE))+VLOOKUP([Input.H110];SSLookupTable;3;FALSE))/(69.04*COS((([C110]*PI())/180))))))"/>
          <table:table-cell table:style-name="ce26" table:formula="of:=IF(ISBLANK([Input.E110]);&quot;&quot;;(PrincipalMeridianLat+(((([Input.E110]*TownshipMilesNS)+VLOOKUP([Input.G110];SELookupTable;2;FALSE))+VLOOKUP([Input.H110];SSLookupTable;2;FALSE))/DegreeLatMiles)))"/>
          <table:table-cell table:style-name="ce26" table:formula="of:=IF(ISBLANK([Input.I110]);&quot;&quot;;[Input.I110])"/>
          <table:table-cell table:number-columns-repeated="1020"/>
        </table:table-row>
        <table:table-row table:style-name="ro1">
          <table:table-cell table:style-name="ce26" table:formula="of:=IF(ISBLANK([Input.A111]);&quot;&quot;;(((([Input.A111]&amp;&quot;-&quot;)&amp;[Input.B111])&amp;&quot;-&quot;)&amp;[Input.C111]))"/>
          <table:table-cell table:style-name="ce26" table:formula="of:=IF(ISBLANK([Input.F111]);&quot;&quot;;(PrincipalMeridianLong-((((([Input.F111]-1)*TownshipMilesEW)+VLOOKUP([Input.G111];SELookupTable;3;FALSE))+VLOOKUP([Input.H111];SSLookupTable;3;FALSE))/(69.04*COS((([C111]*PI())/180))))))"/>
          <table:table-cell table:style-name="ce26" table:formula="of:=IF(ISBLANK([Input.E111]);&quot;&quot;;(PrincipalMeridianLat+(((([Input.E111]*TownshipMilesNS)+VLOOKUP([Input.G111];SELookupTable;2;FALSE))+VLOOKUP([Input.H111];SSLookupTable;2;FALSE))/DegreeLatMiles)))"/>
          <table:table-cell table:style-name="ce26" table:formula="of:=IF(ISBLANK([Input.I111]);&quot;&quot;;[Input.I111])"/>
          <table:table-cell table:number-columns-repeated="1020"/>
        </table:table-row>
        <table:table-row table:style-name="ro1">
          <table:table-cell table:style-name="ce26" table:formula="of:=IF(ISBLANK([Input.A112]);&quot;&quot;;(((([Input.A112]&amp;&quot;-&quot;)&amp;[Input.B112])&amp;&quot;-&quot;)&amp;[Input.C112]))"/>
          <table:table-cell table:style-name="ce26" table:formula="of:=IF(ISBLANK([Input.F112]);&quot;&quot;;(PrincipalMeridianLong-((((([Input.F112]-1)*TownshipMilesEW)+VLOOKUP([Input.G112];SELookupTable;3;FALSE))+VLOOKUP([Input.H112];SSLookupTable;3;FALSE))/(69.04*COS((([C112]*PI())/180))))))"/>
          <table:table-cell table:style-name="ce26" table:formula="of:=IF(ISBLANK([Input.E112]);&quot;&quot;;(PrincipalMeridianLat+(((([Input.E112]*TownshipMilesNS)+VLOOKUP([Input.G112];SELookupTable;2;FALSE))+VLOOKUP([Input.H112];SSLookupTable;2;FALSE))/DegreeLatMiles)))"/>
          <table:table-cell table:style-name="ce26" table:formula="of:=IF(ISBLANK([Input.I112]);&quot;&quot;;[Input.I112])"/>
          <table:table-cell table:number-columns-repeated="1020"/>
        </table:table-row>
        <table:table-row table:style-name="ro1">
          <table:table-cell table:style-name="ce26" table:formula="of:=IF(ISBLANK([Input.A113]);&quot;&quot;;(((([Input.A113]&amp;&quot;-&quot;)&amp;[Input.B113])&amp;&quot;-&quot;)&amp;[Input.C113]))"/>
          <table:table-cell table:style-name="ce26" table:formula="of:=IF(ISBLANK([Input.F113]);&quot;&quot;;(PrincipalMeridianLong-((((([Input.F113]-1)*TownshipMilesEW)+VLOOKUP([Input.G113];SELookupTable;3;FALSE))+VLOOKUP([Input.H113];SSLookupTable;3;FALSE))/(69.04*COS((([C113]*PI())/180))))))"/>
          <table:table-cell table:style-name="ce26" table:formula="of:=IF(ISBLANK([Input.E113]);&quot;&quot;;(PrincipalMeridianLat+(((([Input.E113]*TownshipMilesNS)+VLOOKUP([Input.G113];SELookupTable;2;FALSE))+VLOOKUP([Input.H113];SSLookupTable;2;FALSE))/DegreeLatMiles)))"/>
          <table:table-cell table:style-name="ce26" table:formula="of:=IF(ISBLANK([Input.I113]);&quot;&quot;;[Input.I113])"/>
          <table:table-cell table:number-columns-repeated="1020"/>
        </table:table-row>
        <table:table-row table:style-name="ro1">
          <table:table-cell table:style-name="ce26" table:formula="of:=IF(ISBLANK([Input.A114]);&quot;&quot;;(((([Input.A114]&amp;&quot;-&quot;)&amp;[Input.B114])&amp;&quot;-&quot;)&amp;[Input.C114]))"/>
          <table:table-cell table:style-name="ce26" table:formula="of:=IF(ISBLANK([Input.F114]);&quot;&quot;;(PrincipalMeridianLong-((((([Input.F114]-1)*TownshipMilesEW)+VLOOKUP([Input.G114];SELookupTable;3;FALSE))+VLOOKUP([Input.H114];SSLookupTable;3;FALSE))/(69.04*COS((([C114]*PI())/180))))))"/>
          <table:table-cell table:style-name="ce26" table:formula="of:=IF(ISBLANK([Input.E114]);&quot;&quot;;(PrincipalMeridianLat+(((([Input.E114]*TownshipMilesNS)+VLOOKUP([Input.G114];SELookupTable;2;FALSE))+VLOOKUP([Input.H114];SSLookupTable;2;FALSE))/DegreeLatMiles)))"/>
          <table:table-cell table:style-name="ce26" table:formula="of:=IF(ISBLANK([Input.I114]);&quot;&quot;;[Input.I114])"/>
          <table:table-cell table:number-columns-repeated="1020"/>
        </table:table-row>
        <table:table-row table:style-name="ro1">
          <table:table-cell table:style-name="ce26" table:formula="of:=IF(ISBLANK([Input.A115]);&quot;&quot;;(((([Input.A115]&amp;&quot;-&quot;)&amp;[Input.B115])&amp;&quot;-&quot;)&amp;[Input.C115]))"/>
          <table:table-cell table:style-name="ce26" table:formula="of:=IF(ISBLANK([Input.F115]);&quot;&quot;;(PrincipalMeridianLong-((((([Input.F115]-1)*TownshipMilesEW)+VLOOKUP([Input.G115];SELookupTable;3;FALSE))+VLOOKUP([Input.H115];SSLookupTable;3;FALSE))/(69.04*COS((([C115]*PI())/180))))))"/>
          <table:table-cell table:style-name="ce26" table:formula="of:=IF(ISBLANK([Input.E115]);&quot;&quot;;(PrincipalMeridianLat+(((([Input.E115]*TownshipMilesNS)+VLOOKUP([Input.G115];SELookupTable;2;FALSE))+VLOOKUP([Input.H115];SSLookupTable;2;FALSE))/DegreeLatMiles)))"/>
          <table:table-cell table:style-name="ce26" table:formula="of:=IF(ISBLANK([Input.I115]);&quot;&quot;;[Input.I115])"/>
          <table:table-cell table:number-columns-repeated="1020"/>
        </table:table-row>
        <table:table-row table:style-name="ro1">
          <table:table-cell table:style-name="ce26" table:formula="of:=IF(ISBLANK([Input.A116]);&quot;&quot;;(((([Input.A116]&amp;&quot;-&quot;)&amp;[Input.B116])&amp;&quot;-&quot;)&amp;[Input.C116]))"/>
          <table:table-cell table:style-name="ce26" table:formula="of:=IF(ISBLANK([Input.F116]);&quot;&quot;;(PrincipalMeridianLong-((((([Input.F116]-1)*TownshipMilesEW)+VLOOKUP([Input.G116];SELookupTable;3;FALSE))+VLOOKUP([Input.H116];SSLookupTable;3;FALSE))/(69.04*COS((([C116]*PI())/180))))))"/>
          <table:table-cell table:style-name="ce26" table:formula="of:=IF(ISBLANK([Input.E116]);&quot;&quot;;(PrincipalMeridianLat+(((([Input.E116]*TownshipMilesNS)+VLOOKUP([Input.G116];SELookupTable;2;FALSE))+VLOOKUP([Input.H116];SSLookupTable;2;FALSE))/DegreeLatMiles)))"/>
          <table:table-cell table:style-name="ce26" table:formula="of:=IF(ISBLANK([Input.I116]);&quot;&quot;;[Input.I116])"/>
          <table:table-cell table:number-columns-repeated="1020"/>
        </table:table-row>
        <table:table-row table:style-name="ro1">
          <table:table-cell table:style-name="ce26" table:formula="of:=IF(ISBLANK([Input.A117]);&quot;&quot;;(((([Input.A117]&amp;&quot;-&quot;)&amp;[Input.B117])&amp;&quot;-&quot;)&amp;[Input.C117]))"/>
          <table:table-cell table:style-name="ce26" table:formula="of:=IF(ISBLANK([Input.F117]);&quot;&quot;;(PrincipalMeridianLong-((((([Input.F117]-1)*TownshipMilesEW)+VLOOKUP([Input.G117];SELookupTable;3;FALSE))+VLOOKUP([Input.H117];SSLookupTable;3;FALSE))/(69.04*COS((([C117]*PI())/180))))))"/>
          <table:table-cell table:style-name="ce26" table:formula="of:=IF(ISBLANK([Input.E117]);&quot;&quot;;(PrincipalMeridianLat+(((([Input.E117]*TownshipMilesNS)+VLOOKUP([Input.G117];SELookupTable;2;FALSE))+VLOOKUP([Input.H117];SSLookupTable;2;FALSE))/DegreeLatMiles)))"/>
          <table:table-cell table:style-name="ce26" table:formula="of:=IF(ISBLANK([Input.I117]);&quot;&quot;;[Input.I117])"/>
          <table:table-cell table:number-columns-repeated="1020"/>
        </table:table-row>
        <table:table-row table:style-name="ro1">
          <table:table-cell table:style-name="ce26" table:formula="of:=IF(ISBLANK([Input.A118]);&quot;&quot;;(((([Input.A118]&amp;&quot;-&quot;)&amp;[Input.B118])&amp;&quot;-&quot;)&amp;[Input.C118]))"/>
          <table:table-cell table:style-name="ce26" table:formula="of:=IF(ISBLANK([Input.F118]);&quot;&quot;;(PrincipalMeridianLong-((((([Input.F118]-1)*TownshipMilesEW)+VLOOKUP([Input.G118];SELookupTable;3;FALSE))+VLOOKUP([Input.H118];SSLookupTable;3;FALSE))/(69.04*COS((([C118]*PI())/180))))))"/>
          <table:table-cell table:style-name="ce26" table:formula="of:=IF(ISBLANK([Input.E118]);&quot;&quot;;(PrincipalMeridianLat+(((([Input.E118]*TownshipMilesNS)+VLOOKUP([Input.G118];SELookupTable;2;FALSE))+VLOOKUP([Input.H118];SSLookupTable;2;FALSE))/DegreeLatMiles)))"/>
          <table:table-cell table:style-name="ce26" table:formula="of:=IF(ISBLANK([Input.I118]);&quot;&quot;;[Input.I118])"/>
          <table:table-cell table:number-columns-repeated="1020"/>
        </table:table-row>
        <table:table-row table:style-name="ro1">
          <table:table-cell table:style-name="ce26" table:formula="of:=IF(ISBLANK([Input.A119]);&quot;&quot;;(((([Input.A119]&amp;&quot;-&quot;)&amp;[Input.B119])&amp;&quot;-&quot;)&amp;[Input.C119]))"/>
          <table:table-cell table:style-name="ce26" table:formula="of:=IF(ISBLANK([Input.F119]);&quot;&quot;;(PrincipalMeridianLong-((((([Input.F119]-1)*TownshipMilesEW)+VLOOKUP([Input.G119];SELookupTable;3;FALSE))+VLOOKUP([Input.H119];SSLookupTable;3;FALSE))/(69.04*COS((([C119]*PI())/180))))))"/>
          <table:table-cell table:style-name="ce26" table:formula="of:=IF(ISBLANK([Input.E119]);&quot;&quot;;(PrincipalMeridianLat+(((([Input.E119]*TownshipMilesNS)+VLOOKUP([Input.G119];SELookupTable;2;FALSE))+VLOOKUP([Input.H119];SSLookupTable;2;FALSE))/DegreeLatMiles)))"/>
          <table:table-cell table:style-name="ce26" table:formula="of:=IF(ISBLANK([Input.I119]);&quot;&quot;;[Input.I119])"/>
          <table:table-cell table:number-columns-repeated="1020"/>
        </table:table-row>
        <table:table-row table:style-name="ro1">
          <table:table-cell table:style-name="ce26" table:formula="of:=IF(ISBLANK([Input.A120]);&quot;&quot;;(((([Input.A120]&amp;&quot;-&quot;)&amp;[Input.B120])&amp;&quot;-&quot;)&amp;[Input.C120]))"/>
          <table:table-cell table:style-name="ce26" table:formula="of:=IF(ISBLANK([Input.F120]);&quot;&quot;;(PrincipalMeridianLong-((((([Input.F120]-1)*TownshipMilesEW)+VLOOKUP([Input.G120];SELookupTable;3;FALSE))+VLOOKUP([Input.H120];SSLookupTable;3;FALSE))/(69.04*COS((([C120]*PI())/180))))))"/>
          <table:table-cell table:style-name="ce26" table:formula="of:=IF(ISBLANK([Input.E120]);&quot;&quot;;(PrincipalMeridianLat+(((([Input.E120]*TownshipMilesNS)+VLOOKUP([Input.G120];SELookupTable;2;FALSE))+VLOOKUP([Input.H120];SSLookupTable;2;FALSE))/DegreeLatMiles)))"/>
          <table:table-cell table:style-name="ce26" table:formula="of:=IF(ISBLANK([Input.I120]);&quot;&quot;;[Input.I120])"/>
          <table:table-cell table:number-columns-repeated="1020"/>
        </table:table-row>
        <table:table-row table:style-name="ro1">
          <table:table-cell table:style-name="ce26" table:formula="of:=IF(ISBLANK([Input.A121]);&quot;&quot;;(((([Input.A121]&amp;&quot;-&quot;)&amp;[Input.B121])&amp;&quot;-&quot;)&amp;[Input.C121]))"/>
          <table:table-cell table:style-name="ce26" table:formula="of:=IF(ISBLANK([Input.F121]);&quot;&quot;;(PrincipalMeridianLong-((((([Input.F121]-1)*TownshipMilesEW)+VLOOKUP([Input.G121];SELookupTable;3;FALSE))+VLOOKUP([Input.H121];SSLookupTable;3;FALSE))/(69.04*COS((([C121]*PI())/180))))))"/>
          <table:table-cell table:style-name="ce26" table:formula="of:=IF(ISBLANK([Input.E121]);&quot;&quot;;(PrincipalMeridianLat+(((([Input.E121]*TownshipMilesNS)+VLOOKUP([Input.G121];SELookupTable;2;FALSE))+VLOOKUP([Input.H121];SSLookupTable;2;FALSE))/DegreeLatMiles)))"/>
          <table:table-cell table:style-name="ce26" table:formula="of:=IF(ISBLANK([Input.I121]);&quot;&quot;;[Input.I121])"/>
          <table:table-cell table:number-columns-repeated="1020"/>
        </table:table-row>
        <table:table-row table:style-name="ro1">
          <table:table-cell table:style-name="ce26" table:formula="of:=IF(ISBLANK([Input.A122]);&quot;&quot;;(((([Input.A122]&amp;&quot;-&quot;)&amp;[Input.B122])&amp;&quot;-&quot;)&amp;[Input.C122]))"/>
          <table:table-cell table:style-name="ce26" table:formula="of:=IF(ISBLANK([Input.F122]);&quot;&quot;;(PrincipalMeridianLong-((((([Input.F122]-1)*TownshipMilesEW)+VLOOKUP([Input.G122];SELookupTable;3;FALSE))+VLOOKUP([Input.H122];SSLookupTable;3;FALSE))/(69.04*COS((([C122]*PI())/180))))))"/>
          <table:table-cell table:style-name="ce26" table:formula="of:=IF(ISBLANK([Input.E122]);&quot;&quot;;(PrincipalMeridianLat+(((([Input.E122]*TownshipMilesNS)+VLOOKUP([Input.G122];SELookupTable;2;FALSE))+VLOOKUP([Input.H122];SSLookupTable;2;FALSE))/DegreeLatMiles)))"/>
          <table:table-cell table:style-name="ce26" table:formula="of:=IF(ISBLANK([Input.I122]);&quot;&quot;;[Input.I122])"/>
          <table:table-cell table:number-columns-repeated="1020"/>
        </table:table-row>
        <table:table-row table:style-name="ro1">
          <table:table-cell table:style-name="ce26" table:formula="of:=IF(ISBLANK([Input.A123]);&quot;&quot;;(((([Input.A123]&amp;&quot;-&quot;)&amp;[Input.B123])&amp;&quot;-&quot;)&amp;[Input.C123]))"/>
          <table:table-cell table:style-name="ce26" table:formula="of:=IF(ISBLANK([Input.F123]);&quot;&quot;;(PrincipalMeridianLong-((((([Input.F123]-1)*TownshipMilesEW)+VLOOKUP([Input.G123];SELookupTable;3;FALSE))+VLOOKUP([Input.H123];SSLookupTable;3;FALSE))/(69.04*COS((([C123]*PI())/180))))))"/>
          <table:table-cell table:style-name="ce26" table:formula="of:=IF(ISBLANK([Input.E123]);&quot;&quot;;(PrincipalMeridianLat+(((([Input.E123]*TownshipMilesNS)+VLOOKUP([Input.G123];SELookupTable;2;FALSE))+VLOOKUP([Input.H123];SSLookupTable;2;FALSE))/DegreeLatMiles)))"/>
          <table:table-cell table:style-name="ce26" table:formula="of:=IF(ISBLANK([Input.I123]);&quot;&quot;;[Input.I123])"/>
          <table:table-cell table:number-columns-repeated="1020"/>
        </table:table-row>
        <table:table-row table:style-name="ro1">
          <table:table-cell table:style-name="ce26" table:formula="of:=IF(ISBLANK([Input.A124]);&quot;&quot;;(((([Input.A124]&amp;&quot;-&quot;)&amp;[Input.B124])&amp;&quot;-&quot;)&amp;[Input.C124]))"/>
          <table:table-cell table:style-name="ce26" table:formula="of:=IF(ISBLANK([Input.F124]);&quot;&quot;;(PrincipalMeridianLong-((((([Input.F124]-1)*TownshipMilesEW)+VLOOKUP([Input.G124];SELookupTable;3;FALSE))+VLOOKUP([Input.H124];SSLookupTable;3;FALSE))/(69.04*COS((([C124]*PI())/180))))))"/>
          <table:table-cell table:style-name="ce26" table:formula="of:=IF(ISBLANK([Input.E124]);&quot;&quot;;(PrincipalMeridianLat+(((([Input.E124]*TownshipMilesNS)+VLOOKUP([Input.G124];SELookupTable;2;FALSE))+VLOOKUP([Input.H124];SSLookupTable;2;FALSE))/DegreeLatMiles)))"/>
          <table:table-cell table:style-name="ce26" table:formula="of:=IF(ISBLANK([Input.I124]);&quot;&quot;;[Input.I124])"/>
          <table:table-cell table:number-columns-repeated="1020"/>
        </table:table-row>
        <table:table-row table:style-name="ro1">
          <table:table-cell table:style-name="ce26" table:formula="of:=IF(ISBLANK([Input.A125]);&quot;&quot;;(((([Input.A125]&amp;&quot;-&quot;)&amp;[Input.B125])&amp;&quot;-&quot;)&amp;[Input.C125]))"/>
          <table:table-cell table:style-name="ce26" table:formula="of:=IF(ISBLANK([Input.F125]);&quot;&quot;;(PrincipalMeridianLong-((((([Input.F125]-1)*TownshipMilesEW)+VLOOKUP([Input.G125];SELookupTable;3;FALSE))+VLOOKUP([Input.H125];SSLookupTable;3;FALSE))/(69.04*COS((([C125]*PI())/180))))))"/>
          <table:table-cell table:style-name="ce26" table:formula="of:=IF(ISBLANK([Input.E125]);&quot;&quot;;(PrincipalMeridianLat+(((([Input.E125]*TownshipMilesNS)+VLOOKUP([Input.G125];SELookupTable;2;FALSE))+VLOOKUP([Input.H125];SSLookupTable;2;FALSE))/DegreeLatMiles)))"/>
          <table:table-cell table:style-name="ce26" table:formula="of:=IF(ISBLANK([Input.I125]);&quot;&quot;;[Input.I125])"/>
          <table:table-cell table:number-columns-repeated="1020"/>
        </table:table-row>
        <table:table-row table:style-name="ro1">
          <table:table-cell table:style-name="ce26" table:formula="of:=IF(ISBLANK([Input.A126]);&quot;&quot;;(((([Input.A126]&amp;&quot;-&quot;)&amp;[Input.B126])&amp;&quot;-&quot;)&amp;[Input.C126]))"/>
          <table:table-cell table:style-name="ce26" table:formula="of:=IF(ISBLANK([Input.F126]);&quot;&quot;;(PrincipalMeridianLong-((((([Input.F126]-1)*TownshipMilesEW)+VLOOKUP([Input.G126];SELookupTable;3;FALSE))+VLOOKUP([Input.H126];SSLookupTable;3;FALSE))/(69.04*COS((([C126]*PI())/180))))))"/>
          <table:table-cell table:style-name="ce26" table:formula="of:=IF(ISBLANK([Input.E126]);&quot;&quot;;(PrincipalMeridianLat+(((([Input.E126]*TownshipMilesNS)+VLOOKUP([Input.G126];SELookupTable;2;FALSE))+VLOOKUP([Input.H126];SSLookupTable;2;FALSE))/DegreeLatMiles)))"/>
          <table:table-cell table:style-name="ce26" table:formula="of:=IF(ISBLANK([Input.I126]);&quot;&quot;;[Input.I126])"/>
          <table:table-cell table:number-columns-repeated="1020"/>
        </table:table-row>
        <table:table-row table:style-name="ro1">
          <table:table-cell table:style-name="ce26" table:formula="of:=IF(ISBLANK([Input.A127]);&quot;&quot;;(((([Input.A127]&amp;&quot;-&quot;)&amp;[Input.B127])&amp;&quot;-&quot;)&amp;[Input.C127]))"/>
          <table:table-cell table:style-name="ce26" table:formula="of:=IF(ISBLANK([Input.F127]);&quot;&quot;;(PrincipalMeridianLong-((((([Input.F127]-1)*TownshipMilesEW)+VLOOKUP([Input.G127];SELookupTable;3;FALSE))+VLOOKUP([Input.H127];SSLookupTable;3;FALSE))/(69.04*COS((([C127]*PI())/180))))))"/>
          <table:table-cell table:style-name="ce26" table:formula="of:=IF(ISBLANK([Input.E127]);&quot;&quot;;(PrincipalMeridianLat+(((([Input.E127]*TownshipMilesNS)+VLOOKUP([Input.G127];SELookupTable;2;FALSE))+VLOOKUP([Input.H127];SSLookupTable;2;FALSE))/DegreeLatMiles)))"/>
          <table:table-cell table:style-name="ce26" table:formula="of:=IF(ISBLANK([Input.I127]);&quot;&quot;;[Input.I127])"/>
          <table:table-cell table:number-columns-repeated="1020"/>
        </table:table-row>
        <table:table-row table:style-name="ro1">
          <table:table-cell table:style-name="ce26" table:formula="of:=IF(ISBLANK([Input.A128]);&quot;&quot;;(((([Input.A128]&amp;&quot;-&quot;)&amp;[Input.B128])&amp;&quot;-&quot;)&amp;[Input.C128]))"/>
          <table:table-cell table:style-name="ce26" table:formula="of:=IF(ISBLANK([Input.F128]);&quot;&quot;;(PrincipalMeridianLong-((((([Input.F128]-1)*TownshipMilesEW)+VLOOKUP([Input.G128];SELookupTable;3;FALSE))+VLOOKUP([Input.H128];SSLookupTable;3;FALSE))/(69.04*COS((([C128]*PI())/180))))))"/>
          <table:table-cell table:style-name="ce26" table:formula="of:=IF(ISBLANK([Input.E128]);&quot;&quot;;(PrincipalMeridianLat+(((([Input.E128]*TownshipMilesNS)+VLOOKUP([Input.G128];SELookupTable;2;FALSE))+VLOOKUP([Input.H128];SSLookupTable;2;FALSE))/DegreeLatMiles)))"/>
          <table:table-cell table:style-name="ce26" table:formula="of:=IF(ISBLANK([Input.I128]);&quot;&quot;;[Input.I128])"/>
          <table:table-cell table:number-columns-repeated="1020"/>
        </table:table-row>
        <table:table-row table:style-name="ro1">
          <table:table-cell table:style-name="ce26" table:formula="of:=IF(ISBLANK([Input.A129]);&quot;&quot;;(((([Input.A129]&amp;&quot;-&quot;)&amp;[Input.B129])&amp;&quot;-&quot;)&amp;[Input.C129]))"/>
          <table:table-cell table:style-name="ce26" table:formula="of:=IF(ISBLANK([Input.F129]);&quot;&quot;;(PrincipalMeridianLong-((((([Input.F129]-1)*TownshipMilesEW)+VLOOKUP([Input.G129];SELookupTable;3;FALSE))+VLOOKUP([Input.H129];SSLookupTable;3;FALSE))/(69.04*COS((([C129]*PI())/180))))))"/>
          <table:table-cell table:style-name="ce26" table:formula="of:=IF(ISBLANK([Input.E129]);&quot;&quot;;(PrincipalMeridianLat+(((([Input.E129]*TownshipMilesNS)+VLOOKUP([Input.G129];SELookupTable;2;FALSE))+VLOOKUP([Input.H129];SSLookupTable;2;FALSE))/DegreeLatMiles)))"/>
          <table:table-cell table:style-name="ce26" table:formula="of:=IF(ISBLANK([Input.I129]);&quot;&quot;;[Input.I129])"/>
          <table:table-cell table:number-columns-repeated="1020"/>
        </table:table-row>
        <table:table-row table:style-name="ro1">
          <table:table-cell table:style-name="ce26" table:formula="of:=IF(ISBLANK([Input.A130]);&quot;&quot;;(((([Input.A130]&amp;&quot;-&quot;)&amp;[Input.B130])&amp;&quot;-&quot;)&amp;[Input.C130]))"/>
          <table:table-cell table:style-name="ce26" table:formula="of:=IF(ISBLANK([Input.F130]);&quot;&quot;;(PrincipalMeridianLong-((((([Input.F130]-1)*TownshipMilesEW)+VLOOKUP([Input.G130];SELookupTable;3;FALSE))+VLOOKUP([Input.H130];SSLookupTable;3;FALSE))/(69.04*COS((([C130]*PI())/180))))))"/>
          <table:table-cell table:style-name="ce26" table:formula="of:=IF(ISBLANK([Input.E130]);&quot;&quot;;(PrincipalMeridianLat+(((([Input.E130]*TownshipMilesNS)+VLOOKUP([Input.G130];SELookupTable;2;FALSE))+VLOOKUP([Input.H130];SSLookupTable;2;FALSE))/DegreeLatMiles)))"/>
          <table:table-cell table:style-name="ce26" table:formula="of:=IF(ISBLANK([Input.I130]);&quot;&quot;;[Input.I130])"/>
          <table:table-cell table:number-columns-repeated="1020"/>
        </table:table-row>
        <table:table-row table:style-name="ro1">
          <table:table-cell table:style-name="ce26" table:formula="of:=IF(ISBLANK([Input.A131]);&quot;&quot;;(((([Input.A131]&amp;&quot;-&quot;)&amp;[Input.B131])&amp;&quot;-&quot;)&amp;[Input.C131]))"/>
          <table:table-cell table:style-name="ce26" table:formula="of:=IF(ISBLANK([Input.F131]);&quot;&quot;;(PrincipalMeridianLong-((((([Input.F131]-1)*TownshipMilesEW)+VLOOKUP([Input.G131];SELookupTable;3;FALSE))+VLOOKUP([Input.H131];SSLookupTable;3;FALSE))/(69.04*COS((([C131]*PI())/180))))))"/>
          <table:table-cell table:style-name="ce26" table:formula="of:=IF(ISBLANK([Input.E131]);&quot;&quot;;(PrincipalMeridianLat+(((([Input.E131]*TownshipMilesNS)+VLOOKUP([Input.G131];SELookupTable;2;FALSE))+VLOOKUP([Input.H131];SSLookupTable;2;FALSE))/DegreeLatMiles)))"/>
          <table:table-cell table:style-name="ce26" table:formula="of:=IF(ISBLANK([Input.I131]);&quot;&quot;;[Input.I131])"/>
          <table:table-cell table:number-columns-repeated="1020"/>
        </table:table-row>
        <table:table-row table:style-name="ro1">
          <table:table-cell table:style-name="ce26" table:formula="of:=IF(ISBLANK([Input.A132]);&quot;&quot;;(((([Input.A132]&amp;&quot;-&quot;)&amp;[Input.B132])&amp;&quot;-&quot;)&amp;[Input.C132]))"/>
          <table:table-cell table:style-name="ce26" table:formula="of:=IF(ISBLANK([Input.F132]);&quot;&quot;;(PrincipalMeridianLong-((((([Input.F132]-1)*TownshipMilesEW)+VLOOKUP([Input.G132];SELookupTable;3;FALSE))+VLOOKUP([Input.H132];SSLookupTable;3;FALSE))/(69.04*COS((([C132]*PI())/180))))))"/>
          <table:table-cell table:style-name="ce26" table:formula="of:=IF(ISBLANK([Input.E132]);&quot;&quot;;(PrincipalMeridianLat+(((([Input.E132]*TownshipMilesNS)+VLOOKUP([Input.G132];SELookupTable;2;FALSE))+VLOOKUP([Input.H132];SSLookupTable;2;FALSE))/DegreeLatMiles)))"/>
          <table:table-cell table:style-name="ce26" table:formula="of:=IF(ISBLANK([Input.I132]);&quot;&quot;;[Input.I132])"/>
          <table:table-cell table:number-columns-repeated="1020"/>
        </table:table-row>
        <table:table-row table:style-name="ro1">
          <table:table-cell table:style-name="ce26" table:formula="of:=IF(ISBLANK([Input.A133]);&quot;&quot;;(((([Input.A133]&amp;&quot;-&quot;)&amp;[Input.B133])&amp;&quot;-&quot;)&amp;[Input.C133]))"/>
          <table:table-cell table:style-name="ce26" table:formula="of:=IF(ISBLANK([Input.F133]);&quot;&quot;;(PrincipalMeridianLong-((((([Input.F133]-1)*TownshipMilesEW)+VLOOKUP([Input.G133];SELookupTable;3;FALSE))+VLOOKUP([Input.H133];SSLookupTable;3;FALSE))/(69.04*COS((([C133]*PI())/180))))))"/>
          <table:table-cell table:style-name="ce26" table:formula="of:=IF(ISBLANK([Input.E133]);&quot;&quot;;(PrincipalMeridianLat+(((([Input.E133]*TownshipMilesNS)+VLOOKUP([Input.G133];SELookupTable;2;FALSE))+VLOOKUP([Input.H133];SSLookupTable;2;FALSE))/DegreeLatMiles)))"/>
          <table:table-cell table:style-name="ce26" table:formula="of:=IF(ISBLANK([Input.I133]);&quot;&quot;;[Input.I133])"/>
          <table:table-cell table:number-columns-repeated="1020"/>
        </table:table-row>
        <table:table-row table:style-name="ro1">
          <table:table-cell table:style-name="ce26" table:formula="of:=IF(ISBLANK([Input.A134]);&quot;&quot;;(((([Input.A134]&amp;&quot;-&quot;)&amp;[Input.B134])&amp;&quot;-&quot;)&amp;[Input.C134]))"/>
          <table:table-cell table:style-name="ce26" table:formula="of:=IF(ISBLANK([Input.F134]);&quot;&quot;;(PrincipalMeridianLong-((((([Input.F134]-1)*TownshipMilesEW)+VLOOKUP([Input.G134];SELookupTable;3;FALSE))+VLOOKUP([Input.H134];SSLookupTable;3;FALSE))/(69.04*COS((([C134]*PI())/180))))))"/>
          <table:table-cell table:style-name="ce26" table:formula="of:=IF(ISBLANK([Input.E134]);&quot;&quot;;(PrincipalMeridianLat+(((([Input.E134]*TownshipMilesNS)+VLOOKUP([Input.G134];SELookupTable;2;FALSE))+VLOOKUP([Input.H134];SSLookupTable;2;FALSE))/DegreeLatMiles)))"/>
          <table:table-cell table:style-name="ce26" table:formula="of:=IF(ISBLANK([Input.I134]);&quot;&quot;;[Input.I134])"/>
          <table:table-cell table:number-columns-repeated="1020"/>
        </table:table-row>
        <table:table-row table:style-name="ro1">
          <table:table-cell table:style-name="ce26" table:formula="of:=IF(ISBLANK([Input.A135]);&quot;&quot;;(((([Input.A135]&amp;&quot;-&quot;)&amp;[Input.B135])&amp;&quot;-&quot;)&amp;[Input.C135]))"/>
          <table:table-cell table:style-name="ce26" table:formula="of:=IF(ISBLANK([Input.F135]);&quot;&quot;;(PrincipalMeridianLong-((((([Input.F135]-1)*TownshipMilesEW)+VLOOKUP([Input.G135];SELookupTable;3;FALSE))+VLOOKUP([Input.H135];SSLookupTable;3;FALSE))/(69.04*COS((([C135]*PI())/180))))))"/>
          <table:table-cell table:style-name="ce26" table:formula="of:=IF(ISBLANK([Input.E135]);&quot;&quot;;(PrincipalMeridianLat+(((([Input.E135]*TownshipMilesNS)+VLOOKUP([Input.G135];SELookupTable;2;FALSE))+VLOOKUP([Input.H135];SSLookupTable;2;FALSE))/DegreeLatMiles)))"/>
          <table:table-cell table:style-name="ce26" table:formula="of:=IF(ISBLANK([Input.I135]);&quot;&quot;;[Input.I135])"/>
          <table:table-cell table:number-columns-repeated="1020"/>
        </table:table-row>
        <table:table-row table:style-name="ro1">
          <table:table-cell table:style-name="ce26" table:formula="of:=IF(ISBLANK([Input.A136]);&quot;&quot;;(((([Input.A136]&amp;&quot;-&quot;)&amp;[Input.B136])&amp;&quot;-&quot;)&amp;[Input.C136]))"/>
          <table:table-cell table:style-name="ce26" table:formula="of:=IF(ISBLANK([Input.F136]);&quot;&quot;;(PrincipalMeridianLong-((((([Input.F136]-1)*TownshipMilesEW)+VLOOKUP([Input.G136];SELookupTable;3;FALSE))+VLOOKUP([Input.H136];SSLookupTable;3;FALSE))/(69.04*COS((([C136]*PI())/180))))))"/>
          <table:table-cell table:style-name="ce26" table:formula="of:=IF(ISBLANK([Input.E136]);&quot;&quot;;(PrincipalMeridianLat+(((([Input.E136]*TownshipMilesNS)+VLOOKUP([Input.G136];SELookupTable;2;FALSE))+VLOOKUP([Input.H136];SSLookupTable;2;FALSE))/DegreeLatMiles)))"/>
          <table:table-cell table:style-name="ce26" table:formula="of:=IF(ISBLANK([Input.I136]);&quot;&quot;;[Input.I136])"/>
          <table:table-cell table:number-columns-repeated="1020"/>
        </table:table-row>
        <table:table-row table:style-name="ro1">
          <table:table-cell table:style-name="ce26" table:formula="of:=IF(ISBLANK([Input.A137]);&quot;&quot;;(((([Input.A137]&amp;&quot;-&quot;)&amp;[Input.B137])&amp;&quot;-&quot;)&amp;[Input.C137]))"/>
          <table:table-cell table:style-name="ce26" table:formula="of:=IF(ISBLANK([Input.F137]);&quot;&quot;;(PrincipalMeridianLong-((((([Input.F137]-1)*TownshipMilesEW)+VLOOKUP([Input.G137];SELookupTable;3;FALSE))+VLOOKUP([Input.H137];SSLookupTable;3;FALSE))/(69.04*COS((([C137]*PI())/180))))))"/>
          <table:table-cell table:style-name="ce26" table:formula="of:=IF(ISBLANK([Input.E137]);&quot;&quot;;(PrincipalMeridianLat+(((([Input.E137]*TownshipMilesNS)+VLOOKUP([Input.G137];SELookupTable;2;FALSE))+VLOOKUP([Input.H137];SSLookupTable;2;FALSE))/DegreeLatMiles)))"/>
          <table:table-cell table:style-name="ce26" table:formula="of:=IF(ISBLANK([Input.I137]);&quot;&quot;;[Input.I137])"/>
          <table:table-cell table:number-columns-repeated="1020"/>
        </table:table-row>
        <table:table-row table:style-name="ro1">
          <table:table-cell table:style-name="ce26" table:formula="of:=IF(ISBLANK([Input.A138]);&quot;&quot;;(((([Input.A138]&amp;&quot;-&quot;)&amp;[Input.B138])&amp;&quot;-&quot;)&amp;[Input.C138]))"/>
          <table:table-cell table:style-name="ce26" table:formula="of:=IF(ISBLANK([Input.F138]);&quot;&quot;;(PrincipalMeridianLong-((((([Input.F138]-1)*TownshipMilesEW)+VLOOKUP([Input.G138];SELookupTable;3;FALSE))+VLOOKUP([Input.H138];SSLookupTable;3;FALSE))/(69.04*COS((([C138]*PI())/180))))))"/>
          <table:table-cell table:style-name="ce26" table:formula="of:=IF(ISBLANK([Input.E138]);&quot;&quot;;(PrincipalMeridianLat+(((([Input.E138]*TownshipMilesNS)+VLOOKUP([Input.G138];SELookupTable;2;FALSE))+VLOOKUP([Input.H138];SSLookupTable;2;FALSE))/DegreeLatMiles)))"/>
          <table:table-cell table:style-name="ce26" table:formula="of:=IF(ISBLANK([Input.I138]);&quot;&quot;;[Input.I138])"/>
          <table:table-cell table:number-columns-repeated="1020"/>
        </table:table-row>
        <table:table-row table:style-name="ro1">
          <table:table-cell table:style-name="ce26" table:formula="of:=IF(ISBLANK([Input.A139]);&quot;&quot;;(((([Input.A139]&amp;&quot;-&quot;)&amp;[Input.B139])&amp;&quot;-&quot;)&amp;[Input.C139]))"/>
          <table:table-cell table:style-name="ce26" table:formula="of:=IF(ISBLANK([Input.F139]);&quot;&quot;;(PrincipalMeridianLong-((((([Input.F139]-1)*TownshipMilesEW)+VLOOKUP([Input.G139];SELookupTable;3;FALSE))+VLOOKUP([Input.H139];SSLookupTable;3;FALSE))/(69.04*COS((([C139]*PI())/180))))))"/>
          <table:table-cell table:style-name="ce26" table:formula="of:=IF(ISBLANK([Input.E139]);&quot;&quot;;(PrincipalMeridianLat+(((([Input.E139]*TownshipMilesNS)+VLOOKUP([Input.G139];SELookupTable;2;FALSE))+VLOOKUP([Input.H139];SSLookupTable;2;FALSE))/DegreeLatMiles)))"/>
          <table:table-cell table:style-name="ce26" table:formula="of:=IF(ISBLANK([Input.I139]);&quot;&quot;;[Input.I139])"/>
          <table:table-cell table:number-columns-repeated="1020"/>
        </table:table-row>
        <table:table-row table:style-name="ro1">
          <table:table-cell table:style-name="ce26" table:formula="of:=IF(ISBLANK([Input.A140]);&quot;&quot;;(((([Input.A140]&amp;&quot;-&quot;)&amp;[Input.B140])&amp;&quot;-&quot;)&amp;[Input.C140]))"/>
          <table:table-cell table:style-name="ce26" table:formula="of:=IF(ISBLANK([Input.F140]);&quot;&quot;;(PrincipalMeridianLong-((((([Input.F140]-1)*TownshipMilesEW)+VLOOKUP([Input.G140];SELookupTable;3;FALSE))+VLOOKUP([Input.H140];SSLookupTable;3;FALSE))/(69.04*COS((([C140]*PI())/180))))))"/>
          <table:table-cell table:style-name="ce26" table:formula="of:=IF(ISBLANK([Input.E140]);&quot;&quot;;(PrincipalMeridianLat+(((([Input.E140]*TownshipMilesNS)+VLOOKUP([Input.G140];SELookupTable;2;FALSE))+VLOOKUP([Input.H140];SSLookupTable;2;FALSE))/DegreeLatMiles)))"/>
          <table:table-cell table:style-name="ce26" table:formula="of:=IF(ISBLANK([Input.I140]);&quot;&quot;;[Input.I140])"/>
          <table:table-cell table:number-columns-repeated="1020"/>
        </table:table-row>
        <table:table-row table:style-name="ro1">
          <table:table-cell table:style-name="ce26" table:formula="of:=IF(ISBLANK([Input.A141]);&quot;&quot;;(((([Input.A141]&amp;&quot;-&quot;)&amp;[Input.B141])&amp;&quot;-&quot;)&amp;[Input.C141]))"/>
          <table:table-cell table:style-name="ce26" table:formula="of:=IF(ISBLANK([Input.F141]);&quot;&quot;;(PrincipalMeridianLong-((((([Input.F141]-1)*TownshipMilesEW)+VLOOKUP([Input.G141];SELookupTable;3;FALSE))+VLOOKUP([Input.H141];SSLookupTable;3;FALSE))/(69.04*COS((([C141]*PI())/180))))))"/>
          <table:table-cell table:style-name="ce26" table:formula="of:=IF(ISBLANK([Input.E141]);&quot;&quot;;(PrincipalMeridianLat+(((([Input.E141]*TownshipMilesNS)+VLOOKUP([Input.G141];SELookupTable;2;FALSE))+VLOOKUP([Input.H141];SSLookupTable;2;FALSE))/DegreeLatMiles)))"/>
          <table:table-cell table:style-name="ce26" table:formula="of:=IF(ISBLANK([Input.I141]);&quot;&quot;;[Input.I141])"/>
          <table:table-cell table:number-columns-repeated="1020"/>
        </table:table-row>
        <table:table-row table:style-name="ro1">
          <table:table-cell table:style-name="ce25" table:formula="of:=IF(ISBLANK([Input.A142]);&quot;&quot;;(((([Input.A142]&amp;&quot;-&quot;)&amp;[Input.B142])&amp;&quot;-&quot;)&amp;[Input.C142]))"/>
          <table:table-cell table:style-name="ce25" table:formula="of:=IF(ISBLANK([Input.F142]);&quot;&quot;;(PrincipalMeridianLong-((((([Input.F142]-1)*TownshipMilesEW)+VLOOKUP([Input.G142];SELookupTable;3;FALSE))+VLOOKUP([Input.H142];SSLookupTable;3;FALSE))/(69.04*COS((([C142]*PI())/180))))))"/>
          <table:table-cell table:style-name="ce25" table:formula="of:=IF(ISBLANK([Input.E142]);&quot;&quot;;(PrincipalMeridianLat+(((([Input.E142]*TownshipMilesNS)+VLOOKUP([Input.G142];SELookupTable;2;FALSE))+VLOOKUP([Input.H142];SSLookupTable;2;FALSE))/DegreeLatMiles)))"/>
          <table:table-cell table:style-name="ce25" table:formula="of:=IF(ISBLANK([Input.I142]);&quot;&quot;;[Input.I142])"/>
          <table:table-cell table:number-columns-repeated="1020"/>
        </table:table-row>
        <table:table-row table:style-name="ro1">
          <table:table-cell table:style-name="ce25" table:formula="of:=IF(ISBLANK([Input.A143]);&quot;&quot;;(((([Input.A143]&amp;&quot;-&quot;)&amp;[Input.B143])&amp;&quot;-&quot;)&amp;[Input.C143]))"/>
          <table:table-cell table:style-name="ce25" table:formula="of:=IF(ISBLANK([Input.F143]);&quot;&quot;;(PrincipalMeridianLong-((((([Input.F143]-1)*TownshipMilesEW)+VLOOKUP([Input.G143];SELookupTable;3;FALSE))+VLOOKUP([Input.H143];SSLookupTable;3;FALSE))/(69.04*COS((([C143]*PI())/180))))))"/>
          <table:table-cell table:style-name="ce25" table:formula="of:=IF(ISBLANK([Input.E143]);&quot;&quot;;(PrincipalMeridianLat+(((([Input.E143]*TownshipMilesNS)+VLOOKUP([Input.G143];SELookupTable;2;FALSE))+VLOOKUP([Input.H143];SSLookupTable;2;FALSE))/DegreeLatMiles)))"/>
          <table:table-cell table:style-name="ce25" table:formula="of:=IF(ISBLANK([Input.I143]);&quot;&quot;;[Input.I143])"/>
          <table:table-cell table:number-columns-repeated="1020"/>
        </table:table-row>
        <table:table-row table:style-name="ro1">
          <table:table-cell table:style-name="ce25" table:formula="of:=IF(ISBLANK([Input.A144]);&quot;&quot;;(((([Input.A144]&amp;&quot;-&quot;)&amp;[Input.B144])&amp;&quot;-&quot;)&amp;[Input.C144]))"/>
          <table:table-cell table:style-name="ce25" table:formula="of:=IF(ISBLANK([Input.F144]);&quot;&quot;;(PrincipalMeridianLong-((((([Input.F144]-1)*TownshipMilesEW)+VLOOKUP([Input.G144];SELookupTable;3;FALSE))+VLOOKUP([Input.H144];SSLookupTable;3;FALSE))/(69.04*COS((([C144]*PI())/180))))))"/>
          <table:table-cell table:style-name="ce25" table:formula="of:=IF(ISBLANK([Input.E144]);&quot;&quot;;(PrincipalMeridianLat+(((([Input.E144]*TownshipMilesNS)+VLOOKUP([Input.G144];SELookupTable;2;FALSE))+VLOOKUP([Input.H144];SSLookupTable;2;FALSE))/DegreeLatMiles)))"/>
          <table:table-cell table:style-name="ce25" table:formula="of:=IF(ISBLANK([Input.I144]);&quot;&quot;;[Input.I144])"/>
          <table:table-cell table:number-columns-repeated="1020"/>
        </table:table-row>
        <table:table-row table:style-name="ro1">
          <table:table-cell table:style-name="ce25" table:formula="of:=IF(ISBLANK([Input.A145]);&quot;&quot;;(((([Input.A145]&amp;&quot;-&quot;)&amp;[Input.B145])&amp;&quot;-&quot;)&amp;[Input.C145]))"/>
          <table:table-cell table:style-name="ce25" table:formula="of:=IF(ISBLANK([Input.F145]);&quot;&quot;;(PrincipalMeridianLong-((((([Input.F145]-1)*TownshipMilesEW)+VLOOKUP([Input.G145];SELookupTable;3;FALSE))+VLOOKUP([Input.H145];SSLookupTable;3;FALSE))/(69.04*COS((([C145]*PI())/180))))))"/>
          <table:table-cell table:style-name="ce25" table:formula="of:=IF(ISBLANK([Input.E145]);&quot;&quot;;(PrincipalMeridianLat+(((([Input.E145]*TownshipMilesNS)+VLOOKUP([Input.G145];SELookupTable;2;FALSE))+VLOOKUP([Input.H145];SSLookupTable;2;FALSE))/DegreeLatMiles)))"/>
          <table:table-cell table:style-name="ce25" table:formula="of:=IF(ISBLANK([Input.I145]);&quot;&quot;;[Input.I145])"/>
          <table:table-cell table:number-columns-repeated="1020"/>
        </table:table-row>
        <table:table-row table:style-name="ro1">
          <table:table-cell table:style-name="ce25" table:formula="of:=IF(ISBLANK([Input.A146]);&quot;&quot;;(((([Input.A146]&amp;&quot;-&quot;)&amp;[Input.B146])&amp;&quot;-&quot;)&amp;[Input.C146]))"/>
          <table:table-cell table:style-name="ce25" table:formula="of:=IF(ISBLANK([Input.F146]);&quot;&quot;;(PrincipalMeridianLong-((((([Input.F146]-1)*TownshipMilesEW)+VLOOKUP([Input.G146];SELookupTable;3;FALSE))+VLOOKUP([Input.H146];SSLookupTable;3;FALSE))/(69.04*COS((([C146]*PI())/180))))))"/>
          <table:table-cell table:style-name="ce25" table:formula="of:=IF(ISBLANK([Input.E146]);&quot;&quot;;(PrincipalMeridianLat+(((([Input.E146]*TownshipMilesNS)+VLOOKUP([Input.G146];SELookupTable;2;FALSE))+VLOOKUP([Input.H146];SSLookupTable;2;FALSE))/DegreeLatMiles)))"/>
          <table:table-cell table:style-name="ce25" table:formula="of:=IF(ISBLANK([Input.I146]);&quot;&quot;;[Input.I146])"/>
          <table:table-cell table:number-columns-repeated="1020"/>
        </table:table-row>
        <table:table-row table:style-name="ro1">
          <table:table-cell table:style-name="ce25" table:formula="of:=IF(ISBLANK([Input.A147]);&quot;&quot;;(((([Input.A147]&amp;&quot;-&quot;)&amp;[Input.B147])&amp;&quot;-&quot;)&amp;[Input.C147]))"/>
          <table:table-cell table:style-name="ce25" table:formula="of:=IF(ISBLANK([Input.F147]);&quot;&quot;;(PrincipalMeridianLong-((((([Input.F147]-1)*TownshipMilesEW)+VLOOKUP([Input.G147];SELookupTable;3;FALSE))+VLOOKUP([Input.H147];SSLookupTable;3;FALSE))/(69.04*COS((([C147]*PI())/180))))))"/>
          <table:table-cell table:style-name="ce25" table:formula="of:=IF(ISBLANK([Input.E147]);&quot;&quot;;(PrincipalMeridianLat+(((([Input.E147]*TownshipMilesNS)+VLOOKUP([Input.G147];SELookupTable;2;FALSE))+VLOOKUP([Input.H147];SSLookupTable;2;FALSE))/DegreeLatMiles)))"/>
          <table:table-cell table:style-name="ce25" table:formula="of:=IF(ISBLANK([Input.I147]);&quot;&quot;;[Input.I147])"/>
          <table:table-cell table:number-columns-repeated="1020"/>
        </table:table-row>
        <table:table-row table:style-name="ro1">
          <table:table-cell table:style-name="ce25" table:formula="of:=IF(ISBLANK([Input.A148]);&quot;&quot;;(((([Input.A148]&amp;&quot;-&quot;)&amp;[Input.B148])&amp;&quot;-&quot;)&amp;[Input.C148]))"/>
          <table:table-cell table:style-name="ce25" table:formula="of:=IF(ISBLANK([Input.F148]);&quot;&quot;;(PrincipalMeridianLong-((((([Input.F148]-1)*TownshipMilesEW)+VLOOKUP([Input.G148];SELookupTable;3;FALSE))+VLOOKUP([Input.H148];SSLookupTable;3;FALSE))/(69.04*COS((([C148]*PI())/180))))))"/>
          <table:table-cell table:style-name="ce25" table:formula="of:=IF(ISBLANK([Input.E148]);&quot;&quot;;(PrincipalMeridianLat+(((([Input.E148]*TownshipMilesNS)+VLOOKUP([Input.G148];SELookupTable;2;FALSE))+VLOOKUP([Input.H148];SSLookupTable;2;FALSE))/DegreeLatMiles)))"/>
          <table:table-cell table:style-name="ce25" table:formula="of:=IF(ISBLANK([Input.I148]);&quot;&quot;;[Input.I148])"/>
          <table:table-cell table:number-columns-repeated="1020"/>
        </table:table-row>
        <table:table-row table:style-name="ro1">
          <table:table-cell table:style-name="ce25" table:formula="of:=IF(ISBLANK([Input.A149]);&quot;&quot;;(((([Input.A149]&amp;&quot;-&quot;)&amp;[Input.B149])&amp;&quot;-&quot;)&amp;[Input.C149]))"/>
          <table:table-cell table:style-name="ce25" table:formula="of:=IF(ISBLANK([Input.F149]);&quot;&quot;;(PrincipalMeridianLong-((((([Input.F149]-1)*TownshipMilesEW)+VLOOKUP([Input.G149];SELookupTable;3;FALSE))+VLOOKUP([Input.H149];SSLookupTable;3;FALSE))/(69.04*COS((([C149]*PI())/180))))))"/>
          <table:table-cell table:style-name="ce25" table:formula="of:=IF(ISBLANK([Input.E149]);&quot;&quot;;(PrincipalMeridianLat+(((([Input.E149]*TownshipMilesNS)+VLOOKUP([Input.G149];SELookupTable;2;FALSE))+VLOOKUP([Input.H149];SSLookupTable;2;FALSE))/DegreeLatMiles)))"/>
          <table:table-cell table:style-name="ce25" table:formula="of:=IF(ISBLANK([Input.I149]);&quot;&quot;;[Input.I149])"/>
          <table:table-cell table:number-columns-repeated="1020"/>
        </table:table-row>
        <table:table-row table:style-name="ro1">
          <table:table-cell table:style-name="ce25" table:formula="of:=IF(ISBLANK([Input.A150]);&quot;&quot;;(((([Input.A150]&amp;&quot;-&quot;)&amp;[Input.B150])&amp;&quot;-&quot;)&amp;[Input.C150]))"/>
          <table:table-cell table:style-name="ce25" table:formula="of:=IF(ISBLANK([Input.F150]);&quot;&quot;;(PrincipalMeridianLong-((((([Input.F150]-1)*TownshipMilesEW)+VLOOKUP([Input.G150];SELookupTable;3;FALSE))+VLOOKUP([Input.H150];SSLookupTable;3;FALSE))/(69.04*COS((([C150]*PI())/180))))))"/>
          <table:table-cell table:style-name="ce25" table:formula="of:=IF(ISBLANK([Input.E150]);&quot;&quot;;(PrincipalMeridianLat+(((([Input.E150]*TownshipMilesNS)+VLOOKUP([Input.G150];SELookupTable;2;FALSE))+VLOOKUP([Input.H150];SSLookupTable;2;FALSE))/DegreeLatMiles)))"/>
          <table:table-cell table:style-name="ce25" table:formula="of:=IF(ISBLANK([Input.I150]);&quot;&quot;;[Input.I150])"/>
          <table:table-cell table:number-columns-repeated="1020"/>
        </table:table-row>
        <table:table-row table:style-name="ro1">
          <table:table-cell table:style-name="ce25" table:formula="of:=IF(ISBLANK([Input.A151]);&quot;&quot;;(((([Input.A151]&amp;&quot;-&quot;)&amp;[Input.B151])&amp;&quot;-&quot;)&amp;[Input.C151]))"/>
          <table:table-cell table:style-name="ce25" table:formula="of:=IF(ISBLANK([Input.F151]);&quot;&quot;;(PrincipalMeridianLong-((((([Input.F151]-1)*TownshipMilesEW)+VLOOKUP([Input.G151];SELookupTable;3;FALSE))+VLOOKUP([Input.H151];SSLookupTable;3;FALSE))/(69.04*COS((([C151]*PI())/180))))))"/>
          <table:table-cell table:style-name="ce25" table:formula="of:=IF(ISBLANK([Input.E151]);&quot;&quot;;(PrincipalMeridianLat+(((([Input.E151]*TownshipMilesNS)+VLOOKUP([Input.G151];SELookupTable;2;FALSE))+VLOOKUP([Input.H151];SSLookupTable;2;FALSE))/DegreeLatMiles)))"/>
          <table:table-cell table:style-name="ce25" table:formula="of:=IF(ISBLANK([Input.I151]);&quot;&quot;;[Input.I151])"/>
          <table:table-cell table:number-columns-repeated="1020"/>
        </table:table-row>
        <table:table-row table:style-name="ro1">
          <table:table-cell table:style-name="ce25" table:formula="of:=IF(ISBLANK([Input.A152]);&quot;&quot;;(((([Input.A152]&amp;&quot;-&quot;)&amp;[Input.B152])&amp;&quot;-&quot;)&amp;[Input.C152]))"/>
          <table:table-cell table:style-name="ce25" table:formula="of:=IF(ISBLANK([Input.F152]);&quot;&quot;;(PrincipalMeridianLong-((((([Input.F152]-1)*TownshipMilesEW)+VLOOKUP([Input.G152];SELookupTable;3;FALSE))+VLOOKUP([Input.H152];SSLookupTable;3;FALSE))/(69.04*COS((([C152]*PI())/180))))))"/>
          <table:table-cell table:style-name="ce25" table:formula="of:=IF(ISBLANK([Input.E152]);&quot;&quot;;(PrincipalMeridianLat+(((([Input.E152]*TownshipMilesNS)+VLOOKUP([Input.G152];SELookupTable;2;FALSE))+VLOOKUP([Input.H152];SSLookupTable;2;FALSE))/DegreeLatMiles)))"/>
          <table:table-cell table:style-name="ce25" table:formula="of:=IF(ISBLANK([Input.I152]);&quot;&quot;;[Input.I152])"/>
          <table:table-cell table:number-columns-repeated="1020"/>
        </table:table-row>
        <table:table-row table:style-name="ro1">
          <table:table-cell table:style-name="ce25" table:formula="of:=IF(ISBLANK([Input.A153]);&quot;&quot;;(((([Input.A153]&amp;&quot;-&quot;)&amp;[Input.B153])&amp;&quot;-&quot;)&amp;[Input.C153]))"/>
          <table:table-cell table:style-name="ce25" table:formula="of:=IF(ISBLANK([Input.F153]);&quot;&quot;;(PrincipalMeridianLong-((((([Input.F153]-1)*TownshipMilesEW)+VLOOKUP([Input.G153];SELookupTable;3;FALSE))+VLOOKUP([Input.H153];SSLookupTable;3;FALSE))/(69.04*COS((([C153]*PI())/180))))))"/>
          <table:table-cell table:style-name="ce25" table:formula="of:=IF(ISBLANK([Input.E153]);&quot;&quot;;(PrincipalMeridianLat+(((([Input.E153]*TownshipMilesNS)+VLOOKUP([Input.G153];SELookupTable;2;FALSE))+VLOOKUP([Input.H153];SSLookupTable;2;FALSE))/DegreeLatMiles)))"/>
          <table:table-cell table:style-name="ce25" table:formula="of:=IF(ISBLANK([Input.I153]);&quot;&quot;;[Input.I153])"/>
          <table:table-cell table:number-columns-repeated="1020"/>
        </table:table-row>
        <table:table-row table:style-name="ro1">
          <table:table-cell table:style-name="ce25" table:formula="of:=IF(ISBLANK([Input.A154]);&quot;&quot;;(((([Input.A154]&amp;&quot;-&quot;)&amp;[Input.B154])&amp;&quot;-&quot;)&amp;[Input.C154]))"/>
          <table:table-cell table:style-name="ce25" table:formula="of:=IF(ISBLANK([Input.F154]);&quot;&quot;;(PrincipalMeridianLong-((((([Input.F154]-1)*TownshipMilesEW)+VLOOKUP([Input.G154];SELookupTable;3;FALSE))+VLOOKUP([Input.H154];SSLookupTable;3;FALSE))/(69.04*COS((([C154]*PI())/180))))))"/>
          <table:table-cell table:style-name="ce25" table:formula="of:=IF(ISBLANK([Input.E154]);&quot;&quot;;(PrincipalMeridianLat+(((([Input.E154]*TownshipMilesNS)+VLOOKUP([Input.G154];SELookupTable;2;FALSE))+VLOOKUP([Input.H154];SSLookupTable;2;FALSE))/DegreeLatMiles)))"/>
          <table:table-cell table:style-name="ce25" table:formula="of:=IF(ISBLANK([Input.I154]);&quot;&quot;;[Input.I154])"/>
          <table:table-cell table:number-columns-repeated="1020"/>
        </table:table-row>
        <table:table-row table:style-name="ro1">
          <table:table-cell table:style-name="ce25" table:formula="of:=IF(ISBLANK([Input.A155]);&quot;&quot;;(((([Input.A155]&amp;&quot;-&quot;)&amp;[Input.B155])&amp;&quot;-&quot;)&amp;[Input.C155]))"/>
          <table:table-cell table:style-name="ce25" table:formula="of:=IF(ISBLANK([Input.F155]);&quot;&quot;;(PrincipalMeridianLong-((((([Input.F155]-1)*TownshipMilesEW)+VLOOKUP([Input.G155];SELookupTable;3;FALSE))+VLOOKUP([Input.H155];SSLookupTable;3;FALSE))/(69.04*COS((([C155]*PI())/180))))))"/>
          <table:table-cell table:style-name="ce25" table:formula="of:=IF(ISBLANK([Input.E155]);&quot;&quot;;(PrincipalMeridianLat+(((([Input.E155]*TownshipMilesNS)+VLOOKUP([Input.G155];SELookupTable;2;FALSE))+VLOOKUP([Input.H155];SSLookupTable;2;FALSE))/DegreeLatMiles)))"/>
          <table:table-cell table:style-name="ce25" table:formula="of:=IF(ISBLANK([Input.I155]);&quot;&quot;;[Input.I155])"/>
          <table:table-cell table:number-columns-repeated="1020"/>
        </table:table-row>
        <table:table-row table:style-name="ro1">
          <table:table-cell table:style-name="ce25" table:formula="of:=IF(ISBLANK([Input.A156]);&quot;&quot;;(((([Input.A156]&amp;&quot;-&quot;)&amp;[Input.B156])&amp;&quot;-&quot;)&amp;[Input.C156]))"/>
          <table:table-cell table:style-name="ce25" table:formula="of:=IF(ISBLANK([Input.F156]);&quot;&quot;;(PrincipalMeridianLong-((((([Input.F156]-1)*TownshipMilesEW)+VLOOKUP([Input.G156];SELookupTable;3;FALSE))+VLOOKUP([Input.H156];SSLookupTable;3;FALSE))/(69.04*COS((([C156]*PI())/180))))))"/>
          <table:table-cell table:style-name="ce25" table:formula="of:=IF(ISBLANK([Input.E156]);&quot;&quot;;(PrincipalMeridianLat+(((([Input.E156]*TownshipMilesNS)+VLOOKUP([Input.G156];SELookupTable;2;FALSE))+VLOOKUP([Input.H156];SSLookupTable;2;FALSE))/DegreeLatMiles)))"/>
          <table:table-cell table:style-name="ce25" table:formula="of:=IF(ISBLANK([Input.I156]);&quot;&quot;;[Input.I156])"/>
          <table:table-cell table:number-columns-repeated="1020"/>
        </table:table-row>
        <table:table-row table:style-name="ro1">
          <table:table-cell table:style-name="ce25" table:formula="of:=IF(ISBLANK([Input.A157]);&quot;&quot;;(((([Input.A157]&amp;&quot;-&quot;)&amp;[Input.B157])&amp;&quot;-&quot;)&amp;[Input.C157]))"/>
          <table:table-cell table:style-name="ce25" table:formula="of:=IF(ISBLANK([Input.F157]);&quot;&quot;;(PrincipalMeridianLong-((((([Input.F157]-1)*TownshipMilesEW)+VLOOKUP([Input.G157];SELookupTable;3;FALSE))+VLOOKUP([Input.H157];SSLookupTable;3;FALSE))/(69.04*COS((([C157]*PI())/180))))))"/>
          <table:table-cell table:style-name="ce25" table:formula="of:=IF(ISBLANK([Input.E157]);&quot;&quot;;(PrincipalMeridianLat+(((([Input.E157]*TownshipMilesNS)+VLOOKUP([Input.G157];SELookupTable;2;FALSE))+VLOOKUP([Input.H157];SSLookupTable;2;FALSE))/DegreeLatMiles)))"/>
          <table:table-cell table:style-name="ce25" table:formula="of:=IF(ISBLANK([Input.I157]);&quot;&quot;;[Input.I157])"/>
          <table:table-cell table:number-columns-repeated="1020"/>
        </table:table-row>
        <table:table-row table:style-name="ro1">
          <table:table-cell table:style-name="ce25" table:formula="of:=IF(ISBLANK([Input.A158]);&quot;&quot;;(((([Input.A158]&amp;&quot;-&quot;)&amp;[Input.B158])&amp;&quot;-&quot;)&amp;[Input.C158]))"/>
          <table:table-cell table:style-name="ce25" table:formula="of:=IF(ISBLANK([Input.F158]);&quot;&quot;;(PrincipalMeridianLong-((((([Input.F158]-1)*TownshipMilesEW)+VLOOKUP([Input.G158];SELookupTable;3;FALSE))+VLOOKUP([Input.H158];SSLookupTable;3;FALSE))/(69.04*COS((([C158]*PI())/180))))))"/>
          <table:table-cell table:style-name="ce25" table:formula="of:=IF(ISBLANK([Input.E158]);&quot;&quot;;(PrincipalMeridianLat+(((([Input.E158]*TownshipMilesNS)+VLOOKUP([Input.G158];SELookupTable;2;FALSE))+VLOOKUP([Input.H158];SSLookupTable;2;FALSE))/DegreeLatMiles)))"/>
          <table:table-cell table:style-name="ce25" table:formula="of:=IF(ISBLANK([Input.I158]);&quot;&quot;;[Input.I158])"/>
          <table:table-cell table:number-columns-repeated="1020"/>
        </table:table-row>
        <table:table-row table:style-name="ro1">
          <table:table-cell table:style-name="ce25" table:formula="of:=IF(ISBLANK([Input.A159]);&quot;&quot;;(((([Input.A159]&amp;&quot;-&quot;)&amp;[Input.B159])&amp;&quot;-&quot;)&amp;[Input.C159]))"/>
          <table:table-cell table:style-name="ce25" table:formula="of:=IF(ISBLANK([Input.F159]);&quot;&quot;;(PrincipalMeridianLong-((((([Input.F159]-1)*TownshipMilesEW)+VLOOKUP([Input.G159];SELookupTable;3;FALSE))+VLOOKUP([Input.H159];SSLookupTable;3;FALSE))/(69.04*COS((([C159]*PI())/180))))))"/>
          <table:table-cell table:style-name="ce25" table:formula="of:=IF(ISBLANK([Input.E159]);&quot;&quot;;(PrincipalMeridianLat+(((([Input.E159]*TownshipMilesNS)+VLOOKUP([Input.G159];SELookupTable;2;FALSE))+VLOOKUP([Input.H159];SSLookupTable;2;FALSE))/DegreeLatMiles)))"/>
          <table:table-cell table:style-name="ce25" table:formula="of:=IF(ISBLANK([Input.I159]);&quot;&quot;;[Input.I159])"/>
          <table:table-cell table:number-columns-repeated="1020"/>
        </table:table-row>
        <table:table-row table:style-name="ro1">
          <table:table-cell table:style-name="ce25" table:formula="of:=IF(ISBLANK([Input.A160]);&quot;&quot;;(((([Input.A160]&amp;&quot;-&quot;)&amp;[Input.B160])&amp;&quot;-&quot;)&amp;[Input.C160]))"/>
          <table:table-cell table:style-name="ce25" table:formula="of:=IF(ISBLANK([Input.F160]);&quot;&quot;;(PrincipalMeridianLong-((((([Input.F160]-1)*TownshipMilesEW)+VLOOKUP([Input.G160];SELookupTable;3;FALSE))+VLOOKUP([Input.H160];SSLookupTable;3;FALSE))/(69.04*COS((([C160]*PI())/180))))))"/>
          <table:table-cell table:style-name="ce25" table:formula="of:=IF(ISBLANK([Input.E160]);&quot;&quot;;(PrincipalMeridianLat+(((([Input.E160]*TownshipMilesNS)+VLOOKUP([Input.G160];SELookupTable;2;FALSE))+VLOOKUP([Input.H160];SSLookupTable;2;FALSE))/DegreeLatMiles)))"/>
          <table:table-cell table:style-name="ce25" table:formula="of:=IF(ISBLANK([Input.I160]);&quot;&quot;;[Input.I160])"/>
          <table:table-cell table:number-columns-repeated="1020"/>
        </table:table-row>
        <table:table-row table:style-name="ro1">
          <table:table-cell table:style-name="ce25" table:formula="of:=IF(ISBLANK([Input.A161]);&quot;&quot;;(((([Input.A161]&amp;&quot;-&quot;)&amp;[Input.B161])&amp;&quot;-&quot;)&amp;[Input.C161]))"/>
          <table:table-cell table:style-name="ce25" table:formula="of:=IF(ISBLANK([Input.F161]);&quot;&quot;;(PrincipalMeridianLong-((((([Input.F161]-1)*TownshipMilesEW)+VLOOKUP([Input.G161];SELookupTable;3;FALSE))+VLOOKUP([Input.H161];SSLookupTable;3;FALSE))/(69.04*COS((([C161]*PI())/180))))))"/>
          <table:table-cell table:style-name="ce25" table:formula="of:=IF(ISBLANK([Input.E161]);&quot;&quot;;(PrincipalMeridianLat+(((([Input.E161]*TownshipMilesNS)+VLOOKUP([Input.G161];SELookupTable;2;FALSE))+VLOOKUP([Input.H161];SSLookupTable;2;FALSE))/DegreeLatMiles)))"/>
          <table:table-cell table:style-name="ce25" table:formula="of:=IF(ISBLANK([Input.I161]);&quot;&quot;;[Input.I161])"/>
          <table:table-cell table:number-columns-repeated="1020"/>
        </table:table-row>
        <table:table-row table:style-name="ro1">
          <table:table-cell table:style-name="ce25" table:formula="of:=IF(ISBLANK([Input.A162]);&quot;&quot;;(((([Input.A162]&amp;&quot;-&quot;)&amp;[Input.B162])&amp;&quot;-&quot;)&amp;[Input.C162]))"/>
          <table:table-cell table:style-name="ce25" table:formula="of:=IF(ISBLANK([Input.F162]);&quot;&quot;;(PrincipalMeridianLong-((((([Input.F162]-1)*TownshipMilesEW)+VLOOKUP([Input.G162];SELookupTable;3;FALSE))+VLOOKUP([Input.H162];SSLookupTable;3;FALSE))/(69.04*COS((([C162]*PI())/180))))))"/>
          <table:table-cell table:style-name="ce25" table:formula="of:=IF(ISBLANK([Input.E162]);&quot;&quot;;(PrincipalMeridianLat+(((([Input.E162]*TownshipMilesNS)+VLOOKUP([Input.G162];SELookupTable;2;FALSE))+VLOOKUP([Input.H162];SSLookupTable;2;FALSE))/DegreeLatMiles)))"/>
          <table:table-cell table:style-name="ce25" table:formula="of:=IF(ISBLANK([Input.I162]);&quot;&quot;;[Input.I162])"/>
          <table:table-cell table:number-columns-repeated="1020"/>
        </table:table-row>
        <table:table-row table:style-name="ro1">
          <table:table-cell table:style-name="ce25" table:formula="of:=IF(ISBLANK([Input.A163]);&quot;&quot;;(((([Input.A163]&amp;&quot;-&quot;)&amp;[Input.B163])&amp;&quot;-&quot;)&amp;[Input.C163]))"/>
          <table:table-cell table:style-name="ce25" table:formula="of:=IF(ISBLANK([Input.F163]);&quot;&quot;;(PrincipalMeridianLong-((((([Input.F163]-1)*TownshipMilesEW)+VLOOKUP([Input.G163];SELookupTable;3;FALSE))+VLOOKUP([Input.H163];SSLookupTable;3;FALSE))/(69.04*COS((([C163]*PI())/180))))))"/>
          <table:table-cell table:style-name="ce25" table:formula="of:=IF(ISBLANK([Input.E163]);&quot;&quot;;(PrincipalMeridianLat+(((([Input.E163]*TownshipMilesNS)+VLOOKUP([Input.G163];SELookupTable;2;FALSE))+VLOOKUP([Input.H163];SSLookupTable;2;FALSE))/DegreeLatMiles)))"/>
          <table:table-cell table:style-name="ce25" table:formula="of:=IF(ISBLANK([Input.I163]);&quot;&quot;;[Input.I163])"/>
          <table:table-cell table:number-columns-repeated="1020"/>
        </table:table-row>
        <table:table-row table:style-name="ro1">
          <table:table-cell table:style-name="ce25" table:formula="of:=IF(ISBLANK([Input.A164]);&quot;&quot;;(((([Input.A164]&amp;&quot;-&quot;)&amp;[Input.B164])&amp;&quot;-&quot;)&amp;[Input.C164]))"/>
          <table:table-cell table:style-name="ce25" table:formula="of:=IF(ISBLANK([Input.F164]);&quot;&quot;;(PrincipalMeridianLong-((((([Input.F164]-1)*TownshipMilesEW)+VLOOKUP([Input.G164];SELookupTable;3;FALSE))+VLOOKUP([Input.H164];SSLookupTable;3;FALSE))/(69.04*COS((([C164]*PI())/180))))))"/>
          <table:table-cell table:style-name="ce25" table:formula="of:=IF(ISBLANK([Input.E164]);&quot;&quot;;(PrincipalMeridianLat+(((([Input.E164]*TownshipMilesNS)+VLOOKUP([Input.G164];SELookupTable;2;FALSE))+VLOOKUP([Input.H164];SSLookupTable;2;FALSE))/DegreeLatMiles)))"/>
          <table:table-cell table:style-name="ce25" table:formula="of:=IF(ISBLANK([Input.I164]);&quot;&quot;;[Input.I164])"/>
          <table:table-cell table:number-columns-repeated="1020"/>
        </table:table-row>
        <table:table-row table:style-name="ro1">
          <table:table-cell table:style-name="ce25" table:formula="of:=IF(ISBLANK([Input.A165]);&quot;&quot;;(((([Input.A165]&amp;&quot;-&quot;)&amp;[Input.B165])&amp;&quot;-&quot;)&amp;[Input.C165]))"/>
          <table:table-cell table:style-name="ce25" table:formula="of:=IF(ISBLANK([Input.F165]);&quot;&quot;;(PrincipalMeridianLong-((((([Input.F165]-1)*TownshipMilesEW)+VLOOKUP([Input.G165];SELookupTable;3;FALSE))+VLOOKUP([Input.H165];SSLookupTable;3;FALSE))/(69.04*COS((([C165]*PI())/180))))))"/>
          <table:table-cell table:style-name="ce25" table:formula="of:=IF(ISBLANK([Input.E165]);&quot;&quot;;(PrincipalMeridianLat+(((([Input.E165]*TownshipMilesNS)+VLOOKUP([Input.G165];SELookupTable;2;FALSE))+VLOOKUP([Input.H165];SSLookupTable;2;FALSE))/DegreeLatMiles)))"/>
          <table:table-cell table:style-name="ce25" table:formula="of:=IF(ISBLANK([Input.I165]);&quot;&quot;;[Input.I165])"/>
          <table:table-cell table:number-columns-repeated="1020"/>
        </table:table-row>
        <table:table-row table:style-name="ro1">
          <table:table-cell table:style-name="ce25" table:formula="of:=IF(ISBLANK([Input.A166]);&quot;&quot;;(((([Input.A166]&amp;&quot;-&quot;)&amp;[Input.B166])&amp;&quot;-&quot;)&amp;[Input.C166]))"/>
          <table:table-cell table:style-name="ce25" table:formula="of:=IF(ISBLANK([Input.F166]);&quot;&quot;;(PrincipalMeridianLong-((((([Input.F166]-1)*TownshipMilesEW)+VLOOKUP([Input.G166];SELookupTable;3;FALSE))+VLOOKUP([Input.H166];SSLookupTable;3;FALSE))/(69.04*COS((([C166]*PI())/180))))))"/>
          <table:table-cell table:style-name="ce25" table:formula="of:=IF(ISBLANK([Input.E166]);&quot;&quot;;(PrincipalMeridianLat+(((([Input.E166]*TownshipMilesNS)+VLOOKUP([Input.G166];SELookupTable;2;FALSE))+VLOOKUP([Input.H166];SSLookupTable;2;FALSE))/DegreeLatMiles)))"/>
          <table:table-cell table:style-name="ce25" table:formula="of:=IF(ISBLANK([Input.I166]);&quot;&quot;;[Input.I166])"/>
          <table:table-cell table:number-columns-repeated="1020"/>
        </table:table-row>
        <table:table-row table:style-name="ro1">
          <table:table-cell table:style-name="ce25" table:formula="of:=IF(ISBLANK([Input.A167]);&quot;&quot;;(((([Input.A167]&amp;&quot;-&quot;)&amp;[Input.B167])&amp;&quot;-&quot;)&amp;[Input.C167]))"/>
          <table:table-cell table:style-name="ce25" table:formula="of:=IF(ISBLANK([Input.F167]);&quot;&quot;;(PrincipalMeridianLong-((((([Input.F167]-1)*TownshipMilesEW)+VLOOKUP([Input.G167];SELookupTable;3;FALSE))+VLOOKUP([Input.H167];SSLookupTable;3;FALSE))/(69.04*COS((([C167]*PI())/180))))))"/>
          <table:table-cell table:style-name="ce25" table:formula="of:=IF(ISBLANK([Input.E167]);&quot;&quot;;(PrincipalMeridianLat+(((([Input.E167]*TownshipMilesNS)+VLOOKUP([Input.G167];SELookupTable;2;FALSE))+VLOOKUP([Input.H167];SSLookupTable;2;FALSE))/DegreeLatMiles)))"/>
          <table:table-cell table:style-name="ce25" table:formula="of:=IF(ISBLANK([Input.I167]);&quot;&quot;;[Input.I167])"/>
          <table:table-cell table:number-columns-repeated="1020"/>
        </table:table-row>
        <table:table-row table:style-name="ro1">
          <table:table-cell table:style-name="ce25" table:formula="of:=IF(ISBLANK([Input.A168]);&quot;&quot;;(((([Input.A168]&amp;&quot;-&quot;)&amp;[Input.B168])&amp;&quot;-&quot;)&amp;[Input.C168]))"/>
          <table:table-cell table:style-name="ce25" table:formula="of:=IF(ISBLANK([Input.F168]);&quot;&quot;;(PrincipalMeridianLong-((((([Input.F168]-1)*TownshipMilesEW)+VLOOKUP([Input.G168];SELookupTable;3;FALSE))+VLOOKUP([Input.H168];SSLookupTable;3;FALSE))/(69.04*COS((([C168]*PI())/180))))))"/>
          <table:table-cell table:style-name="ce25" table:formula="of:=IF(ISBLANK([Input.E168]);&quot;&quot;;(PrincipalMeridianLat+(((([Input.E168]*TownshipMilesNS)+VLOOKUP([Input.G168];SELookupTable;2;FALSE))+VLOOKUP([Input.H168];SSLookupTable;2;FALSE))/DegreeLatMiles)))"/>
          <table:table-cell table:style-name="ce25" table:formula="of:=IF(ISBLANK([Input.I168]);&quot;&quot;;[Input.I168])"/>
          <table:table-cell table:number-columns-repeated="1020"/>
        </table:table-row>
        <table:table-row table:style-name="ro1">
          <table:table-cell table:style-name="ce25" table:formula="of:=IF(ISBLANK([Input.A169]);&quot;&quot;;(((([Input.A169]&amp;&quot;-&quot;)&amp;[Input.B169])&amp;&quot;-&quot;)&amp;[Input.C169]))"/>
          <table:table-cell table:style-name="ce25" table:formula="of:=IF(ISBLANK([Input.F169]);&quot;&quot;;(PrincipalMeridianLong-((((([Input.F169]-1)*TownshipMilesEW)+VLOOKUP([Input.G169];SELookupTable;3;FALSE))+VLOOKUP([Input.H169];SSLookupTable;3;FALSE))/(69.04*COS((([C169]*PI())/180))))))"/>
          <table:table-cell table:style-name="ce25" table:formula="of:=IF(ISBLANK([Input.E169]);&quot;&quot;;(PrincipalMeridianLat+(((([Input.E169]*TownshipMilesNS)+VLOOKUP([Input.G169];SELookupTable;2;FALSE))+VLOOKUP([Input.H169];SSLookupTable;2;FALSE))/DegreeLatMiles)))"/>
          <table:table-cell table:style-name="ce25" table:formula="of:=IF(ISBLANK([Input.I169]);&quot;&quot;;[Input.I169])"/>
          <table:table-cell table:number-columns-repeated="1020"/>
        </table:table-row>
        <table:table-row table:style-name="ro1">
          <table:table-cell table:style-name="ce25" table:formula="of:=IF(ISBLANK([Input.A170]);&quot;&quot;;(((([Input.A170]&amp;&quot;-&quot;)&amp;[Input.B170])&amp;&quot;-&quot;)&amp;[Input.C170]))"/>
          <table:table-cell table:style-name="ce25" table:formula="of:=IF(ISBLANK([Input.F170]);&quot;&quot;;(PrincipalMeridianLong-((((([Input.F170]-1)*TownshipMilesEW)+VLOOKUP([Input.G170];SELookupTable;3;FALSE))+VLOOKUP([Input.H170];SSLookupTable;3;FALSE))/(69.04*COS((([C170]*PI())/180))))))"/>
          <table:table-cell table:style-name="ce25" table:formula="of:=IF(ISBLANK([Input.E170]);&quot;&quot;;(PrincipalMeridianLat+(((([Input.E170]*TownshipMilesNS)+VLOOKUP([Input.G170];SELookupTable;2;FALSE))+VLOOKUP([Input.H170];SSLookupTable;2;FALSE))/DegreeLatMiles)))"/>
          <table:table-cell table:style-name="ce25" table:formula="of:=IF(ISBLANK([Input.I170]);&quot;&quot;;[Input.I170])"/>
          <table:table-cell table:number-columns-repeated="1020"/>
        </table:table-row>
        <table:table-row table:style-name="ro1">
          <table:table-cell table:style-name="ce25" table:formula="of:=IF(ISBLANK([Input.A171]);&quot;&quot;;(((([Input.A171]&amp;&quot;-&quot;)&amp;[Input.B171])&amp;&quot;-&quot;)&amp;[Input.C171]))"/>
          <table:table-cell table:style-name="ce25" table:formula="of:=IF(ISBLANK([Input.F171]);&quot;&quot;;(PrincipalMeridianLong-((((([Input.F171]-1)*TownshipMilesEW)+VLOOKUP([Input.G171];SELookupTable;3;FALSE))+VLOOKUP([Input.H171];SSLookupTable;3;FALSE))/(69.04*COS((([C171]*PI())/180))))))"/>
          <table:table-cell table:style-name="ce25" table:formula="of:=IF(ISBLANK([Input.E171]);&quot;&quot;;(PrincipalMeridianLat+(((([Input.E171]*TownshipMilesNS)+VLOOKUP([Input.G171];SELookupTable;2;FALSE))+VLOOKUP([Input.H171];SSLookupTable;2;FALSE))/DegreeLatMiles)))"/>
          <table:table-cell table:style-name="ce25" table:formula="of:=IF(ISBLANK([Input.I171]);&quot;&quot;;[Input.I171])"/>
          <table:table-cell table:number-columns-repeated="1020"/>
        </table:table-row>
        <table:table-row table:style-name="ro1">
          <table:table-cell table:style-name="ce25" table:formula="of:=IF(ISBLANK([Input.A172]);&quot;&quot;;(((([Input.A172]&amp;&quot;-&quot;)&amp;[Input.B172])&amp;&quot;-&quot;)&amp;[Input.C172]))"/>
          <table:table-cell table:style-name="ce25" table:formula="of:=IF(ISBLANK([Input.F172]);&quot;&quot;;(PrincipalMeridianLong-((((([Input.F172]-1)*TownshipMilesEW)+VLOOKUP([Input.G172];SELookupTable;3;FALSE))+VLOOKUP([Input.H172];SSLookupTable;3;FALSE))/(69.04*COS((([C172]*PI())/180))))))"/>
          <table:table-cell table:style-name="ce25" table:formula="of:=IF(ISBLANK([Input.E172]);&quot;&quot;;(PrincipalMeridianLat+(((([Input.E172]*TownshipMilesNS)+VLOOKUP([Input.G172];SELookupTable;2;FALSE))+VLOOKUP([Input.H172];SSLookupTable;2;FALSE))/DegreeLatMiles)))"/>
          <table:table-cell table:style-name="ce25" table:formula="of:=IF(ISBLANK([Input.I172]);&quot;&quot;;[Input.I172])"/>
          <table:table-cell table:number-columns-repeated="1020"/>
        </table:table-row>
        <table:table-row table:style-name="ro1">
          <table:table-cell table:style-name="ce25" table:formula="of:=IF(ISBLANK([Input.A173]);&quot;&quot;;(((([Input.A173]&amp;&quot;-&quot;)&amp;[Input.B173])&amp;&quot;-&quot;)&amp;[Input.C173]))"/>
          <table:table-cell table:style-name="ce25" table:formula="of:=IF(ISBLANK([Input.F173]);&quot;&quot;;(PrincipalMeridianLong-((((([Input.F173]-1)*TownshipMilesEW)+VLOOKUP([Input.G173];SELookupTable;3;FALSE))+VLOOKUP([Input.H173];SSLookupTable;3;FALSE))/(69.04*COS((([C173]*PI())/180))))))"/>
          <table:table-cell table:style-name="ce25" table:formula="of:=IF(ISBLANK([Input.E173]);&quot;&quot;;(PrincipalMeridianLat+(((([Input.E173]*TownshipMilesNS)+VLOOKUP([Input.G173];SELookupTable;2;FALSE))+VLOOKUP([Input.H173];SSLookupTable;2;FALSE))/DegreeLatMiles)))"/>
          <table:table-cell table:style-name="ce25" table:formula="of:=IF(ISBLANK([Input.I173]);&quot;&quot;;[Input.I173])"/>
          <table:table-cell table:number-columns-repeated="1020"/>
        </table:table-row>
        <table:table-row table:style-name="ro1">
          <table:table-cell table:style-name="ce25" table:formula="of:=IF(ISBLANK([Input.A174]);&quot;&quot;;(((([Input.A174]&amp;&quot;-&quot;)&amp;[Input.B174])&amp;&quot;-&quot;)&amp;[Input.C174]))"/>
          <table:table-cell table:style-name="ce25" table:formula="of:=IF(ISBLANK([Input.F174]);&quot;&quot;;(PrincipalMeridianLong-((((([Input.F174]-1)*TownshipMilesEW)+VLOOKUP([Input.G174];SELookupTable;3;FALSE))+VLOOKUP([Input.H174];SSLookupTable;3;FALSE))/(69.04*COS((([C174]*PI())/180))))))"/>
          <table:table-cell table:style-name="ce25" table:formula="of:=IF(ISBLANK([Input.E174]);&quot;&quot;;(PrincipalMeridianLat+(((([Input.E174]*TownshipMilesNS)+VLOOKUP([Input.G174];SELookupTable;2;FALSE))+VLOOKUP([Input.H174];SSLookupTable;2;FALSE))/DegreeLatMiles)))"/>
          <table:table-cell table:style-name="ce25" table:formula="of:=IF(ISBLANK([Input.I174]);&quot;&quot;;[Input.I174])"/>
          <table:table-cell table:number-columns-repeated="1020"/>
        </table:table-row>
        <table:table-row table:style-name="ro1">
          <table:table-cell table:style-name="ce25" table:formula="of:=IF(ISBLANK([Input.A175]);&quot;&quot;;(((([Input.A175]&amp;&quot;-&quot;)&amp;[Input.B175])&amp;&quot;-&quot;)&amp;[Input.C175]))"/>
          <table:table-cell table:style-name="ce25" table:formula="of:=IF(ISBLANK([Input.F175]);&quot;&quot;;(PrincipalMeridianLong-((((([Input.F175]-1)*TownshipMilesEW)+VLOOKUP([Input.G175];SELookupTable;3;FALSE))+VLOOKUP([Input.H175];SSLookupTable;3;FALSE))/(69.04*COS((([C175]*PI())/180))))))"/>
          <table:table-cell table:style-name="ce25" table:formula="of:=IF(ISBLANK([Input.E175]);&quot;&quot;;(PrincipalMeridianLat+(((([Input.E175]*TownshipMilesNS)+VLOOKUP([Input.G175];SELookupTable;2;FALSE))+VLOOKUP([Input.H175];SSLookupTable;2;FALSE))/DegreeLatMiles)))"/>
          <table:table-cell table:style-name="ce25" table:formula="of:=IF(ISBLANK([Input.I175]);&quot;&quot;;[Input.I175])"/>
          <table:table-cell table:number-columns-repeated="1020"/>
        </table:table-row>
        <table:table-row table:style-name="ro1">
          <table:table-cell table:style-name="ce25" table:formula="of:=IF(ISBLANK([Input.A176]);&quot;&quot;;(((([Input.A176]&amp;&quot;-&quot;)&amp;[Input.B176])&amp;&quot;-&quot;)&amp;[Input.C176]))"/>
          <table:table-cell table:style-name="ce25" table:formula="of:=IF(ISBLANK([Input.F176]);&quot;&quot;;(PrincipalMeridianLong-((((([Input.F176]-1)*TownshipMilesEW)+VLOOKUP([Input.G176];SELookupTable;3;FALSE))+VLOOKUP([Input.H176];SSLookupTable;3;FALSE))/(69.04*COS((([C176]*PI())/180))))))"/>
          <table:table-cell table:style-name="ce25" table:formula="of:=IF(ISBLANK([Input.E176]);&quot;&quot;;(PrincipalMeridianLat+(((([Input.E176]*TownshipMilesNS)+VLOOKUP([Input.G176];SELookupTable;2;FALSE))+VLOOKUP([Input.H176];SSLookupTable;2;FALSE))/DegreeLatMiles)))"/>
          <table:table-cell table:style-name="ce25" table:formula="of:=IF(ISBLANK([Input.I176]);&quot;&quot;;[Input.I176])"/>
          <table:table-cell table:number-columns-repeated="1020"/>
        </table:table-row>
        <table:table-row table:style-name="ro1">
          <table:table-cell table:style-name="ce25" table:formula="of:=IF(ISBLANK([Input.A177]);&quot;&quot;;(((([Input.A177]&amp;&quot;-&quot;)&amp;[Input.B177])&amp;&quot;-&quot;)&amp;[Input.C177]))"/>
          <table:table-cell table:style-name="ce25" table:formula="of:=IF(ISBLANK([Input.F177]);&quot;&quot;;(PrincipalMeridianLong-((((([Input.F177]-1)*TownshipMilesEW)+VLOOKUP([Input.G177];SELookupTable;3;FALSE))+VLOOKUP([Input.H177];SSLookupTable;3;FALSE))/(69.04*COS((([C177]*PI())/180))))))"/>
          <table:table-cell table:style-name="ce25" table:formula="of:=IF(ISBLANK([Input.E177]);&quot;&quot;;(PrincipalMeridianLat+(((([Input.E177]*TownshipMilesNS)+VLOOKUP([Input.G177];SELookupTable;2;FALSE))+VLOOKUP([Input.H177];SSLookupTable;2;FALSE))/DegreeLatMiles)))"/>
          <table:table-cell table:style-name="ce25" table:formula="of:=IF(ISBLANK([Input.I177]);&quot;&quot;;[Input.I177])"/>
          <table:table-cell table:number-columns-repeated="1020"/>
        </table:table-row>
        <table:table-row table:style-name="ro1">
          <table:table-cell table:style-name="ce25" table:formula="of:=IF(ISBLANK([Input.A178]);&quot;&quot;;(((([Input.A178]&amp;&quot;-&quot;)&amp;[Input.B178])&amp;&quot;-&quot;)&amp;[Input.C178]))"/>
          <table:table-cell table:style-name="ce25" table:formula="of:=IF(ISBLANK([Input.F178]);&quot;&quot;;(PrincipalMeridianLong-((((([Input.F178]-1)*TownshipMilesEW)+VLOOKUP([Input.G178];SELookupTable;3;FALSE))+VLOOKUP([Input.H178];SSLookupTable;3;FALSE))/(69.04*COS((([C178]*PI())/180))))))"/>
          <table:table-cell table:style-name="ce25" table:formula="of:=IF(ISBLANK([Input.E178]);&quot;&quot;;(PrincipalMeridianLat+(((([Input.E178]*TownshipMilesNS)+VLOOKUP([Input.G178];SELookupTable;2;FALSE))+VLOOKUP([Input.H178];SSLookupTable;2;FALSE))/DegreeLatMiles)))"/>
          <table:table-cell table:style-name="ce25" table:formula="of:=IF(ISBLANK([Input.I178]);&quot;&quot;;[Input.I178])"/>
          <table:table-cell table:number-columns-repeated="1020"/>
        </table:table-row>
        <table:table-row table:style-name="ro1">
          <table:table-cell table:style-name="ce25" table:formula="of:=IF(ISBLANK([Input.A179]);&quot;&quot;;(((([Input.A179]&amp;&quot;-&quot;)&amp;[Input.B179])&amp;&quot;-&quot;)&amp;[Input.C179]))"/>
          <table:table-cell table:style-name="ce25" table:formula="of:=IF(ISBLANK([Input.F179]);&quot;&quot;;(PrincipalMeridianLong-((((([Input.F179]-1)*TownshipMilesEW)+VLOOKUP([Input.G179];SELookupTable;3;FALSE))+VLOOKUP([Input.H179];SSLookupTable;3;FALSE))/(69.04*COS((([C179]*PI())/180))))))"/>
          <table:table-cell table:style-name="ce25" table:formula="of:=IF(ISBLANK([Input.E179]);&quot;&quot;;(PrincipalMeridianLat+(((([Input.E179]*TownshipMilesNS)+VLOOKUP([Input.G179];SELookupTable;2;FALSE))+VLOOKUP([Input.H179];SSLookupTable;2;FALSE))/DegreeLatMiles)))"/>
          <table:table-cell table:style-name="ce25" table:formula="of:=IF(ISBLANK([Input.I179]);&quot;&quot;;[Input.I179])"/>
          <table:table-cell table:number-columns-repeated="1020"/>
        </table:table-row>
        <table:table-row table:style-name="ro1">
          <table:table-cell table:style-name="ce25" table:formula="of:=IF(ISBLANK([Input.A180]);&quot;&quot;;(((([Input.A180]&amp;&quot;-&quot;)&amp;[Input.B180])&amp;&quot;-&quot;)&amp;[Input.C180]))"/>
          <table:table-cell table:style-name="ce25" table:formula="of:=IF(ISBLANK([Input.F180]);&quot;&quot;;(PrincipalMeridianLong-((((([Input.F180]-1)*TownshipMilesEW)+VLOOKUP([Input.G180];SELookupTable;3;FALSE))+VLOOKUP([Input.H180];SSLookupTable;3;FALSE))/(69.04*COS((([C180]*PI())/180))))))"/>
          <table:table-cell table:style-name="ce25" table:formula="of:=IF(ISBLANK([Input.E180]);&quot;&quot;;(PrincipalMeridianLat+(((([Input.E180]*TownshipMilesNS)+VLOOKUP([Input.G180];SELookupTable;2;FALSE))+VLOOKUP([Input.H180];SSLookupTable;2;FALSE))/DegreeLatMiles)))"/>
          <table:table-cell table:style-name="ce25" table:formula="of:=IF(ISBLANK([Input.I180]);&quot;&quot;;[Input.I180])"/>
          <table:table-cell table:number-columns-repeated="1020"/>
        </table:table-row>
        <table:table-row table:style-name="ro1">
          <table:table-cell table:style-name="ce25" table:formula="of:=IF(ISBLANK([Input.A181]);&quot;&quot;;(((([Input.A181]&amp;&quot;-&quot;)&amp;[Input.B181])&amp;&quot;-&quot;)&amp;[Input.C181]))"/>
          <table:table-cell table:style-name="ce25" table:formula="of:=IF(ISBLANK([Input.F181]);&quot;&quot;;(PrincipalMeridianLong-((((([Input.F181]-1)*TownshipMilesEW)+VLOOKUP([Input.G181];SELookupTable;3;FALSE))+VLOOKUP([Input.H181];SSLookupTable;3;FALSE))/(69.04*COS((([C181]*PI())/180))))))"/>
          <table:table-cell table:style-name="ce25" table:formula="of:=IF(ISBLANK([Input.E181]);&quot;&quot;;(PrincipalMeridianLat+(((([Input.E181]*TownshipMilesNS)+VLOOKUP([Input.G181];SELookupTable;2;FALSE))+VLOOKUP([Input.H181];SSLookupTable;2;FALSE))/DegreeLatMiles)))"/>
          <table:table-cell table:style-name="ce25" table:formula="of:=IF(ISBLANK([Input.I181]);&quot;&quot;;[Input.I181])"/>
          <table:table-cell table:number-columns-repeated="1020"/>
        </table:table-row>
        <table:table-row table:style-name="ro1">
          <table:table-cell table:style-name="ce25" table:formula="of:=IF(ISBLANK([Input.A182]);&quot;&quot;;(((([Input.A182]&amp;&quot;-&quot;)&amp;[Input.B182])&amp;&quot;-&quot;)&amp;[Input.C182]))"/>
          <table:table-cell table:style-name="ce25" table:formula="of:=IF(ISBLANK([Input.F182]);&quot;&quot;;(PrincipalMeridianLong-((((([Input.F182]-1)*TownshipMilesEW)+VLOOKUP([Input.G182];SELookupTable;3;FALSE))+VLOOKUP([Input.H182];SSLookupTable;3;FALSE))/(69.04*COS((([C182]*PI())/180))))))"/>
          <table:table-cell table:style-name="ce25" table:formula="of:=IF(ISBLANK([Input.E182]);&quot;&quot;;(PrincipalMeridianLat+(((([Input.E182]*TownshipMilesNS)+VLOOKUP([Input.G182];SELookupTable;2;FALSE))+VLOOKUP([Input.H182];SSLookupTable;2;FALSE))/DegreeLatMiles)))"/>
          <table:table-cell table:style-name="ce25" table:formula="of:=IF(ISBLANK([Input.I182]);&quot;&quot;;[Input.I182])"/>
          <table:table-cell table:number-columns-repeated="1020"/>
        </table:table-row>
        <table:table-row table:style-name="ro1">
          <table:table-cell table:style-name="ce25" table:formula="of:=IF(ISBLANK([Input.A183]);&quot;&quot;;(((([Input.A183]&amp;&quot;-&quot;)&amp;[Input.B183])&amp;&quot;-&quot;)&amp;[Input.C183]))"/>
          <table:table-cell table:style-name="ce25" table:formula="of:=IF(ISBLANK([Input.F183]);&quot;&quot;;(PrincipalMeridianLong-((((([Input.F183]-1)*TownshipMilesEW)+VLOOKUP([Input.G183];SELookupTable;3;FALSE))+VLOOKUP([Input.H183];SSLookupTable;3;FALSE))/(69.04*COS((([C183]*PI())/180))))))"/>
          <table:table-cell table:style-name="ce25" table:formula="of:=IF(ISBLANK([Input.E183]);&quot;&quot;;(PrincipalMeridianLat+(((([Input.E183]*TownshipMilesNS)+VLOOKUP([Input.G183];SELookupTable;2;FALSE))+VLOOKUP([Input.H183];SSLookupTable;2;FALSE))/DegreeLatMiles)))"/>
          <table:table-cell table:style-name="ce25" table:formula="of:=IF(ISBLANK([Input.I183]);&quot;&quot;;[Input.I183])"/>
          <table:table-cell table:number-columns-repeated="1020"/>
        </table:table-row>
        <table:table-row table:style-name="ro1">
          <table:table-cell table:style-name="ce25" table:formula="of:=IF(ISBLANK([Input.A184]);&quot;&quot;;(((([Input.A184]&amp;&quot;-&quot;)&amp;[Input.B184])&amp;&quot;-&quot;)&amp;[Input.C184]))"/>
          <table:table-cell table:style-name="ce25" table:formula="of:=IF(ISBLANK([Input.F184]);&quot;&quot;;(PrincipalMeridianLong-((((([Input.F184]-1)*TownshipMilesEW)+VLOOKUP([Input.G184];SELookupTable;3;FALSE))+VLOOKUP([Input.H184];SSLookupTable;3;FALSE))/(69.04*COS((([C184]*PI())/180))))))"/>
          <table:table-cell table:style-name="ce25" table:formula="of:=IF(ISBLANK([Input.E184]);&quot;&quot;;(PrincipalMeridianLat+(((([Input.E184]*TownshipMilesNS)+VLOOKUP([Input.G184];SELookupTable;2;FALSE))+VLOOKUP([Input.H184];SSLookupTable;2;FALSE))/DegreeLatMiles)))"/>
          <table:table-cell table:style-name="ce25" table:formula="of:=IF(ISBLANK([Input.I184]);&quot;&quot;;[Input.I184])"/>
          <table:table-cell table:number-columns-repeated="1020"/>
        </table:table-row>
        <table:table-row table:style-name="ro1">
          <table:table-cell table:style-name="ce25" table:formula="of:=IF(ISBLANK([Input.A185]);&quot;&quot;;(((([Input.A185]&amp;&quot;-&quot;)&amp;[Input.B185])&amp;&quot;-&quot;)&amp;[Input.C185]))"/>
          <table:table-cell table:style-name="ce25" table:formula="of:=IF(ISBLANK([Input.F185]);&quot;&quot;;(PrincipalMeridianLong-((((([Input.F185]-1)*TownshipMilesEW)+VLOOKUP([Input.G185];SELookupTable;3;FALSE))+VLOOKUP([Input.H185];SSLookupTable;3;FALSE))/(69.04*COS((([C185]*PI())/180))))))"/>
          <table:table-cell table:style-name="ce25" table:formula="of:=IF(ISBLANK([Input.E185]);&quot;&quot;;(PrincipalMeridianLat+(((([Input.E185]*TownshipMilesNS)+VLOOKUP([Input.G185];SELookupTable;2;FALSE))+VLOOKUP([Input.H185];SSLookupTable;2;FALSE))/DegreeLatMiles)))"/>
          <table:table-cell table:style-name="ce25" table:formula="of:=IF(ISBLANK([Input.I185]);&quot;&quot;;[Input.I185])"/>
          <table:table-cell table:number-columns-repeated="1020"/>
        </table:table-row>
        <table:table-row table:style-name="ro1">
          <table:table-cell table:style-name="ce25" table:formula="of:=IF(ISBLANK([Input.A186]);&quot;&quot;;(((([Input.A186]&amp;&quot;-&quot;)&amp;[Input.B186])&amp;&quot;-&quot;)&amp;[Input.C186]))"/>
          <table:table-cell table:style-name="ce25" table:formula="of:=IF(ISBLANK([Input.F186]);&quot;&quot;;(PrincipalMeridianLong-((((([Input.F186]-1)*TownshipMilesEW)+VLOOKUP([Input.G186];SELookupTable;3;FALSE))+VLOOKUP([Input.H186];SSLookupTable;3;FALSE))/(69.04*COS((([C186]*PI())/180))))))"/>
          <table:table-cell table:style-name="ce25" table:formula="of:=IF(ISBLANK([Input.E186]);&quot;&quot;;(PrincipalMeridianLat+(((([Input.E186]*TownshipMilesNS)+VLOOKUP([Input.G186];SELookupTable;2;FALSE))+VLOOKUP([Input.H186];SSLookupTable;2;FALSE))/DegreeLatMiles)))"/>
          <table:table-cell table:style-name="ce25" table:formula="of:=IF(ISBLANK([Input.I186]);&quot;&quot;;[Input.I186])"/>
          <table:table-cell table:number-columns-repeated="1020"/>
        </table:table-row>
        <table:table-row table:style-name="ro1">
          <table:table-cell table:style-name="ce25" table:formula="of:=IF(ISBLANK([Input.A187]);&quot;&quot;;(((([Input.A187]&amp;&quot;-&quot;)&amp;[Input.B187])&amp;&quot;-&quot;)&amp;[Input.C187]))"/>
          <table:table-cell table:style-name="ce25" table:formula="of:=IF(ISBLANK([Input.F187]);&quot;&quot;;(PrincipalMeridianLong-((((([Input.F187]-1)*TownshipMilesEW)+VLOOKUP([Input.G187];SELookupTable;3;FALSE))+VLOOKUP([Input.H187];SSLookupTable;3;FALSE))/(69.04*COS((([C187]*PI())/180))))))"/>
          <table:table-cell table:style-name="ce25" table:formula="of:=IF(ISBLANK([Input.E187]);&quot;&quot;;(PrincipalMeridianLat+(((([Input.E187]*TownshipMilesNS)+VLOOKUP([Input.G187];SELookupTable;2;FALSE))+VLOOKUP([Input.H187];SSLookupTable;2;FALSE))/DegreeLatMiles)))"/>
          <table:table-cell table:style-name="ce25" table:formula="of:=IF(ISBLANK([Input.I187]);&quot;&quot;;[Input.I187])"/>
          <table:table-cell table:number-columns-repeated="1020"/>
        </table:table-row>
        <table:table-row table:style-name="ro1">
          <table:table-cell table:style-name="ce25" table:formula="of:=IF(ISBLANK([Input.A188]);&quot;&quot;;(((([Input.A188]&amp;&quot;-&quot;)&amp;[Input.B188])&amp;&quot;-&quot;)&amp;[Input.C188]))"/>
          <table:table-cell table:style-name="ce25" table:formula="of:=IF(ISBLANK([Input.F188]);&quot;&quot;;(PrincipalMeridianLong-((((([Input.F188]-1)*TownshipMilesEW)+VLOOKUP([Input.G188];SELookupTable;3;FALSE))+VLOOKUP([Input.H188];SSLookupTable;3;FALSE))/(69.04*COS((([C188]*PI())/180))))))"/>
          <table:table-cell table:style-name="ce25" table:formula="of:=IF(ISBLANK([Input.E188]);&quot;&quot;;(PrincipalMeridianLat+(((([Input.E188]*TownshipMilesNS)+VLOOKUP([Input.G188];SELookupTable;2;FALSE))+VLOOKUP([Input.H188];SSLookupTable;2;FALSE))/DegreeLatMiles)))"/>
          <table:table-cell table:style-name="ce25" table:formula="of:=IF(ISBLANK([Input.I188]);&quot;&quot;;[Input.I188])"/>
          <table:table-cell table:number-columns-repeated="1020"/>
        </table:table-row>
        <table:table-row table:style-name="ro1">
          <table:table-cell table:style-name="ce25" table:formula="of:=IF(ISBLANK([Input.A189]);&quot;&quot;;(((([Input.A189]&amp;&quot;-&quot;)&amp;[Input.B189])&amp;&quot;-&quot;)&amp;[Input.C189]))"/>
          <table:table-cell table:style-name="ce25" table:formula="of:=IF(ISBLANK([Input.F189]);&quot;&quot;;(PrincipalMeridianLong-((((([Input.F189]-1)*TownshipMilesEW)+VLOOKUP([Input.G189];SELookupTable;3;FALSE))+VLOOKUP([Input.H189];SSLookupTable;3;FALSE))/(69.04*COS((([C189]*PI())/180))))))"/>
          <table:table-cell table:style-name="ce25" table:formula="of:=IF(ISBLANK([Input.E189]);&quot;&quot;;(PrincipalMeridianLat+(((([Input.E189]*TownshipMilesNS)+VLOOKUP([Input.G189];SELookupTable;2;FALSE))+VLOOKUP([Input.H189];SSLookupTable;2;FALSE))/DegreeLatMiles)))"/>
          <table:table-cell table:style-name="ce25" table:formula="of:=IF(ISBLANK([Input.I189]);&quot;&quot;;[Input.I189])"/>
          <table:table-cell table:number-columns-repeated="1020"/>
        </table:table-row>
        <table:table-row table:style-name="ro1">
          <table:table-cell table:style-name="ce25" table:formula="of:=IF(ISBLANK([Input.A190]);&quot;&quot;;(((([Input.A190]&amp;&quot;-&quot;)&amp;[Input.B190])&amp;&quot;-&quot;)&amp;[Input.C190]))"/>
          <table:table-cell table:style-name="ce25" table:formula="of:=IF(ISBLANK([Input.F190]);&quot;&quot;;(PrincipalMeridianLong-((((([Input.F190]-1)*TownshipMilesEW)+VLOOKUP([Input.G190];SELookupTable;3;FALSE))+VLOOKUP([Input.H190];SSLookupTable;3;FALSE))/(69.04*COS((([C190]*PI())/180))))))"/>
          <table:table-cell table:style-name="ce25" table:formula="of:=IF(ISBLANK([Input.E190]);&quot;&quot;;(PrincipalMeridianLat+(((([Input.E190]*TownshipMilesNS)+VLOOKUP([Input.G190];SELookupTable;2;FALSE))+VLOOKUP([Input.H190];SSLookupTable;2;FALSE))/DegreeLatMiles)))"/>
          <table:table-cell table:style-name="ce25" table:formula="of:=IF(ISBLANK([Input.I190]);&quot;&quot;;[Input.I190])"/>
          <table:table-cell table:number-columns-repeated="1020"/>
        </table:table-row>
        <table:table-row table:style-name="ro1">
          <table:table-cell table:style-name="ce25" table:formula="of:=IF(ISBLANK([Input.A191]);&quot;&quot;;(((([Input.A191]&amp;&quot;-&quot;)&amp;[Input.B191])&amp;&quot;-&quot;)&amp;[Input.C191]))"/>
          <table:table-cell table:style-name="ce25" table:formula="of:=IF(ISBLANK([Input.F191]);&quot;&quot;;(PrincipalMeridianLong-((((([Input.F191]-1)*TownshipMilesEW)+VLOOKUP([Input.G191];SELookupTable;3;FALSE))+VLOOKUP([Input.H191];SSLookupTable;3;FALSE))/(69.04*COS((([C191]*PI())/180))))))"/>
          <table:table-cell table:style-name="ce25" table:formula="of:=IF(ISBLANK([Input.E191]);&quot;&quot;;(PrincipalMeridianLat+(((([Input.E191]*TownshipMilesNS)+VLOOKUP([Input.G191];SELookupTable;2;FALSE))+VLOOKUP([Input.H191];SSLookupTable;2;FALSE))/DegreeLatMiles)))"/>
          <table:table-cell table:style-name="ce25" table:formula="of:=IF(ISBLANK([Input.I191]);&quot;&quot;;[Input.I191])"/>
          <table:table-cell table:number-columns-repeated="1020"/>
        </table:table-row>
        <table:table-row table:style-name="ro1">
          <table:table-cell table:style-name="ce25" table:formula="of:=IF(ISBLANK([Input.A192]);&quot;&quot;;(((([Input.A192]&amp;&quot;-&quot;)&amp;[Input.B192])&amp;&quot;-&quot;)&amp;[Input.C192]))"/>
          <table:table-cell table:style-name="ce25" table:formula="of:=IF(ISBLANK([Input.F192]);&quot;&quot;;(PrincipalMeridianLong-((((([Input.F192]-1)*TownshipMilesEW)+VLOOKUP([Input.G192];SELookupTable;3;FALSE))+VLOOKUP([Input.H192];SSLookupTable;3;FALSE))/(69.04*COS((([C192]*PI())/180))))))"/>
          <table:table-cell table:style-name="ce25" table:formula="of:=IF(ISBLANK([Input.E192]);&quot;&quot;;(PrincipalMeridianLat+(((([Input.E192]*TownshipMilesNS)+VLOOKUP([Input.G192];SELookupTable;2;FALSE))+VLOOKUP([Input.H192];SSLookupTable;2;FALSE))/DegreeLatMiles)))"/>
          <table:table-cell table:style-name="ce25" table:formula="of:=IF(ISBLANK([Input.I192]);&quot;&quot;;[Input.I192])"/>
          <table:table-cell table:number-columns-repeated="1020"/>
        </table:table-row>
        <table:table-row table:style-name="ro1">
          <table:table-cell table:style-name="ce25" table:formula="of:=IF(ISBLANK([Input.A193]);&quot;&quot;;(((([Input.A193]&amp;&quot;-&quot;)&amp;[Input.B193])&amp;&quot;-&quot;)&amp;[Input.C193]))"/>
          <table:table-cell table:style-name="ce25" table:formula="of:=IF(ISBLANK([Input.F193]);&quot;&quot;;(PrincipalMeridianLong-((((([Input.F193]-1)*TownshipMilesEW)+VLOOKUP([Input.G193];SELookupTable;3;FALSE))+VLOOKUP([Input.H193];SSLookupTable;3;FALSE))/(69.04*COS((([C193]*PI())/180))))))"/>
          <table:table-cell table:style-name="ce25" table:formula="of:=IF(ISBLANK([Input.E193]);&quot;&quot;;(PrincipalMeridianLat+(((([Input.E193]*TownshipMilesNS)+VLOOKUP([Input.G193];SELookupTable;2;FALSE))+VLOOKUP([Input.H193];SSLookupTable;2;FALSE))/DegreeLatMiles)))"/>
          <table:table-cell table:style-name="ce25" table:formula="of:=IF(ISBLANK([Input.I193]);&quot;&quot;;[Input.I193])"/>
          <table:table-cell table:number-columns-repeated="1020"/>
        </table:table-row>
        <table:table-row table:style-name="ro1">
          <table:table-cell table:style-name="ce25" table:formula="of:=IF(ISBLANK([Input.A194]);&quot;&quot;;(((([Input.A194]&amp;&quot;-&quot;)&amp;[Input.B194])&amp;&quot;-&quot;)&amp;[Input.C194]))"/>
          <table:table-cell table:style-name="ce25" table:formula="of:=IF(ISBLANK([Input.F194]);&quot;&quot;;(PrincipalMeridianLong-((((([Input.F194]-1)*TownshipMilesEW)+VLOOKUP([Input.G194];SELookupTable;3;FALSE))+VLOOKUP([Input.H194];SSLookupTable;3;FALSE))/(69.04*COS((([C194]*PI())/180))))))"/>
          <table:table-cell table:style-name="ce25" table:formula="of:=IF(ISBLANK([Input.E194]);&quot;&quot;;(PrincipalMeridianLat+(((([Input.E194]*TownshipMilesNS)+VLOOKUP([Input.G194];SELookupTable;2;FALSE))+VLOOKUP([Input.H194];SSLookupTable;2;FALSE))/DegreeLatMiles)))"/>
          <table:table-cell table:style-name="ce25" table:formula="of:=IF(ISBLANK([Input.I194]);&quot;&quot;;[Input.I194])"/>
          <table:table-cell table:number-columns-repeated="1020"/>
        </table:table-row>
        <table:table-row table:style-name="ro1">
          <table:table-cell table:style-name="ce25" table:formula="of:=IF(ISBLANK([Input.A195]);&quot;&quot;;(((([Input.A195]&amp;&quot;-&quot;)&amp;[Input.B195])&amp;&quot;-&quot;)&amp;[Input.C195]))"/>
          <table:table-cell table:style-name="ce25" table:formula="of:=IF(ISBLANK([Input.F195]);&quot;&quot;;(PrincipalMeridianLong-((((([Input.F195]-1)*TownshipMilesEW)+VLOOKUP([Input.G195];SELookupTable;3;FALSE))+VLOOKUP([Input.H195];SSLookupTable;3;FALSE))/(69.04*COS((([C195]*PI())/180))))))"/>
          <table:table-cell table:style-name="ce25" table:formula="of:=IF(ISBLANK([Input.E195]);&quot;&quot;;(PrincipalMeridianLat+(((([Input.E195]*TownshipMilesNS)+VLOOKUP([Input.G195];SELookupTable;2;FALSE))+VLOOKUP([Input.H195];SSLookupTable;2;FALSE))/DegreeLatMiles)))"/>
          <table:table-cell table:style-name="ce25" table:formula="of:=IF(ISBLANK([Input.I195]);&quot;&quot;;[Input.I195])"/>
          <table:table-cell table:number-columns-repeated="1020"/>
        </table:table-row>
        <table:table-row table:style-name="ro1">
          <table:table-cell table:style-name="ce25" table:formula="of:=IF(ISBLANK([Input.A196]);&quot;&quot;;(((([Input.A196]&amp;&quot;-&quot;)&amp;[Input.B196])&amp;&quot;-&quot;)&amp;[Input.C196]))"/>
          <table:table-cell table:style-name="ce25" table:formula="of:=IF(ISBLANK([Input.F196]);&quot;&quot;;(PrincipalMeridianLong-((((([Input.F196]-1)*TownshipMilesEW)+VLOOKUP([Input.G196];SELookupTable;3;FALSE))+VLOOKUP([Input.H196];SSLookupTable;3;FALSE))/(69.04*COS((([C196]*PI())/180))))))"/>
          <table:table-cell table:style-name="ce25" table:formula="of:=IF(ISBLANK([Input.E196]);&quot;&quot;;(PrincipalMeridianLat+(((([Input.E196]*TownshipMilesNS)+VLOOKUP([Input.G196];SELookupTable;2;FALSE))+VLOOKUP([Input.H196];SSLookupTable;2;FALSE))/DegreeLatMiles)))"/>
          <table:table-cell table:style-name="ce25" table:formula="of:=IF(ISBLANK([Input.I196]);&quot;&quot;;[Input.I196])"/>
          <table:table-cell table:number-columns-repeated="1020"/>
        </table:table-row>
        <table:table-row table:style-name="ro1">
          <table:table-cell table:style-name="ce25" table:formula="of:=IF(ISBLANK([Input.A197]);&quot;&quot;;(((([Input.A197]&amp;&quot;-&quot;)&amp;[Input.B197])&amp;&quot;-&quot;)&amp;[Input.C197]))"/>
          <table:table-cell table:style-name="ce25" table:formula="of:=IF(ISBLANK([Input.F197]);&quot;&quot;;(PrincipalMeridianLong-((((([Input.F197]-1)*TownshipMilesEW)+VLOOKUP([Input.G197];SELookupTable;3;FALSE))+VLOOKUP([Input.H197];SSLookupTable;3;FALSE))/(69.04*COS((([C197]*PI())/180))))))"/>
          <table:table-cell table:style-name="ce25" table:formula="of:=IF(ISBLANK([Input.E197]);&quot;&quot;;(PrincipalMeridianLat+(((([Input.E197]*TownshipMilesNS)+VLOOKUP([Input.G197];SELookupTable;2;FALSE))+VLOOKUP([Input.H197];SSLookupTable;2;FALSE))/DegreeLatMiles)))"/>
          <table:table-cell table:style-name="ce25" table:formula="of:=IF(ISBLANK([Input.I197]);&quot;&quot;;[Input.I197])"/>
          <table:table-cell table:number-columns-repeated="1020"/>
        </table:table-row>
        <table:table-row table:style-name="ro1">
          <table:table-cell table:style-name="ce25" table:formula="of:=IF(ISBLANK([Input.A198]);&quot;&quot;;(((([Input.A198]&amp;&quot;-&quot;)&amp;[Input.B198])&amp;&quot;-&quot;)&amp;[Input.C198]))"/>
          <table:table-cell table:style-name="ce25" table:formula="of:=IF(ISBLANK([Input.F198]);&quot;&quot;;(PrincipalMeridianLong-((((([Input.F198]-1)*TownshipMilesEW)+VLOOKUP([Input.G198];SELookupTable;3;FALSE))+VLOOKUP([Input.H198];SSLookupTable;3;FALSE))/(69.04*COS((([C198]*PI())/180))))))"/>
          <table:table-cell table:style-name="ce25" table:formula="of:=IF(ISBLANK([Input.E198]);&quot;&quot;;(PrincipalMeridianLat+(((([Input.E198]*TownshipMilesNS)+VLOOKUP([Input.G198];SELookupTable;2;FALSE))+VLOOKUP([Input.H198];SSLookupTable;2;FALSE))/DegreeLatMiles)))"/>
          <table:table-cell table:style-name="ce25" table:formula="of:=IF(ISBLANK([Input.I198]);&quot;&quot;;[Input.I198])"/>
          <table:table-cell table:number-columns-repeated="1020"/>
        </table:table-row>
        <table:table-row table:style-name="ro1">
          <table:table-cell table:style-name="ce25" table:formula="of:=IF(ISBLANK([Input.A199]);&quot;&quot;;(((([Input.A199]&amp;&quot;-&quot;)&amp;[Input.B199])&amp;&quot;-&quot;)&amp;[Input.C199]))"/>
          <table:table-cell table:style-name="ce25" table:formula="of:=IF(ISBLANK([Input.F199]);&quot;&quot;;(PrincipalMeridianLong-((((([Input.F199]-1)*TownshipMilesEW)+VLOOKUP([Input.G199];SELookupTable;3;FALSE))+VLOOKUP([Input.H199];SSLookupTable;3;FALSE))/(69.04*COS((([C199]*PI())/180))))))"/>
          <table:table-cell table:style-name="ce25" table:formula="of:=IF(ISBLANK([Input.E199]);&quot;&quot;;(PrincipalMeridianLat+(((([Input.E199]*TownshipMilesNS)+VLOOKUP([Input.G199];SELookupTable;2;FALSE))+VLOOKUP([Input.H199];SSLookupTable;2;FALSE))/DegreeLatMiles)))"/>
          <table:table-cell table:style-name="ce25" table:formula="of:=IF(ISBLANK([Input.I199]);&quot;&quot;;[Input.I199])"/>
          <table:table-cell table:number-columns-repeated="1020"/>
        </table:table-row>
        <table:table-row table:style-name="ro1">
          <table:table-cell table:style-name="ce25" table:formula="of:=IF(ISBLANK([Input.A200]);&quot;&quot;;(((([Input.A200]&amp;&quot;-&quot;)&amp;[Input.B200])&amp;&quot;-&quot;)&amp;[Input.C200]))"/>
          <table:table-cell table:style-name="ce25" table:formula="of:=IF(ISBLANK([Input.F200]);&quot;&quot;;(PrincipalMeridianLong-((((([Input.F200]-1)*TownshipMilesEW)+VLOOKUP([Input.G200];SELookupTable;3;FALSE))+VLOOKUP([Input.H200];SSLookupTable;3;FALSE))/(69.04*COS((([C200]*PI())/180))))))"/>
          <table:table-cell table:style-name="ce25" table:formula="of:=IF(ISBLANK([Input.E200]);&quot;&quot;;(PrincipalMeridianLat+(((([Input.E200]*TownshipMilesNS)+VLOOKUP([Input.G200];SELookupTable;2;FALSE))+VLOOKUP([Input.H200];SSLookupTable;2;FALSE))/DegreeLatMiles)))"/>
          <table:table-cell table:style-name="ce25" table:formula="of:=IF(ISBLANK([Input.I200]);&quot;&quot;;[Input.I200])"/>
          <table:table-cell table:number-columns-repeated="1020"/>
        </table:table-row>
        <table:table-row table:style-name="ro1">
          <table:table-cell table:style-name="ce25" table:formula="of:=IF(ISBLANK([Input.A201]);&quot;&quot;;(((([Input.A201]&amp;&quot;-&quot;)&amp;[Input.B201])&amp;&quot;-&quot;)&amp;[Input.C201]))"/>
          <table:table-cell table:style-name="ce25" table:formula="of:=IF(ISBLANK([Input.F201]);&quot;&quot;;(PrincipalMeridianLong-((((([Input.F201]-1)*TownshipMilesEW)+VLOOKUP([Input.G201];SELookupTable;3;FALSE))+VLOOKUP([Input.H201];SSLookupTable;3;FALSE))/(69.04*COS((([C201]*PI())/180))))))"/>
          <table:table-cell table:style-name="ce25" table:formula="of:=IF(ISBLANK([Input.E201]);&quot;&quot;;(PrincipalMeridianLat+(((([Input.E201]*TownshipMilesNS)+VLOOKUP([Input.G201];SELookupTable;2;FALSE))+VLOOKUP([Input.H201];SSLookupTable;2;FALSE))/DegreeLatMiles)))"/>
          <table:table-cell table:style-name="ce25" table:formula="of:=IF(ISBLANK([Input.I201]);&quot;&quot;;[Input.I201])"/>
          <table:table-cell table:number-columns-repeated="1020"/>
        </table:table-row>
        <table:table-row table:style-name="ro1">
          <table:table-cell table:style-name="ce25" table:formula="of:=IF(ISBLANK([Input.A202]);&quot;&quot;;(((([Input.A202]&amp;&quot;-&quot;)&amp;[Input.B202])&amp;&quot;-&quot;)&amp;[Input.C202]))"/>
          <table:table-cell table:style-name="ce25" table:formula="of:=IF(ISBLANK([Input.F202]);&quot;&quot;;(PrincipalMeridianLong-((((([Input.F202]-1)*TownshipMilesEW)+VLOOKUP([Input.G202];SELookupTable;3;FALSE))+VLOOKUP([Input.H202];SSLookupTable;3;FALSE))/(69.04*COS((([C202]*PI())/180))))))"/>
          <table:table-cell table:style-name="ce25" table:formula="of:=IF(ISBLANK([Input.E202]);&quot;&quot;;(PrincipalMeridianLat+(((([Input.E202]*TownshipMilesNS)+VLOOKUP([Input.G202];SELookupTable;2;FALSE))+VLOOKUP([Input.H202];SSLookupTable;2;FALSE))/DegreeLatMiles)))"/>
          <table:table-cell table:style-name="ce25" table:formula="of:=IF(ISBLANK([Input.I202]);&quot;&quot;;[Input.I202])"/>
          <table:table-cell table:number-columns-repeated="1020"/>
        </table:table-row>
        <table:table-row table:style-name="ro1">
          <table:table-cell table:style-name="ce25" table:formula="of:=IF(ISBLANK([Input.A203]);&quot;&quot;;(((([Input.A203]&amp;&quot;-&quot;)&amp;[Input.B203])&amp;&quot;-&quot;)&amp;[Input.C203]))"/>
          <table:table-cell table:style-name="ce25" table:formula="of:=IF(ISBLANK([Input.F203]);&quot;&quot;;(PrincipalMeridianLong-((((([Input.F203]-1)*TownshipMilesEW)+VLOOKUP([Input.G203];SELookupTable;3;FALSE))+VLOOKUP([Input.H203];SSLookupTable;3;FALSE))/(69.04*COS((([C203]*PI())/180))))))"/>
          <table:table-cell table:style-name="ce25" table:formula="of:=IF(ISBLANK([Input.E203]);&quot;&quot;;(PrincipalMeridianLat+(((([Input.E203]*TownshipMilesNS)+VLOOKUP([Input.G203];SELookupTable;2;FALSE))+VLOOKUP([Input.H203];SSLookupTable;2;FALSE))/DegreeLatMiles)))"/>
          <table:table-cell table:style-name="ce25" table:formula="of:=IF(ISBLANK([Input.I203]);&quot;&quot;;[Input.I203])"/>
          <table:table-cell table:number-columns-repeated="1020"/>
        </table:table-row>
        <table:table-row table:style-name="ro1">
          <table:table-cell table:style-name="ce25" table:formula="of:=IF(ISBLANK([Input.A204]);&quot;&quot;;(((([Input.A204]&amp;&quot;-&quot;)&amp;[Input.B204])&amp;&quot;-&quot;)&amp;[Input.C204]))"/>
          <table:table-cell table:style-name="ce25" table:formula="of:=IF(ISBLANK([Input.F204]);&quot;&quot;;(PrincipalMeridianLong-((((([Input.F204]-1)*TownshipMilesEW)+VLOOKUP([Input.G204];SELookupTable;3;FALSE))+VLOOKUP([Input.H204];SSLookupTable;3;FALSE))/(69.04*COS((([C204]*PI())/180))))))"/>
          <table:table-cell table:style-name="ce25" table:formula="of:=IF(ISBLANK([Input.E204]);&quot;&quot;;(PrincipalMeridianLat+(((([Input.E204]*TownshipMilesNS)+VLOOKUP([Input.G204];SELookupTable;2;FALSE))+VLOOKUP([Input.H204];SSLookupTable;2;FALSE))/DegreeLatMiles)))"/>
          <table:table-cell table:style-name="ce25" table:formula="of:=IF(ISBLANK([Input.I204]);&quot;&quot;;[Input.I204])"/>
          <table:table-cell table:number-columns-repeated="1020"/>
        </table:table-row>
        <table:table-row table:style-name="ro1">
          <table:table-cell table:style-name="ce25" table:formula="of:=IF(ISBLANK([Input.A205]);&quot;&quot;;(((([Input.A205]&amp;&quot;-&quot;)&amp;[Input.B205])&amp;&quot;-&quot;)&amp;[Input.C205]))"/>
          <table:table-cell table:style-name="ce25" table:formula="of:=IF(ISBLANK([Input.F205]);&quot;&quot;;(PrincipalMeridianLong-((((([Input.F205]-1)*TownshipMilesEW)+VLOOKUP([Input.G205];SELookupTable;3;FALSE))+VLOOKUP([Input.H205];SSLookupTable;3;FALSE))/(69.04*COS((([C205]*PI())/180))))))"/>
          <table:table-cell table:style-name="ce25" table:formula="of:=IF(ISBLANK([Input.E205]);&quot;&quot;;(PrincipalMeridianLat+(((([Input.E205]*TownshipMilesNS)+VLOOKUP([Input.G205];SELookupTable;2;FALSE))+VLOOKUP([Input.H205];SSLookupTable;2;FALSE))/DegreeLatMiles)))"/>
          <table:table-cell table:style-name="ce25" table:formula="of:=IF(ISBLANK([Input.I205]);&quot;&quot;;[Input.I205])"/>
          <table:table-cell table:number-columns-repeated="1020"/>
        </table:table-row>
        <table:table-row table:style-name="ro1">
          <table:table-cell table:style-name="ce25" table:formula="of:=IF(ISBLANK([Input.A206]);&quot;&quot;;(((([Input.A206]&amp;&quot;-&quot;)&amp;[Input.B206])&amp;&quot;-&quot;)&amp;[Input.C206]))"/>
          <table:table-cell table:style-name="ce25" table:formula="of:=IF(ISBLANK([Input.F206]);&quot;&quot;;(PrincipalMeridianLong-((((([Input.F206]-1)*TownshipMilesEW)+VLOOKUP([Input.G206];SELookupTable;3;FALSE))+VLOOKUP([Input.H206];SSLookupTable;3;FALSE))/(69.04*COS((([C206]*PI())/180))))))"/>
          <table:table-cell table:style-name="ce25" table:formula="of:=IF(ISBLANK([Input.E206]);&quot;&quot;;(PrincipalMeridianLat+(((([Input.E206]*TownshipMilesNS)+VLOOKUP([Input.G206];SELookupTable;2;FALSE))+VLOOKUP([Input.H206];SSLookupTable;2;FALSE))/DegreeLatMiles)))"/>
          <table:table-cell table:style-name="ce25" table:formula="of:=IF(ISBLANK([Input.I206]);&quot;&quot;;[Input.I206])"/>
          <table:table-cell table:number-columns-repeated="1020"/>
        </table:table-row>
        <table:table-row table:style-name="ro1">
          <table:table-cell table:style-name="ce25" table:formula="of:=IF(ISBLANK([Input.A207]);&quot;&quot;;(((([Input.A207]&amp;&quot;-&quot;)&amp;[Input.B207])&amp;&quot;-&quot;)&amp;[Input.C207]))"/>
          <table:table-cell table:style-name="ce25" table:formula="of:=IF(ISBLANK([Input.F207]);&quot;&quot;;(PrincipalMeridianLong-((((([Input.F207]-1)*TownshipMilesEW)+VLOOKUP([Input.G207];SELookupTable;3;FALSE))+VLOOKUP([Input.H207];SSLookupTable;3;FALSE))/(69.04*COS((([C207]*PI())/180))))))"/>
          <table:table-cell table:style-name="ce25" table:formula="of:=IF(ISBLANK([Input.E207]);&quot;&quot;;(PrincipalMeridianLat+(((([Input.E207]*TownshipMilesNS)+VLOOKUP([Input.G207];SELookupTable;2;FALSE))+VLOOKUP([Input.H207];SSLookupTable;2;FALSE))/DegreeLatMiles)))"/>
          <table:table-cell table:style-name="ce25" table:formula="of:=IF(ISBLANK([Input.I207]);&quot;&quot;;[Input.I207])"/>
          <table:table-cell table:number-columns-repeated="1020"/>
        </table:table-row>
        <table:table-row table:style-name="ro1">
          <table:table-cell table:style-name="ce25" table:formula="of:=IF(ISBLANK([Input.A208]);&quot;&quot;;(((([Input.A208]&amp;&quot;-&quot;)&amp;[Input.B208])&amp;&quot;-&quot;)&amp;[Input.C208]))"/>
          <table:table-cell table:style-name="ce25" table:formula="of:=IF(ISBLANK([Input.F208]);&quot;&quot;;(PrincipalMeridianLong-((((([Input.F208]-1)*TownshipMilesEW)+VLOOKUP([Input.G208];SELookupTable;3;FALSE))+VLOOKUP([Input.H208];SSLookupTable;3;FALSE))/(69.04*COS((([C208]*PI())/180))))))"/>
          <table:table-cell table:style-name="ce25" table:formula="of:=IF(ISBLANK([Input.E208]);&quot;&quot;;(PrincipalMeridianLat+(((([Input.E208]*TownshipMilesNS)+VLOOKUP([Input.G208];SELookupTable;2;FALSE))+VLOOKUP([Input.H208];SSLookupTable;2;FALSE))/DegreeLatMiles)))"/>
          <table:table-cell table:style-name="ce25" table:formula="of:=IF(ISBLANK([Input.I208]);&quot;&quot;;[Input.I208])"/>
          <table:table-cell table:number-columns-repeated="1020"/>
        </table:table-row>
        <table:table-row table:style-name="ro1">
          <table:table-cell table:style-name="ce25" table:formula="of:=IF(ISBLANK([Input.A209]);&quot;&quot;;(((([Input.A209]&amp;&quot;-&quot;)&amp;[Input.B209])&amp;&quot;-&quot;)&amp;[Input.C209]))"/>
          <table:table-cell table:style-name="ce25" table:formula="of:=IF(ISBLANK([Input.F209]);&quot;&quot;;(PrincipalMeridianLong-((((([Input.F209]-1)*TownshipMilesEW)+VLOOKUP([Input.G209];SELookupTable;3;FALSE))+VLOOKUP([Input.H209];SSLookupTable;3;FALSE))/(69.04*COS((([C209]*PI())/180))))))"/>
          <table:table-cell table:style-name="ce25" table:formula="of:=IF(ISBLANK([Input.E209]);&quot;&quot;;(PrincipalMeridianLat+(((([Input.E209]*TownshipMilesNS)+VLOOKUP([Input.G209];SELookupTable;2;FALSE))+VLOOKUP([Input.H209];SSLookupTable;2;FALSE))/DegreeLatMiles)))"/>
          <table:table-cell table:style-name="ce25" table:formula="of:=IF(ISBLANK([Input.I209]);&quot;&quot;;[Input.I209])"/>
          <table:table-cell table:number-columns-repeated="1020"/>
        </table:table-row>
        <table:table-row table:style-name="ro1">
          <table:table-cell table:style-name="ce25" table:formula="of:=IF(ISBLANK([Input.A210]);&quot;&quot;;(((([Input.A210]&amp;&quot;-&quot;)&amp;[Input.B210])&amp;&quot;-&quot;)&amp;[Input.C210]))"/>
          <table:table-cell table:style-name="ce25" table:formula="of:=IF(ISBLANK([Input.F210]);&quot;&quot;;(PrincipalMeridianLong-((((([Input.F210]-1)*TownshipMilesEW)+VLOOKUP([Input.G210];SELookupTable;3;FALSE))+VLOOKUP([Input.H210];SSLookupTable;3;FALSE))/(69.04*COS((([C210]*PI())/180))))))"/>
          <table:table-cell table:style-name="ce25" table:formula="of:=IF(ISBLANK([Input.E210]);&quot;&quot;;(PrincipalMeridianLat+(((([Input.E210]*TownshipMilesNS)+VLOOKUP([Input.G210];SELookupTable;2;FALSE))+VLOOKUP([Input.H210];SSLookupTable;2;FALSE))/DegreeLatMiles)))"/>
          <table:table-cell table:style-name="ce25" table:formula="of:=IF(ISBLANK([Input.I210]);&quot;&quot;;[Input.I210])"/>
          <table:table-cell table:number-columns-repeated="1020"/>
        </table:table-row>
        <table:table-row table:style-name="ro1">
          <table:table-cell table:style-name="ce25" table:formula="of:=IF(ISBLANK([Input.A211]);&quot;&quot;;(((([Input.A211]&amp;&quot;-&quot;)&amp;[Input.B211])&amp;&quot;-&quot;)&amp;[Input.C211]))"/>
          <table:table-cell table:style-name="ce25" table:formula="of:=IF(ISBLANK([Input.F211]);&quot;&quot;;(PrincipalMeridianLong-((((([Input.F211]-1)*TownshipMilesEW)+VLOOKUP([Input.G211];SELookupTable;3;FALSE))+VLOOKUP([Input.H211];SSLookupTable;3;FALSE))/(69.04*COS((([C211]*PI())/180))))))"/>
          <table:table-cell table:style-name="ce25" table:formula="of:=IF(ISBLANK([Input.E211]);&quot;&quot;;(PrincipalMeridianLat+(((([Input.E211]*TownshipMilesNS)+VLOOKUP([Input.G211];SELookupTable;2;FALSE))+VLOOKUP([Input.H211];SSLookupTable;2;FALSE))/DegreeLatMiles)))"/>
          <table:table-cell table:style-name="ce25" table:formula="of:=IF(ISBLANK([Input.I211]);&quot;&quot;;[Input.I211])"/>
          <table:table-cell table:number-columns-repeated="1020"/>
        </table:table-row>
        <table:table-row table:style-name="ro1">
          <table:table-cell table:style-name="ce25" table:formula="of:=IF(ISBLANK([Input.A212]);&quot;&quot;;(((([Input.A212]&amp;&quot;-&quot;)&amp;[Input.B212])&amp;&quot;-&quot;)&amp;[Input.C212]))"/>
          <table:table-cell table:style-name="ce25" table:formula="of:=IF(ISBLANK([Input.F212]);&quot;&quot;;(PrincipalMeridianLong-((((([Input.F212]-1)*TownshipMilesEW)+VLOOKUP([Input.G212];SELookupTable;3;FALSE))+VLOOKUP([Input.H212];SSLookupTable;3;FALSE))/(69.04*COS((([C212]*PI())/180))))))"/>
          <table:table-cell table:style-name="ce25" table:formula="of:=IF(ISBLANK([Input.E212]);&quot;&quot;;(PrincipalMeridianLat+(((([Input.E212]*TownshipMilesNS)+VLOOKUP([Input.G212];SELookupTable;2;FALSE))+VLOOKUP([Input.H212];SSLookupTable;2;FALSE))/DegreeLatMiles)))"/>
          <table:table-cell table:style-name="ce25" table:formula="of:=IF(ISBLANK([Input.I212]);&quot;&quot;;[Input.I212])"/>
          <table:table-cell table:number-columns-repeated="1020"/>
        </table:table-row>
        <table:table-row table:style-name="ro1">
          <table:table-cell table:style-name="ce25" table:formula="of:=IF(ISBLANK([Input.A213]);&quot;&quot;;(((([Input.A213]&amp;&quot;-&quot;)&amp;[Input.B213])&amp;&quot;-&quot;)&amp;[Input.C213]))"/>
          <table:table-cell table:style-name="ce25" table:formula="of:=IF(ISBLANK([Input.F213]);&quot;&quot;;(PrincipalMeridianLong-((((([Input.F213]-1)*TownshipMilesEW)+VLOOKUP([Input.G213];SELookupTable;3;FALSE))+VLOOKUP([Input.H213];SSLookupTable;3;FALSE))/(69.04*COS((([C213]*PI())/180))))))"/>
          <table:table-cell table:style-name="ce25" table:formula="of:=IF(ISBLANK([Input.E213]);&quot;&quot;;(PrincipalMeridianLat+(((([Input.E213]*TownshipMilesNS)+VLOOKUP([Input.G213];SELookupTable;2;FALSE))+VLOOKUP([Input.H213];SSLookupTable;2;FALSE))/DegreeLatMiles)))"/>
          <table:table-cell table:style-name="ce25" table:formula="of:=IF(ISBLANK([Input.I213]);&quot;&quot;;[Input.I213])"/>
          <table:table-cell table:number-columns-repeated="1020"/>
        </table:table-row>
        <table:table-row table:style-name="ro1">
          <table:table-cell table:style-name="ce25" table:formula="of:=IF(ISBLANK([Input.A214]);&quot;&quot;;(((([Input.A214]&amp;&quot;-&quot;)&amp;[Input.B214])&amp;&quot;-&quot;)&amp;[Input.C214]))"/>
          <table:table-cell table:style-name="ce25" table:formula="of:=IF(ISBLANK([Input.F214]);&quot;&quot;;(PrincipalMeridianLong-((((([Input.F214]-1)*TownshipMilesEW)+VLOOKUP([Input.G214];SELookupTable;3;FALSE))+VLOOKUP([Input.H214];SSLookupTable;3;FALSE))/(69.04*COS((([C214]*PI())/180))))))"/>
          <table:table-cell table:style-name="ce25" table:formula="of:=IF(ISBLANK([Input.E214]);&quot;&quot;;(PrincipalMeridianLat+(((([Input.E214]*TownshipMilesNS)+VLOOKUP([Input.G214];SELookupTable;2;FALSE))+VLOOKUP([Input.H214];SSLookupTable;2;FALSE))/DegreeLatMiles)))"/>
          <table:table-cell table:style-name="ce25" table:formula="of:=IF(ISBLANK([Input.I214]);&quot;&quot;;[Input.I214])"/>
          <table:table-cell table:number-columns-repeated="1020"/>
        </table:table-row>
        <table:table-row table:style-name="ro1">
          <table:table-cell table:style-name="ce25" table:formula="of:=IF(ISBLANK([Input.A215]);&quot;&quot;;(((([Input.A215]&amp;&quot;-&quot;)&amp;[Input.B215])&amp;&quot;-&quot;)&amp;[Input.C215]))"/>
          <table:table-cell table:style-name="ce25" table:formula="of:=IF(ISBLANK([Input.F215]);&quot;&quot;;(PrincipalMeridianLong-((((([Input.F215]-1)*TownshipMilesEW)+VLOOKUP([Input.G215];SELookupTable;3;FALSE))+VLOOKUP([Input.H215];SSLookupTable;3;FALSE))/(69.04*COS((([C215]*PI())/180))))))"/>
          <table:table-cell table:style-name="ce25" table:formula="of:=IF(ISBLANK([Input.E215]);&quot;&quot;;(PrincipalMeridianLat+(((([Input.E215]*TownshipMilesNS)+VLOOKUP([Input.G215];SELookupTable;2;FALSE))+VLOOKUP([Input.H215];SSLookupTable;2;FALSE))/DegreeLatMiles)))"/>
          <table:table-cell table:style-name="ce25" table:formula="of:=IF(ISBLANK([Input.I215]);&quot;&quot;;[Input.I215])"/>
          <table:table-cell table:number-columns-repeated="1020"/>
        </table:table-row>
        <table:table-row table:style-name="ro1">
          <table:table-cell table:style-name="ce25" table:formula="of:=IF(ISBLANK([Input.A216]);&quot;&quot;;(((([Input.A216]&amp;&quot;-&quot;)&amp;[Input.B216])&amp;&quot;-&quot;)&amp;[Input.C216]))"/>
          <table:table-cell table:style-name="ce25" table:formula="of:=IF(ISBLANK([Input.F216]);&quot;&quot;;(PrincipalMeridianLong-((((([Input.F216]-1)*TownshipMilesEW)+VLOOKUP([Input.G216];SELookupTable;3;FALSE))+VLOOKUP([Input.H216];SSLookupTable;3;FALSE))/(69.04*COS((([C216]*PI())/180))))))"/>
          <table:table-cell table:style-name="ce25" table:formula="of:=IF(ISBLANK([Input.E216]);&quot;&quot;;(PrincipalMeridianLat+(((([Input.E216]*TownshipMilesNS)+VLOOKUP([Input.G216];SELookupTable;2;FALSE))+VLOOKUP([Input.H216];SSLookupTable;2;FALSE))/DegreeLatMiles)))"/>
          <table:table-cell table:style-name="ce25" table:formula="of:=IF(ISBLANK([Input.I216]);&quot;&quot;;[Input.I216])"/>
          <table:table-cell table:number-columns-repeated="1020"/>
        </table:table-row>
        <table:table-row table:style-name="ro1">
          <table:table-cell table:style-name="ce25" table:formula="of:=IF(ISBLANK([Input.A217]);&quot;&quot;;(((([Input.A217]&amp;&quot;-&quot;)&amp;[Input.B217])&amp;&quot;-&quot;)&amp;[Input.C217]))"/>
          <table:table-cell table:style-name="ce25" table:formula="of:=IF(ISBLANK([Input.F217]);&quot;&quot;;(PrincipalMeridianLong-((((([Input.F217]-1)*TownshipMilesEW)+VLOOKUP([Input.G217];SELookupTable;3;FALSE))+VLOOKUP([Input.H217];SSLookupTable;3;FALSE))/(69.04*COS((([C217]*PI())/180))))))"/>
          <table:table-cell table:style-name="ce25" table:formula="of:=IF(ISBLANK([Input.E217]);&quot;&quot;;(PrincipalMeridianLat+(((([Input.E217]*TownshipMilesNS)+VLOOKUP([Input.G217];SELookupTable;2;FALSE))+VLOOKUP([Input.H217];SSLookupTable;2;FALSE))/DegreeLatMiles)))"/>
          <table:table-cell table:style-name="ce25" table:formula="of:=IF(ISBLANK([Input.I217]);&quot;&quot;;[Input.I217])"/>
          <table:table-cell table:number-columns-repeated="1020"/>
        </table:table-row>
        <table:table-row table:style-name="ro1">
          <table:table-cell table:style-name="ce25" table:formula="of:=IF(ISBLANK([Input.A218]);&quot;&quot;;(((([Input.A218]&amp;&quot;-&quot;)&amp;[Input.B218])&amp;&quot;-&quot;)&amp;[Input.C218]))"/>
          <table:table-cell table:style-name="ce25" table:formula="of:=IF(ISBLANK([Input.F218]);&quot;&quot;;(PrincipalMeridianLong-((((([Input.F218]-1)*TownshipMilesEW)+VLOOKUP([Input.G218];SELookupTable;3;FALSE))+VLOOKUP([Input.H218];SSLookupTable;3;FALSE))/(69.04*COS((([C218]*PI())/180))))))"/>
          <table:table-cell table:style-name="ce25" table:formula="of:=IF(ISBLANK([Input.E218]);&quot;&quot;;(PrincipalMeridianLat+(((([Input.E218]*TownshipMilesNS)+VLOOKUP([Input.G218];SELookupTable;2;FALSE))+VLOOKUP([Input.H218];SSLookupTable;2;FALSE))/DegreeLatMiles)))"/>
          <table:table-cell table:style-name="ce25" table:formula="of:=IF(ISBLANK([Input.I218]);&quot;&quot;;[Input.I218])"/>
          <table:table-cell table:number-columns-repeated="1020"/>
        </table:table-row>
        <table:table-row table:style-name="ro1">
          <table:table-cell table:style-name="ce25" table:formula="of:=IF(ISBLANK([Input.A219]);&quot;&quot;;(((([Input.A219]&amp;&quot;-&quot;)&amp;[Input.B219])&amp;&quot;-&quot;)&amp;[Input.C219]))"/>
          <table:table-cell table:style-name="ce25" table:formula="of:=IF(ISBLANK([Input.F219]);&quot;&quot;;(PrincipalMeridianLong-((((([Input.F219]-1)*TownshipMilesEW)+VLOOKUP([Input.G219];SELookupTable;3;FALSE))+VLOOKUP([Input.H219];SSLookupTable;3;FALSE))/(69.04*COS((([C219]*PI())/180))))))"/>
          <table:table-cell table:style-name="ce25" table:formula="of:=IF(ISBLANK([Input.E219]);&quot;&quot;;(PrincipalMeridianLat+(((([Input.E219]*TownshipMilesNS)+VLOOKUP([Input.G219];SELookupTable;2;FALSE))+VLOOKUP([Input.H219];SSLookupTable;2;FALSE))/DegreeLatMiles)))"/>
          <table:table-cell table:style-name="ce25" table:formula="of:=IF(ISBLANK([Input.I219]);&quot;&quot;;[Input.I219])"/>
          <table:table-cell table:number-columns-repeated="1020"/>
        </table:table-row>
        <table:table-row table:style-name="ro1">
          <table:table-cell table:style-name="ce25" table:formula="of:=IF(ISBLANK([Input.A220]);&quot;&quot;;(((([Input.A220]&amp;&quot;-&quot;)&amp;[Input.B220])&amp;&quot;-&quot;)&amp;[Input.C220]))"/>
          <table:table-cell table:style-name="ce25" table:formula="of:=IF(ISBLANK([Input.F220]);&quot;&quot;;(PrincipalMeridianLong-((((([Input.F220]-1)*TownshipMilesEW)+VLOOKUP([Input.G220];SELookupTable;3;FALSE))+VLOOKUP([Input.H220];SSLookupTable;3;FALSE))/(69.04*COS((([C220]*PI())/180))))))"/>
          <table:table-cell table:style-name="ce25" table:formula="of:=IF(ISBLANK([Input.E220]);&quot;&quot;;(PrincipalMeridianLat+(((([Input.E220]*TownshipMilesNS)+VLOOKUP([Input.G220];SELookupTable;2;FALSE))+VLOOKUP([Input.H220];SSLookupTable;2;FALSE))/DegreeLatMiles)))"/>
          <table:table-cell table:style-name="ce25" table:formula="of:=IF(ISBLANK([Input.I220]);&quot;&quot;;[Input.I220])"/>
          <table:table-cell table:number-columns-repeated="1020"/>
        </table:table-row>
        <table:table-row table:style-name="ro1">
          <table:table-cell table:style-name="ce25" table:formula="of:=IF(ISBLANK([Input.A221]);&quot;&quot;;(((([Input.A221]&amp;&quot;-&quot;)&amp;[Input.B221])&amp;&quot;-&quot;)&amp;[Input.C221]))"/>
          <table:table-cell table:style-name="ce25" table:formula="of:=IF(ISBLANK([Input.F221]);&quot;&quot;;(PrincipalMeridianLong-((((([Input.F221]-1)*TownshipMilesEW)+VLOOKUP([Input.G221];SELookupTable;3;FALSE))+VLOOKUP([Input.H221];SSLookupTable;3;FALSE))/(69.04*COS((([C221]*PI())/180))))))"/>
          <table:table-cell table:style-name="ce25" table:formula="of:=IF(ISBLANK([Input.E221]);&quot;&quot;;(PrincipalMeridianLat+(((([Input.E221]*TownshipMilesNS)+VLOOKUP([Input.G221];SELookupTable;2;FALSE))+VLOOKUP([Input.H221];SSLookupTable;2;FALSE))/DegreeLatMiles)))"/>
          <table:table-cell table:style-name="ce25" table:formula="of:=IF(ISBLANK([Input.I221]);&quot;&quot;;[Input.I221])"/>
          <table:table-cell table:number-columns-repeated="1020"/>
        </table:table-row>
        <table:table-row table:style-name="ro1">
          <table:table-cell table:style-name="ce25" table:formula="of:=IF(ISBLANK([Input.A222]);&quot;&quot;;(((([Input.A222]&amp;&quot;-&quot;)&amp;[Input.B222])&amp;&quot;-&quot;)&amp;[Input.C222]))"/>
          <table:table-cell table:style-name="ce25" table:formula="of:=IF(ISBLANK([Input.F222]);&quot;&quot;;(PrincipalMeridianLong-((((([Input.F222]-1)*TownshipMilesEW)+VLOOKUP([Input.G222];SELookupTable;3;FALSE))+VLOOKUP([Input.H222];SSLookupTable;3;FALSE))/(69.04*COS((([C222]*PI())/180))))))"/>
          <table:table-cell table:style-name="ce25" table:formula="of:=IF(ISBLANK([Input.E222]);&quot;&quot;;(PrincipalMeridianLat+(((([Input.E222]*TownshipMilesNS)+VLOOKUP([Input.G222];SELookupTable;2;FALSE))+VLOOKUP([Input.H222];SSLookupTable;2;FALSE))/DegreeLatMiles)))"/>
          <table:table-cell table:style-name="ce25" table:formula="of:=IF(ISBLANK([Input.I222]);&quot;&quot;;[Input.I222])"/>
          <table:table-cell table:number-columns-repeated="1020"/>
        </table:table-row>
        <table:table-row table:style-name="ro1">
          <table:table-cell table:style-name="ce25" table:formula="of:=IF(ISBLANK([Input.A223]);&quot;&quot;;(((([Input.A223]&amp;&quot;-&quot;)&amp;[Input.B223])&amp;&quot;-&quot;)&amp;[Input.C223]))"/>
          <table:table-cell table:style-name="ce25" table:formula="of:=IF(ISBLANK([Input.F223]);&quot;&quot;;(PrincipalMeridianLong-((((([Input.F223]-1)*TownshipMilesEW)+VLOOKUP([Input.G223];SELookupTable;3;FALSE))+VLOOKUP([Input.H223];SSLookupTable;3;FALSE))/(69.04*COS((([C223]*PI())/180))))))"/>
          <table:table-cell table:style-name="ce25" table:formula="of:=IF(ISBLANK([Input.E223]);&quot;&quot;;(PrincipalMeridianLat+(((([Input.E223]*TownshipMilesNS)+VLOOKUP([Input.G223];SELookupTable;2;FALSE))+VLOOKUP([Input.H223];SSLookupTable;2;FALSE))/DegreeLatMiles)))"/>
          <table:table-cell table:style-name="ce25" table:formula="of:=IF(ISBLANK([Input.I223]);&quot;&quot;;[Input.I223])"/>
          <table:table-cell table:number-columns-repeated="1020"/>
        </table:table-row>
        <table:table-row table:style-name="ro1">
          <table:table-cell table:style-name="ce25" table:formula="of:=IF(ISBLANK([Input.A224]);&quot;&quot;;(((([Input.A224]&amp;&quot;-&quot;)&amp;[Input.B224])&amp;&quot;-&quot;)&amp;[Input.C224]))"/>
          <table:table-cell table:style-name="ce25" table:formula="of:=IF(ISBLANK([Input.F224]);&quot;&quot;;(PrincipalMeridianLong-((((([Input.F224]-1)*TownshipMilesEW)+VLOOKUP([Input.G224];SELookupTable;3;FALSE))+VLOOKUP([Input.H224];SSLookupTable;3;FALSE))/(69.04*COS((([C224]*PI())/180))))))"/>
          <table:table-cell table:style-name="ce25" table:formula="of:=IF(ISBLANK([Input.E224]);&quot;&quot;;(PrincipalMeridianLat+(((([Input.E224]*TownshipMilesNS)+VLOOKUP([Input.G224];SELookupTable;2;FALSE))+VLOOKUP([Input.H224];SSLookupTable;2;FALSE))/DegreeLatMiles)))"/>
          <table:table-cell table:style-name="ce25" table:formula="of:=IF(ISBLANK([Input.I224]);&quot;&quot;;[Input.I224])"/>
          <table:table-cell table:number-columns-repeated="1020"/>
        </table:table-row>
        <table:table-row table:style-name="ro1">
          <table:table-cell table:style-name="ce25" table:formula="of:=IF(ISBLANK([Input.A225]);&quot;&quot;;(((([Input.A225]&amp;&quot;-&quot;)&amp;[Input.B225])&amp;&quot;-&quot;)&amp;[Input.C225]))"/>
          <table:table-cell table:style-name="ce25" table:formula="of:=IF(ISBLANK([Input.F225]);&quot;&quot;;(PrincipalMeridianLong-((((([Input.F225]-1)*TownshipMilesEW)+VLOOKUP([Input.G225];SELookupTable;3;FALSE))+VLOOKUP([Input.H225];SSLookupTable;3;FALSE))/(69.04*COS((([C225]*PI())/180))))))"/>
          <table:table-cell table:style-name="ce25" table:formula="of:=IF(ISBLANK([Input.E225]);&quot;&quot;;(PrincipalMeridianLat+(((([Input.E225]*TownshipMilesNS)+VLOOKUP([Input.G225];SELookupTable;2;FALSE))+VLOOKUP([Input.H225];SSLookupTable;2;FALSE))/DegreeLatMiles)))"/>
          <table:table-cell table:style-name="ce25" table:formula="of:=IF(ISBLANK([Input.I225]);&quot;&quot;;[Input.I225])"/>
          <table:table-cell table:number-columns-repeated="1020"/>
        </table:table-row>
        <table:table-row table:style-name="ro1">
          <table:table-cell table:style-name="ce25" table:formula="of:=IF(ISBLANK([Input.A226]);&quot;&quot;;(((([Input.A226]&amp;&quot;-&quot;)&amp;[Input.B226])&amp;&quot;-&quot;)&amp;[Input.C226]))"/>
          <table:table-cell table:style-name="ce25" table:formula="of:=IF(ISBLANK([Input.F226]);&quot;&quot;;(PrincipalMeridianLong-((((([Input.F226]-1)*TownshipMilesEW)+VLOOKUP([Input.G226];SELookupTable;3;FALSE))+VLOOKUP([Input.H226];SSLookupTable;3;FALSE))/(69.04*COS((([C226]*PI())/180))))))"/>
          <table:table-cell table:style-name="ce25" table:formula="of:=IF(ISBLANK([Input.E226]);&quot;&quot;;(PrincipalMeridianLat+(((([Input.E226]*TownshipMilesNS)+VLOOKUP([Input.G226];SELookupTable;2;FALSE))+VLOOKUP([Input.H226];SSLookupTable;2;FALSE))/DegreeLatMiles)))"/>
          <table:table-cell table:style-name="ce25" table:formula="of:=IF(ISBLANK([Input.I226]);&quot;&quot;;[Input.I226])"/>
          <table:table-cell table:number-columns-repeated="1020"/>
        </table:table-row>
        <table:table-row table:style-name="ro1">
          <table:table-cell table:style-name="ce25" table:formula="of:=IF(ISBLANK([Input.A227]);&quot;&quot;;(((([Input.A227]&amp;&quot;-&quot;)&amp;[Input.B227])&amp;&quot;-&quot;)&amp;[Input.C227]))"/>
          <table:table-cell table:style-name="ce25" table:formula="of:=IF(ISBLANK([Input.F227]);&quot;&quot;;(PrincipalMeridianLong-((((([Input.F227]-1)*TownshipMilesEW)+VLOOKUP([Input.G227];SELookupTable;3;FALSE))+VLOOKUP([Input.H227];SSLookupTable;3;FALSE))/(69.04*COS((([C227]*PI())/180))))))"/>
          <table:table-cell table:style-name="ce25" table:formula="of:=IF(ISBLANK([Input.E227]);&quot;&quot;;(PrincipalMeridianLat+(((([Input.E227]*TownshipMilesNS)+VLOOKUP([Input.G227];SELookupTable;2;FALSE))+VLOOKUP([Input.H227];SSLookupTable;2;FALSE))/DegreeLatMiles)))"/>
          <table:table-cell table:style-name="ce25" table:formula="of:=IF(ISBLANK([Input.I227]);&quot;&quot;;[Input.I227])"/>
          <table:table-cell table:number-columns-repeated="1020"/>
        </table:table-row>
        <table:table-row table:style-name="ro1">
          <table:table-cell table:style-name="ce25" table:formula="of:=IF(ISBLANK([Input.A228]);&quot;&quot;;(((([Input.A228]&amp;&quot;-&quot;)&amp;[Input.B228])&amp;&quot;-&quot;)&amp;[Input.C228]))"/>
          <table:table-cell table:style-name="ce25" table:formula="of:=IF(ISBLANK([Input.F228]);&quot;&quot;;(PrincipalMeridianLong-((((([Input.F228]-1)*TownshipMilesEW)+VLOOKUP([Input.G228];SELookupTable;3;FALSE))+VLOOKUP([Input.H228];SSLookupTable;3;FALSE))/(69.04*COS((([C228]*PI())/180))))))"/>
          <table:table-cell table:style-name="ce25" table:formula="of:=IF(ISBLANK([Input.E228]);&quot;&quot;;(PrincipalMeridianLat+(((([Input.E228]*TownshipMilesNS)+VLOOKUP([Input.G228];SELookupTable;2;FALSE))+VLOOKUP([Input.H228];SSLookupTable;2;FALSE))/DegreeLatMiles)))"/>
          <table:table-cell table:style-name="ce25" table:formula="of:=IF(ISBLANK([Input.I228]);&quot;&quot;;[Input.I228])"/>
          <table:table-cell table:number-columns-repeated="1020"/>
        </table:table-row>
        <table:table-row table:style-name="ro1">
          <table:table-cell table:style-name="ce25" table:formula="of:=IF(ISBLANK([Input.A229]);&quot;&quot;;(((([Input.A229]&amp;&quot;-&quot;)&amp;[Input.B229])&amp;&quot;-&quot;)&amp;[Input.C229]))"/>
          <table:table-cell table:style-name="ce25" table:formula="of:=IF(ISBLANK([Input.F229]);&quot;&quot;;(PrincipalMeridianLong-((((([Input.F229]-1)*TownshipMilesEW)+VLOOKUP([Input.G229];SELookupTable;3;FALSE))+VLOOKUP([Input.H229];SSLookupTable;3;FALSE))/(69.04*COS((([C229]*PI())/180))))))"/>
          <table:table-cell table:style-name="ce25" table:formula="of:=IF(ISBLANK([Input.E229]);&quot;&quot;;(PrincipalMeridianLat+(((([Input.E229]*TownshipMilesNS)+VLOOKUP([Input.G229];SELookupTable;2;FALSE))+VLOOKUP([Input.H229];SSLookupTable;2;FALSE))/DegreeLatMiles)))"/>
          <table:table-cell table:style-name="ce25" table:formula="of:=IF(ISBLANK([Input.I229]);&quot;&quot;;[Input.I229])"/>
          <table:table-cell table:number-columns-repeated="1020"/>
        </table:table-row>
        <table:table-row table:style-name="ro1">
          <table:table-cell table:style-name="ce25" table:formula="of:=IF(ISBLANK([Input.A230]);&quot;&quot;;(((([Input.A230]&amp;&quot;-&quot;)&amp;[Input.B230])&amp;&quot;-&quot;)&amp;[Input.C230]))"/>
          <table:table-cell table:style-name="ce25" table:formula="of:=IF(ISBLANK([Input.F230]);&quot;&quot;;(PrincipalMeridianLong-((((([Input.F230]-1)*TownshipMilesEW)+VLOOKUP([Input.G230];SELookupTable;3;FALSE))+VLOOKUP([Input.H230];SSLookupTable;3;FALSE))/(69.04*COS((([C230]*PI())/180))))))"/>
          <table:table-cell table:style-name="ce25" table:formula="of:=IF(ISBLANK([Input.E230]);&quot;&quot;;(PrincipalMeridianLat+(((([Input.E230]*TownshipMilesNS)+VLOOKUP([Input.G230];SELookupTable;2;FALSE))+VLOOKUP([Input.H230];SSLookupTable;2;FALSE))/DegreeLatMiles)))"/>
          <table:table-cell table:style-name="ce25" table:formula="of:=IF(ISBLANK([Input.I230]);&quot;&quot;;[Input.I230])"/>
          <table:table-cell table:number-columns-repeated="1020"/>
        </table:table-row>
        <table:table-row table:style-name="ro1">
          <table:table-cell table:style-name="ce25" table:formula="of:=IF(ISBLANK([Input.A231]);&quot;&quot;;(((([Input.A231]&amp;&quot;-&quot;)&amp;[Input.B231])&amp;&quot;-&quot;)&amp;[Input.C231]))"/>
          <table:table-cell table:style-name="ce25" table:formula="of:=IF(ISBLANK([Input.F231]);&quot;&quot;;(PrincipalMeridianLong-((((([Input.F231]-1)*TownshipMilesEW)+VLOOKUP([Input.G231];SELookupTable;3;FALSE))+VLOOKUP([Input.H231];SSLookupTable;3;FALSE))/(69.04*COS((([C231]*PI())/180))))))"/>
          <table:table-cell table:style-name="ce25" table:formula="of:=IF(ISBLANK([Input.E231]);&quot;&quot;;(PrincipalMeridianLat+(((([Input.E231]*TownshipMilesNS)+VLOOKUP([Input.G231];SELookupTable;2;FALSE))+VLOOKUP([Input.H231];SSLookupTable;2;FALSE))/DegreeLatMiles)))"/>
          <table:table-cell table:style-name="ce25" table:formula="of:=IF(ISBLANK([Input.I231]);&quot;&quot;;[Input.I231])"/>
          <table:table-cell table:number-columns-repeated="1020"/>
        </table:table-row>
        <table:table-row table:style-name="ro1">
          <table:table-cell table:style-name="ce25" table:formula="of:=IF(ISBLANK([Input.A232]);&quot;&quot;;(((([Input.A232]&amp;&quot;-&quot;)&amp;[Input.B232])&amp;&quot;-&quot;)&amp;[Input.C232]))"/>
          <table:table-cell table:style-name="ce25" table:formula="of:=IF(ISBLANK([Input.F232]);&quot;&quot;;(PrincipalMeridianLong-((((([Input.F232]-1)*TownshipMilesEW)+VLOOKUP([Input.G232];SELookupTable;3;FALSE))+VLOOKUP([Input.H232];SSLookupTable;3;FALSE))/(69.04*COS((([C232]*PI())/180))))))"/>
          <table:table-cell table:style-name="ce25" table:formula="of:=IF(ISBLANK([Input.E232]);&quot;&quot;;(PrincipalMeridianLat+(((([Input.E232]*TownshipMilesNS)+VLOOKUP([Input.G232];SELookupTable;2;FALSE))+VLOOKUP([Input.H232];SSLookupTable;2;FALSE))/DegreeLatMiles)))"/>
          <table:table-cell table:style-name="ce25" table:formula="of:=IF(ISBLANK([Input.I232]);&quot;&quot;;[Input.I232])"/>
          <table:table-cell table:number-columns-repeated="1020"/>
        </table:table-row>
        <table:table-row table:style-name="ro1">
          <table:table-cell table:style-name="ce25" table:formula="of:=IF(ISBLANK([Input.A233]);&quot;&quot;;(((([Input.A233]&amp;&quot;-&quot;)&amp;[Input.B233])&amp;&quot;-&quot;)&amp;[Input.C233]))"/>
          <table:table-cell table:style-name="ce25" table:formula="of:=IF(ISBLANK([Input.F233]);&quot;&quot;;(PrincipalMeridianLong-((((([Input.F233]-1)*TownshipMilesEW)+VLOOKUP([Input.G233];SELookupTable;3;FALSE))+VLOOKUP([Input.H233];SSLookupTable;3;FALSE))/(69.04*COS((([C233]*PI())/180))))))"/>
          <table:table-cell table:style-name="ce25" table:formula="of:=IF(ISBLANK([Input.E233]);&quot;&quot;;(PrincipalMeridianLat+(((([Input.E233]*TownshipMilesNS)+VLOOKUP([Input.G233];SELookupTable;2;FALSE))+VLOOKUP([Input.H233];SSLookupTable;2;FALSE))/DegreeLatMiles)))"/>
          <table:table-cell table:style-name="ce25" table:formula="of:=IF(ISBLANK([Input.I233]);&quot;&quot;;[Input.I233])"/>
          <table:table-cell table:number-columns-repeated="1020"/>
        </table:table-row>
        <table:table-row table:style-name="ro1">
          <table:table-cell table:style-name="ce25" table:formula="of:=IF(ISBLANK([Input.A234]);&quot;&quot;;(((([Input.A234]&amp;&quot;-&quot;)&amp;[Input.B234])&amp;&quot;-&quot;)&amp;[Input.C234]))"/>
          <table:table-cell table:style-name="ce25" table:formula="of:=IF(ISBLANK([Input.F234]);&quot;&quot;;(PrincipalMeridianLong-((((([Input.F234]-1)*TownshipMilesEW)+VLOOKUP([Input.G234];SELookupTable;3;FALSE))+VLOOKUP([Input.H234];SSLookupTable;3;FALSE))/(69.04*COS((([C234]*PI())/180))))))"/>
          <table:table-cell table:style-name="ce25" table:formula="of:=IF(ISBLANK([Input.E234]);&quot;&quot;;(PrincipalMeridianLat+(((([Input.E234]*TownshipMilesNS)+VLOOKUP([Input.G234];SELookupTable;2;FALSE))+VLOOKUP([Input.H234];SSLookupTable;2;FALSE))/DegreeLatMiles)))"/>
          <table:table-cell table:style-name="ce25" table:formula="of:=IF(ISBLANK([Input.I234]);&quot;&quot;;[Input.I234])"/>
          <table:table-cell table:number-columns-repeated="1020"/>
        </table:table-row>
        <table:table-row table:style-name="ro1">
          <table:table-cell table:style-name="ce25" table:formula="of:=IF(ISBLANK([Input.A235]);&quot;&quot;;(((([Input.A235]&amp;&quot;-&quot;)&amp;[Input.B235])&amp;&quot;-&quot;)&amp;[Input.C235]))"/>
          <table:table-cell table:style-name="ce25" table:formula="of:=IF(ISBLANK([Input.F235]);&quot;&quot;;(PrincipalMeridianLong-((((([Input.F235]-1)*TownshipMilesEW)+VLOOKUP([Input.G235];SELookupTable;3;FALSE))+VLOOKUP([Input.H235];SSLookupTable;3;FALSE))/(69.04*COS((([C235]*PI())/180))))))"/>
          <table:table-cell table:style-name="ce25" table:formula="of:=IF(ISBLANK([Input.E235]);&quot;&quot;;(PrincipalMeridianLat+(((([Input.E235]*TownshipMilesNS)+VLOOKUP([Input.G235];SELookupTable;2;FALSE))+VLOOKUP([Input.H235];SSLookupTable;2;FALSE))/DegreeLatMiles)))"/>
          <table:table-cell table:style-name="ce25" table:formula="of:=IF(ISBLANK([Input.I235]);&quot;&quot;;[Input.I235])"/>
          <table:table-cell table:number-columns-repeated="1020"/>
        </table:table-row>
        <table:table-row table:style-name="ro1">
          <table:table-cell table:style-name="ce25" table:formula="of:=IF(ISBLANK([Input.A236]);&quot;&quot;;(((([Input.A236]&amp;&quot;-&quot;)&amp;[Input.B236])&amp;&quot;-&quot;)&amp;[Input.C236]))"/>
          <table:table-cell table:style-name="ce25" table:formula="of:=IF(ISBLANK([Input.F236]);&quot;&quot;;(PrincipalMeridianLong-((((([Input.F236]-1)*TownshipMilesEW)+VLOOKUP([Input.G236];SELookupTable;3;FALSE))+VLOOKUP([Input.H236];SSLookupTable;3;FALSE))/(69.04*COS((([C236]*PI())/180))))))"/>
          <table:table-cell table:style-name="ce25" table:formula="of:=IF(ISBLANK([Input.E236]);&quot;&quot;;(PrincipalMeridianLat+(((([Input.E236]*TownshipMilesNS)+VLOOKUP([Input.G236];SELookupTable;2;FALSE))+VLOOKUP([Input.H236];SSLookupTable;2;FALSE))/DegreeLatMiles)))"/>
          <table:table-cell table:style-name="ce25" table:formula="of:=IF(ISBLANK([Input.I236]);&quot;&quot;;[Input.I236])"/>
          <table:table-cell table:number-columns-repeated="1020"/>
        </table:table-row>
        <table:table-row table:style-name="ro1">
          <table:table-cell table:style-name="ce25" table:formula="of:=IF(ISBLANK([Input.A237]);&quot;&quot;;(((([Input.A237]&amp;&quot;-&quot;)&amp;[Input.B237])&amp;&quot;-&quot;)&amp;[Input.C237]))"/>
          <table:table-cell table:style-name="ce25" table:formula="of:=IF(ISBLANK([Input.F237]);&quot;&quot;;(PrincipalMeridianLong-((((([Input.F237]-1)*TownshipMilesEW)+VLOOKUP([Input.G237];SELookupTable;3;FALSE))+VLOOKUP([Input.H237];SSLookupTable;3;FALSE))/(69.04*COS((([C237]*PI())/180))))))"/>
          <table:table-cell table:style-name="ce25" table:formula="of:=IF(ISBLANK([Input.E237]);&quot;&quot;;(PrincipalMeridianLat+(((([Input.E237]*TownshipMilesNS)+VLOOKUP([Input.G237];SELookupTable;2;FALSE))+VLOOKUP([Input.H237];SSLookupTable;2;FALSE))/DegreeLatMiles)))"/>
          <table:table-cell table:style-name="ce25" table:formula="of:=IF(ISBLANK([Input.I237]);&quot;&quot;;[Input.I237])"/>
          <table:table-cell table:number-columns-repeated="1020"/>
        </table:table-row>
        <table:table-row table:style-name="ro1">
          <table:table-cell table:style-name="ce25" table:formula="of:=IF(ISBLANK([Input.A238]);&quot;&quot;;(((([Input.A238]&amp;&quot;-&quot;)&amp;[Input.B238])&amp;&quot;-&quot;)&amp;[Input.C238]))"/>
          <table:table-cell table:style-name="ce25" table:formula="of:=IF(ISBLANK([Input.F238]);&quot;&quot;;(PrincipalMeridianLong-((((([Input.F238]-1)*TownshipMilesEW)+VLOOKUP([Input.G238];SELookupTable;3;FALSE))+VLOOKUP([Input.H238];SSLookupTable;3;FALSE))/(69.04*COS((([C238]*PI())/180))))))"/>
          <table:table-cell table:style-name="ce25" table:formula="of:=IF(ISBLANK([Input.E238]);&quot;&quot;;(PrincipalMeridianLat+(((([Input.E238]*TownshipMilesNS)+VLOOKUP([Input.G238];SELookupTable;2;FALSE))+VLOOKUP([Input.H238];SSLookupTable;2;FALSE))/DegreeLatMiles)))"/>
          <table:table-cell table:style-name="ce25" table:formula="of:=IF(ISBLANK([Input.I238]);&quot;&quot;;[Input.I238])"/>
          <table:table-cell table:number-columns-repeated="1020"/>
        </table:table-row>
        <table:table-row table:style-name="ro1">
          <table:table-cell table:style-name="ce25" table:formula="of:=IF(ISBLANK([Input.A239]);&quot;&quot;;(((([Input.A239]&amp;&quot;-&quot;)&amp;[Input.B239])&amp;&quot;-&quot;)&amp;[Input.C239]))"/>
          <table:table-cell table:style-name="ce25" table:formula="of:=IF(ISBLANK([Input.F239]);&quot;&quot;;(PrincipalMeridianLong-((((([Input.F239]-1)*TownshipMilesEW)+VLOOKUP([Input.G239];SELookupTable;3;FALSE))+VLOOKUP([Input.H239];SSLookupTable;3;FALSE))/(69.04*COS((([C239]*PI())/180))))))"/>
          <table:table-cell table:style-name="ce25" table:formula="of:=IF(ISBLANK([Input.E239]);&quot;&quot;;(PrincipalMeridianLat+(((([Input.E239]*TownshipMilesNS)+VLOOKUP([Input.G239];SELookupTable;2;FALSE))+VLOOKUP([Input.H239];SSLookupTable;2;FALSE))/DegreeLatMiles)))"/>
          <table:table-cell table:style-name="ce25" table:formula="of:=IF(ISBLANK([Input.I239]);&quot;&quot;;[Input.I239])"/>
          <table:table-cell table:number-columns-repeated="1020"/>
        </table:table-row>
        <table:table-row table:style-name="ro1">
          <table:table-cell table:style-name="ce25" table:formula="of:=IF(ISBLANK([Input.A240]);&quot;&quot;;(((([Input.A240]&amp;&quot;-&quot;)&amp;[Input.B240])&amp;&quot;-&quot;)&amp;[Input.C240]))"/>
          <table:table-cell table:style-name="ce25" table:formula="of:=IF(ISBLANK([Input.F240]);&quot;&quot;;(PrincipalMeridianLong-((((([Input.F240]-1)*TownshipMilesEW)+VLOOKUP([Input.G240];SELookupTable;3;FALSE))+VLOOKUP([Input.H240];SSLookupTable;3;FALSE))/(69.04*COS((([C240]*PI())/180))))))"/>
          <table:table-cell table:style-name="ce25" table:formula="of:=IF(ISBLANK([Input.E240]);&quot;&quot;;(PrincipalMeridianLat+(((([Input.E240]*TownshipMilesNS)+VLOOKUP([Input.G240];SELookupTable;2;FALSE))+VLOOKUP([Input.H240];SSLookupTable;2;FALSE))/DegreeLatMiles)))"/>
          <table:table-cell table:style-name="ce25" table:formula="of:=IF(ISBLANK([Input.I240]);&quot;&quot;;[Input.I240])"/>
          <table:table-cell table:number-columns-repeated="1020"/>
        </table:table-row>
        <table:table-row table:style-name="ro1">
          <table:table-cell table:style-name="ce25" table:formula="of:=IF(ISBLANK([Input.A241]);&quot;&quot;;(((([Input.A241]&amp;&quot;-&quot;)&amp;[Input.B241])&amp;&quot;-&quot;)&amp;[Input.C241]))"/>
          <table:table-cell table:style-name="ce25" table:formula="of:=IF(ISBLANK([Input.F241]);&quot;&quot;;(PrincipalMeridianLong-((((([Input.F241]-1)*TownshipMilesEW)+VLOOKUP([Input.G241];SELookupTable;3;FALSE))+VLOOKUP([Input.H241];SSLookupTable;3;FALSE))/(69.04*COS((([C241]*PI())/180))))))"/>
          <table:table-cell table:style-name="ce25" table:formula="of:=IF(ISBLANK([Input.E241]);&quot;&quot;;(PrincipalMeridianLat+(((([Input.E241]*TownshipMilesNS)+VLOOKUP([Input.G241];SELookupTable;2;FALSE))+VLOOKUP([Input.H241];SSLookupTable;2;FALSE))/DegreeLatMiles)))"/>
          <table:table-cell table:style-name="ce25" table:formula="of:=IF(ISBLANK([Input.I241]);&quot;&quot;;[Input.I241])"/>
          <table:table-cell table:number-columns-repeated="1020"/>
        </table:table-row>
        <table:table-row table:style-name="ro1">
          <table:table-cell table:style-name="ce25" table:formula="of:=IF(ISBLANK([Input.A242]);&quot;&quot;;(((([Input.A242]&amp;&quot;-&quot;)&amp;[Input.B242])&amp;&quot;-&quot;)&amp;[Input.C242]))"/>
          <table:table-cell table:style-name="ce25" table:formula="of:=IF(ISBLANK([Input.F242]);&quot;&quot;;(PrincipalMeridianLong-((((([Input.F242]-1)*TownshipMilesEW)+VLOOKUP([Input.G242];SELookupTable;3;FALSE))+VLOOKUP([Input.H242];SSLookupTable;3;FALSE))/(69.04*COS((([C242]*PI())/180))))))"/>
          <table:table-cell table:style-name="ce25" table:formula="of:=IF(ISBLANK([Input.E242]);&quot;&quot;;(PrincipalMeridianLat+(((([Input.E242]*TownshipMilesNS)+VLOOKUP([Input.G242];SELookupTable;2;FALSE))+VLOOKUP([Input.H242];SSLookupTable;2;FALSE))/DegreeLatMiles)))"/>
          <table:table-cell table:style-name="ce25" table:formula="of:=IF(ISBLANK([Input.I242]);&quot;&quot;;[Input.I242])"/>
          <table:table-cell table:number-columns-repeated="1020"/>
        </table:table-row>
        <table:table-row table:style-name="ro1">
          <table:table-cell table:style-name="ce25" table:formula="of:=IF(ISBLANK([Input.A243]);&quot;&quot;;(((([Input.A243]&amp;&quot;-&quot;)&amp;[Input.B243])&amp;&quot;-&quot;)&amp;[Input.C243]))"/>
          <table:table-cell table:style-name="ce25" table:formula="of:=IF(ISBLANK([Input.F243]);&quot;&quot;;(PrincipalMeridianLong-((((([Input.F243]-1)*TownshipMilesEW)+VLOOKUP([Input.G243];SELookupTable;3;FALSE))+VLOOKUP([Input.H243];SSLookupTable;3;FALSE))/(69.04*COS((([C243]*PI())/180))))))"/>
          <table:table-cell table:style-name="ce25" table:formula="of:=IF(ISBLANK([Input.E243]);&quot;&quot;;(PrincipalMeridianLat+(((([Input.E243]*TownshipMilesNS)+VLOOKUP([Input.G243];SELookupTable;2;FALSE))+VLOOKUP([Input.H243];SSLookupTable;2;FALSE))/DegreeLatMiles)))"/>
          <table:table-cell table:style-name="ce25" table:formula="of:=IF(ISBLANK([Input.I243]);&quot;&quot;;[Input.I243])"/>
          <table:table-cell table:number-columns-repeated="1020"/>
        </table:table-row>
        <table:table-row table:style-name="ro1">
          <table:table-cell table:style-name="ce25" table:formula="of:=IF(ISBLANK([Input.A244]);&quot;&quot;;(((([Input.A244]&amp;&quot;-&quot;)&amp;[Input.B244])&amp;&quot;-&quot;)&amp;[Input.C244]))"/>
          <table:table-cell table:style-name="ce25" table:formula="of:=IF(ISBLANK([Input.F244]);&quot;&quot;;(PrincipalMeridianLong-((((([Input.F244]-1)*TownshipMilesEW)+VLOOKUP([Input.G244];SELookupTable;3;FALSE))+VLOOKUP([Input.H244];SSLookupTable;3;FALSE))/(69.04*COS((([C244]*PI())/180))))))"/>
          <table:table-cell table:style-name="ce25" table:formula="of:=IF(ISBLANK([Input.E244]);&quot;&quot;;(PrincipalMeridianLat+(((([Input.E244]*TownshipMilesNS)+VLOOKUP([Input.G244];SELookupTable;2;FALSE))+VLOOKUP([Input.H244];SSLookupTable;2;FALSE))/DegreeLatMiles)))"/>
          <table:table-cell table:style-name="ce25" table:formula="of:=IF(ISBLANK([Input.I244]);&quot;&quot;;[Input.I244])"/>
          <table:table-cell table:number-columns-repeated="1020"/>
        </table:table-row>
        <table:table-row table:style-name="ro1">
          <table:table-cell table:style-name="ce25" table:formula="of:=IF(ISBLANK([Input.A245]);&quot;&quot;;(((([Input.A245]&amp;&quot;-&quot;)&amp;[Input.B245])&amp;&quot;-&quot;)&amp;[Input.C245]))"/>
          <table:table-cell table:style-name="ce25" table:formula="of:=IF(ISBLANK([Input.F245]);&quot;&quot;;(PrincipalMeridianLong-((((([Input.F245]-1)*TownshipMilesEW)+VLOOKUP([Input.G245];SELookupTable;3;FALSE))+VLOOKUP([Input.H245];SSLookupTable;3;FALSE))/(69.04*COS((([C245]*PI())/180))))))"/>
          <table:table-cell table:style-name="ce25" table:formula="of:=IF(ISBLANK([Input.E245]);&quot;&quot;;(PrincipalMeridianLat+(((([Input.E245]*TownshipMilesNS)+VLOOKUP([Input.G245];SELookupTable;2;FALSE))+VLOOKUP([Input.H245];SSLookupTable;2;FALSE))/DegreeLatMiles)))"/>
          <table:table-cell table:style-name="ce25" table:formula="of:=IF(ISBLANK([Input.I245]);&quot;&quot;;[Input.I245])"/>
          <table:table-cell table:number-columns-repeated="1020"/>
        </table:table-row>
        <table:table-row table:style-name="ro1">
          <table:table-cell table:style-name="ce25" table:formula="of:=IF(ISBLANK([Input.A246]);&quot;&quot;;(((([Input.A246]&amp;&quot;-&quot;)&amp;[Input.B246])&amp;&quot;-&quot;)&amp;[Input.C246]))"/>
          <table:table-cell table:style-name="ce25" table:formula="of:=IF(ISBLANK([Input.F246]);&quot;&quot;;(PrincipalMeridianLong-((((([Input.F246]-1)*TownshipMilesEW)+VLOOKUP([Input.G246];SELookupTable;3;FALSE))+VLOOKUP([Input.H246];SSLookupTable;3;FALSE))/(69.04*COS((([C246]*PI())/180))))))"/>
          <table:table-cell table:style-name="ce25" table:formula="of:=IF(ISBLANK([Input.E246]);&quot;&quot;;(PrincipalMeridianLat+(((([Input.E246]*TownshipMilesNS)+VLOOKUP([Input.G246];SELookupTable;2;FALSE))+VLOOKUP([Input.H246];SSLookupTable;2;FALSE))/DegreeLatMiles)))"/>
          <table:table-cell table:style-name="ce25" table:formula="of:=IF(ISBLANK([Input.I246]);&quot;&quot;;[Input.I246])"/>
          <table:table-cell table:number-columns-repeated="1020"/>
        </table:table-row>
        <table:table-row table:style-name="ro1">
          <table:table-cell table:style-name="ce25" table:formula="of:=IF(ISBLANK([Input.A247]);&quot;&quot;;(((([Input.A247]&amp;&quot;-&quot;)&amp;[Input.B247])&amp;&quot;-&quot;)&amp;[Input.C247]))"/>
          <table:table-cell table:style-name="ce25" table:formula="of:=IF(ISBLANK([Input.F247]);&quot;&quot;;(PrincipalMeridianLong-((((([Input.F247]-1)*TownshipMilesEW)+VLOOKUP([Input.G247];SELookupTable;3;FALSE))+VLOOKUP([Input.H247];SSLookupTable;3;FALSE))/(69.04*COS((([C247]*PI())/180))))))"/>
          <table:table-cell table:style-name="ce25" table:formula="of:=IF(ISBLANK([Input.E247]);&quot;&quot;;(PrincipalMeridianLat+(((([Input.E247]*TownshipMilesNS)+VLOOKUP([Input.G247];SELookupTable;2;FALSE))+VLOOKUP([Input.H247];SSLookupTable;2;FALSE))/DegreeLatMiles)))"/>
          <table:table-cell table:style-name="ce25" table:formula="of:=IF(ISBLANK([Input.I247]);&quot;&quot;;[Input.I247])"/>
          <table:table-cell table:number-columns-repeated="1020"/>
        </table:table-row>
        <table:table-row table:style-name="ro1">
          <table:table-cell table:style-name="ce25" table:formula="of:=IF(ISBLANK([Input.A248]);&quot;&quot;;(((([Input.A248]&amp;&quot;-&quot;)&amp;[Input.B248])&amp;&quot;-&quot;)&amp;[Input.C248]))"/>
          <table:table-cell table:style-name="ce25" table:formula="of:=IF(ISBLANK([Input.F248]);&quot;&quot;;(PrincipalMeridianLong-((((([Input.F248]-1)*TownshipMilesEW)+VLOOKUP([Input.G248];SELookupTable;3;FALSE))+VLOOKUP([Input.H248];SSLookupTable;3;FALSE))/(69.04*COS((([C248]*PI())/180))))))"/>
          <table:table-cell table:style-name="ce25" table:formula="of:=IF(ISBLANK([Input.E248]);&quot;&quot;;(PrincipalMeridianLat+(((([Input.E248]*TownshipMilesNS)+VLOOKUP([Input.G248];SELookupTable;2;FALSE))+VLOOKUP([Input.H248];SSLookupTable;2;FALSE))/DegreeLatMiles)))"/>
          <table:table-cell table:style-name="ce25" table:formula="of:=IF(ISBLANK([Input.I248]);&quot;&quot;;[Input.I248])"/>
          <table:table-cell table:number-columns-repeated="1020"/>
        </table:table-row>
        <table:table-row table:style-name="ro1">
          <table:table-cell table:style-name="ce25" table:formula="of:=IF(ISBLANK([Input.A249]);&quot;&quot;;(((([Input.A249]&amp;&quot;-&quot;)&amp;[Input.B249])&amp;&quot;-&quot;)&amp;[Input.C249]))"/>
          <table:table-cell table:style-name="ce25" table:formula="of:=IF(ISBLANK([Input.F249]);&quot;&quot;;(PrincipalMeridianLong-((((([Input.F249]-1)*TownshipMilesEW)+VLOOKUP([Input.G249];SELookupTable;3;FALSE))+VLOOKUP([Input.H249];SSLookupTable;3;FALSE))/(69.04*COS((([C249]*PI())/180))))))"/>
          <table:table-cell table:style-name="ce25" table:formula="of:=IF(ISBLANK([Input.E249]);&quot;&quot;;(PrincipalMeridianLat+(((([Input.E249]*TownshipMilesNS)+VLOOKUP([Input.G249];SELookupTable;2;FALSE))+VLOOKUP([Input.H249];SSLookupTable;2;FALSE))/DegreeLatMiles)))"/>
          <table:table-cell table:style-name="ce25" table:formula="of:=IF(ISBLANK([Input.I249]);&quot;&quot;;[Input.I249])"/>
          <table:table-cell table:number-columns-repeated="1020"/>
        </table:table-row>
        <table:table-row table:style-name="ro1">
          <table:table-cell table:style-name="ce25" table:formula="of:=IF(ISBLANK([Input.A250]);&quot;&quot;;(((([Input.A250]&amp;&quot;-&quot;)&amp;[Input.B250])&amp;&quot;-&quot;)&amp;[Input.C250]))"/>
          <table:table-cell table:style-name="ce25" table:formula="of:=IF(ISBLANK([Input.F250]);&quot;&quot;;(PrincipalMeridianLong-((((([Input.F250]-1)*TownshipMilesEW)+VLOOKUP([Input.G250];SELookupTable;3;FALSE))+VLOOKUP([Input.H250];SSLookupTable;3;FALSE))/(69.04*COS((([C250]*PI())/180))))))"/>
          <table:table-cell table:style-name="ce25" table:formula="of:=IF(ISBLANK([Input.E250]);&quot;&quot;;(PrincipalMeridianLat+(((([Input.E250]*TownshipMilesNS)+VLOOKUP([Input.G250];SELookupTable;2;FALSE))+VLOOKUP([Input.H250];SSLookupTable;2;FALSE))/DegreeLatMiles)))"/>
          <table:table-cell table:style-name="ce25" table:formula="of:=IF(ISBLANK([Input.I250]);&quot;&quot;;[Input.I250])"/>
          <table:table-cell table:number-columns-repeated="1020"/>
        </table:table-row>
        <table:table-row table:style-name="ro1">
          <table:table-cell table:style-name="ce25" table:formula="of:=IF(ISBLANK([Input.A251]);&quot;&quot;;(((([Input.A251]&amp;&quot;-&quot;)&amp;[Input.B251])&amp;&quot;-&quot;)&amp;[Input.C251]))"/>
          <table:table-cell table:style-name="ce25" table:formula="of:=IF(ISBLANK([Input.F251]);&quot;&quot;;(PrincipalMeridianLong-((((([Input.F251]-1)*TownshipMilesEW)+VLOOKUP([Input.G251];SELookupTable;3;FALSE))+VLOOKUP([Input.H251];SSLookupTable;3;FALSE))/(69.04*COS((([C251]*PI())/180))))))"/>
          <table:table-cell table:style-name="ce25" table:formula="of:=IF(ISBLANK([Input.E251]);&quot;&quot;;(PrincipalMeridianLat+(((([Input.E251]*TownshipMilesNS)+VLOOKUP([Input.G251];SELookupTable;2;FALSE))+VLOOKUP([Input.H251];SSLookupTable;2;FALSE))/DegreeLatMiles)))"/>
          <table:table-cell table:style-name="ce25" table:formula="of:=IF(ISBLANK([Input.I251]);&quot;&quot;;[Input.I251])"/>
          <table:table-cell table:number-columns-repeated="1020"/>
        </table:table-row>
        <table:table-row table:style-name="ro1">
          <table:table-cell table:style-name="ce25" table:formula="of:=IF(ISBLANK([Input.A252]);&quot;&quot;;(((([Input.A252]&amp;&quot;-&quot;)&amp;[Input.B252])&amp;&quot;-&quot;)&amp;[Input.C252]))"/>
          <table:table-cell table:style-name="ce25" table:formula="of:=IF(ISBLANK([Input.F252]);&quot;&quot;;(PrincipalMeridianLong-((((([Input.F252]-1)*TownshipMilesEW)+VLOOKUP([Input.G252];SELookupTable;3;FALSE))+VLOOKUP([Input.H252];SSLookupTable;3;FALSE))/(69.04*COS((([C252]*PI())/180))))))"/>
          <table:table-cell table:style-name="ce25" table:formula="of:=IF(ISBLANK([Input.E252]);&quot;&quot;;(PrincipalMeridianLat+(((([Input.E252]*TownshipMilesNS)+VLOOKUP([Input.G252];SELookupTable;2;FALSE))+VLOOKUP([Input.H252];SSLookupTable;2;FALSE))/DegreeLatMiles)))"/>
          <table:table-cell table:style-name="ce25" table:formula="of:=IF(ISBLANK([Input.I252]);&quot;&quot;;[Input.I252])"/>
          <table:table-cell table:number-columns-repeated="1020"/>
        </table:table-row>
        <table:table-row table:style-name="ro1">
          <table:table-cell table:style-name="ce25" table:formula="of:=IF(ISBLANK([Input.A253]);&quot;&quot;;(((([Input.A253]&amp;&quot;-&quot;)&amp;[Input.B253])&amp;&quot;-&quot;)&amp;[Input.C253]))"/>
          <table:table-cell table:style-name="ce25" table:formula="of:=IF(ISBLANK([Input.F253]);&quot;&quot;;(PrincipalMeridianLong-((((([Input.F253]-1)*TownshipMilesEW)+VLOOKUP([Input.G253];SELookupTable;3;FALSE))+VLOOKUP([Input.H253];SSLookupTable;3;FALSE))/(69.04*COS((([C253]*PI())/180))))))"/>
          <table:table-cell table:style-name="ce25" table:formula="of:=IF(ISBLANK([Input.E253]);&quot;&quot;;(PrincipalMeridianLat+(((([Input.E253]*TownshipMilesNS)+VLOOKUP([Input.G253];SELookupTable;2;FALSE))+VLOOKUP([Input.H253];SSLookupTable;2;FALSE))/DegreeLatMiles)))"/>
          <table:table-cell table:style-name="ce25" table:formula="of:=IF(ISBLANK([Input.I253]);&quot;&quot;;[Input.I253])"/>
          <table:table-cell table:number-columns-repeated="1020"/>
        </table:table-row>
        <table:table-row table:style-name="ro1">
          <table:table-cell table:style-name="ce25" table:formula="of:=IF(ISBLANK([Input.A254]);&quot;&quot;;(((([Input.A254]&amp;&quot;-&quot;)&amp;[Input.B254])&amp;&quot;-&quot;)&amp;[Input.C254]))"/>
          <table:table-cell table:style-name="ce25" table:formula="of:=IF(ISBLANK([Input.F254]);&quot;&quot;;(PrincipalMeridianLong-((((([Input.F254]-1)*TownshipMilesEW)+VLOOKUP([Input.G254];SELookupTable;3;FALSE))+VLOOKUP([Input.H254];SSLookupTable;3;FALSE))/(69.04*COS((([C254]*PI())/180))))))"/>
          <table:table-cell table:style-name="ce25" table:formula="of:=IF(ISBLANK([Input.E254]);&quot;&quot;;(PrincipalMeridianLat+(((([Input.E254]*TownshipMilesNS)+VLOOKUP([Input.G254];SELookupTable;2;FALSE))+VLOOKUP([Input.H254];SSLookupTable;2;FALSE))/DegreeLatMiles)))"/>
          <table:table-cell table:style-name="ce25" table:formula="of:=IF(ISBLANK([Input.I254]);&quot;&quot;;[Input.I254])"/>
          <table:table-cell table:number-columns-repeated="1020"/>
        </table:table-row>
        <table:table-row table:style-name="ro1">
          <table:table-cell table:style-name="ce25" table:formula="of:=IF(ISBLANK([Input.A255]);&quot;&quot;;(((([Input.A255]&amp;&quot;-&quot;)&amp;[Input.B255])&amp;&quot;-&quot;)&amp;[Input.C255]))"/>
          <table:table-cell table:style-name="ce25" table:formula="of:=IF(ISBLANK([Input.F255]);&quot;&quot;;(PrincipalMeridianLong-((((([Input.F255]-1)*TownshipMilesEW)+VLOOKUP([Input.G255];SELookupTable;3;FALSE))+VLOOKUP([Input.H255];SSLookupTable;3;FALSE))/(69.04*COS((([C255]*PI())/180))))))"/>
          <table:table-cell table:style-name="ce25" table:formula="of:=IF(ISBLANK([Input.E255]);&quot;&quot;;(PrincipalMeridianLat+(((([Input.E255]*TownshipMilesNS)+VLOOKUP([Input.G255];SELookupTable;2;FALSE))+VLOOKUP([Input.H255];SSLookupTable;2;FALSE))/DegreeLatMiles)))"/>
          <table:table-cell table:style-name="ce25" table:formula="of:=IF(ISBLANK([Input.I255]);&quot;&quot;;[Input.I255])"/>
          <table:table-cell table:number-columns-repeated="1020"/>
        </table:table-row>
        <table:table-row table:style-name="ro1">
          <table:table-cell table:style-name="ce25" table:formula="of:=IF(ISBLANK([Input.A256]);&quot;&quot;;(((([Input.A256]&amp;&quot;-&quot;)&amp;[Input.B256])&amp;&quot;-&quot;)&amp;[Input.C256]))"/>
          <table:table-cell table:style-name="ce25" table:formula="of:=IF(ISBLANK([Input.F256]);&quot;&quot;;(PrincipalMeridianLong-((((([Input.F256]-1)*TownshipMilesEW)+VLOOKUP([Input.G256];SELookupTable;3;FALSE))+VLOOKUP([Input.H256];SSLookupTable;3;FALSE))/(69.04*COS((([C256]*PI())/180))))))"/>
          <table:table-cell table:style-name="ce25" table:formula="of:=IF(ISBLANK([Input.E256]);&quot;&quot;;(PrincipalMeridianLat+(((([Input.E256]*TownshipMilesNS)+VLOOKUP([Input.G256];SELookupTable;2;FALSE))+VLOOKUP([Input.H256];SSLookupTable;2;FALSE))/DegreeLatMiles)))"/>
          <table:table-cell table:style-name="ce25" table:formula="of:=IF(ISBLANK([Input.I256]);&quot;&quot;;[Input.I256])"/>
          <table:table-cell table:number-columns-repeated="1020"/>
        </table:table-row>
        <table:table-row table:style-name="ro1">
          <table:table-cell table:style-name="ce25" table:formula="of:=IF(ISBLANK([Input.A257]);&quot;&quot;;(((([Input.A257]&amp;&quot;-&quot;)&amp;[Input.B257])&amp;&quot;-&quot;)&amp;[Input.C257]))"/>
          <table:table-cell table:style-name="ce25" table:formula="of:=IF(ISBLANK([Input.F257]);&quot;&quot;;(PrincipalMeridianLong-((((([Input.F257]-1)*TownshipMilesEW)+VLOOKUP([Input.G257];SELookupTable;3;FALSE))+VLOOKUP([Input.H257];SSLookupTable;3;FALSE))/(69.04*COS((([C257]*PI())/180))))))"/>
          <table:table-cell table:style-name="ce25" table:formula="of:=IF(ISBLANK([Input.E257]);&quot;&quot;;(PrincipalMeridianLat+(((([Input.E257]*TownshipMilesNS)+VLOOKUP([Input.G257];SELookupTable;2;FALSE))+VLOOKUP([Input.H257];SSLookupTable;2;FALSE))/DegreeLatMiles)))"/>
          <table:table-cell table:style-name="ce25" table:formula="of:=IF(ISBLANK([Input.I257]);&quot;&quot;;[Input.I257])"/>
          <table:table-cell table:number-columns-repeated="1020"/>
        </table:table-row>
        <table:table-row table:style-name="ro1">
          <table:table-cell table:style-name="ce25" table:formula="of:=IF(ISBLANK([Input.A258]);&quot;&quot;;(((([Input.A258]&amp;&quot;-&quot;)&amp;[Input.B258])&amp;&quot;-&quot;)&amp;[Input.C258]))"/>
          <table:table-cell table:style-name="ce25" table:formula="of:=IF(ISBLANK([Input.F258]);&quot;&quot;;(PrincipalMeridianLong-((((([Input.F258]-1)*TownshipMilesEW)+VLOOKUP([Input.G258];SELookupTable;3;FALSE))+VLOOKUP([Input.H258];SSLookupTable;3;FALSE))/(69.04*COS((([C258]*PI())/180))))))"/>
          <table:table-cell table:style-name="ce25" table:formula="of:=IF(ISBLANK([Input.E258]);&quot;&quot;;(PrincipalMeridianLat+(((([Input.E258]*TownshipMilesNS)+VLOOKUP([Input.G258];SELookupTable;2;FALSE))+VLOOKUP([Input.H258];SSLookupTable;2;FALSE))/DegreeLatMiles)))"/>
          <table:table-cell table:style-name="ce25" table:formula="of:=IF(ISBLANK([Input.I258]);&quot;&quot;;[Input.I258])"/>
          <table:table-cell table:number-columns-repeated="1020"/>
        </table:table-row>
        <table:table-row table:style-name="ro1">
          <table:table-cell table:style-name="ce25" table:formula="of:=IF(ISBLANK([Input.A259]);&quot;&quot;;(((([Input.A259]&amp;&quot;-&quot;)&amp;[Input.B259])&amp;&quot;-&quot;)&amp;[Input.C259]))"/>
          <table:table-cell table:style-name="ce25" table:formula="of:=IF(ISBLANK([Input.F259]);&quot;&quot;;(PrincipalMeridianLong-((((([Input.F259]-1)*TownshipMilesEW)+VLOOKUP([Input.G259];SELookupTable;3;FALSE))+VLOOKUP([Input.H259];SSLookupTable;3;FALSE))/(69.04*COS((([C259]*PI())/180))))))"/>
          <table:table-cell table:style-name="ce25" table:formula="of:=IF(ISBLANK([Input.E259]);&quot;&quot;;(PrincipalMeridianLat+(((([Input.E259]*TownshipMilesNS)+VLOOKUP([Input.G259];SELookupTable;2;FALSE))+VLOOKUP([Input.H259];SSLookupTable;2;FALSE))/DegreeLatMiles)))"/>
          <table:table-cell table:style-name="ce25" table:formula="of:=IF(ISBLANK([Input.I259]);&quot;&quot;;[Input.I259])"/>
          <table:table-cell table:number-columns-repeated="1020"/>
        </table:table-row>
        <table:table-row table:style-name="ro1">
          <table:table-cell table:style-name="ce25" table:formula="of:=IF(ISBLANK([Input.A260]);&quot;&quot;;(((([Input.A260]&amp;&quot;-&quot;)&amp;[Input.B260])&amp;&quot;-&quot;)&amp;[Input.C260]))"/>
          <table:table-cell table:style-name="ce25" table:formula="of:=IF(ISBLANK([Input.F260]);&quot;&quot;;(PrincipalMeridianLong-((((([Input.F260]-1)*TownshipMilesEW)+VLOOKUP([Input.G260];SELookupTable;3;FALSE))+VLOOKUP([Input.H260];SSLookupTable;3;FALSE))/(69.04*COS((([C260]*PI())/180))))))"/>
          <table:table-cell table:style-name="ce25" table:formula="of:=IF(ISBLANK([Input.E260]);&quot;&quot;;(PrincipalMeridianLat+(((([Input.E260]*TownshipMilesNS)+VLOOKUP([Input.G260];SELookupTable;2;FALSE))+VLOOKUP([Input.H260];SSLookupTable;2;FALSE))/DegreeLatMiles)))"/>
          <table:table-cell table:style-name="ce25" table:formula="of:=IF(ISBLANK([Input.I260]);&quot;&quot;;[Input.I260])"/>
          <table:table-cell table:number-columns-repeated="1020"/>
        </table:table-row>
        <table:table-row table:style-name="ro1">
          <table:table-cell table:style-name="ce25" table:formula="of:=IF(ISBLANK([Input.A261]);&quot;&quot;;(((([Input.A261]&amp;&quot;-&quot;)&amp;[Input.B261])&amp;&quot;-&quot;)&amp;[Input.C261]))"/>
          <table:table-cell table:style-name="ce25" table:formula="of:=IF(ISBLANK([Input.F261]);&quot;&quot;;(PrincipalMeridianLong-((((([Input.F261]-1)*TownshipMilesEW)+VLOOKUP([Input.G261];SELookupTable;3;FALSE))+VLOOKUP([Input.H261];SSLookupTable;3;FALSE))/(69.04*COS((([C261]*PI())/180))))))"/>
          <table:table-cell table:style-name="ce25" table:formula="of:=IF(ISBLANK([Input.E261]);&quot;&quot;;(PrincipalMeridianLat+(((([Input.E261]*TownshipMilesNS)+VLOOKUP([Input.G261];SELookupTable;2;FALSE))+VLOOKUP([Input.H261];SSLookupTable;2;FALSE))/DegreeLatMiles)))"/>
          <table:table-cell table:style-name="ce25" table:formula="of:=IF(ISBLANK([Input.I261]);&quot;&quot;;[Input.I261])"/>
          <table:table-cell table:number-columns-repeated="1020"/>
        </table:table-row>
        <table:table-row table:style-name="ro1">
          <table:table-cell table:style-name="ce25" table:formula="of:=IF(ISBLANK([Input.A262]);&quot;&quot;;(((([Input.A262]&amp;&quot;-&quot;)&amp;[Input.B262])&amp;&quot;-&quot;)&amp;[Input.C262]))"/>
          <table:table-cell table:style-name="ce25" table:formula="of:=IF(ISBLANK([Input.F262]);&quot;&quot;;(PrincipalMeridianLong-((((([Input.F262]-1)*TownshipMilesEW)+VLOOKUP([Input.G262];SELookupTable;3;FALSE))+VLOOKUP([Input.H262];SSLookupTable;3;FALSE))/(69.04*COS((([C262]*PI())/180))))))"/>
          <table:table-cell table:style-name="ce25" table:formula="of:=IF(ISBLANK([Input.E262]);&quot;&quot;;(PrincipalMeridianLat+(((([Input.E262]*TownshipMilesNS)+VLOOKUP([Input.G262];SELookupTable;2;FALSE))+VLOOKUP([Input.H262];SSLookupTable;2;FALSE))/DegreeLatMiles)))"/>
          <table:table-cell table:style-name="ce25" table:formula="of:=IF(ISBLANK([Input.I262]);&quot;&quot;;[Input.I262])"/>
          <table:table-cell table:number-columns-repeated="1020"/>
        </table:table-row>
        <table:table-row table:style-name="ro1">
          <table:table-cell table:style-name="ce25" table:formula="of:=IF(ISBLANK([Input.A263]);&quot;&quot;;(((([Input.A263]&amp;&quot;-&quot;)&amp;[Input.B263])&amp;&quot;-&quot;)&amp;[Input.C263]))"/>
          <table:table-cell table:style-name="ce25" table:formula="of:=IF(ISBLANK([Input.F263]);&quot;&quot;;(PrincipalMeridianLong-((((([Input.F263]-1)*TownshipMilesEW)+VLOOKUP([Input.G263];SELookupTable;3;FALSE))+VLOOKUP([Input.H263];SSLookupTable;3;FALSE))/(69.04*COS((([C263]*PI())/180))))))"/>
          <table:table-cell table:style-name="ce25" table:formula="of:=IF(ISBLANK([Input.E263]);&quot;&quot;;(PrincipalMeridianLat+(((([Input.E263]*TownshipMilesNS)+VLOOKUP([Input.G263];SELookupTable;2;FALSE))+VLOOKUP([Input.H263];SSLookupTable;2;FALSE))/DegreeLatMiles)))"/>
          <table:table-cell table:style-name="ce25" table:formula="of:=IF(ISBLANK([Input.I263]);&quot;&quot;;[Input.I263])"/>
          <table:table-cell table:number-columns-repeated="1020"/>
        </table:table-row>
        <table:table-row table:style-name="ro1">
          <table:table-cell table:style-name="ce25" table:formula="of:=IF(ISBLANK([Input.A264]);&quot;&quot;;(((([Input.A264]&amp;&quot;-&quot;)&amp;[Input.B264])&amp;&quot;-&quot;)&amp;[Input.C264]))"/>
          <table:table-cell table:style-name="ce25" table:formula="of:=IF(ISBLANK([Input.F264]);&quot;&quot;;(PrincipalMeridianLong-((((([Input.F264]-1)*TownshipMilesEW)+VLOOKUP([Input.G264];SELookupTable;3;FALSE))+VLOOKUP([Input.H264];SSLookupTable;3;FALSE))/(69.04*COS((([C264]*PI())/180))))))"/>
          <table:table-cell table:style-name="ce25" table:formula="of:=IF(ISBLANK([Input.E264]);&quot;&quot;;(PrincipalMeridianLat+(((([Input.E264]*TownshipMilesNS)+VLOOKUP([Input.G264];SELookupTable;2;FALSE))+VLOOKUP([Input.H264];SSLookupTable;2;FALSE))/DegreeLatMiles)))"/>
          <table:table-cell table:style-name="ce25" table:formula="of:=IF(ISBLANK([Input.I264]);&quot;&quot;;[Input.I264])"/>
          <table:table-cell table:number-columns-repeated="1020"/>
        </table:table-row>
        <table:table-row table:style-name="ro1">
          <table:table-cell table:style-name="ce25" table:formula="of:=IF(ISBLANK([Input.A265]);&quot;&quot;;(((([Input.A265]&amp;&quot;-&quot;)&amp;[Input.B265])&amp;&quot;-&quot;)&amp;[Input.C265]))"/>
          <table:table-cell table:style-name="ce25" table:formula="of:=IF(ISBLANK([Input.F265]);&quot;&quot;;(PrincipalMeridianLong-((((([Input.F265]-1)*TownshipMilesEW)+VLOOKUP([Input.G265];SELookupTable;3;FALSE))+VLOOKUP([Input.H265];SSLookupTable;3;FALSE))/(69.04*COS((([C265]*PI())/180))))))"/>
          <table:table-cell table:style-name="ce25" table:formula="of:=IF(ISBLANK([Input.E265]);&quot;&quot;;(PrincipalMeridianLat+(((([Input.E265]*TownshipMilesNS)+VLOOKUP([Input.G265];SELookupTable;2;FALSE))+VLOOKUP([Input.H265];SSLookupTable;2;FALSE))/DegreeLatMiles)))"/>
          <table:table-cell table:style-name="ce25" table:formula="of:=IF(ISBLANK([Input.I265]);&quot;&quot;;[Input.I265])"/>
          <table:table-cell table:number-columns-repeated="1020"/>
        </table:table-row>
        <table:table-row table:style-name="ro1">
          <table:table-cell table:style-name="ce25" table:formula="of:=IF(ISBLANK([Input.A266]);&quot;&quot;;(((([Input.A266]&amp;&quot;-&quot;)&amp;[Input.B266])&amp;&quot;-&quot;)&amp;[Input.C266]))"/>
          <table:table-cell table:style-name="ce25" table:formula="of:=IF(ISBLANK([Input.F266]);&quot;&quot;;(PrincipalMeridianLong-((((([Input.F266]-1)*TownshipMilesEW)+VLOOKUP([Input.G266];SELookupTable;3;FALSE))+VLOOKUP([Input.H266];SSLookupTable;3;FALSE))/(69.04*COS((([C266]*PI())/180))))))"/>
          <table:table-cell table:style-name="ce25" table:formula="of:=IF(ISBLANK([Input.E266]);&quot;&quot;;(PrincipalMeridianLat+(((([Input.E266]*TownshipMilesNS)+VLOOKUP([Input.G266];SELookupTable;2;FALSE))+VLOOKUP([Input.H266];SSLookupTable;2;FALSE))/DegreeLatMiles)))"/>
          <table:table-cell table:style-name="ce25" table:formula="of:=IF(ISBLANK([Input.I266]);&quot;&quot;;[Input.I266])"/>
          <table:table-cell table:number-columns-repeated="1020"/>
        </table:table-row>
        <table:table-row table:style-name="ro1">
          <table:table-cell table:style-name="ce25" table:formula="of:=IF(ISBLANK([Input.A267]);&quot;&quot;;(((([Input.A267]&amp;&quot;-&quot;)&amp;[Input.B267])&amp;&quot;-&quot;)&amp;[Input.C267]))"/>
          <table:table-cell table:style-name="ce25" table:formula="of:=IF(ISBLANK([Input.F267]);&quot;&quot;;(PrincipalMeridianLong-((((([Input.F267]-1)*TownshipMilesEW)+VLOOKUP([Input.G267];SELookupTable;3;FALSE))+VLOOKUP([Input.H267];SSLookupTable;3;FALSE))/(69.04*COS((([C267]*PI())/180))))))"/>
          <table:table-cell table:style-name="ce25" table:formula="of:=IF(ISBLANK([Input.E267]);&quot;&quot;;(PrincipalMeridianLat+(((([Input.E267]*TownshipMilesNS)+VLOOKUP([Input.G267];SELookupTable;2;FALSE))+VLOOKUP([Input.H267];SSLookupTable;2;FALSE))/DegreeLatMiles)))"/>
          <table:table-cell table:style-name="ce25" table:formula="of:=IF(ISBLANK([Input.I267]);&quot;&quot;;[Input.I267])"/>
          <table:table-cell table:number-columns-repeated="1020"/>
        </table:table-row>
        <table:table-row table:style-name="ro1">
          <table:table-cell table:style-name="ce25" table:formula="of:=IF(ISBLANK([Input.A268]);&quot;&quot;;(((([Input.A268]&amp;&quot;-&quot;)&amp;[Input.B268])&amp;&quot;-&quot;)&amp;[Input.C268]))"/>
          <table:table-cell table:style-name="ce25" table:formula="of:=IF(ISBLANK([Input.F268]);&quot;&quot;;(PrincipalMeridianLong-((((([Input.F268]-1)*TownshipMilesEW)+VLOOKUP([Input.G268];SELookupTable;3;FALSE))+VLOOKUP([Input.H268];SSLookupTable;3;FALSE))/(69.04*COS((([C268]*PI())/180))))))"/>
          <table:table-cell table:style-name="ce25" table:formula="of:=IF(ISBLANK([Input.E268]);&quot;&quot;;(PrincipalMeridianLat+(((([Input.E268]*TownshipMilesNS)+VLOOKUP([Input.G268];SELookupTable;2;FALSE))+VLOOKUP([Input.H268];SSLookupTable;2;FALSE))/DegreeLatMiles)))"/>
          <table:table-cell table:style-name="ce25" table:formula="of:=IF(ISBLANK([Input.I268]);&quot;&quot;;[Input.I268])"/>
          <table:table-cell table:number-columns-repeated="1020"/>
        </table:table-row>
        <table:table-row table:style-name="ro1">
          <table:table-cell table:style-name="ce25" table:formula="of:=IF(ISBLANK([Input.A269]);&quot;&quot;;(((([Input.A269]&amp;&quot;-&quot;)&amp;[Input.B269])&amp;&quot;-&quot;)&amp;[Input.C269]))"/>
          <table:table-cell table:style-name="ce25" table:formula="of:=IF(ISBLANK([Input.F269]);&quot;&quot;;(PrincipalMeridianLong-((((([Input.F269]-1)*TownshipMilesEW)+VLOOKUP([Input.G269];SELookupTable;3;FALSE))+VLOOKUP([Input.H269];SSLookupTable;3;FALSE))/(69.04*COS((([C269]*PI())/180))))))"/>
          <table:table-cell table:style-name="ce25" table:formula="of:=IF(ISBLANK([Input.E269]);&quot;&quot;;(PrincipalMeridianLat+(((([Input.E269]*TownshipMilesNS)+VLOOKUP([Input.G269];SELookupTable;2;FALSE))+VLOOKUP([Input.H269];SSLookupTable;2;FALSE))/DegreeLatMiles)))"/>
          <table:table-cell table:style-name="ce25" table:formula="of:=IF(ISBLANK([Input.I269]);&quot;&quot;;[Input.I269])"/>
          <table:table-cell table:number-columns-repeated="1020"/>
        </table:table-row>
        <table:table-row table:style-name="ro1">
          <table:table-cell table:style-name="ce25" table:formula="of:=IF(ISBLANK([Input.A270]);&quot;&quot;;(((([Input.A270]&amp;&quot;-&quot;)&amp;[Input.B270])&amp;&quot;-&quot;)&amp;[Input.C270]))"/>
          <table:table-cell table:style-name="ce25" table:formula="of:=IF(ISBLANK([Input.F270]);&quot;&quot;;(PrincipalMeridianLong-((((([Input.F270]-1)*TownshipMilesEW)+VLOOKUP([Input.G270];SELookupTable;3;FALSE))+VLOOKUP([Input.H270];SSLookupTable;3;FALSE))/(69.04*COS((([C270]*PI())/180))))))"/>
          <table:table-cell table:style-name="ce25" table:formula="of:=IF(ISBLANK([Input.E270]);&quot;&quot;;(PrincipalMeridianLat+(((([Input.E270]*TownshipMilesNS)+VLOOKUP([Input.G270];SELookupTable;2;FALSE))+VLOOKUP([Input.H270];SSLookupTable;2;FALSE))/DegreeLatMiles)))"/>
          <table:table-cell table:style-name="ce25" table:formula="of:=IF(ISBLANK([Input.I270]);&quot;&quot;;[Input.I270])"/>
          <table:table-cell table:number-columns-repeated="1020"/>
        </table:table-row>
        <table:table-row table:style-name="ro1">
          <table:table-cell table:style-name="ce25" table:formula="of:=IF(ISBLANK([Input.A271]);&quot;&quot;;(((([Input.A271]&amp;&quot;-&quot;)&amp;[Input.B271])&amp;&quot;-&quot;)&amp;[Input.C271]))"/>
          <table:table-cell table:style-name="ce25" table:formula="of:=IF(ISBLANK([Input.F271]);&quot;&quot;;(PrincipalMeridianLong-((((([Input.F271]-1)*TownshipMilesEW)+VLOOKUP([Input.G271];SELookupTable;3;FALSE))+VLOOKUP([Input.H271];SSLookupTable;3;FALSE))/(69.04*COS((([C271]*PI())/180))))))"/>
          <table:table-cell table:style-name="ce25" table:formula="of:=IF(ISBLANK([Input.E271]);&quot;&quot;;(PrincipalMeridianLat+(((([Input.E271]*TownshipMilesNS)+VLOOKUP([Input.G271];SELookupTable;2;FALSE))+VLOOKUP([Input.H271];SSLookupTable;2;FALSE))/DegreeLatMiles)))"/>
          <table:table-cell table:style-name="ce25" table:formula="of:=IF(ISBLANK([Input.I271]);&quot;&quot;;[Input.I271])"/>
          <table:table-cell table:number-columns-repeated="1020"/>
        </table:table-row>
        <table:table-row table:style-name="ro1">
          <table:table-cell table:style-name="ce25" table:formula="of:=IF(ISBLANK([Input.A272]);&quot;&quot;;(((([Input.A272]&amp;&quot;-&quot;)&amp;[Input.B272])&amp;&quot;-&quot;)&amp;[Input.C272]))"/>
          <table:table-cell table:style-name="ce25" table:formula="of:=IF(ISBLANK([Input.F272]);&quot;&quot;;(PrincipalMeridianLong-((((([Input.F272]-1)*TownshipMilesEW)+VLOOKUP([Input.G272];SELookupTable;3;FALSE))+VLOOKUP([Input.H272];SSLookupTable;3;FALSE))/(69.04*COS((([C272]*PI())/180))))))"/>
          <table:table-cell table:style-name="ce25" table:formula="of:=IF(ISBLANK([Input.E272]);&quot;&quot;;(PrincipalMeridianLat+(((([Input.E272]*TownshipMilesNS)+VLOOKUP([Input.G272];SELookupTable;2;FALSE))+VLOOKUP([Input.H272];SSLookupTable;2;FALSE))/DegreeLatMiles)))"/>
          <table:table-cell table:style-name="ce25" table:formula="of:=IF(ISBLANK([Input.I272]);&quot;&quot;;[Input.I272])"/>
          <table:table-cell table:number-columns-repeated="1020"/>
        </table:table-row>
        <table:table-row table:style-name="ro1">
          <table:table-cell table:style-name="ce25" table:formula="of:=IF(ISBLANK([Input.A273]);&quot;&quot;;(((([Input.A273]&amp;&quot;-&quot;)&amp;[Input.B273])&amp;&quot;-&quot;)&amp;[Input.C273]))"/>
          <table:table-cell table:style-name="ce25" table:formula="of:=IF(ISBLANK([Input.F273]);&quot;&quot;;(PrincipalMeridianLong-((((([Input.F273]-1)*TownshipMilesEW)+VLOOKUP([Input.G273];SELookupTable;3;FALSE))+VLOOKUP([Input.H273];SSLookupTable;3;FALSE))/(69.04*COS((([C273]*PI())/180))))))"/>
          <table:table-cell table:style-name="ce25" table:formula="of:=IF(ISBLANK([Input.E273]);&quot;&quot;;(PrincipalMeridianLat+(((([Input.E273]*TownshipMilesNS)+VLOOKUP([Input.G273];SELookupTable;2;FALSE))+VLOOKUP([Input.H273];SSLookupTable;2;FALSE))/DegreeLatMiles)))"/>
          <table:table-cell table:style-name="ce25" table:formula="of:=IF(ISBLANK([Input.I273]);&quot;&quot;;[Input.I273])"/>
          <table:table-cell table:number-columns-repeated="1020"/>
        </table:table-row>
        <table:table-row table:style-name="ro1">
          <table:table-cell table:style-name="ce25" table:formula="of:=IF(ISBLANK([Input.A274]);&quot;&quot;;(((([Input.A274]&amp;&quot;-&quot;)&amp;[Input.B274])&amp;&quot;-&quot;)&amp;[Input.C274]))"/>
          <table:table-cell table:style-name="ce25" table:formula="of:=IF(ISBLANK([Input.F274]);&quot;&quot;;(PrincipalMeridianLong-((((([Input.F274]-1)*TownshipMilesEW)+VLOOKUP([Input.G274];SELookupTable;3;FALSE))+VLOOKUP([Input.H274];SSLookupTable;3;FALSE))/(69.04*COS((([C274]*PI())/180))))))"/>
          <table:table-cell table:style-name="ce25" table:formula="of:=IF(ISBLANK([Input.E274]);&quot;&quot;;(PrincipalMeridianLat+(((([Input.E274]*TownshipMilesNS)+VLOOKUP([Input.G274];SELookupTable;2;FALSE))+VLOOKUP([Input.H274];SSLookupTable;2;FALSE))/DegreeLatMiles)))"/>
          <table:table-cell table:style-name="ce25" table:formula="of:=IF(ISBLANK([Input.I274]);&quot;&quot;;[Input.I274])"/>
          <table:table-cell table:number-columns-repeated="1020"/>
        </table:table-row>
        <table:table-row table:style-name="ro1">
          <table:table-cell table:style-name="ce25" table:formula="of:=IF(ISBLANK([Input.A275]);&quot;&quot;;(((([Input.A275]&amp;&quot;-&quot;)&amp;[Input.B275])&amp;&quot;-&quot;)&amp;[Input.C275]))"/>
          <table:table-cell table:style-name="ce25" table:formula="of:=IF(ISBLANK([Input.F275]);&quot;&quot;;(PrincipalMeridianLong-((((([Input.F275]-1)*TownshipMilesEW)+VLOOKUP([Input.G275];SELookupTable;3;FALSE))+VLOOKUP([Input.H275];SSLookupTable;3;FALSE))/(69.04*COS((([C275]*PI())/180))))))"/>
          <table:table-cell table:style-name="ce25" table:formula="of:=IF(ISBLANK([Input.E275]);&quot;&quot;;(PrincipalMeridianLat+(((([Input.E275]*TownshipMilesNS)+VLOOKUP([Input.G275];SELookupTable;2;FALSE))+VLOOKUP([Input.H275];SSLookupTable;2;FALSE))/DegreeLatMiles)))"/>
          <table:table-cell table:style-name="ce25" table:formula="of:=IF(ISBLANK([Input.I275]);&quot;&quot;;[Input.I275])"/>
          <table:table-cell table:number-columns-repeated="1020"/>
        </table:table-row>
        <table:table-row table:style-name="ro1">
          <table:table-cell table:style-name="ce25" table:formula="of:=IF(ISBLANK([Input.A276]);&quot;&quot;;(((([Input.A276]&amp;&quot;-&quot;)&amp;[Input.B276])&amp;&quot;-&quot;)&amp;[Input.C276]))"/>
          <table:table-cell table:style-name="ce25" table:formula="of:=IF(ISBLANK([Input.F276]);&quot;&quot;;(PrincipalMeridianLong-((((([Input.F276]-1)*TownshipMilesEW)+VLOOKUP([Input.G276];SELookupTable;3;FALSE))+VLOOKUP([Input.H276];SSLookupTable;3;FALSE))/(69.04*COS((([C276]*PI())/180))))))"/>
          <table:table-cell table:style-name="ce25" table:formula="of:=IF(ISBLANK([Input.E276]);&quot;&quot;;(PrincipalMeridianLat+(((([Input.E276]*TownshipMilesNS)+VLOOKUP([Input.G276];SELookupTable;2;FALSE))+VLOOKUP([Input.H276];SSLookupTable;2;FALSE))/DegreeLatMiles)))"/>
          <table:table-cell table:style-name="ce25" table:formula="of:=IF(ISBLANK([Input.I276]);&quot;&quot;;[Input.I276])"/>
          <table:table-cell table:number-columns-repeated="1020"/>
        </table:table-row>
        <table:table-row table:style-name="ro1">
          <table:table-cell table:style-name="ce25" table:formula="of:=IF(ISBLANK([Input.A277]);&quot;&quot;;(((([Input.A277]&amp;&quot;-&quot;)&amp;[Input.B277])&amp;&quot;-&quot;)&amp;[Input.C277]))"/>
          <table:table-cell table:style-name="ce25" table:formula="of:=IF(ISBLANK([Input.F277]);&quot;&quot;;(PrincipalMeridianLong-((((([Input.F277]-1)*TownshipMilesEW)+VLOOKUP([Input.G277];SELookupTable;3;FALSE))+VLOOKUP([Input.H277];SSLookupTable;3;FALSE))/(69.04*COS((([C277]*PI())/180))))))"/>
          <table:table-cell table:style-name="ce25" table:formula="of:=IF(ISBLANK([Input.E277]);&quot;&quot;;(PrincipalMeridianLat+(((([Input.E277]*TownshipMilesNS)+VLOOKUP([Input.G277];SELookupTable;2;FALSE))+VLOOKUP([Input.H277];SSLookupTable;2;FALSE))/DegreeLatMiles)))"/>
          <table:table-cell table:style-name="ce25" table:formula="of:=IF(ISBLANK([Input.I277]);&quot;&quot;;[Input.I277])"/>
          <table:table-cell table:number-columns-repeated="1020"/>
        </table:table-row>
        <table:table-row table:style-name="ro1">
          <table:table-cell table:style-name="ce25" table:formula="of:=IF(ISBLANK([Input.A278]);&quot;&quot;;(((([Input.A278]&amp;&quot;-&quot;)&amp;[Input.B278])&amp;&quot;-&quot;)&amp;[Input.C278]))"/>
          <table:table-cell table:style-name="ce25" table:formula="of:=IF(ISBLANK([Input.F278]);&quot;&quot;;(PrincipalMeridianLong-((((([Input.F278]-1)*TownshipMilesEW)+VLOOKUP([Input.G278];SELookupTable;3;FALSE))+VLOOKUP([Input.H278];SSLookupTable;3;FALSE))/(69.04*COS((([C278]*PI())/180))))))"/>
          <table:table-cell table:style-name="ce25" table:formula="of:=IF(ISBLANK([Input.E278]);&quot;&quot;;(PrincipalMeridianLat+(((([Input.E278]*TownshipMilesNS)+VLOOKUP([Input.G278];SELookupTable;2;FALSE))+VLOOKUP([Input.H278];SSLookupTable;2;FALSE))/DegreeLatMiles)))"/>
          <table:table-cell table:style-name="ce25" table:formula="of:=IF(ISBLANK([Input.I278]);&quot;&quot;;[Input.I278])"/>
          <table:table-cell table:number-columns-repeated="1020"/>
        </table:table-row>
        <table:table-row table:style-name="ro1">
          <table:table-cell table:style-name="ce25" table:formula="of:=IF(ISBLANK([Input.A279]);&quot;&quot;;(((([Input.A279]&amp;&quot;-&quot;)&amp;[Input.B279])&amp;&quot;-&quot;)&amp;[Input.C279]))"/>
          <table:table-cell table:style-name="ce25" table:formula="of:=IF(ISBLANK([Input.F279]);&quot;&quot;;(PrincipalMeridianLong-((((([Input.F279]-1)*TownshipMilesEW)+VLOOKUP([Input.G279];SELookupTable;3;FALSE))+VLOOKUP([Input.H279];SSLookupTable;3;FALSE))/(69.04*COS((([C279]*PI())/180))))))"/>
          <table:table-cell table:style-name="ce25" table:formula="of:=IF(ISBLANK([Input.E279]);&quot;&quot;;(PrincipalMeridianLat+(((([Input.E279]*TownshipMilesNS)+VLOOKUP([Input.G279];SELookupTable;2;FALSE))+VLOOKUP([Input.H279];SSLookupTable;2;FALSE))/DegreeLatMiles)))"/>
          <table:table-cell table:style-name="ce25" table:formula="of:=IF(ISBLANK([Input.I279]);&quot;&quot;;[Input.I279])"/>
          <table:table-cell table:number-columns-repeated="1020"/>
        </table:table-row>
        <table:table-row table:style-name="ro1">
          <table:table-cell table:style-name="ce25" table:formula="of:=IF(ISBLANK([Input.A280]);&quot;&quot;;(((([Input.A280]&amp;&quot;-&quot;)&amp;[Input.B280])&amp;&quot;-&quot;)&amp;[Input.C280]))"/>
          <table:table-cell table:style-name="ce25" table:formula="of:=IF(ISBLANK([Input.F280]);&quot;&quot;;(PrincipalMeridianLong-((((([Input.F280]-1)*TownshipMilesEW)+VLOOKUP([Input.G280];SELookupTable;3;FALSE))+VLOOKUP([Input.H280];SSLookupTable;3;FALSE))/(69.04*COS((([C280]*PI())/180))))))"/>
          <table:table-cell table:style-name="ce25" table:formula="of:=IF(ISBLANK([Input.E280]);&quot;&quot;;(PrincipalMeridianLat+(((([Input.E280]*TownshipMilesNS)+VLOOKUP([Input.G280];SELookupTable;2;FALSE))+VLOOKUP([Input.H280];SSLookupTable;2;FALSE))/DegreeLatMiles)))"/>
          <table:table-cell table:style-name="ce25" table:formula="of:=IF(ISBLANK([Input.I280]);&quot;&quot;;[Input.I280])"/>
          <table:table-cell table:number-columns-repeated="1020"/>
        </table:table-row>
        <table:table-row table:style-name="ro1">
          <table:table-cell table:style-name="ce25" table:formula="of:=IF(ISBLANK([Input.A281]);&quot;&quot;;(((([Input.A281]&amp;&quot;-&quot;)&amp;[Input.B281])&amp;&quot;-&quot;)&amp;[Input.C281]))"/>
          <table:table-cell table:style-name="ce25" table:formula="of:=IF(ISBLANK([Input.F281]);&quot;&quot;;(PrincipalMeridianLong-((((([Input.F281]-1)*TownshipMilesEW)+VLOOKUP([Input.G281];SELookupTable;3;FALSE))+VLOOKUP([Input.H281];SSLookupTable;3;FALSE))/(69.04*COS((([C281]*PI())/180))))))"/>
          <table:table-cell table:style-name="ce25" table:formula="of:=IF(ISBLANK([Input.E281]);&quot;&quot;;(PrincipalMeridianLat+(((([Input.E281]*TownshipMilesNS)+VLOOKUP([Input.G281];SELookupTable;2;FALSE))+VLOOKUP([Input.H281];SSLookupTable;2;FALSE))/DegreeLatMiles)))"/>
          <table:table-cell table:style-name="ce25" table:formula="of:=IF(ISBLANK([Input.I281]);&quot;&quot;;[Input.I281])"/>
          <table:table-cell table:number-columns-repeated="1020"/>
        </table:table-row>
        <table:table-row table:style-name="ro1">
          <table:table-cell table:style-name="ce25" table:formula="of:=IF(ISBLANK([Input.A282]);&quot;&quot;;(((([Input.A282]&amp;&quot;-&quot;)&amp;[Input.B282])&amp;&quot;-&quot;)&amp;[Input.C282]))"/>
          <table:table-cell table:style-name="ce25" table:formula="of:=IF(ISBLANK([Input.F282]);&quot;&quot;;(PrincipalMeridianLong-((((([Input.F282]-1)*TownshipMilesEW)+VLOOKUP([Input.G282];SELookupTable;3;FALSE))+VLOOKUP([Input.H282];SSLookupTable;3;FALSE))/(69.04*COS((([C282]*PI())/180))))))"/>
          <table:table-cell table:style-name="ce25" table:formula="of:=IF(ISBLANK([Input.E282]);&quot;&quot;;(PrincipalMeridianLat+(((([Input.E282]*TownshipMilesNS)+VLOOKUP([Input.G282];SELookupTable;2;FALSE))+VLOOKUP([Input.H282];SSLookupTable;2;FALSE))/DegreeLatMiles)))"/>
          <table:table-cell table:style-name="ce25" table:formula="of:=IF(ISBLANK([Input.I282]);&quot;&quot;;[Input.I282])"/>
          <table:table-cell table:number-columns-repeated="1020"/>
        </table:table-row>
        <table:table-row table:style-name="ro1">
          <table:table-cell table:style-name="ce25" table:formula="of:=IF(ISBLANK([Input.A283]);&quot;&quot;;(((([Input.A283]&amp;&quot;-&quot;)&amp;[Input.B283])&amp;&quot;-&quot;)&amp;[Input.C283]))"/>
          <table:table-cell table:style-name="ce25" table:formula="of:=IF(ISBLANK([Input.F283]);&quot;&quot;;(PrincipalMeridianLong-((((([Input.F283]-1)*TownshipMilesEW)+VLOOKUP([Input.G283];SELookupTable;3;FALSE))+VLOOKUP([Input.H283];SSLookupTable;3;FALSE))/(69.04*COS((([C283]*PI())/180))))))"/>
          <table:table-cell table:style-name="ce25" table:formula="of:=IF(ISBLANK([Input.E283]);&quot;&quot;;(PrincipalMeridianLat+(((([Input.E283]*TownshipMilesNS)+VLOOKUP([Input.G283];SELookupTable;2;FALSE))+VLOOKUP([Input.H283];SSLookupTable;2;FALSE))/DegreeLatMiles)))"/>
          <table:table-cell table:style-name="ce25" table:formula="of:=IF(ISBLANK([Input.I283]);&quot;&quot;;[Input.I283])"/>
          <table:table-cell table:number-columns-repeated="1020"/>
        </table:table-row>
        <table:table-row table:style-name="ro1">
          <table:table-cell table:style-name="ce25" table:formula="of:=IF(ISBLANK([Input.A284]);&quot;&quot;;(((([Input.A284]&amp;&quot;-&quot;)&amp;[Input.B284])&amp;&quot;-&quot;)&amp;[Input.C284]))"/>
          <table:table-cell table:style-name="ce25" table:formula="of:=IF(ISBLANK([Input.F284]);&quot;&quot;;(PrincipalMeridianLong-((((([Input.F284]-1)*TownshipMilesEW)+VLOOKUP([Input.G284];SELookupTable;3;FALSE))+VLOOKUP([Input.H284];SSLookupTable;3;FALSE))/(69.04*COS((([C284]*PI())/180))))))"/>
          <table:table-cell table:style-name="ce25" table:formula="of:=IF(ISBLANK([Input.E284]);&quot;&quot;;(PrincipalMeridianLat+(((([Input.E284]*TownshipMilesNS)+VLOOKUP([Input.G284];SELookupTable;2;FALSE))+VLOOKUP([Input.H284];SSLookupTable;2;FALSE))/DegreeLatMiles)))"/>
          <table:table-cell table:style-name="ce25" table:formula="of:=IF(ISBLANK([Input.I284]);&quot;&quot;;[Input.I284])"/>
          <table:table-cell table:number-columns-repeated="1020"/>
        </table:table-row>
        <table:table-row table:style-name="ro1">
          <table:table-cell table:style-name="ce25" table:formula="of:=IF(ISBLANK([Input.A285]);&quot;&quot;;(((([Input.A285]&amp;&quot;-&quot;)&amp;[Input.B285])&amp;&quot;-&quot;)&amp;[Input.C285]))"/>
          <table:table-cell table:style-name="ce25" table:formula="of:=IF(ISBLANK([Input.F285]);&quot;&quot;;(PrincipalMeridianLong-((((([Input.F285]-1)*TownshipMilesEW)+VLOOKUP([Input.G285];SELookupTable;3;FALSE))+VLOOKUP([Input.H285];SSLookupTable;3;FALSE))/(69.04*COS((([C285]*PI())/180))))))"/>
          <table:table-cell table:style-name="ce25" table:formula="of:=IF(ISBLANK([Input.E285]);&quot;&quot;;(PrincipalMeridianLat+(((([Input.E285]*TownshipMilesNS)+VLOOKUP([Input.G285];SELookupTable;2;FALSE))+VLOOKUP([Input.H285];SSLookupTable;2;FALSE))/DegreeLatMiles)))"/>
          <table:table-cell table:style-name="ce25" table:formula="of:=IF(ISBLANK([Input.I285]);&quot;&quot;;[Input.I285])"/>
          <table:table-cell table:number-columns-repeated="1020"/>
        </table:table-row>
        <table:table-row table:style-name="ro1">
          <table:table-cell table:style-name="ce25" table:formula="of:=IF(ISBLANK([Input.A286]);&quot;&quot;;(((([Input.A286]&amp;&quot;-&quot;)&amp;[Input.B286])&amp;&quot;-&quot;)&amp;[Input.C286]))"/>
          <table:table-cell table:style-name="ce25" table:formula="of:=IF(ISBLANK([Input.F286]);&quot;&quot;;(PrincipalMeridianLong-((((([Input.F286]-1)*TownshipMilesEW)+VLOOKUP([Input.G286];SELookupTable;3;FALSE))+VLOOKUP([Input.H286];SSLookupTable;3;FALSE))/(69.04*COS((([C286]*PI())/180))))))"/>
          <table:table-cell table:style-name="ce25" table:formula="of:=IF(ISBLANK([Input.E286]);&quot;&quot;;(PrincipalMeridianLat+(((([Input.E286]*TownshipMilesNS)+VLOOKUP([Input.G286];SELookupTable;2;FALSE))+VLOOKUP([Input.H286];SSLookupTable;2;FALSE))/DegreeLatMiles)))"/>
          <table:table-cell table:style-name="ce25" table:formula="of:=IF(ISBLANK([Input.I286]);&quot;&quot;;[Input.I286])"/>
          <table:table-cell table:number-columns-repeated="1020"/>
        </table:table-row>
        <table:table-row table:style-name="ro1">
          <table:table-cell table:style-name="ce25" table:formula="of:=IF(ISBLANK([Input.A287]);&quot;&quot;;(((([Input.A287]&amp;&quot;-&quot;)&amp;[Input.B287])&amp;&quot;-&quot;)&amp;[Input.C287]))"/>
          <table:table-cell table:style-name="ce25" table:formula="of:=IF(ISBLANK([Input.F287]);&quot;&quot;;(PrincipalMeridianLong-((((([Input.F287]-1)*TownshipMilesEW)+VLOOKUP([Input.G287];SELookupTable;3;FALSE))+VLOOKUP([Input.H287];SSLookupTable;3;FALSE))/(69.04*COS((([C287]*PI())/180))))))"/>
          <table:table-cell table:style-name="ce25" table:formula="of:=IF(ISBLANK([Input.E287]);&quot;&quot;;(PrincipalMeridianLat+(((([Input.E287]*TownshipMilesNS)+VLOOKUP([Input.G287];SELookupTable;2;FALSE))+VLOOKUP([Input.H287];SSLookupTable;2;FALSE))/DegreeLatMiles)))"/>
          <table:table-cell table:style-name="ce25" table:formula="of:=IF(ISBLANK([Input.I287]);&quot;&quot;;[Input.I287])"/>
          <table:table-cell table:number-columns-repeated="1020"/>
        </table:table-row>
        <table:table-row table:style-name="ro1">
          <table:table-cell table:style-name="ce25" table:formula="of:=IF(ISBLANK([Input.A288]);&quot;&quot;;(((([Input.A288]&amp;&quot;-&quot;)&amp;[Input.B288])&amp;&quot;-&quot;)&amp;[Input.C288]))"/>
          <table:table-cell table:style-name="ce25" table:formula="of:=IF(ISBLANK([Input.F288]);&quot;&quot;;(PrincipalMeridianLong-((((([Input.F288]-1)*TownshipMilesEW)+VLOOKUP([Input.G288];SELookupTable;3;FALSE))+VLOOKUP([Input.H288];SSLookupTable;3;FALSE))/(69.04*COS((([C288]*PI())/180))))))"/>
          <table:table-cell table:style-name="ce25" table:formula="of:=IF(ISBLANK([Input.E288]);&quot;&quot;;(PrincipalMeridianLat+(((([Input.E288]*TownshipMilesNS)+VLOOKUP([Input.G288];SELookupTable;2;FALSE))+VLOOKUP([Input.H288];SSLookupTable;2;FALSE))/DegreeLatMiles)))"/>
          <table:table-cell table:style-name="ce25" table:formula="of:=IF(ISBLANK([Input.I288]);&quot;&quot;;[Input.I288])"/>
          <table:table-cell table:number-columns-repeated="1020"/>
        </table:table-row>
        <table:table-row table:style-name="ro1">
          <table:table-cell table:style-name="ce25" table:formula="of:=IF(ISBLANK([Input.A289]);&quot;&quot;;(((([Input.A289]&amp;&quot;-&quot;)&amp;[Input.B289])&amp;&quot;-&quot;)&amp;[Input.C289]))"/>
          <table:table-cell table:style-name="ce25" table:formula="of:=IF(ISBLANK([Input.F289]);&quot;&quot;;(PrincipalMeridianLong-((((([Input.F289]-1)*TownshipMilesEW)+VLOOKUP([Input.G289];SELookupTable;3;FALSE))+VLOOKUP([Input.H289];SSLookupTable;3;FALSE))/(69.04*COS((([C289]*PI())/180))))))"/>
          <table:table-cell table:style-name="ce25" table:formula="of:=IF(ISBLANK([Input.E289]);&quot;&quot;;(PrincipalMeridianLat+(((([Input.E289]*TownshipMilesNS)+VLOOKUP([Input.G289];SELookupTable;2;FALSE))+VLOOKUP([Input.H289];SSLookupTable;2;FALSE))/DegreeLatMiles)))"/>
          <table:table-cell table:style-name="ce25" table:formula="of:=IF(ISBLANK([Input.I289]);&quot;&quot;;[Input.I289])"/>
          <table:table-cell table:number-columns-repeated="1020"/>
        </table:table-row>
        <table:table-row table:style-name="ro1">
          <table:table-cell table:style-name="ce25" table:formula="of:=IF(ISBLANK([Input.A290]);&quot;&quot;;(((([Input.A290]&amp;&quot;-&quot;)&amp;[Input.B290])&amp;&quot;-&quot;)&amp;[Input.C290]))"/>
          <table:table-cell table:style-name="ce25" table:formula="of:=IF(ISBLANK([Input.F290]);&quot;&quot;;(PrincipalMeridianLong-((((([Input.F290]-1)*TownshipMilesEW)+VLOOKUP([Input.G290];SELookupTable;3;FALSE))+VLOOKUP([Input.H290];SSLookupTable;3;FALSE))/(69.04*COS((([C290]*PI())/180))))))"/>
          <table:table-cell table:style-name="ce25" table:formula="of:=IF(ISBLANK([Input.E290]);&quot;&quot;;(PrincipalMeridianLat+(((([Input.E290]*TownshipMilesNS)+VLOOKUP([Input.G290];SELookupTable;2;FALSE))+VLOOKUP([Input.H290];SSLookupTable;2;FALSE))/DegreeLatMiles)))"/>
          <table:table-cell table:style-name="ce25" table:formula="of:=IF(ISBLANK([Input.I290]);&quot;&quot;;[Input.I290])"/>
          <table:table-cell table:number-columns-repeated="1020"/>
        </table:table-row>
        <table:table-row table:style-name="ro1">
          <table:table-cell table:style-name="ce25" table:formula="of:=IF(ISBLANK([Input.A291]);&quot;&quot;;(((([Input.A291]&amp;&quot;-&quot;)&amp;[Input.B291])&amp;&quot;-&quot;)&amp;[Input.C291]))"/>
          <table:table-cell table:style-name="ce25" table:formula="of:=IF(ISBLANK([Input.F291]);&quot;&quot;;(PrincipalMeridianLong-((((([Input.F291]-1)*TownshipMilesEW)+VLOOKUP([Input.G291];SELookupTable;3;FALSE))+VLOOKUP([Input.H291];SSLookupTable;3;FALSE))/(69.04*COS((([C291]*PI())/180))))))"/>
          <table:table-cell table:style-name="ce25" table:formula="of:=IF(ISBLANK([Input.E291]);&quot;&quot;;(PrincipalMeridianLat+(((([Input.E291]*TownshipMilesNS)+VLOOKUP([Input.G291];SELookupTable;2;FALSE))+VLOOKUP([Input.H291];SSLookupTable;2;FALSE))/DegreeLatMiles)))"/>
          <table:table-cell table:style-name="ce25" table:formula="of:=IF(ISBLANK([Input.I291]);&quot;&quot;;[Input.I291])"/>
          <table:table-cell table:number-columns-repeated="1020"/>
        </table:table-row>
        <table:table-row table:style-name="ro1">
          <table:table-cell table:style-name="ce25" table:formula="of:=IF(ISBLANK([Input.A292]);&quot;&quot;;(((([Input.A292]&amp;&quot;-&quot;)&amp;[Input.B292])&amp;&quot;-&quot;)&amp;[Input.C292]))"/>
          <table:table-cell table:style-name="ce25" table:formula="of:=IF(ISBLANK([Input.F292]);&quot;&quot;;(PrincipalMeridianLong-((((([Input.F292]-1)*TownshipMilesEW)+VLOOKUP([Input.G292];SELookupTable;3;FALSE))+VLOOKUP([Input.H292];SSLookupTable;3;FALSE))/(69.04*COS((([C292]*PI())/180))))))"/>
          <table:table-cell table:style-name="ce25" table:formula="of:=IF(ISBLANK([Input.E292]);&quot;&quot;;(PrincipalMeridianLat+(((([Input.E292]*TownshipMilesNS)+VLOOKUP([Input.G292];SELookupTable;2;FALSE))+VLOOKUP([Input.H292];SSLookupTable;2;FALSE))/DegreeLatMiles)))"/>
          <table:table-cell table:style-name="ce25" table:formula="of:=IF(ISBLANK([Input.I292]);&quot;&quot;;[Input.I292])"/>
          <table:table-cell table:number-columns-repeated="1020"/>
        </table:table-row>
        <table:table-row table:style-name="ro1">
          <table:table-cell table:style-name="ce25" table:formula="of:=IF(ISBLANK([Input.A293]);&quot;&quot;;(((([Input.A293]&amp;&quot;-&quot;)&amp;[Input.B293])&amp;&quot;-&quot;)&amp;[Input.C293]))"/>
          <table:table-cell table:style-name="ce25" table:formula="of:=IF(ISBLANK([Input.F293]);&quot;&quot;;(PrincipalMeridianLong-((((([Input.F293]-1)*TownshipMilesEW)+VLOOKUP([Input.G293];SELookupTable;3;FALSE))+VLOOKUP([Input.H293];SSLookupTable;3;FALSE))/(69.04*COS((([C293]*PI())/180))))))"/>
          <table:table-cell table:style-name="ce25" table:formula="of:=IF(ISBLANK([Input.E293]);&quot;&quot;;(PrincipalMeridianLat+(((([Input.E293]*TownshipMilesNS)+VLOOKUP([Input.G293];SELookupTable;2;FALSE))+VLOOKUP([Input.H293];SSLookupTable;2;FALSE))/DegreeLatMiles)))"/>
          <table:table-cell table:style-name="ce25" table:formula="of:=IF(ISBLANK([Input.I293]);&quot;&quot;;[Input.I293])"/>
          <table:table-cell table:number-columns-repeated="1020"/>
        </table:table-row>
        <table:table-row table:style-name="ro1">
          <table:table-cell table:style-name="ce25" table:formula="of:=IF(ISBLANK([Input.A294]);&quot;&quot;;(((([Input.A294]&amp;&quot;-&quot;)&amp;[Input.B294])&amp;&quot;-&quot;)&amp;[Input.C294]))"/>
          <table:table-cell table:style-name="ce25" table:formula="of:=IF(ISBLANK([Input.F294]);&quot;&quot;;(PrincipalMeridianLong-((((([Input.F294]-1)*TownshipMilesEW)+VLOOKUP([Input.G294];SELookupTable;3;FALSE))+VLOOKUP([Input.H294];SSLookupTable;3;FALSE))/(69.04*COS((([C294]*PI())/180))))))"/>
          <table:table-cell table:style-name="ce25" table:formula="of:=IF(ISBLANK([Input.E294]);&quot;&quot;;(PrincipalMeridianLat+(((([Input.E294]*TownshipMilesNS)+VLOOKUP([Input.G294];SELookupTable;2;FALSE))+VLOOKUP([Input.H294];SSLookupTable;2;FALSE))/DegreeLatMiles)))"/>
          <table:table-cell table:style-name="ce25" table:formula="of:=IF(ISBLANK([Input.I294]);&quot;&quot;;[Input.I294])"/>
          <table:table-cell table:number-columns-repeated="1020"/>
        </table:table-row>
        <table:table-row table:style-name="ro1">
          <table:table-cell table:style-name="ce25" table:formula="of:=IF(ISBLANK([Input.A295]);&quot;&quot;;(((([Input.A295]&amp;&quot;-&quot;)&amp;[Input.B295])&amp;&quot;-&quot;)&amp;[Input.C295]))"/>
          <table:table-cell table:style-name="ce25" table:formula="of:=IF(ISBLANK([Input.F295]);&quot;&quot;;(PrincipalMeridianLong-((((([Input.F295]-1)*TownshipMilesEW)+VLOOKUP([Input.G295];SELookupTable;3;FALSE))+VLOOKUP([Input.H295];SSLookupTable;3;FALSE))/(69.04*COS((([C295]*PI())/180))))))"/>
          <table:table-cell table:style-name="ce25" table:formula="of:=IF(ISBLANK([Input.E295]);&quot;&quot;;(PrincipalMeridianLat+(((([Input.E295]*TownshipMilesNS)+VLOOKUP([Input.G295];SELookupTable;2;FALSE))+VLOOKUP([Input.H295];SSLookupTable;2;FALSE))/DegreeLatMiles)))"/>
          <table:table-cell table:style-name="ce25" table:formula="of:=IF(ISBLANK([Input.I295]);&quot;&quot;;[Input.I295])"/>
          <table:table-cell table:number-columns-repeated="1020"/>
        </table:table-row>
        <table:table-row table:style-name="ro1">
          <table:table-cell table:style-name="ce25" table:formula="of:=IF(ISBLANK([Input.A296]);&quot;&quot;;(((([Input.A296]&amp;&quot;-&quot;)&amp;[Input.B296])&amp;&quot;-&quot;)&amp;[Input.C296]))"/>
          <table:table-cell table:style-name="ce25" table:formula="of:=IF(ISBLANK([Input.F296]);&quot;&quot;;(PrincipalMeridianLong-((((([Input.F296]-1)*TownshipMilesEW)+VLOOKUP([Input.G296];SELookupTable;3;FALSE))+VLOOKUP([Input.H296];SSLookupTable;3;FALSE))/(69.04*COS((([C296]*PI())/180))))))"/>
          <table:table-cell table:style-name="ce25" table:formula="of:=IF(ISBLANK([Input.E296]);&quot;&quot;;(PrincipalMeridianLat+(((([Input.E296]*TownshipMilesNS)+VLOOKUP([Input.G296];SELookupTable;2;FALSE))+VLOOKUP([Input.H296];SSLookupTable;2;FALSE))/DegreeLatMiles)))"/>
          <table:table-cell table:style-name="ce25" table:formula="of:=IF(ISBLANK([Input.I296]);&quot;&quot;;[Input.I296])"/>
          <table:table-cell table:number-columns-repeated="1020"/>
        </table:table-row>
        <table:table-row table:style-name="ro1">
          <table:table-cell table:style-name="ce25" table:formula="of:=IF(ISBLANK([Input.A297]);&quot;&quot;;(((([Input.A297]&amp;&quot;-&quot;)&amp;[Input.B297])&amp;&quot;-&quot;)&amp;[Input.C297]))"/>
          <table:table-cell table:style-name="ce25" table:formula="of:=IF(ISBLANK([Input.F297]);&quot;&quot;;(PrincipalMeridianLong-((((([Input.F297]-1)*TownshipMilesEW)+VLOOKUP([Input.G297];SELookupTable;3;FALSE))+VLOOKUP([Input.H297];SSLookupTable;3;FALSE))/(69.04*COS((([C297]*PI())/180))))))"/>
          <table:table-cell table:style-name="ce25" table:formula="of:=IF(ISBLANK([Input.E297]);&quot;&quot;;(PrincipalMeridianLat+(((([Input.E297]*TownshipMilesNS)+VLOOKUP([Input.G297];SELookupTable;2;FALSE))+VLOOKUP([Input.H297];SSLookupTable;2;FALSE))/DegreeLatMiles)))"/>
          <table:table-cell table:style-name="ce25" table:formula="of:=IF(ISBLANK([Input.I297]);&quot;&quot;;[Input.I297])"/>
          <table:table-cell table:number-columns-repeated="1020"/>
        </table:table-row>
        <table:table-row table:style-name="ro1">
          <table:table-cell table:style-name="ce25" table:formula="of:=IF(ISBLANK([Input.A298]);&quot;&quot;;(((([Input.A298]&amp;&quot;-&quot;)&amp;[Input.B298])&amp;&quot;-&quot;)&amp;[Input.C298]))"/>
          <table:table-cell table:style-name="ce25" table:formula="of:=IF(ISBLANK([Input.F298]);&quot;&quot;;(PrincipalMeridianLong-((((([Input.F298]-1)*TownshipMilesEW)+VLOOKUP([Input.G298];SELookupTable;3;FALSE))+VLOOKUP([Input.H298];SSLookupTable;3;FALSE))/(69.04*COS((([C298]*PI())/180))))))"/>
          <table:table-cell table:style-name="ce25" table:formula="of:=IF(ISBLANK([Input.E298]);&quot;&quot;;(PrincipalMeridianLat+(((([Input.E298]*TownshipMilesNS)+VLOOKUP([Input.G298];SELookupTable;2;FALSE))+VLOOKUP([Input.H298];SSLookupTable;2;FALSE))/DegreeLatMiles)))"/>
          <table:table-cell table:style-name="ce25" table:formula="of:=IF(ISBLANK([Input.I298]);&quot;&quot;;[Input.I298])"/>
          <table:table-cell table:number-columns-repeated="1020"/>
        </table:table-row>
        <table:table-row table:style-name="ro1">
          <table:table-cell table:style-name="ce25" table:formula="of:=IF(ISBLANK([Input.A299]);&quot;&quot;;(((([Input.A299]&amp;&quot;-&quot;)&amp;[Input.B299])&amp;&quot;-&quot;)&amp;[Input.C299]))"/>
          <table:table-cell table:style-name="ce25" table:formula="of:=IF(ISBLANK([Input.F299]);&quot;&quot;;(PrincipalMeridianLong-((((([Input.F299]-1)*TownshipMilesEW)+VLOOKUP([Input.G299];SELookupTable;3;FALSE))+VLOOKUP([Input.H299];SSLookupTable;3;FALSE))/(69.04*COS((([C299]*PI())/180))))))"/>
          <table:table-cell table:style-name="ce25" table:formula="of:=IF(ISBLANK([Input.E299]);&quot;&quot;;(PrincipalMeridianLat+(((([Input.E299]*TownshipMilesNS)+VLOOKUP([Input.G299];SELookupTable;2;FALSE))+VLOOKUP([Input.H299];SSLookupTable;2;FALSE))/DegreeLatMiles)))"/>
          <table:table-cell table:style-name="ce25" table:formula="of:=IF(ISBLANK([Input.I299]);&quot;&quot;;[Input.I299])"/>
          <table:table-cell table:number-columns-repeated="1020"/>
        </table:table-row>
        <table:table-row table:style-name="ro1">
          <table:table-cell table:style-name="ce25" table:formula="of:=IF(ISBLANK([Input.A300]);&quot;&quot;;(((([Input.A300]&amp;&quot;-&quot;)&amp;[Input.B300])&amp;&quot;-&quot;)&amp;[Input.C300]))"/>
          <table:table-cell table:style-name="ce25" table:formula="of:=IF(ISBLANK([Input.F300]);&quot;&quot;;(PrincipalMeridianLong-((((([Input.F300]-1)*TownshipMilesEW)+VLOOKUP([Input.G300];SELookupTable;3;FALSE))+VLOOKUP([Input.H300];SSLookupTable;3;FALSE))/(69.04*COS((([C300]*PI())/180))))))"/>
          <table:table-cell table:style-name="ce25" table:formula="of:=IF(ISBLANK([Input.E300]);&quot;&quot;;(PrincipalMeridianLat+(((([Input.E300]*TownshipMilesNS)+VLOOKUP([Input.G300];SELookupTable;2;FALSE))+VLOOKUP([Input.H300];SSLookupTable;2;FALSE))/DegreeLatMiles)))"/>
          <table:table-cell table:style-name="ce25" table:formula="of:=IF(ISBLANK([Input.I300]);&quot;&quot;;[Input.I300])"/>
          <table:table-cell table:number-columns-repeated="1020"/>
        </table:table-row>
        <table:table-row table:style-name="ro1">
          <table:table-cell table:style-name="ce25" table:formula="of:=IF(ISBLANK([Input.A301]);&quot;&quot;;(((([Input.A301]&amp;&quot;-&quot;)&amp;[Input.B301])&amp;&quot;-&quot;)&amp;[Input.C301]))"/>
          <table:table-cell table:style-name="ce25" table:formula="of:=IF(ISBLANK([Input.F301]);&quot;&quot;;(PrincipalMeridianLong-((((([Input.F301]-1)*TownshipMilesEW)+VLOOKUP([Input.G301];SELookupTable;3;FALSE))+VLOOKUP([Input.H301];SSLookupTable;3;FALSE))/(69.04*COS((([C301]*PI())/180))))))"/>
          <table:table-cell table:style-name="ce25" table:formula="of:=IF(ISBLANK([Input.E301]);&quot;&quot;;(PrincipalMeridianLat+(((([Input.E301]*TownshipMilesNS)+VLOOKUP([Input.G301];SELookupTable;2;FALSE))+VLOOKUP([Input.H301];SSLookupTable;2;FALSE))/DegreeLatMiles)))"/>
          <table:table-cell table:style-name="ce25" table:formula="of:=IF(ISBLANK([Input.I301]);&quot;&quot;;[Input.I301])"/>
          <table:table-cell table:number-columns-repeated="1020"/>
        </table:table-row>
        <table:table-row table:style-name="ro1">
          <table:table-cell table:style-name="ce25" table:formula="of:=IF(ISBLANK([Input.A302]);&quot;&quot;;(((([Input.A302]&amp;&quot;-&quot;)&amp;[Input.B302])&amp;&quot;-&quot;)&amp;[Input.C302]))"/>
          <table:table-cell table:style-name="ce25" table:formula="of:=IF(ISBLANK([Input.F302]);&quot;&quot;;(PrincipalMeridianLong-((((([Input.F302]-1)*TownshipMilesEW)+VLOOKUP([Input.G302];SELookupTable;3;FALSE))+VLOOKUP([Input.H302];SSLookupTable;3;FALSE))/(69.04*COS((([C302]*PI())/180))))))"/>
          <table:table-cell table:style-name="ce25" table:formula="of:=IF(ISBLANK([Input.E302]);&quot;&quot;;(PrincipalMeridianLat+(((([Input.E302]*TownshipMilesNS)+VLOOKUP([Input.G302];SELookupTable;2;FALSE))+VLOOKUP([Input.H302];SSLookupTable;2;FALSE))/DegreeLatMiles)))"/>
          <table:table-cell table:style-name="ce25" table:formula="of:=IF(ISBLANK([Input.I302]);&quot;&quot;;[Input.I302])"/>
          <table:table-cell table:number-columns-repeated="1020"/>
        </table:table-row>
        <table:table-row table:style-name="ro1">
          <table:table-cell table:style-name="ce25" table:formula="of:=IF(ISBLANK([Input.A303]);&quot;&quot;;(((([Input.A303]&amp;&quot;-&quot;)&amp;[Input.B303])&amp;&quot;-&quot;)&amp;[Input.C303]))"/>
          <table:table-cell table:style-name="ce25" table:formula="of:=IF(ISBLANK([Input.F303]);&quot;&quot;;(PrincipalMeridianLong-((((([Input.F303]-1)*TownshipMilesEW)+VLOOKUP([Input.G303];SELookupTable;3;FALSE))+VLOOKUP([Input.H303];SSLookupTable;3;FALSE))/(69.04*COS((([C303]*PI())/180))))))"/>
          <table:table-cell table:style-name="ce25" table:formula="of:=IF(ISBLANK([Input.E303]);&quot;&quot;;(PrincipalMeridianLat+(((([Input.E303]*TownshipMilesNS)+VLOOKUP([Input.G303];SELookupTable;2;FALSE))+VLOOKUP([Input.H303];SSLookupTable;2;FALSE))/DegreeLatMiles)))"/>
          <table:table-cell table:style-name="ce25" table:formula="of:=IF(ISBLANK([Input.I303]);&quot;&quot;;[Input.I303])"/>
          <table:table-cell table:number-columns-repeated="1020"/>
        </table:table-row>
        <table:table-row table:style-name="ro1">
          <table:table-cell table:style-name="ce25" table:formula="of:=IF(ISBLANK([Input.A304]);&quot;&quot;;(((([Input.A304]&amp;&quot;-&quot;)&amp;[Input.B304])&amp;&quot;-&quot;)&amp;[Input.C304]))"/>
          <table:table-cell table:style-name="ce25" table:formula="of:=IF(ISBLANK([Input.F304]);&quot;&quot;;(PrincipalMeridianLong-((((([Input.F304]-1)*TownshipMilesEW)+VLOOKUP([Input.G304];SELookupTable;3;FALSE))+VLOOKUP([Input.H304];SSLookupTable;3;FALSE))/(69.04*COS((([C304]*PI())/180))))))"/>
          <table:table-cell table:style-name="ce25" table:formula="of:=IF(ISBLANK([Input.E304]);&quot;&quot;;(PrincipalMeridianLat+(((([Input.E304]*TownshipMilesNS)+VLOOKUP([Input.G304];SELookupTable;2;FALSE))+VLOOKUP([Input.H304];SSLookupTable;2;FALSE))/DegreeLatMiles)))"/>
          <table:table-cell table:style-name="ce25" table:formula="of:=IF(ISBLANK([Input.I304]);&quot;&quot;;[Input.I304])"/>
          <table:table-cell table:number-columns-repeated="1020"/>
        </table:table-row>
        <table:table-row table:style-name="ro1">
          <table:table-cell table:style-name="ce25" table:formula="of:=IF(ISBLANK([Input.A305]);&quot;&quot;;(((([Input.A305]&amp;&quot;-&quot;)&amp;[Input.B305])&amp;&quot;-&quot;)&amp;[Input.C305]))"/>
          <table:table-cell table:style-name="ce25" table:formula="of:=IF(ISBLANK([Input.F305]);&quot;&quot;;(PrincipalMeridianLong-((((([Input.F305]-1)*TownshipMilesEW)+VLOOKUP([Input.G305];SELookupTable;3;FALSE))+VLOOKUP([Input.H305];SSLookupTable;3;FALSE))/(69.04*COS((([C305]*PI())/180))))))"/>
          <table:table-cell table:style-name="ce25" table:formula="of:=IF(ISBLANK([Input.E305]);&quot;&quot;;(PrincipalMeridianLat+(((([Input.E305]*TownshipMilesNS)+VLOOKUP([Input.G305];SELookupTable;2;FALSE))+VLOOKUP([Input.H305];SSLookupTable;2;FALSE))/DegreeLatMiles)))"/>
          <table:table-cell table:style-name="ce25" table:formula="of:=IF(ISBLANK([Input.I305]);&quot;&quot;;[Input.I305])"/>
          <table:table-cell table:number-columns-repeated="1020"/>
        </table:table-row>
        <table:table-row table:style-name="ro1">
          <table:table-cell table:style-name="ce25" table:formula="of:=IF(ISBLANK([Input.A306]);&quot;&quot;;(((([Input.A306]&amp;&quot;-&quot;)&amp;[Input.B306])&amp;&quot;-&quot;)&amp;[Input.C306]))"/>
          <table:table-cell table:style-name="ce25" table:formula="of:=IF(ISBLANK([Input.F306]);&quot;&quot;;(PrincipalMeridianLong-((((([Input.F306]-1)*TownshipMilesEW)+VLOOKUP([Input.G306];SELookupTable;3;FALSE))+VLOOKUP([Input.H306];SSLookupTable;3;FALSE))/(69.04*COS((([C306]*PI())/180))))))"/>
          <table:table-cell table:style-name="ce25" table:formula="of:=IF(ISBLANK([Input.E306]);&quot;&quot;;(PrincipalMeridianLat+(((([Input.E306]*TownshipMilesNS)+VLOOKUP([Input.G306];SELookupTable;2;FALSE))+VLOOKUP([Input.H306];SSLookupTable;2;FALSE))/DegreeLatMiles)))"/>
          <table:table-cell table:style-name="ce25" table:formula="of:=IF(ISBLANK([Input.I306]);&quot;&quot;;[Input.I306])"/>
          <table:table-cell table:number-columns-repeated="1020"/>
        </table:table-row>
        <table:table-row table:style-name="ro1">
          <table:table-cell table:style-name="ce25" table:formula="of:=IF(ISBLANK([Input.A307]);&quot;&quot;;(((([Input.A307]&amp;&quot;-&quot;)&amp;[Input.B307])&amp;&quot;-&quot;)&amp;[Input.C307]))"/>
          <table:table-cell table:style-name="ce25" table:formula="of:=IF(ISBLANK([Input.F307]);&quot;&quot;;(PrincipalMeridianLong-((((([Input.F307]-1)*TownshipMilesEW)+VLOOKUP([Input.G307];SELookupTable;3;FALSE))+VLOOKUP([Input.H307];SSLookupTable;3;FALSE))/(69.04*COS((([C307]*PI())/180))))))"/>
          <table:table-cell table:style-name="ce25" table:formula="of:=IF(ISBLANK([Input.E307]);&quot;&quot;;(PrincipalMeridianLat+(((([Input.E307]*TownshipMilesNS)+VLOOKUP([Input.G307];SELookupTable;2;FALSE))+VLOOKUP([Input.H307];SSLookupTable;2;FALSE))/DegreeLatMiles)))"/>
          <table:table-cell table:style-name="ce25" table:formula="of:=IF(ISBLANK([Input.I307]);&quot;&quot;;[Input.I307])"/>
          <table:table-cell table:number-columns-repeated="1020"/>
        </table:table-row>
        <table:table-row table:style-name="ro1">
          <table:table-cell table:style-name="ce25" table:formula="of:=IF(ISBLANK([Input.A308]);&quot;&quot;;(((([Input.A308]&amp;&quot;-&quot;)&amp;[Input.B308])&amp;&quot;-&quot;)&amp;[Input.C308]))"/>
          <table:table-cell table:style-name="ce25" table:formula="of:=IF(ISBLANK([Input.F308]);&quot;&quot;;(PrincipalMeridianLong-((((([Input.F308]-1)*TownshipMilesEW)+VLOOKUP([Input.G308];SELookupTable;3;FALSE))+VLOOKUP([Input.H308];SSLookupTable;3;FALSE))/(69.04*COS((([C308]*PI())/180))))))"/>
          <table:table-cell table:style-name="ce25" table:formula="of:=IF(ISBLANK([Input.E308]);&quot;&quot;;(PrincipalMeridianLat+(((([Input.E308]*TownshipMilesNS)+VLOOKUP([Input.G308];SELookupTable;2;FALSE))+VLOOKUP([Input.H308];SSLookupTable;2;FALSE))/DegreeLatMiles)))"/>
          <table:table-cell table:style-name="ce25" table:formula="of:=IF(ISBLANK([Input.I308]);&quot;&quot;;[Input.I308])"/>
          <table:table-cell table:number-columns-repeated="1020"/>
        </table:table-row>
        <table:table-row table:style-name="ro1">
          <table:table-cell table:style-name="ce25" table:formula="of:=IF(ISBLANK([Input.A309]);&quot;&quot;;(((([Input.A309]&amp;&quot;-&quot;)&amp;[Input.B309])&amp;&quot;-&quot;)&amp;[Input.C309]))"/>
          <table:table-cell table:style-name="ce25" table:formula="of:=IF(ISBLANK([Input.F309]);&quot;&quot;;(PrincipalMeridianLong-((((([Input.F309]-1)*TownshipMilesEW)+VLOOKUP([Input.G309];SELookupTable;3;FALSE))+VLOOKUP([Input.H309];SSLookupTable;3;FALSE))/(69.04*COS((([C309]*PI())/180))))))"/>
          <table:table-cell table:style-name="ce25" table:formula="of:=IF(ISBLANK([Input.E309]);&quot;&quot;;(PrincipalMeridianLat+(((([Input.E309]*TownshipMilesNS)+VLOOKUP([Input.G309];SELookupTable;2;FALSE))+VLOOKUP([Input.H309];SSLookupTable;2;FALSE))/DegreeLatMiles)))"/>
          <table:table-cell table:style-name="ce25" table:formula="of:=IF(ISBLANK([Input.I309]);&quot;&quot;;[Input.I309])"/>
          <table:table-cell table:number-columns-repeated="1020"/>
        </table:table-row>
        <table:table-row table:style-name="ro1">
          <table:table-cell table:style-name="ce25" table:formula="of:=IF(ISBLANK([Input.A310]);&quot;&quot;;(((([Input.A310]&amp;&quot;-&quot;)&amp;[Input.B310])&amp;&quot;-&quot;)&amp;[Input.C310]))"/>
          <table:table-cell table:style-name="ce25" table:formula="of:=IF(ISBLANK([Input.F310]);&quot;&quot;;(PrincipalMeridianLong-((((([Input.F310]-1)*TownshipMilesEW)+VLOOKUP([Input.G310];SELookupTable;3;FALSE))+VLOOKUP([Input.H310];SSLookupTable;3;FALSE))/(69.04*COS((([C310]*PI())/180))))))"/>
          <table:table-cell table:style-name="ce25" table:formula="of:=IF(ISBLANK([Input.E310]);&quot;&quot;;(PrincipalMeridianLat+(((([Input.E310]*TownshipMilesNS)+VLOOKUP([Input.G310];SELookupTable;2;FALSE))+VLOOKUP([Input.H310];SSLookupTable;2;FALSE))/DegreeLatMiles)))"/>
          <table:table-cell table:style-name="ce25" table:formula="of:=IF(ISBLANK([Input.I310]);&quot;&quot;;[Input.I310])"/>
          <table:table-cell table:number-columns-repeated="1020"/>
        </table:table-row>
        <table:table-row table:style-name="ro1">
          <table:table-cell table:style-name="ce25" table:formula="of:=IF(ISBLANK([Input.A311]);&quot;&quot;;(((([Input.A311]&amp;&quot;-&quot;)&amp;[Input.B311])&amp;&quot;-&quot;)&amp;[Input.C311]))"/>
          <table:table-cell table:style-name="ce25" table:formula="of:=IF(ISBLANK([Input.F311]);&quot;&quot;;(PrincipalMeridianLong-((((([Input.F311]-1)*TownshipMilesEW)+VLOOKUP([Input.G311];SELookupTable;3;FALSE))+VLOOKUP([Input.H311];SSLookupTable;3;FALSE))/(69.04*COS((([C311]*PI())/180))))))"/>
          <table:table-cell table:style-name="ce25" table:formula="of:=IF(ISBLANK([Input.E311]);&quot;&quot;;(PrincipalMeridianLat+(((([Input.E311]*TownshipMilesNS)+VLOOKUP([Input.G311];SELookupTable;2;FALSE))+VLOOKUP([Input.H311];SSLookupTable;2;FALSE))/DegreeLatMiles)))"/>
          <table:table-cell table:style-name="ce25" table:formula="of:=IF(ISBLANK([Input.I311]);&quot;&quot;;[Input.I311])"/>
          <table:table-cell table:number-columns-repeated="1020"/>
        </table:table-row>
        <table:table-row table:style-name="ro1">
          <table:table-cell table:style-name="ce25" table:formula="of:=IF(ISBLANK([Input.A312]);&quot;&quot;;(((([Input.A312]&amp;&quot;-&quot;)&amp;[Input.B312])&amp;&quot;-&quot;)&amp;[Input.C312]))"/>
          <table:table-cell table:style-name="ce25" table:formula="of:=IF(ISBLANK([Input.F312]);&quot;&quot;;(PrincipalMeridianLong-((((([Input.F312]-1)*TownshipMilesEW)+VLOOKUP([Input.G312];SELookupTable;3;FALSE))+VLOOKUP([Input.H312];SSLookupTable;3;FALSE))/(69.04*COS((([C312]*PI())/180))))))"/>
          <table:table-cell table:style-name="ce25" table:formula="of:=IF(ISBLANK([Input.E312]);&quot;&quot;;(PrincipalMeridianLat+(((([Input.E312]*TownshipMilesNS)+VLOOKUP([Input.G312];SELookupTable;2;FALSE))+VLOOKUP([Input.H312];SSLookupTable;2;FALSE))/DegreeLatMiles)))"/>
          <table:table-cell table:style-name="ce25" table:formula="of:=IF(ISBLANK([Input.I312]);&quot;&quot;;[Input.I312])"/>
          <table:table-cell table:number-columns-repeated="1020"/>
        </table:table-row>
        <table:table-row table:style-name="ro1">
          <table:table-cell table:style-name="ce25" table:formula="of:=IF(ISBLANK([Input.A313]);&quot;&quot;;(((([Input.A313]&amp;&quot;-&quot;)&amp;[Input.B313])&amp;&quot;-&quot;)&amp;[Input.C313]))"/>
          <table:table-cell table:style-name="ce25" table:formula="of:=IF(ISBLANK([Input.F313]);&quot;&quot;;(PrincipalMeridianLong-((((([Input.F313]-1)*TownshipMilesEW)+VLOOKUP([Input.G313];SELookupTable;3;FALSE))+VLOOKUP([Input.H313];SSLookupTable;3;FALSE))/(69.04*COS((([C313]*PI())/180))))))"/>
          <table:table-cell table:style-name="ce25" table:formula="of:=IF(ISBLANK([Input.E313]);&quot;&quot;;(PrincipalMeridianLat+(((([Input.E313]*TownshipMilesNS)+VLOOKUP([Input.G313];SELookupTable;2;FALSE))+VLOOKUP([Input.H313];SSLookupTable;2;FALSE))/DegreeLatMiles)))"/>
          <table:table-cell table:style-name="ce25" table:formula="of:=IF(ISBLANK([Input.I313]);&quot;&quot;;[Input.I313])"/>
          <table:table-cell table:number-columns-repeated="1020"/>
        </table:table-row>
        <table:table-row table:style-name="ro1">
          <table:table-cell table:style-name="ce25" table:formula="of:=IF(ISBLANK([Input.A314]);&quot;&quot;;(((([Input.A314]&amp;&quot;-&quot;)&amp;[Input.B314])&amp;&quot;-&quot;)&amp;[Input.C314]))"/>
          <table:table-cell table:style-name="ce25" table:formula="of:=IF(ISBLANK([Input.F314]);&quot;&quot;;(PrincipalMeridianLong-((((([Input.F314]-1)*TownshipMilesEW)+VLOOKUP([Input.G314];SELookupTable;3;FALSE))+VLOOKUP([Input.H314];SSLookupTable;3;FALSE))/(69.04*COS((([C314]*PI())/180))))))"/>
          <table:table-cell table:style-name="ce25" table:formula="of:=IF(ISBLANK([Input.E314]);&quot;&quot;;(PrincipalMeridianLat+(((([Input.E314]*TownshipMilesNS)+VLOOKUP([Input.G314];SELookupTable;2;FALSE))+VLOOKUP([Input.H314];SSLookupTable;2;FALSE))/DegreeLatMiles)))"/>
          <table:table-cell table:style-name="ce25" table:formula="of:=IF(ISBLANK([Input.I314]);&quot;&quot;;[Input.I314])"/>
          <table:table-cell table:number-columns-repeated="1020"/>
        </table:table-row>
        <table:table-row table:style-name="ro1">
          <table:table-cell table:style-name="ce25" table:formula="of:=IF(ISBLANK([Input.A315]);&quot;&quot;;(((([Input.A315]&amp;&quot;-&quot;)&amp;[Input.B315])&amp;&quot;-&quot;)&amp;[Input.C315]))"/>
          <table:table-cell table:style-name="ce25" table:formula="of:=IF(ISBLANK([Input.F315]);&quot;&quot;;(PrincipalMeridianLong-((((([Input.F315]-1)*TownshipMilesEW)+VLOOKUP([Input.G315];SELookupTable;3;FALSE))+VLOOKUP([Input.H315];SSLookupTable;3;FALSE))/(69.04*COS((([C315]*PI())/180))))))"/>
          <table:table-cell table:style-name="ce25" table:formula="of:=IF(ISBLANK([Input.E315]);&quot;&quot;;(PrincipalMeridianLat+(((([Input.E315]*TownshipMilesNS)+VLOOKUP([Input.G315];SELookupTable;2;FALSE))+VLOOKUP([Input.H315];SSLookupTable;2;FALSE))/DegreeLatMiles)))"/>
          <table:table-cell table:style-name="ce25" table:formula="of:=IF(ISBLANK([Input.I315]);&quot;&quot;;[Input.I315])"/>
          <table:table-cell table:number-columns-repeated="1020"/>
        </table:table-row>
        <table:table-row table:style-name="ro1">
          <table:table-cell table:style-name="ce25" table:formula="of:=IF(ISBLANK([Input.A316]);&quot;&quot;;(((([Input.A316]&amp;&quot;-&quot;)&amp;[Input.B316])&amp;&quot;-&quot;)&amp;[Input.C316]))"/>
          <table:table-cell table:style-name="ce25" table:formula="of:=IF(ISBLANK([Input.F316]);&quot;&quot;;(PrincipalMeridianLong-((((([Input.F316]-1)*TownshipMilesEW)+VLOOKUP([Input.G316];SELookupTable;3;FALSE))+VLOOKUP([Input.H316];SSLookupTable;3;FALSE))/(69.04*COS((([C316]*PI())/180))))))"/>
          <table:table-cell table:style-name="ce25" table:formula="of:=IF(ISBLANK([Input.E316]);&quot;&quot;;(PrincipalMeridianLat+(((([Input.E316]*TownshipMilesNS)+VLOOKUP([Input.G316];SELookupTable;2;FALSE))+VLOOKUP([Input.H316];SSLookupTable;2;FALSE))/DegreeLatMiles)))"/>
          <table:table-cell table:style-name="ce25" table:formula="of:=IF(ISBLANK([Input.I316]);&quot;&quot;;[Input.I316])"/>
          <table:table-cell table:number-columns-repeated="1020"/>
        </table:table-row>
        <table:table-row table:style-name="ro1">
          <table:table-cell table:style-name="ce25" table:formula="of:=IF(ISBLANK([Input.A317]);&quot;&quot;;(((([Input.A317]&amp;&quot;-&quot;)&amp;[Input.B317])&amp;&quot;-&quot;)&amp;[Input.C317]))"/>
          <table:table-cell table:style-name="ce25" table:formula="of:=IF(ISBLANK([Input.F317]);&quot;&quot;;(PrincipalMeridianLong-((((([Input.F317]-1)*TownshipMilesEW)+VLOOKUP([Input.G317];SELookupTable;3;FALSE))+VLOOKUP([Input.H317];SSLookupTable;3;FALSE))/(69.04*COS((([C317]*PI())/180))))))"/>
          <table:table-cell table:style-name="ce25" table:formula="of:=IF(ISBLANK([Input.E317]);&quot;&quot;;(PrincipalMeridianLat+(((([Input.E317]*TownshipMilesNS)+VLOOKUP([Input.G317];SELookupTable;2;FALSE))+VLOOKUP([Input.H317];SSLookupTable;2;FALSE))/DegreeLatMiles)))"/>
          <table:table-cell table:style-name="ce25" table:formula="of:=IF(ISBLANK([Input.I317]);&quot;&quot;;[Input.I317])"/>
          <table:table-cell table:number-columns-repeated="1020"/>
        </table:table-row>
        <table:table-row table:style-name="ro1">
          <table:table-cell table:style-name="ce25" table:formula="of:=IF(ISBLANK([Input.A318]);&quot;&quot;;(((([Input.A318]&amp;&quot;-&quot;)&amp;[Input.B318])&amp;&quot;-&quot;)&amp;[Input.C318]))"/>
          <table:table-cell table:style-name="ce25" table:formula="of:=IF(ISBLANK([Input.F318]);&quot;&quot;;(PrincipalMeridianLong-((((([Input.F318]-1)*TownshipMilesEW)+VLOOKUP([Input.G318];SELookupTable;3;FALSE))+VLOOKUP([Input.H318];SSLookupTable;3;FALSE))/(69.04*COS((([C318]*PI())/180))))))"/>
          <table:table-cell table:style-name="ce25" table:formula="of:=IF(ISBLANK([Input.E318]);&quot;&quot;;(PrincipalMeridianLat+(((([Input.E318]*TownshipMilesNS)+VLOOKUP([Input.G318];SELookupTable;2;FALSE))+VLOOKUP([Input.H318];SSLookupTable;2;FALSE))/DegreeLatMiles)))"/>
          <table:table-cell table:style-name="ce25" table:formula="of:=IF(ISBLANK([Input.I318]);&quot;&quot;;[Input.I318])"/>
          <table:table-cell table:number-columns-repeated="1020"/>
        </table:table-row>
        <table:table-row table:style-name="ro1">
          <table:table-cell table:style-name="ce25" table:formula="of:=IF(ISBLANK([Input.A319]);&quot;&quot;;(((([Input.A319]&amp;&quot;-&quot;)&amp;[Input.B319])&amp;&quot;-&quot;)&amp;[Input.C319]))"/>
          <table:table-cell table:style-name="ce25" table:formula="of:=IF(ISBLANK([Input.F319]);&quot;&quot;;(PrincipalMeridianLong-((((([Input.F319]-1)*TownshipMilesEW)+VLOOKUP([Input.G319];SELookupTable;3;FALSE))+VLOOKUP([Input.H319];SSLookupTable;3;FALSE))/(69.04*COS((([C319]*PI())/180))))))"/>
          <table:table-cell table:style-name="ce25" table:formula="of:=IF(ISBLANK([Input.E319]);&quot;&quot;;(PrincipalMeridianLat+(((([Input.E319]*TownshipMilesNS)+VLOOKUP([Input.G319];SELookupTable;2;FALSE))+VLOOKUP([Input.H319];SSLookupTable;2;FALSE))/DegreeLatMiles)))"/>
          <table:table-cell table:style-name="ce25" table:formula="of:=IF(ISBLANK([Input.I319]);&quot;&quot;;[Input.I319])"/>
          <table:table-cell table:number-columns-repeated="1020"/>
        </table:table-row>
        <table:table-row table:style-name="ro1">
          <table:table-cell table:style-name="ce25" table:formula="of:=IF(ISBLANK([Input.A320]);&quot;&quot;;(((([Input.A320]&amp;&quot;-&quot;)&amp;[Input.B320])&amp;&quot;-&quot;)&amp;[Input.C320]))"/>
          <table:table-cell table:style-name="ce25" table:formula="of:=IF(ISBLANK([Input.F320]);&quot;&quot;;(PrincipalMeridianLong-((((([Input.F320]-1)*TownshipMilesEW)+VLOOKUP([Input.G320];SELookupTable;3;FALSE))+VLOOKUP([Input.H320];SSLookupTable;3;FALSE))/(69.04*COS((([C320]*PI())/180))))))"/>
          <table:table-cell table:style-name="ce25" table:formula="of:=IF(ISBLANK([Input.E320]);&quot;&quot;;(PrincipalMeridianLat+(((([Input.E320]*TownshipMilesNS)+VLOOKUP([Input.G320];SELookupTable;2;FALSE))+VLOOKUP([Input.H320];SSLookupTable;2;FALSE))/DegreeLatMiles)))"/>
          <table:table-cell table:style-name="ce25" table:formula="of:=IF(ISBLANK([Input.I320]);&quot;&quot;;[Input.I320])"/>
          <table:table-cell table:number-columns-repeated="1020"/>
        </table:table-row>
        <table:table-row table:style-name="ro1">
          <table:table-cell table:style-name="ce25" table:formula="of:=IF(ISBLANK([Input.A321]);&quot;&quot;;(((([Input.A321]&amp;&quot;-&quot;)&amp;[Input.B321])&amp;&quot;-&quot;)&amp;[Input.C321]))"/>
          <table:table-cell table:style-name="ce25" table:formula="of:=IF(ISBLANK([Input.F321]);&quot;&quot;;(PrincipalMeridianLong-((((([Input.F321]-1)*TownshipMilesEW)+VLOOKUP([Input.G321];SELookupTable;3;FALSE))+VLOOKUP([Input.H321];SSLookupTable;3;FALSE))/(69.04*COS((([C321]*PI())/180))))))"/>
          <table:table-cell table:style-name="ce25" table:formula="of:=IF(ISBLANK([Input.E321]);&quot;&quot;;(PrincipalMeridianLat+(((([Input.E321]*TownshipMilesNS)+VLOOKUP([Input.G321];SELookupTable;2;FALSE))+VLOOKUP([Input.H321];SSLookupTable;2;FALSE))/DegreeLatMiles)))"/>
          <table:table-cell table:style-name="ce25" table:formula="of:=IF(ISBLANK([Input.I321]);&quot;&quot;;[Input.I321])"/>
          <table:table-cell table:number-columns-repeated="1020"/>
        </table:table-row>
        <table:table-row table:style-name="ro1">
          <table:table-cell table:style-name="ce25" table:formula="of:=IF(ISBLANK([Input.A322]);&quot;&quot;;(((([Input.A322]&amp;&quot;-&quot;)&amp;[Input.B322])&amp;&quot;-&quot;)&amp;[Input.C322]))"/>
          <table:table-cell table:style-name="ce25" table:formula="of:=IF(ISBLANK([Input.F322]);&quot;&quot;;(PrincipalMeridianLong-((((([Input.F322]-1)*TownshipMilesEW)+VLOOKUP([Input.G322];SELookupTable;3;FALSE))+VLOOKUP([Input.H322];SSLookupTable;3;FALSE))/(69.04*COS((([C322]*PI())/180))))))"/>
          <table:table-cell table:style-name="ce25" table:formula="of:=IF(ISBLANK([Input.E322]);&quot;&quot;;(PrincipalMeridianLat+(((([Input.E322]*TownshipMilesNS)+VLOOKUP([Input.G322];SELookupTable;2;FALSE))+VLOOKUP([Input.H322];SSLookupTable;2;FALSE))/DegreeLatMiles)))"/>
          <table:table-cell table:style-name="ce25" table:formula="of:=IF(ISBLANK([Input.I322]);&quot;&quot;;[Input.I322])"/>
          <table:table-cell table:number-columns-repeated="1020"/>
        </table:table-row>
        <table:table-row table:style-name="ro1">
          <table:table-cell table:style-name="ce25" table:formula="of:=IF(ISBLANK([Input.A323]);&quot;&quot;;(((([Input.A323]&amp;&quot;-&quot;)&amp;[Input.B323])&amp;&quot;-&quot;)&amp;[Input.C323]))"/>
          <table:table-cell table:style-name="ce25" table:formula="of:=IF(ISBLANK([Input.F323]);&quot;&quot;;(PrincipalMeridianLong-((((([Input.F323]-1)*TownshipMilesEW)+VLOOKUP([Input.G323];SELookupTable;3;FALSE))+VLOOKUP([Input.H323];SSLookupTable;3;FALSE))/(69.04*COS((([C323]*PI())/180))))))"/>
          <table:table-cell table:style-name="ce25" table:formula="of:=IF(ISBLANK([Input.E323]);&quot;&quot;;(PrincipalMeridianLat+(((([Input.E323]*TownshipMilesNS)+VLOOKUP([Input.G323];SELookupTable;2;FALSE))+VLOOKUP([Input.H323];SSLookupTable;2;FALSE))/DegreeLatMiles)))"/>
          <table:table-cell table:style-name="ce25" table:formula="of:=IF(ISBLANK([Input.I323]);&quot;&quot;;[Input.I323])"/>
          <table:table-cell table:number-columns-repeated="1020"/>
        </table:table-row>
        <table:table-row table:style-name="ro1">
          <table:table-cell table:style-name="ce25" table:formula="of:=IF(ISBLANK([Input.A324]);&quot;&quot;;(((([Input.A324]&amp;&quot;-&quot;)&amp;[Input.B324])&amp;&quot;-&quot;)&amp;[Input.C324]))"/>
          <table:table-cell table:style-name="ce25" table:formula="of:=IF(ISBLANK([Input.F324]);&quot;&quot;;(PrincipalMeridianLong-((((([Input.F324]-1)*TownshipMilesEW)+VLOOKUP([Input.G324];SELookupTable;3;FALSE))+VLOOKUP([Input.H324];SSLookupTable;3;FALSE))/(69.04*COS((([C324]*PI())/180))))))"/>
          <table:table-cell table:style-name="ce25" table:formula="of:=IF(ISBLANK([Input.E324]);&quot;&quot;;(PrincipalMeridianLat+(((([Input.E324]*TownshipMilesNS)+VLOOKUP([Input.G324];SELookupTable;2;FALSE))+VLOOKUP([Input.H324];SSLookupTable;2;FALSE))/DegreeLatMiles)))"/>
          <table:table-cell table:style-name="ce25" table:formula="of:=IF(ISBLANK([Input.I324]);&quot;&quot;;[Input.I324])"/>
          <table:table-cell table:number-columns-repeated="1020"/>
        </table:table-row>
        <table:table-row table:style-name="ro1">
          <table:table-cell table:style-name="ce25" table:formula="of:=IF(ISBLANK([Input.A325]);&quot;&quot;;(((([Input.A325]&amp;&quot;-&quot;)&amp;[Input.B325])&amp;&quot;-&quot;)&amp;[Input.C325]))"/>
          <table:table-cell table:style-name="ce25" table:formula="of:=IF(ISBLANK([Input.F325]);&quot;&quot;;(PrincipalMeridianLong-((((([Input.F325]-1)*TownshipMilesEW)+VLOOKUP([Input.G325];SELookupTable;3;FALSE))+VLOOKUP([Input.H325];SSLookupTable;3;FALSE))/(69.04*COS((([C325]*PI())/180))))))"/>
          <table:table-cell table:style-name="ce25" table:formula="of:=IF(ISBLANK([Input.E325]);&quot;&quot;;(PrincipalMeridianLat+(((([Input.E325]*TownshipMilesNS)+VLOOKUP([Input.G325];SELookupTable;2;FALSE))+VLOOKUP([Input.H325];SSLookupTable;2;FALSE))/DegreeLatMiles)))"/>
          <table:table-cell table:style-name="ce25" table:formula="of:=IF(ISBLANK([Input.I325]);&quot;&quot;;[Input.I325])"/>
          <table:table-cell table:number-columns-repeated="1020"/>
        </table:table-row>
        <table:table-row table:style-name="ro1">
          <table:table-cell table:style-name="ce25" table:formula="of:=IF(ISBLANK([Input.A326]);&quot;&quot;;(((([Input.A326]&amp;&quot;-&quot;)&amp;[Input.B326])&amp;&quot;-&quot;)&amp;[Input.C326]))"/>
          <table:table-cell table:style-name="ce25" table:formula="of:=IF(ISBLANK([Input.F326]);&quot;&quot;;(PrincipalMeridianLong-((((([Input.F326]-1)*TownshipMilesEW)+VLOOKUP([Input.G326];SELookupTable;3;FALSE))+VLOOKUP([Input.H326];SSLookupTable;3;FALSE))/(69.04*COS((([C326]*PI())/180))))))"/>
          <table:table-cell table:style-name="ce25" table:formula="of:=IF(ISBLANK([Input.E326]);&quot;&quot;;(PrincipalMeridianLat+(((([Input.E326]*TownshipMilesNS)+VLOOKUP([Input.G326];SELookupTable;2;FALSE))+VLOOKUP([Input.H326];SSLookupTable;2;FALSE))/DegreeLatMiles)))"/>
          <table:table-cell table:style-name="ce25" table:formula="of:=IF(ISBLANK([Input.I326]);&quot;&quot;;[Input.I326])"/>
          <table:table-cell table:number-columns-repeated="1020"/>
        </table:table-row>
        <table:table-row table:style-name="ro1">
          <table:table-cell table:style-name="ce25" table:formula="of:=IF(ISBLANK([Input.A327]);&quot;&quot;;(((([Input.A327]&amp;&quot;-&quot;)&amp;[Input.B327])&amp;&quot;-&quot;)&amp;[Input.C327]))"/>
          <table:table-cell table:style-name="ce25" table:formula="of:=IF(ISBLANK([Input.F327]);&quot;&quot;;(PrincipalMeridianLong-((((([Input.F327]-1)*TownshipMilesEW)+VLOOKUP([Input.G327];SELookupTable;3;FALSE))+VLOOKUP([Input.H327];SSLookupTable;3;FALSE))/(69.04*COS((([C327]*PI())/180))))))"/>
          <table:table-cell table:style-name="ce25" table:formula="of:=IF(ISBLANK([Input.E327]);&quot;&quot;;(PrincipalMeridianLat+(((([Input.E327]*TownshipMilesNS)+VLOOKUP([Input.G327];SELookupTable;2;FALSE))+VLOOKUP([Input.H327];SSLookupTable;2;FALSE))/DegreeLatMiles)))"/>
          <table:table-cell table:style-name="ce25" table:formula="of:=IF(ISBLANK([Input.I327]);&quot;&quot;;[Input.I327])"/>
          <table:table-cell table:number-columns-repeated="1020"/>
        </table:table-row>
        <table:table-row table:style-name="ro1">
          <table:table-cell table:style-name="ce25" table:formula="of:=IF(ISBLANK([Input.A328]);&quot;&quot;;(((([Input.A328]&amp;&quot;-&quot;)&amp;[Input.B328])&amp;&quot;-&quot;)&amp;[Input.C328]))"/>
          <table:table-cell table:style-name="ce25" table:formula="of:=IF(ISBLANK([Input.F328]);&quot;&quot;;(PrincipalMeridianLong-((((([Input.F328]-1)*TownshipMilesEW)+VLOOKUP([Input.G328];SELookupTable;3;FALSE))+VLOOKUP([Input.H328];SSLookupTable;3;FALSE))/(69.04*COS((([C328]*PI())/180))))))"/>
          <table:table-cell table:style-name="ce25" table:formula="of:=IF(ISBLANK([Input.E328]);&quot;&quot;;(PrincipalMeridianLat+(((([Input.E328]*TownshipMilesNS)+VLOOKUP([Input.G328];SELookupTable;2;FALSE))+VLOOKUP([Input.H328];SSLookupTable;2;FALSE))/DegreeLatMiles)))"/>
          <table:table-cell table:style-name="ce25" table:formula="of:=IF(ISBLANK([Input.I328]);&quot;&quot;;[Input.I328])"/>
          <table:table-cell table:number-columns-repeated="1020"/>
        </table:table-row>
        <table:table-row table:style-name="ro1">
          <table:table-cell table:style-name="ce25" table:formula="of:=IF(ISBLANK([Input.A329]);&quot;&quot;;(((([Input.A329]&amp;&quot;-&quot;)&amp;[Input.B329])&amp;&quot;-&quot;)&amp;[Input.C329]))"/>
          <table:table-cell table:style-name="ce25" table:formula="of:=IF(ISBLANK([Input.F329]);&quot;&quot;;(PrincipalMeridianLong-((((([Input.F329]-1)*TownshipMilesEW)+VLOOKUP([Input.G329];SELookupTable;3;FALSE))+VLOOKUP([Input.H329];SSLookupTable;3;FALSE))/(69.04*COS((([C329]*PI())/180))))))"/>
          <table:table-cell table:style-name="ce25" table:formula="of:=IF(ISBLANK([Input.E329]);&quot;&quot;;(PrincipalMeridianLat+(((([Input.E329]*TownshipMilesNS)+VLOOKUP([Input.G329];SELookupTable;2;FALSE))+VLOOKUP([Input.H329];SSLookupTable;2;FALSE))/DegreeLatMiles)))"/>
          <table:table-cell table:style-name="ce25" table:formula="of:=IF(ISBLANK([Input.I329]);&quot;&quot;;[Input.I329])"/>
          <table:table-cell table:number-columns-repeated="1020"/>
        </table:table-row>
        <table:table-row table:style-name="ro1">
          <table:table-cell table:style-name="ce25" table:formula="of:=IF(ISBLANK([Input.A330]);&quot;&quot;;(((([Input.A330]&amp;&quot;-&quot;)&amp;[Input.B330])&amp;&quot;-&quot;)&amp;[Input.C330]))"/>
          <table:table-cell table:style-name="ce25" table:formula="of:=IF(ISBLANK([Input.F330]);&quot;&quot;;(PrincipalMeridianLong-((((([Input.F330]-1)*TownshipMilesEW)+VLOOKUP([Input.G330];SELookupTable;3;FALSE))+VLOOKUP([Input.H330];SSLookupTable;3;FALSE))/(69.04*COS((([C330]*PI())/180))))))"/>
          <table:table-cell table:style-name="ce25" table:formula="of:=IF(ISBLANK([Input.E330]);&quot;&quot;;(PrincipalMeridianLat+(((([Input.E330]*TownshipMilesNS)+VLOOKUP([Input.G330];SELookupTable;2;FALSE))+VLOOKUP([Input.H330];SSLookupTable;2;FALSE))/DegreeLatMiles)))"/>
          <table:table-cell table:style-name="ce25" table:formula="of:=IF(ISBLANK([Input.I330]);&quot;&quot;;[Input.I330])"/>
          <table:table-cell table:number-columns-repeated="1020"/>
        </table:table-row>
        <table:table-row table:style-name="ro1">
          <table:table-cell table:style-name="ce25" table:formula="of:=IF(ISBLANK([Input.A331]);&quot;&quot;;(((([Input.A331]&amp;&quot;-&quot;)&amp;[Input.B331])&amp;&quot;-&quot;)&amp;[Input.C331]))"/>
          <table:table-cell table:style-name="ce25" table:formula="of:=IF(ISBLANK([Input.F331]);&quot;&quot;;(PrincipalMeridianLong-((((([Input.F331]-1)*TownshipMilesEW)+VLOOKUP([Input.G331];SELookupTable;3;FALSE))+VLOOKUP([Input.H331];SSLookupTable;3;FALSE))/(69.04*COS((([C331]*PI())/180))))))"/>
          <table:table-cell table:style-name="ce25" table:formula="of:=IF(ISBLANK([Input.E331]);&quot;&quot;;(PrincipalMeridianLat+(((([Input.E331]*TownshipMilesNS)+VLOOKUP([Input.G331];SELookupTable;2;FALSE))+VLOOKUP([Input.H331];SSLookupTable;2;FALSE))/DegreeLatMiles)))"/>
          <table:table-cell table:style-name="ce25" table:formula="of:=IF(ISBLANK([Input.I331]);&quot;&quot;;[Input.I331])"/>
          <table:table-cell table:number-columns-repeated="1020"/>
        </table:table-row>
        <table:table-row table:style-name="ro1">
          <table:table-cell table:style-name="ce25" table:formula="of:=IF(ISBLANK([Input.A332]);&quot;&quot;;(((([Input.A332]&amp;&quot;-&quot;)&amp;[Input.B332])&amp;&quot;-&quot;)&amp;[Input.C332]))"/>
          <table:table-cell table:style-name="ce25" table:formula="of:=IF(ISBLANK([Input.F332]);&quot;&quot;;(PrincipalMeridianLong-((((([Input.F332]-1)*TownshipMilesEW)+VLOOKUP([Input.G332];SELookupTable;3;FALSE))+VLOOKUP([Input.H332];SSLookupTable;3;FALSE))/(69.04*COS((([C332]*PI())/180))))))"/>
          <table:table-cell table:style-name="ce25" table:formula="of:=IF(ISBLANK([Input.E332]);&quot;&quot;;(PrincipalMeridianLat+(((([Input.E332]*TownshipMilesNS)+VLOOKUP([Input.G332];SELookupTable;2;FALSE))+VLOOKUP([Input.H332];SSLookupTable;2;FALSE))/DegreeLatMiles)))"/>
          <table:table-cell table:style-name="ce25" table:formula="of:=IF(ISBLANK([Input.I332]);&quot;&quot;;[Input.I332])"/>
          <table:table-cell table:number-columns-repeated="1020"/>
        </table:table-row>
        <table:table-row table:style-name="ro1">
          <table:table-cell table:style-name="ce25" table:formula="of:=IF(ISBLANK([Input.A333]);&quot;&quot;;(((([Input.A333]&amp;&quot;-&quot;)&amp;[Input.B333])&amp;&quot;-&quot;)&amp;[Input.C333]))"/>
          <table:table-cell table:style-name="ce25" table:formula="of:=IF(ISBLANK([Input.F333]);&quot;&quot;;(PrincipalMeridianLong-((((([Input.F333]-1)*TownshipMilesEW)+VLOOKUP([Input.G333];SELookupTable;3;FALSE))+VLOOKUP([Input.H333];SSLookupTable;3;FALSE))/(69.04*COS((([C333]*PI())/180))))))"/>
          <table:table-cell table:style-name="ce25" table:formula="of:=IF(ISBLANK([Input.E333]);&quot;&quot;;(PrincipalMeridianLat+(((([Input.E333]*TownshipMilesNS)+VLOOKUP([Input.G333];SELookupTable;2;FALSE))+VLOOKUP([Input.H333];SSLookupTable;2;FALSE))/DegreeLatMiles)))"/>
          <table:table-cell table:style-name="ce25" table:formula="of:=IF(ISBLANK([Input.I333]);&quot;&quot;;[Input.I333])"/>
          <table:table-cell table:number-columns-repeated="1020"/>
        </table:table-row>
        <table:table-row table:style-name="ro1">
          <table:table-cell table:style-name="ce25" table:formula="of:=IF(ISBLANK([Input.A334]);&quot;&quot;;(((([Input.A334]&amp;&quot;-&quot;)&amp;[Input.B334])&amp;&quot;-&quot;)&amp;[Input.C334]))"/>
          <table:table-cell table:style-name="ce25" table:formula="of:=IF(ISBLANK([Input.F334]);&quot;&quot;;(PrincipalMeridianLong-((((([Input.F334]-1)*TownshipMilesEW)+VLOOKUP([Input.G334];SELookupTable;3;FALSE))+VLOOKUP([Input.H334];SSLookupTable;3;FALSE))/(69.04*COS((([C334]*PI())/180))))))"/>
          <table:table-cell table:style-name="ce25" table:formula="of:=IF(ISBLANK([Input.E334]);&quot;&quot;;(PrincipalMeridianLat+(((([Input.E334]*TownshipMilesNS)+VLOOKUP([Input.G334];SELookupTable;2;FALSE))+VLOOKUP([Input.H334];SSLookupTable;2;FALSE))/DegreeLatMiles)))"/>
          <table:table-cell table:style-name="ce25" table:formula="of:=IF(ISBLANK([Input.I334]);&quot;&quot;;[Input.I334])"/>
          <table:table-cell table:number-columns-repeated="1020"/>
        </table:table-row>
        <table:table-row table:style-name="ro1">
          <table:table-cell table:style-name="ce25" table:formula="of:=IF(ISBLANK([Input.A335]);&quot;&quot;;(((([Input.A335]&amp;&quot;-&quot;)&amp;[Input.B335])&amp;&quot;-&quot;)&amp;[Input.C335]))"/>
          <table:table-cell table:style-name="ce25" table:formula="of:=IF(ISBLANK([Input.F335]);&quot;&quot;;(PrincipalMeridianLong-((((([Input.F335]-1)*TownshipMilesEW)+VLOOKUP([Input.G335];SELookupTable;3;FALSE))+VLOOKUP([Input.H335];SSLookupTable;3;FALSE))/(69.04*COS((([C335]*PI())/180))))))"/>
          <table:table-cell table:style-name="ce25" table:formula="of:=IF(ISBLANK([Input.E335]);&quot;&quot;;(PrincipalMeridianLat+(((([Input.E335]*TownshipMilesNS)+VLOOKUP([Input.G335];SELookupTable;2;FALSE))+VLOOKUP([Input.H335];SSLookupTable;2;FALSE))/DegreeLatMiles)))"/>
          <table:table-cell table:style-name="ce25" table:formula="of:=IF(ISBLANK([Input.I335]);&quot;&quot;;[Input.I335])"/>
          <table:table-cell table:number-columns-repeated="1020"/>
        </table:table-row>
        <table:table-row table:style-name="ro1">
          <table:table-cell table:style-name="ce25" table:formula="of:=IF(ISBLANK([Input.A336]);&quot;&quot;;(((([Input.A336]&amp;&quot;-&quot;)&amp;[Input.B336])&amp;&quot;-&quot;)&amp;[Input.C336]))"/>
          <table:table-cell table:style-name="ce25" table:formula="of:=IF(ISBLANK([Input.F336]);&quot;&quot;;(PrincipalMeridianLong-((((([Input.F336]-1)*TownshipMilesEW)+VLOOKUP([Input.G336];SELookupTable;3;FALSE))+VLOOKUP([Input.H336];SSLookupTable;3;FALSE))/(69.04*COS((([C336]*PI())/180))))))"/>
          <table:table-cell table:style-name="ce25" table:formula="of:=IF(ISBLANK([Input.E336]);&quot;&quot;;(PrincipalMeridianLat+(((([Input.E336]*TownshipMilesNS)+VLOOKUP([Input.G336];SELookupTable;2;FALSE))+VLOOKUP([Input.H336];SSLookupTable;2;FALSE))/DegreeLatMiles)))"/>
          <table:table-cell table:style-name="ce25" table:formula="of:=IF(ISBLANK([Input.I336]);&quot;&quot;;[Input.I336])"/>
          <table:table-cell table:number-columns-repeated="1020"/>
        </table:table-row>
        <table:table-row table:style-name="ro1">
          <table:table-cell table:style-name="ce25" table:formula="of:=IF(ISBLANK([Input.A337]);&quot;&quot;;(((([Input.A337]&amp;&quot;-&quot;)&amp;[Input.B337])&amp;&quot;-&quot;)&amp;[Input.C337]))"/>
          <table:table-cell table:style-name="ce25" table:formula="of:=IF(ISBLANK([Input.F337]);&quot;&quot;;(PrincipalMeridianLong-((((([Input.F337]-1)*TownshipMilesEW)+VLOOKUP([Input.G337];SELookupTable;3;FALSE))+VLOOKUP([Input.H337];SSLookupTable;3;FALSE))/(69.04*COS((([C337]*PI())/180))))))"/>
          <table:table-cell table:style-name="ce25" table:formula="of:=IF(ISBLANK([Input.E337]);&quot;&quot;;(PrincipalMeridianLat+(((([Input.E337]*TownshipMilesNS)+VLOOKUP([Input.G337];SELookupTable;2;FALSE))+VLOOKUP([Input.H337];SSLookupTable;2;FALSE))/DegreeLatMiles)))"/>
          <table:table-cell table:style-name="ce25" table:formula="of:=IF(ISBLANK([Input.I337]);&quot;&quot;;[Input.I337])"/>
          <table:table-cell table:number-columns-repeated="1020"/>
        </table:table-row>
        <table:table-row table:style-name="ro1">
          <table:table-cell table:style-name="ce25" table:formula="of:=IF(ISBLANK([Input.A338]);&quot;&quot;;(((([Input.A338]&amp;&quot;-&quot;)&amp;[Input.B338])&amp;&quot;-&quot;)&amp;[Input.C338]))"/>
          <table:table-cell table:style-name="ce25" table:formula="of:=IF(ISBLANK([Input.F338]);&quot;&quot;;(PrincipalMeridianLong-((((([Input.F338]-1)*TownshipMilesEW)+VLOOKUP([Input.G338];SELookupTable;3;FALSE))+VLOOKUP([Input.H338];SSLookupTable;3;FALSE))/(69.04*COS((([C338]*PI())/180))))))"/>
          <table:table-cell table:style-name="ce25" table:formula="of:=IF(ISBLANK([Input.E338]);&quot;&quot;;(PrincipalMeridianLat+(((([Input.E338]*TownshipMilesNS)+VLOOKUP([Input.G338];SELookupTable;2;FALSE))+VLOOKUP([Input.H338];SSLookupTable;2;FALSE))/DegreeLatMiles)))"/>
          <table:table-cell table:style-name="ce25" table:formula="of:=IF(ISBLANK([Input.I338]);&quot;&quot;;[Input.I338])"/>
          <table:table-cell table:number-columns-repeated="1020"/>
        </table:table-row>
        <table:table-row table:style-name="ro1">
          <table:table-cell table:style-name="ce25" table:formula="of:=IF(ISBLANK([Input.A339]);&quot;&quot;;(((([Input.A339]&amp;&quot;-&quot;)&amp;[Input.B339])&amp;&quot;-&quot;)&amp;[Input.C339]))"/>
          <table:table-cell table:style-name="ce25" table:formula="of:=IF(ISBLANK([Input.F339]);&quot;&quot;;(PrincipalMeridianLong-((((([Input.F339]-1)*TownshipMilesEW)+VLOOKUP([Input.G339];SELookupTable;3;FALSE))+VLOOKUP([Input.H339];SSLookupTable;3;FALSE))/(69.04*COS((([C339]*PI())/180))))))"/>
          <table:table-cell table:style-name="ce25" table:formula="of:=IF(ISBLANK([Input.E339]);&quot;&quot;;(PrincipalMeridianLat+(((([Input.E339]*TownshipMilesNS)+VLOOKUP([Input.G339];SELookupTable;2;FALSE))+VLOOKUP([Input.H339];SSLookupTable;2;FALSE))/DegreeLatMiles)))"/>
          <table:table-cell table:style-name="ce25" table:formula="of:=IF(ISBLANK([Input.I339]);&quot;&quot;;[Input.I339])"/>
          <table:table-cell table:number-columns-repeated="1020"/>
        </table:table-row>
        <table:table-row table:style-name="ro1">
          <table:table-cell table:style-name="ce25" table:formula="of:=IF(ISBLANK([Input.A340]);&quot;&quot;;(((([Input.A340]&amp;&quot;-&quot;)&amp;[Input.B340])&amp;&quot;-&quot;)&amp;[Input.C340]))"/>
          <table:table-cell table:style-name="ce25" table:formula="of:=IF(ISBLANK([Input.F340]);&quot;&quot;;(PrincipalMeridianLong-((((([Input.F340]-1)*TownshipMilesEW)+VLOOKUP([Input.G340];SELookupTable;3;FALSE))+VLOOKUP([Input.H340];SSLookupTable;3;FALSE))/(69.04*COS((([C340]*PI())/180))))))"/>
          <table:table-cell table:style-name="ce25" table:formula="of:=IF(ISBLANK([Input.E340]);&quot;&quot;;(PrincipalMeridianLat+(((([Input.E340]*TownshipMilesNS)+VLOOKUP([Input.G340];SELookupTable;2;FALSE))+VLOOKUP([Input.H340];SSLookupTable;2;FALSE))/DegreeLatMiles)))"/>
          <table:table-cell table:style-name="ce25" table:formula="of:=IF(ISBLANK([Input.I340]);&quot;&quot;;[Input.I340])"/>
          <table:table-cell table:number-columns-repeated="1020"/>
        </table:table-row>
        <table:table-row table:style-name="ro1">
          <table:table-cell table:style-name="ce25" table:formula="of:=IF(ISBLANK([Input.A341]);&quot;&quot;;(((([Input.A341]&amp;&quot;-&quot;)&amp;[Input.B341])&amp;&quot;-&quot;)&amp;[Input.C341]))"/>
          <table:table-cell table:style-name="ce25" table:formula="of:=IF(ISBLANK([Input.F341]);&quot;&quot;;(PrincipalMeridianLong-((((([Input.F341]-1)*TownshipMilesEW)+VLOOKUP([Input.G341];SELookupTable;3;FALSE))+VLOOKUP([Input.H341];SSLookupTable;3;FALSE))/(69.04*COS((([C341]*PI())/180))))))"/>
          <table:table-cell table:style-name="ce25" table:formula="of:=IF(ISBLANK([Input.E341]);&quot;&quot;;(PrincipalMeridianLat+(((([Input.E341]*TownshipMilesNS)+VLOOKUP([Input.G341];SELookupTable;2;FALSE))+VLOOKUP([Input.H341];SSLookupTable;2;FALSE))/DegreeLatMiles)))"/>
          <table:table-cell table:style-name="ce25" table:formula="of:=IF(ISBLANK([Input.I341]);&quot;&quot;;[Input.I341])"/>
          <table:table-cell table:number-columns-repeated="1020"/>
        </table:table-row>
        <table:table-row table:style-name="ro1">
          <table:table-cell table:style-name="ce25" table:formula="of:=IF(ISBLANK([Input.A342]);&quot;&quot;;(((([Input.A342]&amp;&quot;-&quot;)&amp;[Input.B342])&amp;&quot;-&quot;)&amp;[Input.C342]))"/>
          <table:table-cell table:style-name="ce25" table:formula="of:=IF(ISBLANK([Input.F342]);&quot;&quot;;(PrincipalMeridianLong-((((([Input.F342]-1)*TownshipMilesEW)+VLOOKUP([Input.G342];SELookupTable;3;FALSE))+VLOOKUP([Input.H342];SSLookupTable;3;FALSE))/(69.04*COS((([C342]*PI())/180))))))"/>
          <table:table-cell table:style-name="ce25" table:formula="of:=IF(ISBLANK([Input.E342]);&quot;&quot;;(PrincipalMeridianLat+(((([Input.E342]*TownshipMilesNS)+VLOOKUP([Input.G342];SELookupTable;2;FALSE))+VLOOKUP([Input.H342];SSLookupTable;2;FALSE))/DegreeLatMiles)))"/>
          <table:table-cell table:style-name="ce25" table:formula="of:=IF(ISBLANK([Input.I342]);&quot;&quot;;[Input.I342])"/>
          <table:table-cell table:number-columns-repeated="1020"/>
        </table:table-row>
        <table:table-row table:style-name="ro1">
          <table:table-cell table:style-name="ce25" table:formula="of:=IF(ISBLANK([Input.A343]);&quot;&quot;;(((([Input.A343]&amp;&quot;-&quot;)&amp;[Input.B343])&amp;&quot;-&quot;)&amp;[Input.C343]))"/>
          <table:table-cell table:style-name="ce25" table:formula="of:=IF(ISBLANK([Input.F343]);&quot;&quot;;(PrincipalMeridianLong-((((([Input.F343]-1)*TownshipMilesEW)+VLOOKUP([Input.G343];SELookupTable;3;FALSE))+VLOOKUP([Input.H343];SSLookupTable;3;FALSE))/(69.04*COS((([C343]*PI())/180))))))"/>
          <table:table-cell table:style-name="ce25" table:formula="of:=IF(ISBLANK([Input.E343]);&quot;&quot;;(PrincipalMeridianLat+(((([Input.E343]*TownshipMilesNS)+VLOOKUP([Input.G343];SELookupTable;2;FALSE))+VLOOKUP([Input.H343];SSLookupTable;2;FALSE))/DegreeLatMiles)))"/>
          <table:table-cell table:style-name="ce25" table:formula="of:=IF(ISBLANK([Input.I343]);&quot;&quot;;[Input.I343])"/>
          <table:table-cell table:number-columns-repeated="1020"/>
        </table:table-row>
        <table:table-row table:style-name="ro1">
          <table:table-cell table:style-name="ce25" table:formula="of:=IF(ISBLANK([Input.A344]);&quot;&quot;;(((([Input.A344]&amp;&quot;-&quot;)&amp;[Input.B344])&amp;&quot;-&quot;)&amp;[Input.C344]))"/>
          <table:table-cell table:style-name="ce25" table:formula="of:=IF(ISBLANK([Input.F344]);&quot;&quot;;(PrincipalMeridianLong-((((([Input.F344]-1)*TownshipMilesEW)+VLOOKUP([Input.G344];SELookupTable;3;FALSE))+VLOOKUP([Input.H344];SSLookupTable;3;FALSE))/(69.04*COS((([C344]*PI())/180))))))"/>
          <table:table-cell table:style-name="ce25" table:formula="of:=IF(ISBLANK([Input.E344]);&quot;&quot;;(PrincipalMeridianLat+(((([Input.E344]*TownshipMilesNS)+VLOOKUP([Input.G344];SELookupTable;2;FALSE))+VLOOKUP([Input.H344];SSLookupTable;2;FALSE))/DegreeLatMiles)))"/>
          <table:table-cell table:style-name="ce25" table:formula="of:=IF(ISBLANK([Input.I344]);&quot;&quot;;[Input.I344])"/>
          <table:table-cell table:number-columns-repeated="1020"/>
        </table:table-row>
        <table:table-row table:style-name="ro1">
          <table:table-cell table:style-name="ce25" table:formula="of:=IF(ISBLANK([Input.A345]);&quot;&quot;;(((([Input.A345]&amp;&quot;-&quot;)&amp;[Input.B345])&amp;&quot;-&quot;)&amp;[Input.C345]))"/>
          <table:table-cell table:style-name="ce25" table:formula="of:=IF(ISBLANK([Input.F345]);&quot;&quot;;(PrincipalMeridianLong-((((([Input.F345]-1)*TownshipMilesEW)+VLOOKUP([Input.G345];SELookupTable;3;FALSE))+VLOOKUP([Input.H345];SSLookupTable;3;FALSE))/(69.04*COS((([C345]*PI())/180))))))"/>
          <table:table-cell table:style-name="ce25" table:formula="of:=IF(ISBLANK([Input.E345]);&quot;&quot;;(PrincipalMeridianLat+(((([Input.E345]*TownshipMilesNS)+VLOOKUP([Input.G345];SELookupTable;2;FALSE))+VLOOKUP([Input.H345];SSLookupTable;2;FALSE))/DegreeLatMiles)))"/>
          <table:table-cell table:style-name="ce25" table:formula="of:=IF(ISBLANK([Input.I345]);&quot;&quot;;[Input.I345])"/>
          <table:table-cell table:number-columns-repeated="1020"/>
        </table:table-row>
        <table:table-row table:style-name="ro1">
          <table:table-cell table:style-name="ce25" table:formula="of:=IF(ISBLANK([Input.A346]);&quot;&quot;;(((([Input.A346]&amp;&quot;-&quot;)&amp;[Input.B346])&amp;&quot;-&quot;)&amp;[Input.C346]))"/>
          <table:table-cell table:style-name="ce25" table:formula="of:=IF(ISBLANK([Input.F346]);&quot;&quot;;(PrincipalMeridianLong-((((([Input.F346]-1)*TownshipMilesEW)+VLOOKUP([Input.G346];SELookupTable;3;FALSE))+VLOOKUP([Input.H346];SSLookupTable;3;FALSE))/(69.04*COS((([C346]*PI())/180))))))"/>
          <table:table-cell table:style-name="ce25" table:formula="of:=IF(ISBLANK([Input.E346]);&quot;&quot;;(PrincipalMeridianLat+(((([Input.E346]*TownshipMilesNS)+VLOOKUP([Input.G346];SELookupTable;2;FALSE))+VLOOKUP([Input.H346];SSLookupTable;2;FALSE))/DegreeLatMiles)))"/>
          <table:table-cell table:style-name="ce25" table:formula="of:=IF(ISBLANK([Input.I346]);&quot;&quot;;[Input.I346])"/>
          <table:table-cell table:number-columns-repeated="1020"/>
        </table:table-row>
        <table:table-row table:style-name="ro1">
          <table:table-cell table:style-name="ce25" table:formula="of:=IF(ISBLANK([Input.A347]);&quot;&quot;;(((([Input.A347]&amp;&quot;-&quot;)&amp;[Input.B347])&amp;&quot;-&quot;)&amp;[Input.C347]))"/>
          <table:table-cell table:style-name="ce25" table:formula="of:=IF(ISBLANK([Input.F347]);&quot;&quot;;(PrincipalMeridianLong-((((([Input.F347]-1)*TownshipMilesEW)+VLOOKUP([Input.G347];SELookupTable;3;FALSE))+VLOOKUP([Input.H347];SSLookupTable;3;FALSE))/(69.04*COS((([C347]*PI())/180))))))"/>
          <table:table-cell table:style-name="ce25" table:formula="of:=IF(ISBLANK([Input.E347]);&quot;&quot;;(PrincipalMeridianLat+(((([Input.E347]*TownshipMilesNS)+VLOOKUP([Input.G347];SELookupTable;2;FALSE))+VLOOKUP([Input.H347];SSLookupTable;2;FALSE))/DegreeLatMiles)))"/>
          <table:table-cell table:style-name="ce25" table:formula="of:=IF(ISBLANK([Input.I347]);&quot;&quot;;[Input.I347])"/>
          <table:table-cell table:number-columns-repeated="1020"/>
        </table:table-row>
        <table:table-row table:style-name="ro1">
          <table:table-cell table:style-name="ce25" table:formula="of:=IF(ISBLANK([Input.A348]);&quot;&quot;;(((([Input.A348]&amp;&quot;-&quot;)&amp;[Input.B348])&amp;&quot;-&quot;)&amp;[Input.C348]))"/>
          <table:table-cell table:style-name="ce25" table:formula="of:=IF(ISBLANK([Input.F348]);&quot;&quot;;(PrincipalMeridianLong-((((([Input.F348]-1)*TownshipMilesEW)+VLOOKUP([Input.G348];SELookupTable;3;FALSE))+VLOOKUP([Input.H348];SSLookupTable;3;FALSE))/(69.04*COS((([C348]*PI())/180))))))"/>
          <table:table-cell table:style-name="ce25" table:formula="of:=IF(ISBLANK([Input.E348]);&quot;&quot;;(PrincipalMeridianLat+(((([Input.E348]*TownshipMilesNS)+VLOOKUP([Input.G348];SELookupTable;2;FALSE))+VLOOKUP([Input.H348];SSLookupTable;2;FALSE))/DegreeLatMiles)))"/>
          <table:table-cell table:style-name="ce25" table:formula="of:=IF(ISBLANK([Input.I348]);&quot;&quot;;[Input.I348])"/>
          <table:table-cell table:number-columns-repeated="1020"/>
        </table:table-row>
        <table:table-row table:style-name="ro1">
          <table:table-cell table:style-name="ce25" table:formula="of:=IF(ISBLANK([Input.A349]);&quot;&quot;;(((([Input.A349]&amp;&quot;-&quot;)&amp;[Input.B349])&amp;&quot;-&quot;)&amp;[Input.C349]))"/>
          <table:table-cell table:style-name="ce25" table:formula="of:=IF(ISBLANK([Input.F349]);&quot;&quot;;(PrincipalMeridianLong-((((([Input.F349]-1)*TownshipMilesEW)+VLOOKUP([Input.G349];SELookupTable;3;FALSE))+VLOOKUP([Input.H349];SSLookupTable;3;FALSE))/(69.04*COS((([C349]*PI())/180))))))"/>
          <table:table-cell table:style-name="ce25" table:formula="of:=IF(ISBLANK([Input.E349]);&quot;&quot;;(PrincipalMeridianLat+(((([Input.E349]*TownshipMilesNS)+VLOOKUP([Input.G349];SELookupTable;2;FALSE))+VLOOKUP([Input.H349];SSLookupTable;2;FALSE))/DegreeLatMiles)))"/>
          <table:table-cell table:style-name="ce25" table:formula="of:=IF(ISBLANK([Input.I349]);&quot;&quot;;[Input.I349])"/>
          <table:table-cell table:number-columns-repeated="1020"/>
        </table:table-row>
        <table:table-row table:style-name="ro1">
          <table:table-cell table:style-name="ce25" table:formula="of:=IF(ISBLANK([Input.A350]);&quot;&quot;;(((([Input.A350]&amp;&quot;-&quot;)&amp;[Input.B350])&amp;&quot;-&quot;)&amp;[Input.C350]))"/>
          <table:table-cell table:style-name="ce25" table:formula="of:=IF(ISBLANK([Input.F350]);&quot;&quot;;(PrincipalMeridianLong-((((([Input.F350]-1)*TownshipMilesEW)+VLOOKUP([Input.G350];SELookupTable;3;FALSE))+VLOOKUP([Input.H350];SSLookupTable;3;FALSE))/(69.04*COS((([C350]*PI())/180))))))"/>
          <table:table-cell table:style-name="ce25" table:formula="of:=IF(ISBLANK([Input.E350]);&quot;&quot;;(PrincipalMeridianLat+(((([Input.E350]*TownshipMilesNS)+VLOOKUP([Input.G350];SELookupTable;2;FALSE))+VLOOKUP([Input.H350];SSLookupTable;2;FALSE))/DegreeLatMiles)))"/>
          <table:table-cell table:style-name="ce25" table:formula="of:=IF(ISBLANK([Input.I350]);&quot;&quot;;[Input.I350])"/>
          <table:table-cell table:number-columns-repeated="1020"/>
        </table:table-row>
        <table:table-row table:style-name="ro1">
          <table:table-cell table:style-name="ce25" table:formula="of:=IF(ISBLANK([Input.A351]);&quot;&quot;;(((([Input.A351]&amp;&quot;-&quot;)&amp;[Input.B351])&amp;&quot;-&quot;)&amp;[Input.C351]))"/>
          <table:table-cell table:style-name="ce25" table:formula="of:=IF(ISBLANK([Input.F351]);&quot;&quot;;(PrincipalMeridianLong-((((([Input.F351]-1)*TownshipMilesEW)+VLOOKUP([Input.G351];SELookupTable;3;FALSE))+VLOOKUP([Input.H351];SSLookupTable;3;FALSE))/(69.04*COS((([C351]*PI())/180))))))"/>
          <table:table-cell table:style-name="ce25" table:formula="of:=IF(ISBLANK([Input.E351]);&quot;&quot;;(PrincipalMeridianLat+(((([Input.E351]*TownshipMilesNS)+VLOOKUP([Input.G351];SELookupTable;2;FALSE))+VLOOKUP([Input.H351];SSLookupTable;2;FALSE))/DegreeLatMiles)))"/>
          <table:table-cell table:style-name="ce25" table:formula="of:=IF(ISBLANK([Input.I351]);&quot;&quot;;[Input.I351])"/>
          <table:table-cell table:number-columns-repeated="1020"/>
        </table:table-row>
        <table:table-row table:style-name="ro1">
          <table:table-cell table:style-name="ce25" table:formula="of:=IF(ISBLANK([Input.A352]);&quot;&quot;;(((([Input.A352]&amp;&quot;-&quot;)&amp;[Input.B352])&amp;&quot;-&quot;)&amp;[Input.C352]))"/>
          <table:table-cell table:style-name="ce25" table:formula="of:=IF(ISBLANK([Input.F352]);&quot;&quot;;(PrincipalMeridianLong-((((([Input.F352]-1)*TownshipMilesEW)+VLOOKUP([Input.G352];SELookupTable;3;FALSE))+VLOOKUP([Input.H352];SSLookupTable;3;FALSE))/(69.04*COS((([C352]*PI())/180))))))"/>
          <table:table-cell table:style-name="ce25" table:formula="of:=IF(ISBLANK([Input.E352]);&quot;&quot;;(PrincipalMeridianLat+(((([Input.E352]*TownshipMilesNS)+VLOOKUP([Input.G352];SELookupTable;2;FALSE))+VLOOKUP([Input.H352];SSLookupTable;2;FALSE))/DegreeLatMiles)))"/>
          <table:table-cell table:style-name="ce25" table:formula="of:=IF(ISBLANK([Input.I352]);&quot;&quot;;[Input.I352])"/>
          <table:table-cell table:number-columns-repeated="1020"/>
        </table:table-row>
        <table:table-row table:style-name="ro1">
          <table:table-cell table:style-name="ce25" table:formula="of:=IF(ISBLANK([Input.A353]);&quot;&quot;;(((([Input.A353]&amp;&quot;-&quot;)&amp;[Input.B353])&amp;&quot;-&quot;)&amp;[Input.C353]))"/>
          <table:table-cell table:style-name="ce25" table:formula="of:=IF(ISBLANK([Input.F353]);&quot;&quot;;(PrincipalMeridianLong-((((([Input.F353]-1)*TownshipMilesEW)+VLOOKUP([Input.G353];SELookupTable;3;FALSE))+VLOOKUP([Input.H353];SSLookupTable;3;FALSE))/(69.04*COS((([C353]*PI())/180))))))"/>
          <table:table-cell table:style-name="ce25" table:formula="of:=IF(ISBLANK([Input.E353]);&quot;&quot;;(PrincipalMeridianLat+(((([Input.E353]*TownshipMilesNS)+VLOOKUP([Input.G353];SELookupTable;2;FALSE))+VLOOKUP([Input.H353];SSLookupTable;2;FALSE))/DegreeLatMiles)))"/>
          <table:table-cell table:style-name="ce25" table:formula="of:=IF(ISBLANK([Input.I353]);&quot;&quot;;[Input.I353])"/>
          <table:table-cell table:number-columns-repeated="1020"/>
        </table:table-row>
        <table:table-row table:style-name="ro1">
          <table:table-cell table:style-name="ce25" table:formula="of:=IF(ISBLANK([Input.A354]);&quot;&quot;;(((([Input.A354]&amp;&quot;-&quot;)&amp;[Input.B354])&amp;&quot;-&quot;)&amp;[Input.C354]))"/>
          <table:table-cell table:style-name="ce25" table:formula="of:=IF(ISBLANK([Input.F354]);&quot;&quot;;(PrincipalMeridianLong-((((([Input.F354]-1)*TownshipMilesEW)+VLOOKUP([Input.G354];SELookupTable;3;FALSE))+VLOOKUP([Input.H354];SSLookupTable;3;FALSE))/(69.04*COS((([C354]*PI())/180))))))"/>
          <table:table-cell table:style-name="ce25" table:formula="of:=IF(ISBLANK([Input.E354]);&quot;&quot;;(PrincipalMeridianLat+(((([Input.E354]*TownshipMilesNS)+VLOOKUP([Input.G354];SELookupTable;2;FALSE))+VLOOKUP([Input.H354];SSLookupTable;2;FALSE))/DegreeLatMiles)))"/>
          <table:table-cell table:style-name="ce25" table:formula="of:=IF(ISBLANK([Input.I354]);&quot;&quot;;[Input.I354])"/>
          <table:table-cell table:number-columns-repeated="1020"/>
        </table:table-row>
        <table:table-row table:style-name="ro1">
          <table:table-cell table:style-name="ce25" table:formula="of:=IF(ISBLANK([Input.A355]);&quot;&quot;;(((([Input.A355]&amp;&quot;-&quot;)&amp;[Input.B355])&amp;&quot;-&quot;)&amp;[Input.C355]))"/>
          <table:table-cell table:style-name="ce25" table:formula="of:=IF(ISBLANK([Input.F355]);&quot;&quot;;(PrincipalMeridianLong-((((([Input.F355]-1)*TownshipMilesEW)+VLOOKUP([Input.G355];SELookupTable;3;FALSE))+VLOOKUP([Input.H355];SSLookupTable;3;FALSE))/(69.04*COS((([C355]*PI())/180))))))"/>
          <table:table-cell table:style-name="ce25" table:formula="of:=IF(ISBLANK([Input.E355]);&quot;&quot;;(PrincipalMeridianLat+(((([Input.E355]*TownshipMilesNS)+VLOOKUP([Input.G355];SELookupTable;2;FALSE))+VLOOKUP([Input.H355];SSLookupTable;2;FALSE))/DegreeLatMiles)))"/>
          <table:table-cell table:style-name="ce25" table:formula="of:=IF(ISBLANK([Input.I355]);&quot;&quot;;[Input.I355])"/>
          <table:table-cell table:number-columns-repeated="1020"/>
        </table:table-row>
        <table:table-row table:style-name="ro1">
          <table:table-cell table:style-name="ce25" table:formula="of:=IF(ISBLANK([Input.A356]);&quot;&quot;;(((([Input.A356]&amp;&quot;-&quot;)&amp;[Input.B356])&amp;&quot;-&quot;)&amp;[Input.C356]))"/>
          <table:table-cell table:style-name="ce25" table:formula="of:=IF(ISBLANK([Input.F356]);&quot;&quot;;(PrincipalMeridianLong-((((([Input.F356]-1)*TownshipMilesEW)+VLOOKUP([Input.G356];SELookupTable;3;FALSE))+VLOOKUP([Input.H356];SSLookupTable;3;FALSE))/(69.04*COS((([C356]*PI())/180))))))"/>
          <table:table-cell table:style-name="ce25" table:formula="of:=IF(ISBLANK([Input.E356]);&quot;&quot;;(PrincipalMeridianLat+(((([Input.E356]*TownshipMilesNS)+VLOOKUP([Input.G356];SELookupTable;2;FALSE))+VLOOKUP([Input.H356];SSLookupTable;2;FALSE))/DegreeLatMiles)))"/>
          <table:table-cell table:style-name="ce25" table:formula="of:=IF(ISBLANK([Input.I356]);&quot;&quot;;[Input.I356])"/>
          <table:table-cell table:number-columns-repeated="1020"/>
        </table:table-row>
        <table:table-row table:style-name="ro1">
          <table:table-cell table:style-name="ce25" table:formula="of:=IF(ISBLANK([Input.A357]);&quot;&quot;;(((([Input.A357]&amp;&quot;-&quot;)&amp;[Input.B357])&amp;&quot;-&quot;)&amp;[Input.C357]))"/>
          <table:table-cell table:style-name="ce25" table:formula="of:=IF(ISBLANK([Input.F357]);&quot;&quot;;(PrincipalMeridianLong-((((([Input.F357]-1)*TownshipMilesEW)+VLOOKUP([Input.G357];SELookupTable;3;FALSE))+VLOOKUP([Input.H357];SSLookupTable;3;FALSE))/(69.04*COS((([C357]*PI())/180))))))"/>
          <table:table-cell table:style-name="ce25" table:formula="of:=IF(ISBLANK([Input.E357]);&quot;&quot;;(PrincipalMeridianLat+(((([Input.E357]*TownshipMilesNS)+VLOOKUP([Input.G357];SELookupTable;2;FALSE))+VLOOKUP([Input.H357];SSLookupTable;2;FALSE))/DegreeLatMiles)))"/>
          <table:table-cell table:style-name="ce25" table:formula="of:=IF(ISBLANK([Input.I357]);&quot;&quot;;[Input.I357])"/>
          <table:table-cell table:number-columns-repeated="1020"/>
        </table:table-row>
        <table:table-row table:style-name="ro1">
          <table:table-cell table:style-name="ce25" table:formula="of:=IF(ISBLANK([Input.A358]);&quot;&quot;;(((([Input.A358]&amp;&quot;-&quot;)&amp;[Input.B358])&amp;&quot;-&quot;)&amp;[Input.C358]))"/>
          <table:table-cell table:style-name="ce25" table:formula="of:=IF(ISBLANK([Input.F358]);&quot;&quot;;(PrincipalMeridianLong-((((([Input.F358]-1)*TownshipMilesEW)+VLOOKUP([Input.G358];SELookupTable;3;FALSE))+VLOOKUP([Input.H358];SSLookupTable;3;FALSE))/(69.04*COS((([C358]*PI())/180))))))"/>
          <table:table-cell table:style-name="ce25" table:formula="of:=IF(ISBLANK([Input.E358]);&quot;&quot;;(PrincipalMeridianLat+(((([Input.E358]*TownshipMilesNS)+VLOOKUP([Input.G358];SELookupTable;2;FALSE))+VLOOKUP([Input.H358];SSLookupTable;2;FALSE))/DegreeLatMiles)))"/>
          <table:table-cell table:style-name="ce25" table:formula="of:=IF(ISBLANK([Input.I358]);&quot;&quot;;[Input.I358])"/>
          <table:table-cell table:number-columns-repeated="1020"/>
        </table:table-row>
        <table:table-row table:style-name="ro1">
          <table:table-cell table:style-name="ce25" table:formula="of:=IF(ISBLANK([Input.A359]);&quot;&quot;;(((([Input.A359]&amp;&quot;-&quot;)&amp;[Input.B359])&amp;&quot;-&quot;)&amp;[Input.C359]))"/>
          <table:table-cell table:style-name="ce25" table:formula="of:=IF(ISBLANK([Input.F359]);&quot;&quot;;(PrincipalMeridianLong-((((([Input.F359]-1)*TownshipMilesEW)+VLOOKUP([Input.G359];SELookupTable;3;FALSE))+VLOOKUP([Input.H359];SSLookupTable;3;FALSE))/(69.04*COS((([C359]*PI())/180))))))"/>
          <table:table-cell table:style-name="ce25" table:formula="of:=IF(ISBLANK([Input.E359]);&quot;&quot;;(PrincipalMeridianLat+(((([Input.E359]*TownshipMilesNS)+VLOOKUP([Input.G359];SELookupTable;2;FALSE))+VLOOKUP([Input.H359];SSLookupTable;2;FALSE))/DegreeLatMiles)))"/>
          <table:table-cell table:style-name="ce25" table:formula="of:=IF(ISBLANK([Input.I359]);&quot;&quot;;[Input.I359])"/>
          <table:table-cell table:number-columns-repeated="1020"/>
        </table:table-row>
        <table:table-row table:style-name="ro1">
          <table:table-cell table:style-name="ce25" table:formula="of:=IF(ISBLANK([Input.A360]);&quot;&quot;;(((([Input.A360]&amp;&quot;-&quot;)&amp;[Input.B360])&amp;&quot;-&quot;)&amp;[Input.C360]))"/>
          <table:table-cell table:style-name="ce25" table:formula="of:=IF(ISBLANK([Input.F360]);&quot;&quot;;(PrincipalMeridianLong-((((([Input.F360]-1)*TownshipMilesEW)+VLOOKUP([Input.G360];SELookupTable;3;FALSE))+VLOOKUP([Input.H360];SSLookupTable;3;FALSE))/(69.04*COS((([C360]*PI())/180))))))"/>
          <table:table-cell table:style-name="ce25" table:formula="of:=IF(ISBLANK([Input.E360]);&quot;&quot;;(PrincipalMeridianLat+(((([Input.E360]*TownshipMilesNS)+VLOOKUP([Input.G360];SELookupTable;2;FALSE))+VLOOKUP([Input.H360];SSLookupTable;2;FALSE))/DegreeLatMiles)))"/>
          <table:table-cell table:style-name="ce25" table:formula="of:=IF(ISBLANK([Input.I360]);&quot;&quot;;[Input.I360])"/>
          <table:table-cell table:number-columns-repeated="1020"/>
        </table:table-row>
        <table:table-row table:style-name="ro1">
          <table:table-cell table:style-name="ce25" table:formula="of:=IF(ISBLANK([Input.A361]);&quot;&quot;;(((([Input.A361]&amp;&quot;-&quot;)&amp;[Input.B361])&amp;&quot;-&quot;)&amp;[Input.C361]))"/>
          <table:table-cell table:style-name="ce25" table:formula="of:=IF(ISBLANK([Input.F361]);&quot;&quot;;(PrincipalMeridianLong-((((([Input.F361]-1)*TownshipMilesEW)+VLOOKUP([Input.G361];SELookupTable;3;FALSE))+VLOOKUP([Input.H361];SSLookupTable;3;FALSE))/(69.04*COS((([C361]*PI())/180))))))"/>
          <table:table-cell table:style-name="ce25" table:formula="of:=IF(ISBLANK([Input.E361]);&quot;&quot;;(PrincipalMeridianLat+(((([Input.E361]*TownshipMilesNS)+VLOOKUP([Input.G361];SELookupTable;2;FALSE))+VLOOKUP([Input.H361];SSLookupTable;2;FALSE))/DegreeLatMiles)))"/>
          <table:table-cell table:style-name="ce25" table:formula="of:=IF(ISBLANK([Input.I361]);&quot;&quot;;[Input.I361])"/>
          <table:table-cell table:number-columns-repeated="1020"/>
        </table:table-row>
        <table:table-row table:style-name="ro1">
          <table:table-cell table:style-name="ce25" table:formula="of:=IF(ISBLANK([Input.A362]);&quot;&quot;;(((([Input.A362]&amp;&quot;-&quot;)&amp;[Input.B362])&amp;&quot;-&quot;)&amp;[Input.C362]))"/>
          <table:table-cell table:style-name="ce25" table:formula="of:=IF(ISBLANK([Input.F362]);&quot;&quot;;(PrincipalMeridianLong-((((([Input.F362]-1)*TownshipMilesEW)+VLOOKUP([Input.G362];SELookupTable;3;FALSE))+VLOOKUP([Input.H362];SSLookupTable;3;FALSE))/(69.04*COS((([C362]*PI())/180))))))"/>
          <table:table-cell table:style-name="ce25" table:formula="of:=IF(ISBLANK([Input.E362]);&quot;&quot;;(PrincipalMeridianLat+(((([Input.E362]*TownshipMilesNS)+VLOOKUP([Input.G362];SELookupTable;2;FALSE))+VLOOKUP([Input.H362];SSLookupTable;2;FALSE))/DegreeLatMiles)))"/>
          <table:table-cell table:style-name="ce25" table:formula="of:=IF(ISBLANK([Input.I362]);&quot;&quot;;[Input.I362])"/>
          <table:table-cell table:number-columns-repeated="1020"/>
        </table:table-row>
        <table:table-row table:style-name="ro1">
          <table:table-cell table:style-name="ce25" table:formula="of:=IF(ISBLANK([Input.A363]);&quot;&quot;;(((([Input.A363]&amp;&quot;-&quot;)&amp;[Input.B363])&amp;&quot;-&quot;)&amp;[Input.C363]))"/>
          <table:table-cell table:style-name="ce25" table:formula="of:=IF(ISBLANK([Input.F363]);&quot;&quot;;(PrincipalMeridianLong-((((([Input.F363]-1)*TownshipMilesEW)+VLOOKUP([Input.G363];SELookupTable;3;FALSE))+VLOOKUP([Input.H363];SSLookupTable;3;FALSE))/(69.04*COS((([C363]*PI())/180))))))"/>
          <table:table-cell table:style-name="ce25" table:formula="of:=IF(ISBLANK([Input.E363]);&quot;&quot;;(PrincipalMeridianLat+(((([Input.E363]*TownshipMilesNS)+VLOOKUP([Input.G363];SELookupTable;2;FALSE))+VLOOKUP([Input.H363];SSLookupTable;2;FALSE))/DegreeLatMiles)))"/>
          <table:table-cell table:style-name="ce25" table:formula="of:=IF(ISBLANK([Input.I363]);&quot;&quot;;[Input.I363])"/>
          <table:table-cell table:number-columns-repeated="1020"/>
        </table:table-row>
        <table:table-row table:style-name="ro1">
          <table:table-cell table:style-name="ce25" table:formula="of:=IF(ISBLANK([Input.A364]);&quot;&quot;;(((([Input.A364]&amp;&quot;-&quot;)&amp;[Input.B364])&amp;&quot;-&quot;)&amp;[Input.C364]))"/>
          <table:table-cell table:style-name="ce25" table:formula="of:=IF(ISBLANK([Input.F364]);&quot;&quot;;(PrincipalMeridianLong-((((([Input.F364]-1)*TownshipMilesEW)+VLOOKUP([Input.G364];SELookupTable;3;FALSE))+VLOOKUP([Input.H364];SSLookupTable;3;FALSE))/(69.04*COS((([C364]*PI())/180))))))"/>
          <table:table-cell table:style-name="ce25" table:formula="of:=IF(ISBLANK([Input.E364]);&quot;&quot;;(PrincipalMeridianLat+(((([Input.E364]*TownshipMilesNS)+VLOOKUP([Input.G364];SELookupTable;2;FALSE))+VLOOKUP([Input.H364];SSLookupTable;2;FALSE))/DegreeLatMiles)))"/>
          <table:table-cell table:style-name="ce25" table:formula="of:=IF(ISBLANK([Input.I364]);&quot;&quot;;[Input.I364])"/>
          <table:table-cell table:number-columns-repeated="1020"/>
        </table:table-row>
        <table:table-row table:style-name="ro1">
          <table:table-cell table:style-name="ce25" table:formula="of:=IF(ISBLANK([Input.A365]);&quot;&quot;;(((([Input.A365]&amp;&quot;-&quot;)&amp;[Input.B365])&amp;&quot;-&quot;)&amp;[Input.C365]))"/>
          <table:table-cell table:style-name="ce25" table:formula="of:=IF(ISBLANK([Input.F365]);&quot;&quot;;(PrincipalMeridianLong-((((([Input.F365]-1)*TownshipMilesEW)+VLOOKUP([Input.G365];SELookupTable;3;FALSE))+VLOOKUP([Input.H365];SSLookupTable;3;FALSE))/(69.04*COS((([C365]*PI())/180))))))"/>
          <table:table-cell table:style-name="ce25" table:formula="of:=IF(ISBLANK([Input.E365]);&quot;&quot;;(PrincipalMeridianLat+(((([Input.E365]*TownshipMilesNS)+VLOOKUP([Input.G365];SELookupTable;2;FALSE))+VLOOKUP([Input.H365];SSLookupTable;2;FALSE))/DegreeLatMiles)))"/>
          <table:table-cell table:style-name="ce25" table:formula="of:=IF(ISBLANK([Input.I365]);&quot;&quot;;[Input.I365])"/>
          <table:table-cell table:number-columns-repeated="1020"/>
        </table:table-row>
        <table:table-row table:style-name="ro1">
          <table:table-cell table:style-name="ce25" table:formula="of:=IF(ISBLANK([Input.A366]);&quot;&quot;;(((([Input.A366]&amp;&quot;-&quot;)&amp;[Input.B366])&amp;&quot;-&quot;)&amp;[Input.C366]))"/>
          <table:table-cell table:style-name="ce25" table:formula="of:=IF(ISBLANK([Input.F366]);&quot;&quot;;(PrincipalMeridianLong-((((([Input.F366]-1)*TownshipMilesEW)+VLOOKUP([Input.G366];SELookupTable;3;FALSE))+VLOOKUP([Input.H366];SSLookupTable;3;FALSE))/(69.04*COS((([C366]*PI())/180))))))"/>
          <table:table-cell table:style-name="ce25" table:formula="of:=IF(ISBLANK([Input.E366]);&quot;&quot;;(PrincipalMeridianLat+(((([Input.E366]*TownshipMilesNS)+VLOOKUP([Input.G366];SELookupTable;2;FALSE))+VLOOKUP([Input.H366];SSLookupTable;2;FALSE))/DegreeLatMiles)))"/>
          <table:table-cell table:style-name="ce25" table:formula="of:=IF(ISBLANK([Input.I366]);&quot;&quot;;[Input.I366])"/>
          <table:table-cell table:number-columns-repeated="1020"/>
        </table:table-row>
        <table:table-row table:style-name="ro1">
          <table:table-cell table:style-name="ce25" table:formula="of:=IF(ISBLANK([Input.A367]);&quot;&quot;;(((([Input.A367]&amp;&quot;-&quot;)&amp;[Input.B367])&amp;&quot;-&quot;)&amp;[Input.C367]))"/>
          <table:table-cell table:style-name="ce25" table:formula="of:=IF(ISBLANK([Input.F367]);&quot;&quot;;(PrincipalMeridianLong-((((([Input.F367]-1)*TownshipMilesEW)+VLOOKUP([Input.G367];SELookupTable;3;FALSE))+VLOOKUP([Input.H367];SSLookupTable;3;FALSE))/(69.04*COS((([C367]*PI())/180))))))"/>
          <table:table-cell table:style-name="ce25" table:formula="of:=IF(ISBLANK([Input.E367]);&quot;&quot;;(PrincipalMeridianLat+(((([Input.E367]*TownshipMilesNS)+VLOOKUP([Input.G367];SELookupTable;2;FALSE))+VLOOKUP([Input.H367];SSLookupTable;2;FALSE))/DegreeLatMiles)))"/>
          <table:table-cell table:style-name="ce25" table:formula="of:=IF(ISBLANK([Input.I367]);&quot;&quot;;[Input.I367])"/>
          <table:table-cell table:number-columns-repeated="1020"/>
        </table:table-row>
        <table:table-row table:style-name="ro1">
          <table:table-cell table:style-name="ce25" table:formula="of:=IF(ISBLANK([Input.A368]);&quot;&quot;;(((([Input.A368]&amp;&quot;-&quot;)&amp;[Input.B368])&amp;&quot;-&quot;)&amp;[Input.C368]))"/>
          <table:table-cell table:style-name="ce25" table:formula="of:=IF(ISBLANK([Input.F368]);&quot;&quot;;(PrincipalMeridianLong-((((([Input.F368]-1)*TownshipMilesEW)+VLOOKUP([Input.G368];SELookupTable;3;FALSE))+VLOOKUP([Input.H368];SSLookupTable;3;FALSE))/(69.04*COS((([C368]*PI())/180))))))"/>
          <table:table-cell table:style-name="ce25" table:formula="of:=IF(ISBLANK([Input.E368]);&quot;&quot;;(PrincipalMeridianLat+(((([Input.E368]*TownshipMilesNS)+VLOOKUP([Input.G368];SELookupTable;2;FALSE))+VLOOKUP([Input.H368];SSLookupTable;2;FALSE))/DegreeLatMiles)))"/>
          <table:table-cell table:style-name="ce25" table:formula="of:=IF(ISBLANK([Input.I368]);&quot;&quot;;[Input.I368])"/>
          <table:table-cell table:number-columns-repeated="1020"/>
        </table:table-row>
        <table:table-row table:style-name="ro1">
          <table:table-cell table:style-name="ce25" table:formula="of:=IF(ISBLANK([Input.A369]);&quot;&quot;;(((([Input.A369]&amp;&quot;-&quot;)&amp;[Input.B369])&amp;&quot;-&quot;)&amp;[Input.C369]))"/>
          <table:table-cell table:style-name="ce25" table:formula="of:=IF(ISBLANK([Input.F369]);&quot;&quot;;(PrincipalMeridianLong-((((([Input.F369]-1)*TownshipMilesEW)+VLOOKUP([Input.G369];SELookupTable;3;FALSE))+VLOOKUP([Input.H369];SSLookupTable;3;FALSE))/(69.04*COS((([C369]*PI())/180))))))"/>
          <table:table-cell table:style-name="ce25" table:formula="of:=IF(ISBLANK([Input.E369]);&quot;&quot;;(PrincipalMeridianLat+(((([Input.E369]*TownshipMilesNS)+VLOOKUP([Input.G369];SELookupTable;2;FALSE))+VLOOKUP([Input.H369];SSLookupTable;2;FALSE))/DegreeLatMiles)))"/>
          <table:table-cell table:style-name="ce25" table:formula="of:=IF(ISBLANK([Input.I369]);&quot;&quot;;[Input.I369])"/>
          <table:table-cell table:number-columns-repeated="1020"/>
        </table:table-row>
        <table:table-row table:style-name="ro1">
          <table:table-cell table:style-name="ce25" table:formula="of:=IF(ISBLANK([Input.A370]);&quot;&quot;;(((([Input.A370]&amp;&quot;-&quot;)&amp;[Input.B370])&amp;&quot;-&quot;)&amp;[Input.C370]))"/>
          <table:table-cell table:style-name="ce25" table:formula="of:=IF(ISBLANK([Input.F370]);&quot;&quot;;(PrincipalMeridianLong-((((([Input.F370]-1)*TownshipMilesEW)+VLOOKUP([Input.G370];SELookupTable;3;FALSE))+VLOOKUP([Input.H370];SSLookupTable;3;FALSE))/(69.04*COS((([C370]*PI())/180))))))"/>
          <table:table-cell table:style-name="ce25" table:formula="of:=IF(ISBLANK([Input.E370]);&quot;&quot;;(PrincipalMeridianLat+(((([Input.E370]*TownshipMilesNS)+VLOOKUP([Input.G370];SELookupTable;2;FALSE))+VLOOKUP([Input.H370];SSLookupTable;2;FALSE))/DegreeLatMiles)))"/>
          <table:table-cell table:style-name="ce25" table:formula="of:=IF(ISBLANK([Input.I370]);&quot;&quot;;[Input.I370])"/>
          <table:table-cell table:number-columns-repeated="1020"/>
        </table:table-row>
        <table:table-row table:style-name="ro1">
          <table:table-cell table:style-name="ce25" table:formula="of:=IF(ISBLANK([Input.A371]);&quot;&quot;;(((([Input.A371]&amp;&quot;-&quot;)&amp;[Input.B371])&amp;&quot;-&quot;)&amp;[Input.C371]))"/>
          <table:table-cell table:style-name="ce25" table:formula="of:=IF(ISBLANK([Input.F371]);&quot;&quot;;(PrincipalMeridianLong-((((([Input.F371]-1)*TownshipMilesEW)+VLOOKUP([Input.G371];SELookupTable;3;FALSE))+VLOOKUP([Input.H371];SSLookupTable;3;FALSE))/(69.04*COS((([C371]*PI())/180))))))"/>
          <table:table-cell table:style-name="ce25" table:formula="of:=IF(ISBLANK([Input.E371]);&quot;&quot;;(PrincipalMeridianLat+(((([Input.E371]*TownshipMilesNS)+VLOOKUP([Input.G371];SELookupTable;2;FALSE))+VLOOKUP([Input.H371];SSLookupTable;2;FALSE))/DegreeLatMiles)))"/>
          <table:table-cell table:style-name="ce25" table:formula="of:=IF(ISBLANK([Input.I371]);&quot;&quot;;[Input.I371])"/>
          <table:table-cell table:number-columns-repeated="1020"/>
        </table:table-row>
        <table:table-row table:style-name="ro1">
          <table:table-cell table:style-name="ce25" table:formula="of:=IF(ISBLANK([Input.A372]);&quot;&quot;;(((([Input.A372]&amp;&quot;-&quot;)&amp;[Input.B372])&amp;&quot;-&quot;)&amp;[Input.C372]))"/>
          <table:table-cell table:style-name="ce25" table:formula="of:=IF(ISBLANK([Input.F372]);&quot;&quot;;(PrincipalMeridianLong-((((([Input.F372]-1)*TownshipMilesEW)+VLOOKUP([Input.G372];SELookupTable;3;FALSE))+VLOOKUP([Input.H372];SSLookupTable;3;FALSE))/(69.04*COS((([C372]*PI())/180))))))"/>
          <table:table-cell table:style-name="ce25" table:formula="of:=IF(ISBLANK([Input.E372]);&quot;&quot;;(PrincipalMeridianLat+(((([Input.E372]*TownshipMilesNS)+VLOOKUP([Input.G372];SELookupTable;2;FALSE))+VLOOKUP([Input.H372];SSLookupTable;2;FALSE))/DegreeLatMiles)))"/>
          <table:table-cell table:style-name="ce25" table:formula="of:=IF(ISBLANK([Input.I372]);&quot;&quot;;[Input.I372])"/>
          <table:table-cell table:number-columns-repeated="1020"/>
        </table:table-row>
        <table:table-row table:style-name="ro1">
          <table:table-cell table:style-name="ce25" table:formula="of:=IF(ISBLANK([Input.A373]);&quot;&quot;;(((([Input.A373]&amp;&quot;-&quot;)&amp;[Input.B373])&amp;&quot;-&quot;)&amp;[Input.C373]))"/>
          <table:table-cell table:style-name="ce25" table:formula="of:=IF(ISBLANK([Input.F373]);&quot;&quot;;(PrincipalMeridianLong-((((([Input.F373]-1)*TownshipMilesEW)+VLOOKUP([Input.G373];SELookupTable;3;FALSE))+VLOOKUP([Input.H373];SSLookupTable;3;FALSE))/(69.04*COS((([C373]*PI())/180))))))"/>
          <table:table-cell table:style-name="ce25" table:formula="of:=IF(ISBLANK([Input.E373]);&quot;&quot;;(PrincipalMeridianLat+(((([Input.E373]*TownshipMilesNS)+VLOOKUP([Input.G373];SELookupTable;2;FALSE))+VLOOKUP([Input.H373];SSLookupTable;2;FALSE))/DegreeLatMiles)))"/>
          <table:table-cell table:style-name="ce25" table:formula="of:=IF(ISBLANK([Input.I373]);&quot;&quot;;[Input.I373])"/>
          <table:table-cell table:number-columns-repeated="1020"/>
        </table:table-row>
        <table:table-row table:style-name="ro1">
          <table:table-cell table:style-name="ce25" table:formula="of:=IF(ISBLANK([Input.A374]);&quot;&quot;;(((([Input.A374]&amp;&quot;-&quot;)&amp;[Input.B374])&amp;&quot;-&quot;)&amp;[Input.C374]))"/>
          <table:table-cell table:style-name="ce25" table:formula="of:=IF(ISBLANK([Input.F374]);&quot;&quot;;(PrincipalMeridianLong-((((([Input.F374]-1)*TownshipMilesEW)+VLOOKUP([Input.G374];SELookupTable;3;FALSE))+VLOOKUP([Input.H374];SSLookupTable;3;FALSE))/(69.04*COS((([C374]*PI())/180))))))"/>
          <table:table-cell table:style-name="ce25" table:formula="of:=IF(ISBLANK([Input.E374]);&quot;&quot;;(PrincipalMeridianLat+(((([Input.E374]*TownshipMilesNS)+VLOOKUP([Input.G374];SELookupTable;2;FALSE))+VLOOKUP([Input.H374];SSLookupTable;2;FALSE))/DegreeLatMiles)))"/>
          <table:table-cell table:style-name="ce25" table:formula="of:=IF(ISBLANK([Input.I374]);&quot;&quot;;[Input.I374])"/>
          <table:table-cell table:number-columns-repeated="1020"/>
        </table:table-row>
        <table:table-row table:style-name="ro1">
          <table:table-cell table:style-name="ce25" table:formula="of:=IF(ISBLANK([Input.A375]);&quot;&quot;;(((([Input.A375]&amp;&quot;-&quot;)&amp;[Input.B375])&amp;&quot;-&quot;)&amp;[Input.C375]))"/>
          <table:table-cell table:style-name="ce25" table:formula="of:=IF(ISBLANK([Input.F375]);&quot;&quot;;(PrincipalMeridianLong-((((([Input.F375]-1)*TownshipMilesEW)+VLOOKUP([Input.G375];SELookupTable;3;FALSE))+VLOOKUP([Input.H375];SSLookupTable;3;FALSE))/(69.04*COS((([C375]*PI())/180))))))"/>
          <table:table-cell table:style-name="ce25" table:formula="of:=IF(ISBLANK([Input.E375]);&quot;&quot;;(PrincipalMeridianLat+(((([Input.E375]*TownshipMilesNS)+VLOOKUP([Input.G375];SELookupTable;2;FALSE))+VLOOKUP([Input.H375];SSLookupTable;2;FALSE))/DegreeLatMiles)))"/>
          <table:table-cell table:style-name="ce25" table:formula="of:=IF(ISBLANK([Input.I375]);&quot;&quot;;[Input.I375])"/>
          <table:table-cell table:number-columns-repeated="1020"/>
        </table:table-row>
        <table:table-row table:style-name="ro1">
          <table:table-cell table:style-name="ce25" table:formula="of:=IF(ISBLANK([Input.A376]);&quot;&quot;;(((([Input.A376]&amp;&quot;-&quot;)&amp;[Input.B376])&amp;&quot;-&quot;)&amp;[Input.C376]))"/>
          <table:table-cell table:style-name="ce25" table:formula="of:=IF(ISBLANK([Input.F376]);&quot;&quot;;(PrincipalMeridianLong-((((([Input.F376]-1)*TownshipMilesEW)+VLOOKUP([Input.G376];SELookupTable;3;FALSE))+VLOOKUP([Input.H376];SSLookupTable;3;FALSE))/(69.04*COS((([C376]*PI())/180))))))"/>
          <table:table-cell table:style-name="ce25" table:formula="of:=IF(ISBLANK([Input.E376]);&quot;&quot;;(PrincipalMeridianLat+(((([Input.E376]*TownshipMilesNS)+VLOOKUP([Input.G376];SELookupTable;2;FALSE))+VLOOKUP([Input.H376];SSLookupTable;2;FALSE))/DegreeLatMiles)))"/>
          <table:table-cell table:style-name="ce25" table:formula="of:=IF(ISBLANK([Input.I376]);&quot;&quot;;[Input.I376])"/>
          <table:table-cell table:number-columns-repeated="1020"/>
        </table:table-row>
        <table:table-row table:style-name="ro1">
          <table:table-cell table:style-name="ce25" table:formula="of:=IF(ISBLANK([Input.A377]);&quot;&quot;;(((([Input.A377]&amp;&quot;-&quot;)&amp;[Input.B377])&amp;&quot;-&quot;)&amp;[Input.C377]))"/>
          <table:table-cell table:style-name="ce25" table:formula="of:=IF(ISBLANK([Input.F377]);&quot;&quot;;(PrincipalMeridianLong-((((([Input.F377]-1)*TownshipMilesEW)+VLOOKUP([Input.G377];SELookupTable;3;FALSE))+VLOOKUP([Input.H377];SSLookupTable;3;FALSE))/(69.04*COS((([C377]*PI())/180))))))"/>
          <table:table-cell table:style-name="ce25" table:formula="of:=IF(ISBLANK([Input.E377]);&quot;&quot;;(PrincipalMeridianLat+(((([Input.E377]*TownshipMilesNS)+VLOOKUP([Input.G377];SELookupTable;2;FALSE))+VLOOKUP([Input.H377];SSLookupTable;2;FALSE))/DegreeLatMiles)))"/>
          <table:table-cell table:style-name="ce25" table:formula="of:=IF(ISBLANK([Input.I377]);&quot;&quot;;[Input.I377])"/>
          <table:table-cell table:number-columns-repeated="1020"/>
        </table:table-row>
        <table:table-row table:style-name="ro1">
          <table:table-cell table:style-name="ce25" table:formula="of:=IF(ISBLANK([Input.A378]);&quot;&quot;;(((([Input.A378]&amp;&quot;-&quot;)&amp;[Input.B378])&amp;&quot;-&quot;)&amp;[Input.C378]))"/>
          <table:table-cell table:style-name="ce25" table:formula="of:=IF(ISBLANK([Input.F378]);&quot;&quot;;(PrincipalMeridianLong-((((([Input.F378]-1)*TownshipMilesEW)+VLOOKUP([Input.G378];SELookupTable;3;FALSE))+VLOOKUP([Input.H378];SSLookupTable;3;FALSE))/(69.04*COS((([C378]*PI())/180))))))"/>
          <table:table-cell table:style-name="ce25" table:formula="of:=IF(ISBLANK([Input.E378]);&quot;&quot;;(PrincipalMeridianLat+(((([Input.E378]*TownshipMilesNS)+VLOOKUP([Input.G378];SELookupTable;2;FALSE))+VLOOKUP([Input.H378];SSLookupTable;2;FALSE))/DegreeLatMiles)))"/>
          <table:table-cell table:style-name="ce25" table:formula="of:=IF(ISBLANK([Input.I378]);&quot;&quot;;[Input.I378])"/>
          <table:table-cell table:number-columns-repeated="1020"/>
        </table:table-row>
        <table:table-row table:style-name="ro1">
          <table:table-cell table:style-name="ce25" table:formula="of:=IF(ISBLANK([Input.A379]);&quot;&quot;;(((([Input.A379]&amp;&quot;-&quot;)&amp;[Input.B379])&amp;&quot;-&quot;)&amp;[Input.C379]))"/>
          <table:table-cell table:style-name="ce25" table:formula="of:=IF(ISBLANK([Input.F379]);&quot;&quot;;(PrincipalMeridianLong-((((([Input.F379]-1)*TownshipMilesEW)+VLOOKUP([Input.G379];SELookupTable;3;FALSE))+VLOOKUP([Input.H379];SSLookupTable;3;FALSE))/(69.04*COS((([C379]*PI())/180))))))"/>
          <table:table-cell table:style-name="ce25" table:formula="of:=IF(ISBLANK([Input.E379]);&quot;&quot;;(PrincipalMeridianLat+(((([Input.E379]*TownshipMilesNS)+VLOOKUP([Input.G379];SELookupTable;2;FALSE))+VLOOKUP([Input.H379];SSLookupTable;2;FALSE))/DegreeLatMiles)))"/>
          <table:table-cell table:style-name="ce25" table:formula="of:=IF(ISBLANK([Input.I379]);&quot;&quot;;[Input.I379])"/>
          <table:table-cell table:number-columns-repeated="1020"/>
        </table:table-row>
        <table:table-row table:style-name="ro1">
          <table:table-cell table:style-name="ce25" table:formula="of:=IF(ISBLANK([Input.A380]);&quot;&quot;;(((([Input.A380]&amp;&quot;-&quot;)&amp;[Input.B380])&amp;&quot;-&quot;)&amp;[Input.C380]))"/>
          <table:table-cell table:style-name="ce25" table:formula="of:=IF(ISBLANK([Input.F380]);&quot;&quot;;(PrincipalMeridianLong-((((([Input.F380]-1)*TownshipMilesEW)+VLOOKUP([Input.G380];SELookupTable;3;FALSE))+VLOOKUP([Input.H380];SSLookupTable;3;FALSE))/(69.04*COS((([C380]*PI())/180))))))"/>
          <table:table-cell table:style-name="ce25" table:formula="of:=IF(ISBLANK([Input.E380]);&quot;&quot;;(PrincipalMeridianLat+(((([Input.E380]*TownshipMilesNS)+VLOOKUP([Input.G380];SELookupTable;2;FALSE))+VLOOKUP([Input.H380];SSLookupTable;2;FALSE))/DegreeLatMiles)))"/>
          <table:table-cell table:style-name="ce25" table:formula="of:=IF(ISBLANK([Input.I380]);&quot;&quot;;[Input.I380])"/>
          <table:table-cell table:number-columns-repeated="1020"/>
        </table:table-row>
        <table:table-row table:style-name="ro1">
          <table:table-cell table:style-name="ce25" table:formula="of:=IF(ISBLANK([Input.A381]);&quot;&quot;;(((([Input.A381]&amp;&quot;-&quot;)&amp;[Input.B381])&amp;&quot;-&quot;)&amp;[Input.C381]))"/>
          <table:table-cell table:style-name="ce25" table:formula="of:=IF(ISBLANK([Input.F381]);&quot;&quot;;(PrincipalMeridianLong-((((([Input.F381]-1)*TownshipMilesEW)+VLOOKUP([Input.G381];SELookupTable;3;FALSE))+VLOOKUP([Input.H381];SSLookupTable;3;FALSE))/(69.04*COS((([C381]*PI())/180))))))"/>
          <table:table-cell table:style-name="ce25" table:formula="of:=IF(ISBLANK([Input.E381]);&quot;&quot;;(PrincipalMeridianLat+(((([Input.E381]*TownshipMilesNS)+VLOOKUP([Input.G381];SELookupTable;2;FALSE))+VLOOKUP([Input.H381];SSLookupTable;2;FALSE))/DegreeLatMiles)))"/>
          <table:table-cell table:style-name="ce25" table:formula="of:=IF(ISBLANK([Input.I381]);&quot;&quot;;[Input.I381])"/>
          <table:table-cell table:number-columns-repeated="1020"/>
        </table:table-row>
        <table:table-row table:style-name="ro1">
          <table:table-cell table:style-name="ce25" table:formula="of:=IF(ISBLANK([Input.A382]);&quot;&quot;;(((([Input.A382]&amp;&quot;-&quot;)&amp;[Input.B382])&amp;&quot;-&quot;)&amp;[Input.C382]))"/>
          <table:table-cell table:style-name="ce25" table:formula="of:=IF(ISBLANK([Input.F382]);&quot;&quot;;(PrincipalMeridianLong-((((([Input.F382]-1)*TownshipMilesEW)+VLOOKUP([Input.G382];SELookupTable;3;FALSE))+VLOOKUP([Input.H382];SSLookupTable;3;FALSE))/(69.04*COS((([C382]*PI())/180))))))"/>
          <table:table-cell table:style-name="ce25" table:formula="of:=IF(ISBLANK([Input.E382]);&quot;&quot;;(PrincipalMeridianLat+(((([Input.E382]*TownshipMilesNS)+VLOOKUP([Input.G382];SELookupTable;2;FALSE))+VLOOKUP([Input.H382];SSLookupTable;2;FALSE))/DegreeLatMiles)))"/>
          <table:table-cell table:style-name="ce25" table:formula="of:=IF(ISBLANK([Input.I382]);&quot;&quot;;[Input.I382])"/>
          <table:table-cell table:number-columns-repeated="1020"/>
        </table:table-row>
        <table:table-row table:style-name="ro1">
          <table:table-cell table:style-name="ce25" table:formula="of:=IF(ISBLANK([Input.A383]);&quot;&quot;;(((([Input.A383]&amp;&quot;-&quot;)&amp;[Input.B383])&amp;&quot;-&quot;)&amp;[Input.C383]))"/>
          <table:table-cell table:style-name="ce25" table:formula="of:=IF(ISBLANK([Input.F383]);&quot;&quot;;(PrincipalMeridianLong-((((([Input.F383]-1)*TownshipMilesEW)+VLOOKUP([Input.G383];SELookupTable;3;FALSE))+VLOOKUP([Input.H383];SSLookupTable;3;FALSE))/(69.04*COS((([C383]*PI())/180))))))"/>
          <table:table-cell table:style-name="ce25" table:formula="of:=IF(ISBLANK([Input.E383]);&quot;&quot;;(PrincipalMeridianLat+(((([Input.E383]*TownshipMilesNS)+VLOOKUP([Input.G383];SELookupTable;2;FALSE))+VLOOKUP([Input.H383];SSLookupTable;2;FALSE))/DegreeLatMiles)))"/>
          <table:table-cell table:style-name="ce25" table:formula="of:=IF(ISBLANK([Input.I383]);&quot;&quot;;[Input.I383])"/>
          <table:table-cell table:number-columns-repeated="1020"/>
        </table:table-row>
        <table:table-row table:style-name="ro1">
          <table:table-cell table:style-name="ce25" table:formula="of:=IF(ISBLANK([Input.A384]);&quot;&quot;;(((([Input.A384]&amp;&quot;-&quot;)&amp;[Input.B384])&amp;&quot;-&quot;)&amp;[Input.C384]))"/>
          <table:table-cell table:style-name="ce25" table:formula="of:=IF(ISBLANK([Input.F384]);&quot;&quot;;(PrincipalMeridianLong-((((([Input.F384]-1)*TownshipMilesEW)+VLOOKUP([Input.G384];SELookupTable;3;FALSE))+VLOOKUP([Input.H384];SSLookupTable;3;FALSE))/(69.04*COS((([C384]*PI())/180))))))"/>
          <table:table-cell table:style-name="ce25" table:formula="of:=IF(ISBLANK([Input.E384]);&quot;&quot;;(PrincipalMeridianLat+(((([Input.E384]*TownshipMilesNS)+VLOOKUP([Input.G384];SELookupTable;2;FALSE))+VLOOKUP([Input.H384];SSLookupTable;2;FALSE))/DegreeLatMiles)))"/>
          <table:table-cell table:style-name="ce25" table:formula="of:=IF(ISBLANK([Input.I384]);&quot;&quot;;[Input.I384])"/>
          <table:table-cell table:number-columns-repeated="1020"/>
        </table:table-row>
        <table:table-row table:style-name="ro1">
          <table:table-cell table:style-name="ce25" table:formula="of:=IF(ISBLANK([Input.A385]);&quot;&quot;;(((([Input.A385]&amp;&quot;-&quot;)&amp;[Input.B385])&amp;&quot;-&quot;)&amp;[Input.C385]))"/>
          <table:table-cell table:style-name="ce25" table:formula="of:=IF(ISBLANK([Input.F385]);&quot;&quot;;(PrincipalMeridianLong-((((([Input.F385]-1)*TownshipMilesEW)+VLOOKUP([Input.G385];SELookupTable;3;FALSE))+VLOOKUP([Input.H385];SSLookupTable;3;FALSE))/(69.04*COS((([C385]*PI())/180))))))"/>
          <table:table-cell table:style-name="ce25" table:formula="of:=IF(ISBLANK([Input.E385]);&quot;&quot;;(PrincipalMeridianLat+(((([Input.E385]*TownshipMilesNS)+VLOOKUP([Input.G385];SELookupTable;2;FALSE))+VLOOKUP([Input.H385];SSLookupTable;2;FALSE))/DegreeLatMiles)))"/>
          <table:table-cell table:style-name="ce25" table:formula="of:=IF(ISBLANK([Input.I385]);&quot;&quot;;[Input.I385])"/>
          <table:table-cell table:number-columns-repeated="1020"/>
        </table:table-row>
        <table:table-row table:style-name="ro1">
          <table:table-cell table:style-name="ce25" table:formula="of:=IF(ISBLANK([Input.A386]);&quot;&quot;;(((([Input.A386]&amp;&quot;-&quot;)&amp;[Input.B386])&amp;&quot;-&quot;)&amp;[Input.C386]))"/>
          <table:table-cell table:style-name="ce25" table:formula="of:=IF(ISBLANK([Input.F386]);&quot;&quot;;(PrincipalMeridianLong-((((([Input.F386]-1)*TownshipMilesEW)+VLOOKUP([Input.G386];SELookupTable;3;FALSE))+VLOOKUP([Input.H386];SSLookupTable;3;FALSE))/(69.04*COS((([C386]*PI())/180))))))"/>
          <table:table-cell table:style-name="ce25" table:formula="of:=IF(ISBLANK([Input.E386]);&quot;&quot;;(PrincipalMeridianLat+(((([Input.E386]*TownshipMilesNS)+VLOOKUP([Input.G386];SELookupTable;2;FALSE))+VLOOKUP([Input.H386];SSLookupTable;2;FALSE))/DegreeLatMiles)))"/>
          <table:table-cell table:style-name="ce25" table:formula="of:=IF(ISBLANK([Input.I386]);&quot;&quot;;[Input.I386])"/>
          <table:table-cell table:number-columns-repeated="1020"/>
        </table:table-row>
        <table:table-row table:style-name="ro1">
          <table:table-cell table:style-name="ce25" table:formula="of:=IF(ISBLANK([Input.A387]);&quot;&quot;;(((([Input.A387]&amp;&quot;-&quot;)&amp;[Input.B387])&amp;&quot;-&quot;)&amp;[Input.C387]))"/>
          <table:table-cell table:style-name="ce25" table:formula="of:=IF(ISBLANK([Input.F387]);&quot;&quot;;(PrincipalMeridianLong-((((([Input.F387]-1)*TownshipMilesEW)+VLOOKUP([Input.G387];SELookupTable;3;FALSE))+VLOOKUP([Input.H387];SSLookupTable;3;FALSE))/(69.04*COS((([C387]*PI())/180))))))"/>
          <table:table-cell table:style-name="ce25" table:formula="of:=IF(ISBLANK([Input.E387]);&quot;&quot;;(PrincipalMeridianLat+(((([Input.E387]*TownshipMilesNS)+VLOOKUP([Input.G387];SELookupTable;2;FALSE))+VLOOKUP([Input.H387];SSLookupTable;2;FALSE))/DegreeLatMiles)))"/>
          <table:table-cell table:style-name="ce25" table:formula="of:=IF(ISBLANK([Input.I387]);&quot;&quot;;[Input.I387])"/>
          <table:table-cell table:number-columns-repeated="1020"/>
        </table:table-row>
        <table:table-row table:style-name="ro1">
          <table:table-cell table:style-name="ce25" table:formula="of:=IF(ISBLANK([Input.A388]);&quot;&quot;;(((([Input.A388]&amp;&quot;-&quot;)&amp;[Input.B388])&amp;&quot;-&quot;)&amp;[Input.C388]))"/>
          <table:table-cell table:style-name="ce25" table:formula="of:=IF(ISBLANK([Input.F388]);&quot;&quot;;(PrincipalMeridianLong-((((([Input.F388]-1)*TownshipMilesEW)+VLOOKUP([Input.G388];SELookupTable;3;FALSE))+VLOOKUP([Input.H388];SSLookupTable;3;FALSE))/(69.04*COS((([C388]*PI())/180))))))"/>
          <table:table-cell table:style-name="ce25" table:formula="of:=IF(ISBLANK([Input.E388]);&quot;&quot;;(PrincipalMeridianLat+(((([Input.E388]*TownshipMilesNS)+VLOOKUP([Input.G388];SELookupTable;2;FALSE))+VLOOKUP([Input.H388];SSLookupTable;2;FALSE))/DegreeLatMiles)))"/>
          <table:table-cell table:style-name="ce25" table:formula="of:=IF(ISBLANK([Input.I388]);&quot;&quot;;[Input.I388])"/>
          <table:table-cell table:number-columns-repeated="1020"/>
        </table:table-row>
        <table:table-row table:style-name="ro1">
          <table:table-cell table:style-name="ce25" table:formula="of:=IF(ISBLANK([Input.A389]);&quot;&quot;;(((([Input.A389]&amp;&quot;-&quot;)&amp;[Input.B389])&amp;&quot;-&quot;)&amp;[Input.C389]))"/>
          <table:table-cell table:style-name="ce25" table:formula="of:=IF(ISBLANK([Input.F389]);&quot;&quot;;(PrincipalMeridianLong-((((([Input.F389]-1)*TownshipMilesEW)+VLOOKUP([Input.G389];SELookupTable;3;FALSE))+VLOOKUP([Input.H389];SSLookupTable;3;FALSE))/(69.04*COS((([C389]*PI())/180))))))"/>
          <table:table-cell table:style-name="ce25" table:formula="of:=IF(ISBLANK([Input.E389]);&quot;&quot;;(PrincipalMeridianLat+(((([Input.E389]*TownshipMilesNS)+VLOOKUP([Input.G389];SELookupTable;2;FALSE))+VLOOKUP([Input.H389];SSLookupTable;2;FALSE))/DegreeLatMiles)))"/>
          <table:table-cell table:style-name="ce25" table:formula="of:=IF(ISBLANK([Input.I389]);&quot;&quot;;[Input.I389])"/>
          <table:table-cell table:number-columns-repeated="1020"/>
        </table:table-row>
        <table:table-row table:style-name="ro1">
          <table:table-cell table:style-name="ce25" table:formula="of:=IF(ISBLANK([Input.A390]);&quot;&quot;;(((([Input.A390]&amp;&quot;-&quot;)&amp;[Input.B390])&amp;&quot;-&quot;)&amp;[Input.C390]))"/>
          <table:table-cell table:style-name="ce25" table:formula="of:=IF(ISBLANK([Input.F390]);&quot;&quot;;(PrincipalMeridianLong-((((([Input.F390]-1)*TownshipMilesEW)+VLOOKUP([Input.G390];SELookupTable;3;FALSE))+VLOOKUP([Input.H390];SSLookupTable;3;FALSE))/(69.04*COS((([C390]*PI())/180))))))"/>
          <table:table-cell table:style-name="ce25" table:formula="of:=IF(ISBLANK([Input.E390]);&quot;&quot;;(PrincipalMeridianLat+(((([Input.E390]*TownshipMilesNS)+VLOOKUP([Input.G390];SELookupTable;2;FALSE))+VLOOKUP([Input.H390];SSLookupTable;2;FALSE))/DegreeLatMiles)))"/>
          <table:table-cell table:style-name="ce25" table:formula="of:=IF(ISBLANK([Input.I390]);&quot;&quot;;[Input.I390])"/>
          <table:table-cell table:number-columns-repeated="1020"/>
        </table:table-row>
        <table:table-row table:style-name="ro1">
          <table:table-cell table:style-name="ce25" table:formula="of:=IF(ISBLANK([Input.A391]);&quot;&quot;;(((([Input.A391]&amp;&quot;-&quot;)&amp;[Input.B391])&amp;&quot;-&quot;)&amp;[Input.C391]))"/>
          <table:table-cell table:style-name="ce25" table:formula="of:=IF(ISBLANK([Input.F391]);&quot;&quot;;(PrincipalMeridianLong-((((([Input.F391]-1)*TownshipMilesEW)+VLOOKUP([Input.G391];SELookupTable;3;FALSE))+VLOOKUP([Input.H391];SSLookupTable;3;FALSE))/(69.04*COS((([C391]*PI())/180))))))"/>
          <table:table-cell table:style-name="ce25" table:formula="of:=IF(ISBLANK([Input.E391]);&quot;&quot;;(PrincipalMeridianLat+(((([Input.E391]*TownshipMilesNS)+VLOOKUP([Input.G391];SELookupTable;2;FALSE))+VLOOKUP([Input.H391];SSLookupTable;2;FALSE))/DegreeLatMiles)))"/>
          <table:table-cell table:style-name="ce25" table:formula="of:=IF(ISBLANK([Input.I391]);&quot;&quot;;[Input.I391])"/>
          <table:table-cell table:number-columns-repeated="1020"/>
        </table:table-row>
        <table:table-row table:style-name="ro1">
          <table:table-cell table:style-name="ce25" table:formula="of:=IF(ISBLANK([Input.A392]);&quot;&quot;;(((([Input.A392]&amp;&quot;-&quot;)&amp;[Input.B392])&amp;&quot;-&quot;)&amp;[Input.C392]))"/>
          <table:table-cell table:style-name="ce25" table:formula="of:=IF(ISBLANK([Input.F392]);&quot;&quot;;(PrincipalMeridianLong-((((([Input.F392]-1)*TownshipMilesEW)+VLOOKUP([Input.G392];SELookupTable;3;FALSE))+VLOOKUP([Input.H392];SSLookupTable;3;FALSE))/(69.04*COS((([C392]*PI())/180))))))"/>
          <table:table-cell table:style-name="ce25" table:formula="of:=IF(ISBLANK([Input.E392]);&quot;&quot;;(PrincipalMeridianLat+(((([Input.E392]*TownshipMilesNS)+VLOOKUP([Input.G392];SELookupTable;2;FALSE))+VLOOKUP([Input.H392];SSLookupTable;2;FALSE))/DegreeLatMiles)))"/>
          <table:table-cell table:style-name="ce25" table:formula="of:=IF(ISBLANK([Input.I392]);&quot;&quot;;[Input.I392])"/>
          <table:table-cell table:number-columns-repeated="1020"/>
        </table:table-row>
        <table:table-row table:style-name="ro1">
          <table:table-cell table:style-name="ce25" table:formula="of:=IF(ISBLANK([Input.A393]);&quot;&quot;;(((([Input.A393]&amp;&quot;-&quot;)&amp;[Input.B393])&amp;&quot;-&quot;)&amp;[Input.C393]))"/>
          <table:table-cell table:style-name="ce25" table:formula="of:=IF(ISBLANK([Input.F393]);&quot;&quot;;(PrincipalMeridianLong-((((([Input.F393]-1)*TownshipMilesEW)+VLOOKUP([Input.G393];SELookupTable;3;FALSE))+VLOOKUP([Input.H393];SSLookupTable;3;FALSE))/(69.04*COS((([C393]*PI())/180))))))"/>
          <table:table-cell table:style-name="ce25" table:formula="of:=IF(ISBLANK([Input.E393]);&quot;&quot;;(PrincipalMeridianLat+(((([Input.E393]*TownshipMilesNS)+VLOOKUP([Input.G393];SELookupTable;2;FALSE))+VLOOKUP([Input.H393];SSLookupTable;2;FALSE))/DegreeLatMiles)))"/>
          <table:table-cell table:style-name="ce25" table:formula="of:=IF(ISBLANK([Input.I393]);&quot;&quot;;[Input.I393])"/>
          <table:table-cell table:number-columns-repeated="1020"/>
        </table:table-row>
        <table:table-row table:style-name="ro1">
          <table:table-cell table:style-name="ce25" table:formula="of:=IF(ISBLANK([Input.A394]);&quot;&quot;;(((([Input.A394]&amp;&quot;-&quot;)&amp;[Input.B394])&amp;&quot;-&quot;)&amp;[Input.C394]))"/>
          <table:table-cell table:style-name="ce25" table:formula="of:=IF(ISBLANK([Input.F394]);&quot;&quot;;(PrincipalMeridianLong-((((([Input.F394]-1)*TownshipMilesEW)+VLOOKUP([Input.G394];SELookupTable;3;FALSE))+VLOOKUP([Input.H394];SSLookupTable;3;FALSE))/(69.04*COS((([C394]*PI())/180))))))"/>
          <table:table-cell table:style-name="ce25" table:formula="of:=IF(ISBLANK([Input.E394]);&quot;&quot;;(PrincipalMeridianLat+(((([Input.E394]*TownshipMilesNS)+VLOOKUP([Input.G394];SELookupTable;2;FALSE))+VLOOKUP([Input.H394];SSLookupTable;2;FALSE))/DegreeLatMiles)))"/>
          <table:table-cell table:style-name="ce25" table:formula="of:=IF(ISBLANK([Input.I394]);&quot;&quot;;[Input.I394])"/>
          <table:table-cell table:number-columns-repeated="1020"/>
        </table:table-row>
        <table:table-row table:style-name="ro1">
          <table:table-cell table:style-name="ce25" table:formula="of:=IF(ISBLANK([Input.A395]);&quot;&quot;;(((([Input.A395]&amp;&quot;-&quot;)&amp;[Input.B395])&amp;&quot;-&quot;)&amp;[Input.C395]))"/>
          <table:table-cell table:style-name="ce25" table:formula="of:=IF(ISBLANK([Input.F395]);&quot;&quot;;(PrincipalMeridianLong-((((([Input.F395]-1)*TownshipMilesEW)+VLOOKUP([Input.G395];SELookupTable;3;FALSE))+VLOOKUP([Input.H395];SSLookupTable;3;FALSE))/(69.04*COS((([C395]*PI())/180))))))"/>
          <table:table-cell table:style-name="ce25" table:formula="of:=IF(ISBLANK([Input.E395]);&quot;&quot;;(PrincipalMeridianLat+(((([Input.E395]*TownshipMilesNS)+VLOOKUP([Input.G395];SELookupTable;2;FALSE))+VLOOKUP([Input.H395];SSLookupTable;2;FALSE))/DegreeLatMiles)))"/>
          <table:table-cell table:style-name="ce25" table:formula="of:=IF(ISBLANK([Input.I395]);&quot;&quot;;[Input.I395])"/>
          <table:table-cell table:number-columns-repeated="1020"/>
        </table:table-row>
        <table:table-row table:style-name="ro1">
          <table:table-cell table:style-name="ce25" table:formula="of:=IF(ISBLANK([Input.A396]);&quot;&quot;;(((([Input.A396]&amp;&quot;-&quot;)&amp;[Input.B396])&amp;&quot;-&quot;)&amp;[Input.C396]))"/>
          <table:table-cell table:style-name="ce25" table:formula="of:=IF(ISBLANK([Input.F396]);&quot;&quot;;(PrincipalMeridianLong-((((([Input.F396]-1)*TownshipMilesEW)+VLOOKUP([Input.G396];SELookupTable;3;FALSE))+VLOOKUP([Input.H396];SSLookupTable;3;FALSE))/(69.04*COS((([C396]*PI())/180))))))"/>
          <table:table-cell table:style-name="ce25" table:formula="of:=IF(ISBLANK([Input.E396]);&quot;&quot;;(PrincipalMeridianLat+(((([Input.E396]*TownshipMilesNS)+VLOOKUP([Input.G396];SELookupTable;2;FALSE))+VLOOKUP([Input.H396];SSLookupTable;2;FALSE))/DegreeLatMiles)))"/>
          <table:table-cell table:style-name="ce25" table:formula="of:=IF(ISBLANK([Input.I396]);&quot;&quot;;[Input.I396])"/>
          <table:table-cell table:number-columns-repeated="1020"/>
        </table:table-row>
        <table:table-row table:style-name="ro1">
          <table:table-cell table:style-name="ce25" table:formula="of:=IF(ISBLANK([Input.A397]);&quot;&quot;;(((([Input.A397]&amp;&quot;-&quot;)&amp;[Input.B397])&amp;&quot;-&quot;)&amp;[Input.C397]))"/>
          <table:table-cell table:style-name="ce25" table:formula="of:=IF(ISBLANK([Input.F397]);&quot;&quot;;(PrincipalMeridianLong-((((([Input.F397]-1)*TownshipMilesEW)+VLOOKUP([Input.G397];SELookupTable;3;FALSE))+VLOOKUP([Input.H397];SSLookupTable;3;FALSE))/(69.04*COS((([C397]*PI())/180))))))"/>
          <table:table-cell table:style-name="ce25" table:formula="of:=IF(ISBLANK([Input.E397]);&quot;&quot;;(PrincipalMeridianLat+(((([Input.E397]*TownshipMilesNS)+VLOOKUP([Input.G397];SELookupTable;2;FALSE))+VLOOKUP([Input.H397];SSLookupTable;2;FALSE))/DegreeLatMiles)))"/>
          <table:table-cell table:style-name="ce25" table:formula="of:=IF(ISBLANK([Input.I397]);&quot;&quot;;[Input.I397])"/>
          <table:table-cell table:number-columns-repeated="1020"/>
        </table:table-row>
        <table:table-row table:style-name="ro1">
          <table:table-cell table:style-name="ce25" table:formula="of:=IF(ISBLANK([Input.A398]);&quot;&quot;;(((([Input.A398]&amp;&quot;-&quot;)&amp;[Input.B398])&amp;&quot;-&quot;)&amp;[Input.C398]))"/>
          <table:table-cell table:style-name="ce25" table:formula="of:=IF(ISBLANK([Input.F398]);&quot;&quot;;(PrincipalMeridianLong-((((([Input.F398]-1)*TownshipMilesEW)+VLOOKUP([Input.G398];SELookupTable;3;FALSE))+VLOOKUP([Input.H398];SSLookupTable;3;FALSE))/(69.04*COS((([C398]*PI())/180))))))"/>
          <table:table-cell table:style-name="ce25" table:formula="of:=IF(ISBLANK([Input.E398]);&quot;&quot;;(PrincipalMeridianLat+(((([Input.E398]*TownshipMilesNS)+VLOOKUP([Input.G398];SELookupTable;2;FALSE))+VLOOKUP([Input.H398];SSLookupTable;2;FALSE))/DegreeLatMiles)))"/>
          <table:table-cell table:style-name="ce25" table:formula="of:=IF(ISBLANK([Input.I398]);&quot;&quot;;[Input.I398])"/>
          <table:table-cell table:number-columns-repeated="1020"/>
        </table:table-row>
        <table:table-row table:style-name="ro1">
          <table:table-cell table:style-name="ce25" table:formula="of:=IF(ISBLANK([Input.A399]);&quot;&quot;;(((([Input.A399]&amp;&quot;-&quot;)&amp;[Input.B399])&amp;&quot;-&quot;)&amp;[Input.C399]))"/>
          <table:table-cell table:style-name="ce25" table:formula="of:=IF(ISBLANK([Input.F399]);&quot;&quot;;(PrincipalMeridianLong-((((([Input.F399]-1)*TownshipMilesEW)+VLOOKUP([Input.G399];SELookupTable;3;FALSE))+VLOOKUP([Input.H399];SSLookupTable;3;FALSE))/(69.04*COS((([C399]*PI())/180))))))"/>
          <table:table-cell table:style-name="ce25" table:formula="of:=IF(ISBLANK([Input.E399]);&quot;&quot;;(PrincipalMeridianLat+(((([Input.E399]*TownshipMilesNS)+VLOOKUP([Input.G399];SELookupTable;2;FALSE))+VLOOKUP([Input.H399];SSLookupTable;2;FALSE))/DegreeLatMiles)))"/>
          <table:table-cell table:style-name="ce25" table:formula="of:=IF(ISBLANK([Input.I399]);&quot;&quot;;[Input.I399])"/>
          <table:table-cell table:number-columns-repeated="1020"/>
        </table:table-row>
        <table:table-row table:style-name="ro1">
          <table:table-cell table:style-name="ce25" table:formula="of:=IF(ISBLANK([Input.A400]);&quot;&quot;;(((([Input.A400]&amp;&quot;-&quot;)&amp;[Input.B400])&amp;&quot;-&quot;)&amp;[Input.C400]))"/>
          <table:table-cell table:style-name="ce25" table:formula="of:=IF(ISBLANK([Input.F400]);&quot;&quot;;(PrincipalMeridianLong-((((([Input.F400]-1)*TownshipMilesEW)+VLOOKUP([Input.G400];SELookupTable;3;FALSE))+VLOOKUP([Input.H400];SSLookupTable;3;FALSE))/(69.04*COS((([C400]*PI())/180))))))"/>
          <table:table-cell table:style-name="ce25" table:formula="of:=IF(ISBLANK([Input.E400]);&quot;&quot;;(PrincipalMeridianLat+(((([Input.E400]*TownshipMilesNS)+VLOOKUP([Input.G400];SELookupTable;2;FALSE))+VLOOKUP([Input.H400];SSLookupTable;2;FALSE))/DegreeLatMiles)))"/>
          <table:table-cell table:style-name="ce25" table:formula="of:=IF(ISBLANK([Input.I400]);&quot;&quot;;[Input.I400])"/>
          <table:table-cell table:number-columns-repeated="1020"/>
        </table:table-row>
        <table:table-row table:style-name="ro1">
          <table:table-cell table:style-name="ce25" table:formula="of:=IF(ISBLANK([Input.A401]);&quot;&quot;;(((([Input.A401]&amp;&quot;-&quot;)&amp;[Input.B401])&amp;&quot;-&quot;)&amp;[Input.C401]))"/>
          <table:table-cell table:style-name="ce25" table:formula="of:=IF(ISBLANK([Input.F401]);&quot;&quot;;(PrincipalMeridianLong-((((([Input.F401]-1)*TownshipMilesEW)+VLOOKUP([Input.G401];SELookupTable;3;FALSE))+VLOOKUP([Input.H401];SSLookupTable;3;FALSE))/(69.04*COS((([C401]*PI())/180))))))"/>
          <table:table-cell table:style-name="ce25" table:formula="of:=IF(ISBLANK([Input.E401]);&quot;&quot;;(PrincipalMeridianLat+(((([Input.E401]*TownshipMilesNS)+VLOOKUP([Input.G401];SELookupTable;2;FALSE))+VLOOKUP([Input.H401];SSLookupTable;2;FALSE))/DegreeLatMiles)))"/>
          <table:table-cell table:style-name="ce25" table:formula="of:=IF(ISBLANK([Input.I401]);&quot;&quot;;[Input.I401])"/>
          <table:table-cell table:number-columns-repeated="1020"/>
        </table:table-row>
        <table:table-row table:style-name="ro1">
          <table:table-cell table:style-name="ce25" table:formula="of:=IF(ISBLANK([Input.A402]);&quot;&quot;;(((([Input.A402]&amp;&quot;-&quot;)&amp;[Input.B402])&amp;&quot;-&quot;)&amp;[Input.C402]))"/>
          <table:table-cell table:style-name="ce25" table:formula="of:=IF(ISBLANK([Input.F402]);&quot;&quot;;(PrincipalMeridianLong-((((([Input.F402]-1)*TownshipMilesEW)+VLOOKUP([Input.G402];SELookupTable;3;FALSE))+VLOOKUP([Input.H402];SSLookupTable;3;FALSE))/(69.04*COS((([C402]*PI())/180))))))"/>
          <table:table-cell table:style-name="ce25" table:formula="of:=IF(ISBLANK([Input.E402]);&quot;&quot;;(PrincipalMeridianLat+(((([Input.E402]*TownshipMilesNS)+VLOOKUP([Input.G402];SELookupTable;2;FALSE))+VLOOKUP([Input.H402];SSLookupTable;2;FALSE))/DegreeLatMiles)))"/>
          <table:table-cell table:style-name="ce25" table:formula="of:=IF(ISBLANK([Input.I402]);&quot;&quot;;[Input.I402])"/>
          <table:table-cell table:number-columns-repeated="1020"/>
        </table:table-row>
        <table:table-row table:style-name="ro1">
          <table:table-cell table:style-name="ce25" table:formula="of:=IF(ISBLANK([Input.A403]);&quot;&quot;;(((([Input.A403]&amp;&quot;-&quot;)&amp;[Input.B403])&amp;&quot;-&quot;)&amp;[Input.C403]))"/>
          <table:table-cell table:style-name="ce25" table:formula="of:=IF(ISBLANK([Input.F403]);&quot;&quot;;(PrincipalMeridianLong-((((([Input.F403]-1)*TownshipMilesEW)+VLOOKUP([Input.G403];SELookupTable;3;FALSE))+VLOOKUP([Input.H403];SSLookupTable;3;FALSE))/(69.04*COS((([C403]*PI())/180))))))"/>
          <table:table-cell table:style-name="ce25" table:formula="of:=IF(ISBLANK([Input.E403]);&quot;&quot;;(PrincipalMeridianLat+(((([Input.E403]*TownshipMilesNS)+VLOOKUP([Input.G403];SELookupTable;2;FALSE))+VLOOKUP([Input.H403];SSLookupTable;2;FALSE))/DegreeLatMiles)))"/>
          <table:table-cell table:style-name="ce25" table:formula="of:=IF(ISBLANK([Input.I403]);&quot;&quot;;[Input.I403])"/>
          <table:table-cell table:number-columns-repeated="1020"/>
        </table:table-row>
        <table:table-row table:style-name="ro1">
          <table:table-cell table:style-name="ce25" table:formula="of:=IF(ISBLANK([Input.A404]);&quot;&quot;;(((([Input.A404]&amp;&quot;-&quot;)&amp;[Input.B404])&amp;&quot;-&quot;)&amp;[Input.C404]))"/>
          <table:table-cell table:style-name="ce25" table:formula="of:=IF(ISBLANK([Input.F404]);&quot;&quot;;(PrincipalMeridianLong-((((([Input.F404]-1)*TownshipMilesEW)+VLOOKUP([Input.G404];SELookupTable;3;FALSE))+VLOOKUP([Input.H404];SSLookupTable;3;FALSE))/(69.04*COS((([C404]*PI())/180))))))"/>
          <table:table-cell table:style-name="ce25" table:formula="of:=IF(ISBLANK([Input.E404]);&quot;&quot;;(PrincipalMeridianLat+(((([Input.E404]*TownshipMilesNS)+VLOOKUP([Input.G404];SELookupTable;2;FALSE))+VLOOKUP([Input.H404];SSLookupTable;2;FALSE))/DegreeLatMiles)))"/>
          <table:table-cell table:style-name="ce25" table:formula="of:=IF(ISBLANK([Input.I404]);&quot;&quot;;[Input.I404])"/>
          <table:table-cell table:number-columns-repeated="1020"/>
        </table:table-row>
        <table:table-row table:style-name="ro1">
          <table:table-cell table:style-name="ce25" table:formula="of:=IF(ISBLANK([Input.A405]);&quot;&quot;;(((([Input.A405]&amp;&quot;-&quot;)&amp;[Input.B405])&amp;&quot;-&quot;)&amp;[Input.C405]))"/>
          <table:table-cell table:style-name="ce25" table:formula="of:=IF(ISBLANK([Input.F405]);&quot;&quot;;(PrincipalMeridianLong-((((([Input.F405]-1)*TownshipMilesEW)+VLOOKUP([Input.G405];SELookupTable;3;FALSE))+VLOOKUP([Input.H405];SSLookupTable;3;FALSE))/(69.04*COS((([C405]*PI())/180))))))"/>
          <table:table-cell table:style-name="ce25" table:formula="of:=IF(ISBLANK([Input.E405]);&quot;&quot;;(PrincipalMeridianLat+(((([Input.E405]*TownshipMilesNS)+VLOOKUP([Input.G405];SELookupTable;2;FALSE))+VLOOKUP([Input.H405];SSLookupTable;2;FALSE))/DegreeLatMiles)))"/>
          <table:table-cell table:style-name="ce25" table:formula="of:=IF(ISBLANK([Input.I405]);&quot;&quot;;[Input.I405])"/>
          <table:table-cell table:number-columns-repeated="1020"/>
        </table:table-row>
        <table:table-row table:style-name="ro1">
          <table:table-cell table:style-name="ce25" table:formula="of:=IF(ISBLANK([Input.A406]);&quot;&quot;;(((([Input.A406]&amp;&quot;-&quot;)&amp;[Input.B406])&amp;&quot;-&quot;)&amp;[Input.C406]))"/>
          <table:table-cell table:style-name="ce25" table:formula="of:=IF(ISBLANK([Input.F406]);&quot;&quot;;(PrincipalMeridianLong-((((([Input.F406]-1)*TownshipMilesEW)+VLOOKUP([Input.G406];SELookupTable;3;FALSE))+VLOOKUP([Input.H406];SSLookupTable;3;FALSE))/(69.04*COS((([C406]*PI())/180))))))"/>
          <table:table-cell table:style-name="ce25" table:formula="of:=IF(ISBLANK([Input.E406]);&quot;&quot;;(PrincipalMeridianLat+(((([Input.E406]*TownshipMilesNS)+VLOOKUP([Input.G406];SELookupTable;2;FALSE))+VLOOKUP([Input.H406];SSLookupTable;2;FALSE))/DegreeLatMiles)))"/>
          <table:table-cell table:style-name="ce25" table:formula="of:=IF(ISBLANK([Input.I406]);&quot;&quot;;[Input.I406])"/>
          <table:table-cell table:number-columns-repeated="1020"/>
        </table:table-row>
        <table:table-row table:style-name="ro1">
          <table:table-cell table:style-name="ce25" table:formula="of:=IF(ISBLANK([Input.A407]);&quot;&quot;;(((([Input.A407]&amp;&quot;-&quot;)&amp;[Input.B407])&amp;&quot;-&quot;)&amp;[Input.C407]))"/>
          <table:table-cell table:style-name="ce25" table:formula="of:=IF(ISBLANK([Input.F407]);&quot;&quot;;(PrincipalMeridianLong-((((([Input.F407]-1)*TownshipMilesEW)+VLOOKUP([Input.G407];SELookupTable;3;FALSE))+VLOOKUP([Input.H407];SSLookupTable;3;FALSE))/(69.04*COS((([C407]*PI())/180))))))"/>
          <table:table-cell table:style-name="ce25" table:formula="of:=IF(ISBLANK([Input.E407]);&quot;&quot;;(PrincipalMeridianLat+(((([Input.E407]*TownshipMilesNS)+VLOOKUP([Input.G407];SELookupTable;2;FALSE))+VLOOKUP([Input.H407];SSLookupTable;2;FALSE))/DegreeLatMiles)))"/>
          <table:table-cell table:style-name="ce25" table:formula="of:=IF(ISBLANK([Input.I407]);&quot;&quot;;[Input.I407])"/>
          <table:table-cell table:number-columns-repeated="1020"/>
        </table:table-row>
        <table:table-row table:style-name="ro1">
          <table:table-cell table:style-name="ce25" table:formula="of:=IF(ISBLANK([Input.A408]);&quot;&quot;;(((([Input.A408]&amp;&quot;-&quot;)&amp;[Input.B408])&amp;&quot;-&quot;)&amp;[Input.C408]))"/>
          <table:table-cell table:style-name="ce25" table:formula="of:=IF(ISBLANK([Input.F408]);&quot;&quot;;(PrincipalMeridianLong-((((([Input.F408]-1)*TownshipMilesEW)+VLOOKUP([Input.G408];SELookupTable;3;FALSE))+VLOOKUP([Input.H408];SSLookupTable;3;FALSE))/(69.04*COS((([C408]*PI())/180))))))"/>
          <table:table-cell table:style-name="ce25" table:formula="of:=IF(ISBLANK([Input.E408]);&quot;&quot;;(PrincipalMeridianLat+(((([Input.E408]*TownshipMilesNS)+VLOOKUP([Input.G408];SELookupTable;2;FALSE))+VLOOKUP([Input.H408];SSLookupTable;2;FALSE))/DegreeLatMiles)))"/>
          <table:table-cell table:style-name="ce25" table:formula="of:=IF(ISBLANK([Input.I408]);&quot;&quot;;[Input.I408])"/>
          <table:table-cell table:number-columns-repeated="1020"/>
        </table:table-row>
        <table:table-row table:style-name="ro1">
          <table:table-cell table:style-name="ce25" table:formula="of:=IF(ISBLANK([Input.A409]);&quot;&quot;;(((([Input.A409]&amp;&quot;-&quot;)&amp;[Input.B409])&amp;&quot;-&quot;)&amp;[Input.C409]))"/>
          <table:table-cell table:style-name="ce25" table:formula="of:=IF(ISBLANK([Input.F409]);&quot;&quot;;(PrincipalMeridianLong-((((([Input.F409]-1)*TownshipMilesEW)+VLOOKUP([Input.G409];SELookupTable;3;FALSE))+VLOOKUP([Input.H409];SSLookupTable;3;FALSE))/(69.04*COS((([C409]*PI())/180))))))"/>
          <table:table-cell table:style-name="ce25" table:formula="of:=IF(ISBLANK([Input.E409]);&quot;&quot;;(PrincipalMeridianLat+(((([Input.E409]*TownshipMilesNS)+VLOOKUP([Input.G409];SELookupTable;2;FALSE))+VLOOKUP([Input.H409];SSLookupTable;2;FALSE))/DegreeLatMiles)))"/>
          <table:table-cell table:style-name="ce25" table:formula="of:=IF(ISBLANK([Input.I409]);&quot;&quot;;[Input.I409])"/>
          <table:table-cell table:number-columns-repeated="1020"/>
        </table:table-row>
        <table:table-row table:style-name="ro1">
          <table:table-cell table:style-name="ce25" table:formula="of:=IF(ISBLANK([Input.A410]);&quot;&quot;;(((([Input.A410]&amp;&quot;-&quot;)&amp;[Input.B410])&amp;&quot;-&quot;)&amp;[Input.C410]))"/>
          <table:table-cell table:style-name="ce25" table:formula="of:=IF(ISBLANK([Input.F410]);&quot;&quot;;(PrincipalMeridianLong-((((([Input.F410]-1)*TownshipMilesEW)+VLOOKUP([Input.G410];SELookupTable;3;FALSE))+VLOOKUP([Input.H410];SSLookupTable;3;FALSE))/(69.04*COS((([C410]*PI())/180))))))"/>
          <table:table-cell table:style-name="ce25" table:formula="of:=IF(ISBLANK([Input.E410]);&quot;&quot;;(PrincipalMeridianLat+(((([Input.E410]*TownshipMilesNS)+VLOOKUP([Input.G410];SELookupTable;2;FALSE))+VLOOKUP([Input.H410];SSLookupTable;2;FALSE))/DegreeLatMiles)))"/>
          <table:table-cell table:style-name="ce25" table:formula="of:=IF(ISBLANK([Input.I410]);&quot;&quot;;[Input.I410])"/>
          <table:table-cell table:number-columns-repeated="1020"/>
        </table:table-row>
        <table:table-row table:style-name="ro1">
          <table:table-cell table:style-name="ce25" table:formula="of:=IF(ISBLANK([Input.A411]);&quot;&quot;;(((([Input.A411]&amp;&quot;-&quot;)&amp;[Input.B411])&amp;&quot;-&quot;)&amp;[Input.C411]))"/>
          <table:table-cell table:style-name="ce25" table:formula="of:=IF(ISBLANK([Input.F411]);&quot;&quot;;(PrincipalMeridianLong-((((([Input.F411]-1)*TownshipMilesEW)+VLOOKUP([Input.G411];SELookupTable;3;FALSE))+VLOOKUP([Input.H411];SSLookupTable;3;FALSE))/(69.04*COS((([C411]*PI())/180))))))"/>
          <table:table-cell table:style-name="ce25" table:formula="of:=IF(ISBLANK([Input.E411]);&quot;&quot;;(PrincipalMeridianLat+(((([Input.E411]*TownshipMilesNS)+VLOOKUP([Input.G411];SELookupTable;2;FALSE))+VLOOKUP([Input.H411];SSLookupTable;2;FALSE))/DegreeLatMiles)))"/>
          <table:table-cell table:style-name="ce25" table:formula="of:=IF(ISBLANK([Input.I411]);&quot;&quot;;[Input.I411])"/>
          <table:table-cell table:number-columns-repeated="1020"/>
        </table:table-row>
        <table:table-row table:style-name="ro1">
          <table:table-cell table:style-name="ce25" table:formula="of:=IF(ISBLANK([Input.A412]);&quot;&quot;;(((([Input.A412]&amp;&quot;-&quot;)&amp;[Input.B412])&amp;&quot;-&quot;)&amp;[Input.C412]))"/>
          <table:table-cell table:style-name="ce25" table:formula="of:=IF(ISBLANK([Input.F412]);&quot;&quot;;(PrincipalMeridianLong-((((([Input.F412]-1)*TownshipMilesEW)+VLOOKUP([Input.G412];SELookupTable;3;FALSE))+VLOOKUP([Input.H412];SSLookupTable;3;FALSE))/(69.04*COS((([C412]*PI())/180))))))"/>
          <table:table-cell table:style-name="ce25" table:formula="of:=IF(ISBLANK([Input.E412]);&quot;&quot;;(PrincipalMeridianLat+(((([Input.E412]*TownshipMilesNS)+VLOOKUP([Input.G412];SELookupTable;2;FALSE))+VLOOKUP([Input.H412];SSLookupTable;2;FALSE))/DegreeLatMiles)))"/>
          <table:table-cell table:style-name="ce25" table:formula="of:=IF(ISBLANK([Input.I412]);&quot;&quot;;[Input.I412])"/>
          <table:table-cell table:number-columns-repeated="1020"/>
        </table:table-row>
        <table:table-row table:style-name="ro1">
          <table:table-cell table:style-name="ce25" table:formula="of:=IF(ISBLANK([Input.A413]);&quot;&quot;;(((([Input.A413]&amp;&quot;-&quot;)&amp;[Input.B413])&amp;&quot;-&quot;)&amp;[Input.C413]))"/>
          <table:table-cell table:style-name="ce25" table:formula="of:=IF(ISBLANK([Input.F413]);&quot;&quot;;(PrincipalMeridianLong-((((([Input.F413]-1)*TownshipMilesEW)+VLOOKUP([Input.G413];SELookupTable;3;FALSE))+VLOOKUP([Input.H413];SSLookupTable;3;FALSE))/(69.04*COS((([C413]*PI())/180))))))"/>
          <table:table-cell table:style-name="ce25" table:formula="of:=IF(ISBLANK([Input.E413]);&quot;&quot;;(PrincipalMeridianLat+(((([Input.E413]*TownshipMilesNS)+VLOOKUP([Input.G413];SELookupTable;2;FALSE))+VLOOKUP([Input.H413];SSLookupTable;2;FALSE))/DegreeLatMiles)))"/>
          <table:table-cell table:style-name="ce25" table:formula="of:=IF(ISBLANK([Input.I413]);&quot;&quot;;[Input.I413])"/>
          <table:table-cell table:number-columns-repeated="1020"/>
        </table:table-row>
        <table:table-row table:style-name="ro1">
          <table:table-cell table:style-name="ce25" table:formula="of:=IF(ISBLANK([Input.A414]);&quot;&quot;;(((([Input.A414]&amp;&quot;-&quot;)&amp;[Input.B414])&amp;&quot;-&quot;)&amp;[Input.C414]))"/>
          <table:table-cell table:style-name="ce25" table:formula="of:=IF(ISBLANK([Input.F414]);&quot;&quot;;(PrincipalMeridianLong-((((([Input.F414]-1)*TownshipMilesEW)+VLOOKUP([Input.G414];SELookupTable;3;FALSE))+VLOOKUP([Input.H414];SSLookupTable;3;FALSE))/(69.04*COS((([C414]*PI())/180))))))"/>
          <table:table-cell table:style-name="ce25" table:formula="of:=IF(ISBLANK([Input.E414]);&quot;&quot;;(PrincipalMeridianLat+(((([Input.E414]*TownshipMilesNS)+VLOOKUP([Input.G414];SELookupTable;2;FALSE))+VLOOKUP([Input.H414];SSLookupTable;2;FALSE))/DegreeLatMiles)))"/>
          <table:table-cell table:style-name="ce25" table:formula="of:=IF(ISBLANK([Input.I414]);&quot;&quot;;[Input.I414])"/>
          <table:table-cell table:number-columns-repeated="1020"/>
        </table:table-row>
        <table:table-row table:style-name="ro1">
          <table:table-cell table:style-name="ce25" table:formula="of:=IF(ISBLANK([Input.A415]);&quot;&quot;;(((([Input.A415]&amp;&quot;-&quot;)&amp;[Input.B415])&amp;&quot;-&quot;)&amp;[Input.C415]))"/>
          <table:table-cell table:style-name="ce25" table:formula="of:=IF(ISBLANK([Input.F415]);&quot;&quot;;(PrincipalMeridianLong-((((([Input.F415]-1)*TownshipMilesEW)+VLOOKUP([Input.G415];SELookupTable;3;FALSE))+VLOOKUP([Input.H415];SSLookupTable;3;FALSE))/(69.04*COS((([C415]*PI())/180))))))"/>
          <table:table-cell table:style-name="ce25" table:formula="of:=IF(ISBLANK([Input.E415]);&quot;&quot;;(PrincipalMeridianLat+(((([Input.E415]*TownshipMilesNS)+VLOOKUP([Input.G415];SELookupTable;2;FALSE))+VLOOKUP([Input.H415];SSLookupTable;2;FALSE))/DegreeLatMiles)))"/>
          <table:table-cell table:style-name="ce25" table:formula="of:=IF(ISBLANK([Input.I415]);&quot;&quot;;[Input.I415])"/>
          <table:table-cell table:number-columns-repeated="1020"/>
        </table:table-row>
        <table:table-row table:style-name="ro1">
          <table:table-cell table:style-name="ce25" table:formula="of:=IF(ISBLANK([Input.A416]);&quot;&quot;;(((([Input.A416]&amp;&quot;-&quot;)&amp;[Input.B416])&amp;&quot;-&quot;)&amp;[Input.C416]))"/>
          <table:table-cell table:style-name="ce25" table:formula="of:=IF(ISBLANK([Input.F416]);&quot;&quot;;(PrincipalMeridianLong-((((([Input.F416]-1)*TownshipMilesEW)+VLOOKUP([Input.G416];SELookupTable;3;FALSE))+VLOOKUP([Input.H416];SSLookupTable;3;FALSE))/(69.04*COS((([C416]*PI())/180))))))"/>
          <table:table-cell table:style-name="ce25" table:formula="of:=IF(ISBLANK([Input.E416]);&quot;&quot;;(PrincipalMeridianLat+(((([Input.E416]*TownshipMilesNS)+VLOOKUP([Input.G416];SELookupTable;2;FALSE))+VLOOKUP([Input.H416];SSLookupTable;2;FALSE))/DegreeLatMiles)))"/>
          <table:table-cell table:style-name="ce25" table:formula="of:=IF(ISBLANK([Input.I416]);&quot;&quot;;[Input.I416])"/>
          <table:table-cell table:number-columns-repeated="1020"/>
        </table:table-row>
        <table:table-row table:style-name="ro1">
          <table:table-cell table:style-name="ce25" table:formula="of:=IF(ISBLANK([Input.A417]);&quot;&quot;;(((([Input.A417]&amp;&quot;-&quot;)&amp;[Input.B417])&amp;&quot;-&quot;)&amp;[Input.C417]))"/>
          <table:table-cell table:style-name="ce25" table:formula="of:=IF(ISBLANK([Input.F417]);&quot;&quot;;(PrincipalMeridianLong-((((([Input.F417]-1)*TownshipMilesEW)+VLOOKUP([Input.G417];SELookupTable;3;FALSE))+VLOOKUP([Input.H417];SSLookupTable;3;FALSE))/(69.04*COS((([C417]*PI())/180))))))"/>
          <table:table-cell table:style-name="ce25" table:formula="of:=IF(ISBLANK([Input.E417]);&quot;&quot;;(PrincipalMeridianLat+(((([Input.E417]*TownshipMilesNS)+VLOOKUP([Input.G417];SELookupTable;2;FALSE))+VLOOKUP([Input.H417];SSLookupTable;2;FALSE))/DegreeLatMiles)))"/>
          <table:table-cell table:style-name="ce25" table:formula="of:=IF(ISBLANK([Input.I417]);&quot;&quot;;[Input.I417])"/>
          <table:table-cell table:number-columns-repeated="1020"/>
        </table:table-row>
        <table:table-row table:style-name="ro1">
          <table:table-cell table:style-name="ce25" table:formula="of:=IF(ISBLANK([Input.A418]);&quot;&quot;;(((([Input.A418]&amp;&quot;-&quot;)&amp;[Input.B418])&amp;&quot;-&quot;)&amp;[Input.C418]))"/>
          <table:table-cell table:style-name="ce25" table:formula="of:=IF(ISBLANK([Input.F418]);&quot;&quot;;(PrincipalMeridianLong-((((([Input.F418]-1)*TownshipMilesEW)+VLOOKUP([Input.G418];SELookupTable;3;FALSE))+VLOOKUP([Input.H418];SSLookupTable;3;FALSE))/(69.04*COS((([C418]*PI())/180))))))"/>
          <table:table-cell table:style-name="ce25" table:formula="of:=IF(ISBLANK([Input.E418]);&quot;&quot;;(PrincipalMeridianLat+(((([Input.E418]*TownshipMilesNS)+VLOOKUP([Input.G418];SELookupTable;2;FALSE))+VLOOKUP([Input.H418];SSLookupTable;2;FALSE))/DegreeLatMiles)))"/>
          <table:table-cell table:style-name="ce25" table:formula="of:=IF(ISBLANK([Input.I418]);&quot;&quot;;[Input.I418])"/>
          <table:table-cell table:number-columns-repeated="1020"/>
        </table:table-row>
        <table:table-row table:style-name="ro1">
          <table:table-cell table:style-name="ce25" table:formula="of:=IF(ISBLANK([Input.A419]);&quot;&quot;;(((([Input.A419]&amp;&quot;-&quot;)&amp;[Input.B419])&amp;&quot;-&quot;)&amp;[Input.C419]))"/>
          <table:table-cell table:style-name="ce25" table:formula="of:=IF(ISBLANK([Input.F419]);&quot;&quot;;(PrincipalMeridianLong-((((([Input.F419]-1)*TownshipMilesEW)+VLOOKUP([Input.G419];SELookupTable;3;FALSE))+VLOOKUP([Input.H419];SSLookupTable;3;FALSE))/(69.04*COS((([C419]*PI())/180))))))"/>
          <table:table-cell table:style-name="ce25" table:formula="of:=IF(ISBLANK([Input.E419]);&quot;&quot;;(PrincipalMeridianLat+(((([Input.E419]*TownshipMilesNS)+VLOOKUP([Input.G419];SELookupTable;2;FALSE))+VLOOKUP([Input.H419];SSLookupTable;2;FALSE))/DegreeLatMiles)))"/>
          <table:table-cell table:style-name="ce25" table:formula="of:=IF(ISBLANK([Input.I419]);&quot;&quot;;[Input.I419])"/>
          <table:table-cell table:number-columns-repeated="1020"/>
        </table:table-row>
        <table:table-row table:style-name="ro1">
          <table:table-cell table:style-name="ce25" table:formula="of:=IF(ISBLANK([Input.A420]);&quot;&quot;;(((([Input.A420]&amp;&quot;-&quot;)&amp;[Input.B420])&amp;&quot;-&quot;)&amp;[Input.C420]))"/>
          <table:table-cell table:style-name="ce25" table:formula="of:=IF(ISBLANK([Input.F420]);&quot;&quot;;(PrincipalMeridianLong-((((([Input.F420]-1)*TownshipMilesEW)+VLOOKUP([Input.G420];SELookupTable;3;FALSE))+VLOOKUP([Input.H420];SSLookupTable;3;FALSE))/(69.04*COS((([C420]*PI())/180))))))"/>
          <table:table-cell table:style-name="ce25" table:formula="of:=IF(ISBLANK([Input.E420]);&quot;&quot;;(PrincipalMeridianLat+(((([Input.E420]*TownshipMilesNS)+VLOOKUP([Input.G420];SELookupTable;2;FALSE))+VLOOKUP([Input.H420];SSLookupTable;2;FALSE))/DegreeLatMiles)))"/>
          <table:table-cell table:style-name="ce25" table:formula="of:=IF(ISBLANK([Input.I420]);&quot;&quot;;[Input.I420])"/>
          <table:table-cell table:number-columns-repeated="1020"/>
        </table:table-row>
        <table:table-row table:style-name="ro1">
          <table:table-cell table:style-name="ce25" table:formula="of:=IF(ISBLANK([Input.A421]);&quot;&quot;;(((([Input.A421]&amp;&quot;-&quot;)&amp;[Input.B421])&amp;&quot;-&quot;)&amp;[Input.C421]))"/>
          <table:table-cell table:style-name="ce25" table:formula="of:=IF(ISBLANK([Input.F421]);&quot;&quot;;(PrincipalMeridianLong-((((([Input.F421]-1)*TownshipMilesEW)+VLOOKUP([Input.G421];SELookupTable;3;FALSE))+VLOOKUP([Input.H421];SSLookupTable;3;FALSE))/(69.04*COS((([C421]*PI())/180))))))"/>
          <table:table-cell table:style-name="ce25" table:formula="of:=IF(ISBLANK([Input.E421]);&quot;&quot;;(PrincipalMeridianLat+(((([Input.E421]*TownshipMilesNS)+VLOOKUP([Input.G421];SELookupTable;2;FALSE))+VLOOKUP([Input.H421];SSLookupTable;2;FALSE))/DegreeLatMiles)))"/>
          <table:table-cell table:style-name="ce25" table:formula="of:=IF(ISBLANK([Input.I421]);&quot;&quot;;[Input.I421])"/>
          <table:table-cell table:number-columns-repeated="1020"/>
        </table:table-row>
        <table:table-row table:style-name="ro1">
          <table:table-cell table:style-name="ce25" table:formula="of:=IF(ISBLANK([Input.A422]);&quot;&quot;;(((([Input.A422]&amp;&quot;-&quot;)&amp;[Input.B422])&amp;&quot;-&quot;)&amp;[Input.C422]))"/>
          <table:table-cell table:style-name="ce25" table:formula="of:=IF(ISBLANK([Input.F422]);&quot;&quot;;(PrincipalMeridianLong-((((([Input.F422]-1)*TownshipMilesEW)+VLOOKUP([Input.G422];SELookupTable;3;FALSE))+VLOOKUP([Input.H422];SSLookupTable;3;FALSE))/(69.04*COS((([C422]*PI())/180))))))"/>
          <table:table-cell table:style-name="ce25" table:formula="of:=IF(ISBLANK([Input.E422]);&quot;&quot;;(PrincipalMeridianLat+(((([Input.E422]*TownshipMilesNS)+VLOOKUP([Input.G422];SELookupTable;2;FALSE))+VLOOKUP([Input.H422];SSLookupTable;2;FALSE))/DegreeLatMiles)))"/>
          <table:table-cell table:style-name="ce25" table:formula="of:=IF(ISBLANK([Input.I422]);&quot;&quot;;[Input.I422])"/>
          <table:table-cell table:number-columns-repeated="1020"/>
        </table:table-row>
        <table:table-row table:style-name="ro1">
          <table:table-cell table:style-name="ce25" table:formula="of:=IF(ISBLANK([Input.A423]);&quot;&quot;;(((([Input.A423]&amp;&quot;-&quot;)&amp;[Input.B423])&amp;&quot;-&quot;)&amp;[Input.C423]))"/>
          <table:table-cell table:style-name="ce25" table:formula="of:=IF(ISBLANK([Input.F423]);&quot;&quot;;(PrincipalMeridianLong-((((([Input.F423]-1)*TownshipMilesEW)+VLOOKUP([Input.G423];SELookupTable;3;FALSE))+VLOOKUP([Input.H423];SSLookupTable;3;FALSE))/(69.04*COS((([C423]*PI())/180))))))"/>
          <table:table-cell table:style-name="ce25" table:formula="of:=IF(ISBLANK([Input.E423]);&quot;&quot;;(PrincipalMeridianLat+(((([Input.E423]*TownshipMilesNS)+VLOOKUP([Input.G423];SELookupTable;2;FALSE))+VLOOKUP([Input.H423];SSLookupTable;2;FALSE))/DegreeLatMiles)))"/>
          <table:table-cell table:style-name="ce25" table:formula="of:=IF(ISBLANK([Input.I423]);&quot;&quot;;[Input.I423])"/>
          <table:table-cell table:number-columns-repeated="1020"/>
        </table:table-row>
        <table:table-row table:style-name="ro1">
          <table:table-cell table:style-name="ce25" table:formula="of:=IF(ISBLANK([Input.A424]);&quot;&quot;;(((([Input.A424]&amp;&quot;-&quot;)&amp;[Input.B424])&amp;&quot;-&quot;)&amp;[Input.C424]))"/>
          <table:table-cell table:style-name="ce25" table:formula="of:=IF(ISBLANK([Input.F424]);&quot;&quot;;(PrincipalMeridianLong-((((([Input.F424]-1)*TownshipMilesEW)+VLOOKUP([Input.G424];SELookupTable;3;FALSE))+VLOOKUP([Input.H424];SSLookupTable;3;FALSE))/(69.04*COS((([C424]*PI())/180))))))"/>
          <table:table-cell table:style-name="ce25" table:formula="of:=IF(ISBLANK([Input.E424]);&quot;&quot;;(PrincipalMeridianLat+(((([Input.E424]*TownshipMilesNS)+VLOOKUP([Input.G424];SELookupTable;2;FALSE))+VLOOKUP([Input.H424];SSLookupTable;2;FALSE))/DegreeLatMiles)))"/>
          <table:table-cell table:style-name="ce25" table:formula="of:=IF(ISBLANK([Input.I424]);&quot;&quot;;[Input.I424])"/>
          <table:table-cell table:number-columns-repeated="1020"/>
        </table:table-row>
        <table:table-row table:style-name="ro1">
          <table:table-cell table:style-name="ce25" table:formula="of:=IF(ISBLANK([Input.A425]);&quot;&quot;;(((([Input.A425]&amp;&quot;-&quot;)&amp;[Input.B425])&amp;&quot;-&quot;)&amp;[Input.C425]))"/>
          <table:table-cell table:style-name="ce25" table:formula="of:=IF(ISBLANK([Input.F425]);&quot;&quot;;(PrincipalMeridianLong-((((([Input.F425]-1)*TownshipMilesEW)+VLOOKUP([Input.G425];SELookupTable;3;FALSE))+VLOOKUP([Input.H425];SSLookupTable;3;FALSE))/(69.04*COS((([C425]*PI())/180))))))"/>
          <table:table-cell table:style-name="ce25" table:formula="of:=IF(ISBLANK([Input.E425]);&quot;&quot;;(PrincipalMeridianLat+(((([Input.E425]*TownshipMilesNS)+VLOOKUP([Input.G425];SELookupTable;2;FALSE))+VLOOKUP([Input.H425];SSLookupTable;2;FALSE))/DegreeLatMiles)))"/>
          <table:table-cell table:style-name="ce25" table:formula="of:=IF(ISBLANK([Input.I425]);&quot;&quot;;[Input.I425])"/>
          <table:table-cell table:number-columns-repeated="1020"/>
        </table:table-row>
        <table:table-row table:style-name="ro1">
          <table:table-cell table:style-name="ce25" table:formula="of:=IF(ISBLANK([Input.A426]);&quot;&quot;;(((([Input.A426]&amp;&quot;-&quot;)&amp;[Input.B426])&amp;&quot;-&quot;)&amp;[Input.C426]))"/>
          <table:table-cell table:style-name="ce25" table:formula="of:=IF(ISBLANK([Input.F426]);&quot;&quot;;(PrincipalMeridianLong-((((([Input.F426]-1)*TownshipMilesEW)+VLOOKUP([Input.G426];SELookupTable;3;FALSE))+VLOOKUP([Input.H426];SSLookupTable;3;FALSE))/(69.04*COS((([C426]*PI())/180))))))"/>
          <table:table-cell table:style-name="ce25" table:formula="of:=IF(ISBLANK([Input.E426]);&quot;&quot;;(PrincipalMeridianLat+(((([Input.E426]*TownshipMilesNS)+VLOOKUP([Input.G426];SELookupTable;2;FALSE))+VLOOKUP([Input.H426];SSLookupTable;2;FALSE))/DegreeLatMiles)))"/>
          <table:table-cell table:style-name="ce25" table:formula="of:=IF(ISBLANK([Input.I426]);&quot;&quot;;[Input.I426])"/>
          <table:table-cell table:number-columns-repeated="1020"/>
        </table:table-row>
        <table:table-row table:style-name="ro1">
          <table:table-cell table:style-name="ce25" table:formula="of:=IF(ISBLANK([Input.A427]);&quot;&quot;;(((([Input.A427]&amp;&quot;-&quot;)&amp;[Input.B427])&amp;&quot;-&quot;)&amp;[Input.C427]))"/>
          <table:table-cell table:style-name="ce25" table:formula="of:=IF(ISBLANK([Input.F427]);&quot;&quot;;(PrincipalMeridianLong-((((([Input.F427]-1)*TownshipMilesEW)+VLOOKUP([Input.G427];SELookupTable;3;FALSE))+VLOOKUP([Input.H427];SSLookupTable;3;FALSE))/(69.04*COS((([C427]*PI())/180))))))"/>
          <table:table-cell table:style-name="ce25" table:formula="of:=IF(ISBLANK([Input.E427]);&quot;&quot;;(PrincipalMeridianLat+(((([Input.E427]*TownshipMilesNS)+VLOOKUP([Input.G427];SELookupTable;2;FALSE))+VLOOKUP([Input.H427];SSLookupTable;2;FALSE))/DegreeLatMiles)))"/>
          <table:table-cell table:style-name="ce25" table:formula="of:=IF(ISBLANK([Input.I427]);&quot;&quot;;[Input.I427])"/>
          <table:table-cell table:number-columns-repeated="1020"/>
        </table:table-row>
        <table:table-row table:style-name="ro1">
          <table:table-cell table:style-name="ce25" table:formula="of:=IF(ISBLANK([Input.A428]);&quot;&quot;;(((([Input.A428]&amp;&quot;-&quot;)&amp;[Input.B428])&amp;&quot;-&quot;)&amp;[Input.C428]))"/>
          <table:table-cell table:style-name="ce25" table:formula="of:=IF(ISBLANK([Input.F428]);&quot;&quot;;(PrincipalMeridianLong-((((([Input.F428]-1)*TownshipMilesEW)+VLOOKUP([Input.G428];SELookupTable;3;FALSE))+VLOOKUP([Input.H428];SSLookupTable;3;FALSE))/(69.04*COS((([C428]*PI())/180))))))"/>
          <table:table-cell table:style-name="ce25" table:formula="of:=IF(ISBLANK([Input.E428]);&quot;&quot;;(PrincipalMeridianLat+(((([Input.E428]*TownshipMilesNS)+VLOOKUP([Input.G428];SELookupTable;2;FALSE))+VLOOKUP([Input.H428];SSLookupTable;2;FALSE))/DegreeLatMiles)))"/>
          <table:table-cell table:style-name="ce25" table:formula="of:=IF(ISBLANK([Input.I428]);&quot;&quot;;[Input.I428])"/>
          <table:table-cell table:number-columns-repeated="1020"/>
        </table:table-row>
        <table:table-row table:style-name="ro1">
          <table:table-cell table:style-name="ce25" table:formula="of:=IF(ISBLANK([Input.A429]);&quot;&quot;;(((([Input.A429]&amp;&quot;-&quot;)&amp;[Input.B429])&amp;&quot;-&quot;)&amp;[Input.C429]))"/>
          <table:table-cell table:style-name="ce25" table:formula="of:=IF(ISBLANK([Input.F429]);&quot;&quot;;(PrincipalMeridianLong-((((([Input.F429]-1)*TownshipMilesEW)+VLOOKUP([Input.G429];SELookupTable;3;FALSE))+VLOOKUP([Input.H429];SSLookupTable;3;FALSE))/(69.04*COS((([C429]*PI())/180))))))"/>
          <table:table-cell table:style-name="ce25" table:formula="of:=IF(ISBLANK([Input.E429]);&quot;&quot;;(PrincipalMeridianLat+(((([Input.E429]*TownshipMilesNS)+VLOOKUP([Input.G429];SELookupTable;2;FALSE))+VLOOKUP([Input.H429];SSLookupTable;2;FALSE))/DegreeLatMiles)))"/>
          <table:table-cell table:style-name="ce25" table:formula="of:=IF(ISBLANK([Input.I429]);&quot;&quot;;[Input.I429])"/>
          <table:table-cell table:number-columns-repeated="1020"/>
        </table:table-row>
        <table:table-row table:style-name="ro1">
          <table:table-cell table:style-name="ce25" table:formula="of:=IF(ISBLANK([Input.A430]);&quot;&quot;;(((([Input.A430]&amp;&quot;-&quot;)&amp;[Input.B430])&amp;&quot;-&quot;)&amp;[Input.C430]))"/>
          <table:table-cell table:style-name="ce25" table:formula="of:=IF(ISBLANK([Input.F430]);&quot;&quot;;(PrincipalMeridianLong-((((([Input.F430]-1)*TownshipMilesEW)+VLOOKUP([Input.G430];SELookupTable;3;FALSE))+VLOOKUP([Input.H430];SSLookupTable;3;FALSE))/(69.04*COS((([C430]*PI())/180))))))"/>
          <table:table-cell table:style-name="ce25" table:formula="of:=IF(ISBLANK([Input.E430]);&quot;&quot;;(PrincipalMeridianLat+(((([Input.E430]*TownshipMilesNS)+VLOOKUP([Input.G430];SELookupTable;2;FALSE))+VLOOKUP([Input.H430];SSLookupTable;2;FALSE))/DegreeLatMiles)))"/>
          <table:table-cell table:style-name="ce25" table:formula="of:=IF(ISBLANK([Input.I430]);&quot;&quot;;[Input.I430])"/>
          <table:table-cell table:number-columns-repeated="1020"/>
        </table:table-row>
        <table:table-row table:style-name="ro1">
          <table:table-cell table:style-name="ce25" table:formula="of:=IF(ISBLANK([Input.A431]);&quot;&quot;;(((([Input.A431]&amp;&quot;-&quot;)&amp;[Input.B431])&amp;&quot;-&quot;)&amp;[Input.C431]))"/>
          <table:table-cell table:style-name="ce25" table:formula="of:=IF(ISBLANK([Input.F431]);&quot;&quot;;(PrincipalMeridianLong-((((([Input.F431]-1)*TownshipMilesEW)+VLOOKUP([Input.G431];SELookupTable;3;FALSE))+VLOOKUP([Input.H431];SSLookupTable;3;FALSE))/(69.04*COS((([C431]*PI())/180))))))"/>
          <table:table-cell table:style-name="ce25" table:formula="of:=IF(ISBLANK([Input.E431]);&quot;&quot;;(PrincipalMeridianLat+(((([Input.E431]*TownshipMilesNS)+VLOOKUP([Input.G431];SELookupTable;2;FALSE))+VLOOKUP([Input.H431];SSLookupTable;2;FALSE))/DegreeLatMiles)))"/>
          <table:table-cell table:style-name="ce25" table:formula="of:=IF(ISBLANK([Input.I431]);&quot;&quot;;[Input.I431])"/>
          <table:table-cell table:number-columns-repeated="1020"/>
        </table:table-row>
        <table:table-row table:style-name="ro1">
          <table:table-cell table:style-name="ce25" table:formula="of:=IF(ISBLANK([Input.A432]);&quot;&quot;;(((([Input.A432]&amp;&quot;-&quot;)&amp;[Input.B432])&amp;&quot;-&quot;)&amp;[Input.C432]))"/>
          <table:table-cell table:style-name="ce25" table:formula="of:=IF(ISBLANK([Input.F432]);&quot;&quot;;(PrincipalMeridianLong-((((([Input.F432]-1)*TownshipMilesEW)+VLOOKUP([Input.G432];SELookupTable;3;FALSE))+VLOOKUP([Input.H432];SSLookupTable;3;FALSE))/(69.04*COS((([C432]*PI())/180))))))"/>
          <table:table-cell table:style-name="ce25" table:formula="of:=IF(ISBLANK([Input.E432]);&quot;&quot;;(PrincipalMeridianLat+(((([Input.E432]*TownshipMilesNS)+VLOOKUP([Input.G432];SELookupTable;2;FALSE))+VLOOKUP([Input.H432];SSLookupTable;2;FALSE))/DegreeLatMiles)))"/>
          <table:table-cell table:style-name="ce25" table:formula="of:=IF(ISBLANK([Input.I432]);&quot;&quot;;[Input.I432])"/>
          <table:table-cell table:number-columns-repeated="1020"/>
        </table:table-row>
        <table:table-row table:style-name="ro1">
          <table:table-cell table:style-name="ce25" table:formula="of:=IF(ISBLANK([Input.A433]);&quot;&quot;;(((([Input.A433]&amp;&quot;-&quot;)&amp;[Input.B433])&amp;&quot;-&quot;)&amp;[Input.C433]))"/>
          <table:table-cell table:style-name="ce25" table:formula="of:=IF(ISBLANK([Input.F433]);&quot;&quot;;(PrincipalMeridianLong-((((([Input.F433]-1)*TownshipMilesEW)+VLOOKUP([Input.G433];SELookupTable;3;FALSE))+VLOOKUP([Input.H433];SSLookupTable;3;FALSE))/(69.04*COS((([C433]*PI())/180))))))"/>
          <table:table-cell table:style-name="ce25" table:formula="of:=IF(ISBLANK([Input.E433]);&quot;&quot;;(PrincipalMeridianLat+(((([Input.E433]*TownshipMilesNS)+VLOOKUP([Input.G433];SELookupTable;2;FALSE))+VLOOKUP([Input.H433];SSLookupTable;2;FALSE))/DegreeLatMiles)))"/>
          <table:table-cell table:style-name="ce25" table:formula="of:=IF(ISBLANK([Input.I433]);&quot;&quot;;[Input.I433])"/>
          <table:table-cell table:number-columns-repeated="1020"/>
        </table:table-row>
        <table:table-row table:style-name="ro1">
          <table:table-cell table:style-name="ce25" table:formula="of:=IF(ISBLANK([Input.A434]);&quot;&quot;;(((([Input.A434]&amp;&quot;-&quot;)&amp;[Input.B434])&amp;&quot;-&quot;)&amp;[Input.C434]))"/>
          <table:table-cell table:style-name="ce25" table:formula="of:=IF(ISBLANK([Input.F434]);&quot;&quot;;(PrincipalMeridianLong-((((([Input.F434]-1)*TownshipMilesEW)+VLOOKUP([Input.G434];SELookupTable;3;FALSE))+VLOOKUP([Input.H434];SSLookupTable;3;FALSE))/(69.04*COS((([C434]*PI())/180))))))"/>
          <table:table-cell table:style-name="ce25" table:formula="of:=IF(ISBLANK([Input.E434]);&quot;&quot;;(PrincipalMeridianLat+(((([Input.E434]*TownshipMilesNS)+VLOOKUP([Input.G434];SELookupTable;2;FALSE))+VLOOKUP([Input.H434];SSLookupTable;2;FALSE))/DegreeLatMiles)))"/>
          <table:table-cell table:style-name="ce25" table:formula="of:=IF(ISBLANK([Input.I434]);&quot;&quot;;[Input.I434])"/>
          <table:table-cell table:number-columns-repeated="1020"/>
        </table:table-row>
        <table:table-row table:style-name="ro1">
          <table:table-cell table:style-name="ce25" table:formula="of:=IF(ISBLANK([Input.A435]);&quot;&quot;;(((([Input.A435]&amp;&quot;-&quot;)&amp;[Input.B435])&amp;&quot;-&quot;)&amp;[Input.C435]))"/>
          <table:table-cell table:style-name="ce25" table:formula="of:=IF(ISBLANK([Input.F435]);&quot;&quot;;(PrincipalMeridianLong-((((([Input.F435]-1)*TownshipMilesEW)+VLOOKUP([Input.G435];SELookupTable;3;FALSE))+VLOOKUP([Input.H435];SSLookupTable;3;FALSE))/(69.04*COS((([C435]*PI())/180))))))"/>
          <table:table-cell table:style-name="ce25" table:formula="of:=IF(ISBLANK([Input.E435]);&quot;&quot;;(PrincipalMeridianLat+(((([Input.E435]*TownshipMilesNS)+VLOOKUP([Input.G435];SELookupTable;2;FALSE))+VLOOKUP([Input.H435];SSLookupTable;2;FALSE))/DegreeLatMiles)))"/>
          <table:table-cell table:style-name="ce25" table:formula="of:=IF(ISBLANK([Input.I435]);&quot;&quot;;[Input.I435])"/>
          <table:table-cell table:number-columns-repeated="1020"/>
        </table:table-row>
        <table:table-row table:style-name="ro1">
          <table:table-cell table:style-name="ce25" table:formula="of:=IF(ISBLANK([Input.A436]);&quot;&quot;;(((([Input.A436]&amp;&quot;-&quot;)&amp;[Input.B436])&amp;&quot;-&quot;)&amp;[Input.C436]))"/>
          <table:table-cell table:style-name="ce25" table:formula="of:=IF(ISBLANK([Input.F436]);&quot;&quot;;(PrincipalMeridianLong-((((([Input.F436]-1)*TownshipMilesEW)+VLOOKUP([Input.G436];SELookupTable;3;FALSE))+VLOOKUP([Input.H436];SSLookupTable;3;FALSE))/(69.04*COS((([C436]*PI())/180))))))"/>
          <table:table-cell table:style-name="ce25" table:formula="of:=IF(ISBLANK([Input.E436]);&quot;&quot;;(PrincipalMeridianLat+(((([Input.E436]*TownshipMilesNS)+VLOOKUP([Input.G436];SELookupTable;2;FALSE))+VLOOKUP([Input.H436];SSLookupTable;2;FALSE))/DegreeLatMiles)))"/>
          <table:table-cell table:style-name="ce25" table:formula="of:=IF(ISBLANK([Input.I436]);&quot;&quot;;[Input.I436])"/>
          <table:table-cell table:number-columns-repeated="1020"/>
        </table:table-row>
        <table:table-row table:style-name="ro1">
          <table:table-cell table:style-name="ce25" table:formula="of:=IF(ISBLANK([Input.A437]);&quot;&quot;;(((([Input.A437]&amp;&quot;-&quot;)&amp;[Input.B437])&amp;&quot;-&quot;)&amp;[Input.C437]))"/>
          <table:table-cell table:style-name="ce25" table:formula="of:=IF(ISBLANK([Input.F437]);&quot;&quot;;(PrincipalMeridianLong-((((([Input.F437]-1)*TownshipMilesEW)+VLOOKUP([Input.G437];SELookupTable;3;FALSE))+VLOOKUP([Input.H437];SSLookupTable;3;FALSE))/(69.04*COS((([C437]*PI())/180))))))"/>
          <table:table-cell table:style-name="ce25" table:formula="of:=IF(ISBLANK([Input.E437]);&quot;&quot;;(PrincipalMeridianLat+(((([Input.E437]*TownshipMilesNS)+VLOOKUP([Input.G437];SELookupTable;2;FALSE))+VLOOKUP([Input.H437];SSLookupTable;2;FALSE))/DegreeLatMiles)))"/>
          <table:table-cell table:style-name="ce25" table:formula="of:=IF(ISBLANK([Input.I437]);&quot;&quot;;[Input.I437])"/>
          <table:table-cell table:number-columns-repeated="1020"/>
        </table:table-row>
        <table:table-row table:style-name="ro1">
          <table:table-cell table:style-name="ce25" table:formula="of:=IF(ISBLANK([Input.A438]);&quot;&quot;;(((([Input.A438]&amp;&quot;-&quot;)&amp;[Input.B438])&amp;&quot;-&quot;)&amp;[Input.C438]))"/>
          <table:table-cell table:style-name="ce25" table:formula="of:=IF(ISBLANK([Input.F438]);&quot;&quot;;(PrincipalMeridianLong-((((([Input.F438]-1)*TownshipMilesEW)+VLOOKUP([Input.G438];SELookupTable;3;FALSE))+VLOOKUP([Input.H438];SSLookupTable;3;FALSE))/(69.04*COS((([C438]*PI())/180))))))"/>
          <table:table-cell table:style-name="ce25" table:formula="of:=IF(ISBLANK([Input.E438]);&quot;&quot;;(PrincipalMeridianLat+(((([Input.E438]*TownshipMilesNS)+VLOOKUP([Input.G438];SELookupTable;2;FALSE))+VLOOKUP([Input.H438];SSLookupTable;2;FALSE))/DegreeLatMiles)))"/>
          <table:table-cell table:style-name="ce25" table:formula="of:=IF(ISBLANK([Input.I438]);&quot;&quot;;[Input.I438])"/>
          <table:table-cell table:number-columns-repeated="1020"/>
        </table:table-row>
        <table:table-row table:style-name="ro1">
          <table:table-cell table:style-name="ce25" table:formula="of:=IF(ISBLANK([Input.A439]);&quot;&quot;;(((([Input.A439]&amp;&quot;-&quot;)&amp;[Input.B439])&amp;&quot;-&quot;)&amp;[Input.C439]))"/>
          <table:table-cell table:style-name="ce25" table:formula="of:=IF(ISBLANK([Input.F439]);&quot;&quot;;(PrincipalMeridianLong-((((([Input.F439]-1)*TownshipMilesEW)+VLOOKUP([Input.G439];SELookupTable;3;FALSE))+VLOOKUP([Input.H439];SSLookupTable;3;FALSE))/(69.04*COS((([C439]*PI())/180))))))"/>
          <table:table-cell table:style-name="ce25" table:formula="of:=IF(ISBLANK([Input.E439]);&quot;&quot;;(PrincipalMeridianLat+(((([Input.E439]*TownshipMilesNS)+VLOOKUP([Input.G439];SELookupTable;2;FALSE))+VLOOKUP([Input.H439];SSLookupTable;2;FALSE))/DegreeLatMiles)))"/>
          <table:table-cell table:style-name="ce25" table:formula="of:=IF(ISBLANK([Input.I439]);&quot;&quot;;[Input.I439])"/>
          <table:table-cell table:number-columns-repeated="1020"/>
        </table:table-row>
        <table:table-row table:style-name="ro1">
          <table:table-cell table:style-name="ce25" table:formula="of:=IF(ISBLANK([Input.A440]);&quot;&quot;;(((([Input.A440]&amp;&quot;-&quot;)&amp;[Input.B440])&amp;&quot;-&quot;)&amp;[Input.C440]))"/>
          <table:table-cell table:style-name="ce25" table:formula="of:=IF(ISBLANK([Input.F440]);&quot;&quot;;(PrincipalMeridianLong-((((([Input.F440]-1)*TownshipMilesEW)+VLOOKUP([Input.G440];SELookupTable;3;FALSE))+VLOOKUP([Input.H440];SSLookupTable;3;FALSE))/(69.04*COS((([C440]*PI())/180))))))"/>
          <table:table-cell table:style-name="ce25" table:formula="of:=IF(ISBLANK([Input.E440]);&quot;&quot;;(PrincipalMeridianLat+(((([Input.E440]*TownshipMilesNS)+VLOOKUP([Input.G440];SELookupTable;2;FALSE))+VLOOKUP([Input.H440];SSLookupTable;2;FALSE))/DegreeLatMiles)))"/>
          <table:table-cell table:style-name="ce25" table:formula="of:=IF(ISBLANK([Input.I440]);&quot;&quot;;[Input.I440])"/>
          <table:table-cell table:number-columns-repeated="1020"/>
        </table:table-row>
        <table:table-row table:style-name="ro1">
          <table:table-cell table:style-name="ce25" table:formula="of:=IF(ISBLANK([Input.A441]);&quot;&quot;;(((([Input.A441]&amp;&quot;-&quot;)&amp;[Input.B441])&amp;&quot;-&quot;)&amp;[Input.C441]))"/>
          <table:table-cell table:style-name="ce25" table:formula="of:=IF(ISBLANK([Input.F441]);&quot;&quot;;(PrincipalMeridianLong-((((([Input.F441]-1)*TownshipMilesEW)+VLOOKUP([Input.G441];SELookupTable;3;FALSE))+VLOOKUP([Input.H441];SSLookupTable;3;FALSE))/(69.04*COS((([C441]*PI())/180))))))"/>
          <table:table-cell table:style-name="ce25" table:formula="of:=IF(ISBLANK([Input.E441]);&quot;&quot;;(PrincipalMeridianLat+(((([Input.E441]*TownshipMilesNS)+VLOOKUP([Input.G441];SELookupTable;2;FALSE))+VLOOKUP([Input.H441];SSLookupTable;2;FALSE))/DegreeLatMiles)))"/>
          <table:table-cell table:style-name="ce25" table:formula="of:=IF(ISBLANK([Input.I441]);&quot;&quot;;[Input.I441])"/>
          <table:table-cell table:number-columns-repeated="1020"/>
        </table:table-row>
        <table:table-row table:style-name="ro1">
          <table:table-cell table:style-name="ce25" table:formula="of:=IF(ISBLANK([Input.A442]);&quot;&quot;;(((([Input.A442]&amp;&quot;-&quot;)&amp;[Input.B442])&amp;&quot;-&quot;)&amp;[Input.C442]))"/>
          <table:table-cell table:style-name="ce25" table:formula="of:=IF(ISBLANK([Input.F442]);&quot;&quot;;(PrincipalMeridianLong-((((([Input.F442]-1)*TownshipMilesEW)+VLOOKUP([Input.G442];SELookupTable;3;FALSE))+VLOOKUP([Input.H442];SSLookupTable;3;FALSE))/(69.04*COS((([C442]*PI())/180))))))"/>
          <table:table-cell table:style-name="ce25" table:formula="of:=IF(ISBLANK([Input.E442]);&quot;&quot;;(PrincipalMeridianLat+(((([Input.E442]*TownshipMilesNS)+VLOOKUP([Input.G442];SELookupTable;2;FALSE))+VLOOKUP([Input.H442];SSLookupTable;2;FALSE))/DegreeLatMiles)))"/>
          <table:table-cell table:style-name="ce25" table:formula="of:=IF(ISBLANK([Input.I442]);&quot;&quot;;[Input.I442])"/>
          <table:table-cell table:number-columns-repeated="1020"/>
        </table:table-row>
        <table:table-row table:style-name="ro1">
          <table:table-cell table:style-name="ce25" table:formula="of:=IF(ISBLANK([Input.A443]);&quot;&quot;;(((([Input.A443]&amp;&quot;-&quot;)&amp;[Input.B443])&amp;&quot;-&quot;)&amp;[Input.C443]))"/>
          <table:table-cell table:style-name="ce25" table:formula="of:=IF(ISBLANK([Input.F443]);&quot;&quot;;(PrincipalMeridianLong-((((([Input.F443]-1)*TownshipMilesEW)+VLOOKUP([Input.G443];SELookupTable;3;FALSE))+VLOOKUP([Input.H443];SSLookupTable;3;FALSE))/(69.04*COS((([C443]*PI())/180))))))"/>
          <table:table-cell table:style-name="ce25" table:formula="of:=IF(ISBLANK([Input.E443]);&quot;&quot;;(PrincipalMeridianLat+(((([Input.E443]*TownshipMilesNS)+VLOOKUP([Input.G443];SELookupTable;2;FALSE))+VLOOKUP([Input.H443];SSLookupTable;2;FALSE))/DegreeLatMiles)))"/>
          <table:table-cell table:style-name="ce25" table:formula="of:=IF(ISBLANK([Input.I443]);&quot;&quot;;[Input.I443])"/>
          <table:table-cell table:number-columns-repeated="1020"/>
        </table:table-row>
        <table:table-row table:style-name="ro1">
          <table:table-cell table:style-name="ce25" table:formula="of:=IF(ISBLANK([Input.A444]);&quot;&quot;;(((([Input.A444]&amp;&quot;-&quot;)&amp;[Input.B444])&amp;&quot;-&quot;)&amp;[Input.C444]))"/>
          <table:table-cell table:style-name="ce25" table:formula="of:=IF(ISBLANK([Input.F444]);&quot;&quot;;(PrincipalMeridianLong-((((([Input.F444]-1)*TownshipMilesEW)+VLOOKUP([Input.G444];SELookupTable;3;FALSE))+VLOOKUP([Input.H444];SSLookupTable;3;FALSE))/(69.04*COS((([C444]*PI())/180))))))"/>
          <table:table-cell table:style-name="ce25" table:formula="of:=IF(ISBLANK([Input.E444]);&quot;&quot;;(PrincipalMeridianLat+(((([Input.E444]*TownshipMilesNS)+VLOOKUP([Input.G444];SELookupTable;2;FALSE))+VLOOKUP([Input.H444];SSLookupTable;2;FALSE))/DegreeLatMiles)))"/>
          <table:table-cell table:style-name="ce25" table:formula="of:=IF(ISBLANK([Input.I444]);&quot;&quot;;[Input.I444])"/>
          <table:table-cell table:number-columns-repeated="1020"/>
        </table:table-row>
        <table:table-row table:style-name="ro1">
          <table:table-cell table:style-name="ce25" table:formula="of:=IF(ISBLANK([Input.A445]);&quot;&quot;;(((([Input.A445]&amp;&quot;-&quot;)&amp;[Input.B445])&amp;&quot;-&quot;)&amp;[Input.C445]))"/>
          <table:table-cell table:style-name="ce25" table:formula="of:=IF(ISBLANK([Input.F445]);&quot;&quot;;(PrincipalMeridianLong-((((([Input.F445]-1)*TownshipMilesEW)+VLOOKUP([Input.G445];SELookupTable;3;FALSE))+VLOOKUP([Input.H445];SSLookupTable;3;FALSE))/(69.04*COS((([C445]*PI())/180))))))"/>
          <table:table-cell table:style-name="ce25" table:formula="of:=IF(ISBLANK([Input.E445]);&quot;&quot;;(PrincipalMeridianLat+(((([Input.E445]*TownshipMilesNS)+VLOOKUP([Input.G445];SELookupTable;2;FALSE))+VLOOKUP([Input.H445];SSLookupTable;2;FALSE))/DegreeLatMiles)))"/>
          <table:table-cell table:style-name="ce25" table:formula="of:=IF(ISBLANK([Input.I445]);&quot;&quot;;[Input.I445])"/>
          <table:table-cell table:number-columns-repeated="1020"/>
        </table:table-row>
        <table:table-row table:style-name="ro1">
          <table:table-cell table:style-name="ce25" table:formula="of:=IF(ISBLANK([Input.A446]);&quot;&quot;;(((([Input.A446]&amp;&quot;-&quot;)&amp;[Input.B446])&amp;&quot;-&quot;)&amp;[Input.C446]))"/>
          <table:table-cell table:style-name="ce25" table:formula="of:=IF(ISBLANK([Input.F446]);&quot;&quot;;(PrincipalMeridianLong-((((([Input.F446]-1)*TownshipMilesEW)+VLOOKUP([Input.G446];SELookupTable;3;FALSE))+VLOOKUP([Input.H446];SSLookupTable;3;FALSE))/(69.04*COS((([C446]*PI())/180))))))"/>
          <table:table-cell table:style-name="ce25" table:formula="of:=IF(ISBLANK([Input.E446]);&quot;&quot;;(PrincipalMeridianLat+(((([Input.E446]*TownshipMilesNS)+VLOOKUP([Input.G446];SELookupTable;2;FALSE))+VLOOKUP([Input.H446];SSLookupTable;2;FALSE))/DegreeLatMiles)))"/>
          <table:table-cell table:style-name="ce25" table:formula="of:=IF(ISBLANK([Input.I446]);&quot;&quot;;[Input.I446])"/>
          <table:table-cell table:number-columns-repeated="1020"/>
        </table:table-row>
        <table:table-row table:style-name="ro1">
          <table:table-cell table:style-name="ce25" table:formula="of:=IF(ISBLANK([Input.A447]);&quot;&quot;;(((([Input.A447]&amp;&quot;-&quot;)&amp;[Input.B447])&amp;&quot;-&quot;)&amp;[Input.C447]))"/>
          <table:table-cell table:style-name="ce25" table:formula="of:=IF(ISBLANK([Input.F447]);&quot;&quot;;(PrincipalMeridianLong-((((([Input.F447]-1)*TownshipMilesEW)+VLOOKUP([Input.G447];SELookupTable;3;FALSE))+VLOOKUP([Input.H447];SSLookupTable;3;FALSE))/(69.04*COS((([C447]*PI())/180))))))"/>
          <table:table-cell table:style-name="ce25" table:formula="of:=IF(ISBLANK([Input.E447]);&quot;&quot;;(PrincipalMeridianLat+(((([Input.E447]*TownshipMilesNS)+VLOOKUP([Input.G447];SELookupTable;2;FALSE))+VLOOKUP([Input.H447];SSLookupTable;2;FALSE))/DegreeLatMiles)))"/>
          <table:table-cell table:style-name="ce25" table:formula="of:=IF(ISBLANK([Input.I447]);&quot;&quot;;[Input.I447])"/>
          <table:table-cell table:number-columns-repeated="1020"/>
        </table:table-row>
        <table:table-row table:style-name="ro1">
          <table:table-cell table:style-name="ce25" table:formula="of:=IF(ISBLANK([Input.A448]);&quot;&quot;;(((([Input.A448]&amp;&quot;-&quot;)&amp;[Input.B448])&amp;&quot;-&quot;)&amp;[Input.C448]))"/>
          <table:table-cell table:style-name="ce25" table:formula="of:=IF(ISBLANK([Input.F448]);&quot;&quot;;(PrincipalMeridianLong-((((([Input.F448]-1)*TownshipMilesEW)+VLOOKUP([Input.G448];SELookupTable;3;FALSE))+VLOOKUP([Input.H448];SSLookupTable;3;FALSE))/(69.04*COS((([C448]*PI())/180))))))"/>
          <table:table-cell table:style-name="ce25" table:formula="of:=IF(ISBLANK([Input.E448]);&quot;&quot;;(PrincipalMeridianLat+(((([Input.E448]*TownshipMilesNS)+VLOOKUP([Input.G448];SELookupTable;2;FALSE))+VLOOKUP([Input.H448];SSLookupTable;2;FALSE))/DegreeLatMiles)))"/>
          <table:table-cell table:style-name="ce25" table:formula="of:=IF(ISBLANK([Input.I448]);&quot;&quot;;[Input.I448])"/>
          <table:table-cell table:number-columns-repeated="1020"/>
        </table:table-row>
        <table:table-row table:style-name="ro1">
          <table:table-cell table:style-name="ce25" table:formula="of:=IF(ISBLANK([Input.A449]);&quot;&quot;;(((([Input.A449]&amp;&quot;-&quot;)&amp;[Input.B449])&amp;&quot;-&quot;)&amp;[Input.C449]))"/>
          <table:table-cell table:style-name="ce25" table:formula="of:=IF(ISBLANK([Input.F449]);&quot;&quot;;(PrincipalMeridianLong-((((([Input.F449]-1)*TownshipMilesEW)+VLOOKUP([Input.G449];SELookupTable;3;FALSE))+VLOOKUP([Input.H449];SSLookupTable;3;FALSE))/(69.04*COS((([C449]*PI())/180))))))"/>
          <table:table-cell table:style-name="ce25" table:formula="of:=IF(ISBLANK([Input.E449]);&quot;&quot;;(PrincipalMeridianLat+(((([Input.E449]*TownshipMilesNS)+VLOOKUP([Input.G449];SELookupTable;2;FALSE))+VLOOKUP([Input.H449];SSLookupTable;2;FALSE))/DegreeLatMiles)))"/>
          <table:table-cell table:style-name="ce25" table:formula="of:=IF(ISBLANK([Input.I449]);&quot;&quot;;[Input.I449])"/>
          <table:table-cell table:number-columns-repeated="1020"/>
        </table:table-row>
        <table:table-row table:style-name="ro1">
          <table:table-cell table:style-name="ce25" table:formula="of:=IF(ISBLANK([Input.A450]);&quot;&quot;;(((([Input.A450]&amp;&quot;-&quot;)&amp;[Input.B450])&amp;&quot;-&quot;)&amp;[Input.C450]))"/>
          <table:table-cell table:style-name="ce25" table:formula="of:=IF(ISBLANK([Input.F450]);&quot;&quot;;(PrincipalMeridianLong-((((([Input.F450]-1)*TownshipMilesEW)+VLOOKUP([Input.G450];SELookupTable;3;FALSE))+VLOOKUP([Input.H450];SSLookupTable;3;FALSE))/(69.04*COS((([C450]*PI())/180))))))"/>
          <table:table-cell table:style-name="ce25" table:formula="of:=IF(ISBLANK([Input.E450]);&quot;&quot;;(PrincipalMeridianLat+(((([Input.E450]*TownshipMilesNS)+VLOOKUP([Input.G450];SELookupTable;2;FALSE))+VLOOKUP([Input.H450];SSLookupTable;2;FALSE))/DegreeLatMiles)))"/>
          <table:table-cell table:style-name="ce25" table:formula="of:=IF(ISBLANK([Input.I450]);&quot;&quot;;[Input.I450])"/>
          <table:table-cell table:number-columns-repeated="1020"/>
        </table:table-row>
        <table:table-row table:style-name="ro1">
          <table:table-cell table:style-name="ce25" table:formula="of:=IF(ISBLANK([Input.A451]);&quot;&quot;;(((([Input.A451]&amp;&quot;-&quot;)&amp;[Input.B451])&amp;&quot;-&quot;)&amp;[Input.C451]))"/>
          <table:table-cell table:style-name="ce25" table:formula="of:=IF(ISBLANK([Input.F451]);&quot;&quot;;(PrincipalMeridianLong-((((([Input.F451]-1)*TownshipMilesEW)+VLOOKUP([Input.G451];SELookupTable;3;FALSE))+VLOOKUP([Input.H451];SSLookupTable;3;FALSE))/(69.04*COS((([C451]*PI())/180))))))"/>
          <table:table-cell table:style-name="ce25" table:formula="of:=IF(ISBLANK([Input.E451]);&quot;&quot;;(PrincipalMeridianLat+(((([Input.E451]*TownshipMilesNS)+VLOOKUP([Input.G451];SELookupTable;2;FALSE))+VLOOKUP([Input.H451];SSLookupTable;2;FALSE))/DegreeLatMiles)))"/>
          <table:table-cell table:style-name="ce25" table:formula="of:=IF(ISBLANK([Input.I451]);&quot;&quot;;[Input.I451])"/>
          <table:table-cell table:number-columns-repeated="1020"/>
        </table:table-row>
        <table:table-row table:style-name="ro1">
          <table:table-cell table:style-name="ce25" table:formula="of:=IF(ISBLANK([Input.A452]);&quot;&quot;;(((([Input.A452]&amp;&quot;-&quot;)&amp;[Input.B452])&amp;&quot;-&quot;)&amp;[Input.C452]))"/>
          <table:table-cell table:style-name="ce25" table:formula="of:=IF(ISBLANK([Input.F452]);&quot;&quot;;(PrincipalMeridianLong-((((([Input.F452]-1)*TownshipMilesEW)+VLOOKUP([Input.G452];SELookupTable;3;FALSE))+VLOOKUP([Input.H452];SSLookupTable;3;FALSE))/(69.04*COS((([C452]*PI())/180))))))"/>
          <table:table-cell table:style-name="ce25" table:formula="of:=IF(ISBLANK([Input.E452]);&quot;&quot;;(PrincipalMeridianLat+(((([Input.E452]*TownshipMilesNS)+VLOOKUP([Input.G452];SELookupTable;2;FALSE))+VLOOKUP([Input.H452];SSLookupTable;2;FALSE))/DegreeLatMiles)))"/>
          <table:table-cell table:style-name="ce25" table:formula="of:=IF(ISBLANK([Input.I452]);&quot;&quot;;[Input.I452])"/>
          <table:table-cell table:number-columns-repeated="1020"/>
        </table:table-row>
        <table:table-row table:style-name="ro1">
          <table:table-cell table:style-name="ce25" table:formula="of:=IF(ISBLANK([Input.A453]);&quot;&quot;;(((([Input.A453]&amp;&quot;-&quot;)&amp;[Input.B453])&amp;&quot;-&quot;)&amp;[Input.C453]))"/>
          <table:table-cell table:style-name="ce25" table:formula="of:=IF(ISBLANK([Input.F453]);&quot;&quot;;(PrincipalMeridianLong-((((([Input.F453]-1)*TownshipMilesEW)+VLOOKUP([Input.G453];SELookupTable;3;FALSE))+VLOOKUP([Input.H453];SSLookupTable;3;FALSE))/(69.04*COS((([C453]*PI())/180))))))"/>
          <table:table-cell table:style-name="ce25" table:formula="of:=IF(ISBLANK([Input.E453]);&quot;&quot;;(PrincipalMeridianLat+(((([Input.E453]*TownshipMilesNS)+VLOOKUP([Input.G453];SELookupTable;2;FALSE))+VLOOKUP([Input.H453];SSLookupTable;2;FALSE))/DegreeLatMiles)))"/>
          <table:table-cell table:style-name="ce25" table:formula="of:=IF(ISBLANK([Input.I453]);&quot;&quot;;[Input.I453])"/>
          <table:table-cell table:number-columns-repeated="1020"/>
        </table:table-row>
        <table:table-row table:style-name="ro1">
          <table:table-cell table:style-name="ce25" table:formula="of:=IF(ISBLANK([Input.A454]);&quot;&quot;;(((([Input.A454]&amp;&quot;-&quot;)&amp;[Input.B454])&amp;&quot;-&quot;)&amp;[Input.C454]))"/>
          <table:table-cell table:style-name="ce25" table:formula="of:=IF(ISBLANK([Input.F454]);&quot;&quot;;(PrincipalMeridianLong-((((([Input.F454]-1)*TownshipMilesEW)+VLOOKUP([Input.G454];SELookupTable;3;FALSE))+VLOOKUP([Input.H454];SSLookupTable;3;FALSE))/(69.04*COS((([C454]*PI())/180))))))"/>
          <table:table-cell table:style-name="ce25" table:formula="of:=IF(ISBLANK([Input.E454]);&quot;&quot;;(PrincipalMeridianLat+(((([Input.E454]*TownshipMilesNS)+VLOOKUP([Input.G454];SELookupTable;2;FALSE))+VLOOKUP([Input.H454];SSLookupTable;2;FALSE))/DegreeLatMiles)))"/>
          <table:table-cell table:style-name="ce25" table:formula="of:=IF(ISBLANK([Input.I454]);&quot;&quot;;[Input.I454])"/>
          <table:table-cell table:number-columns-repeated="1020"/>
        </table:table-row>
        <table:table-row table:style-name="ro1">
          <table:table-cell table:style-name="ce25" table:formula="of:=IF(ISBLANK([Input.A455]);&quot;&quot;;(((([Input.A455]&amp;&quot;-&quot;)&amp;[Input.B455])&amp;&quot;-&quot;)&amp;[Input.C455]))"/>
          <table:table-cell table:style-name="ce25" table:formula="of:=IF(ISBLANK([Input.F455]);&quot;&quot;;(PrincipalMeridianLong-((((([Input.F455]-1)*TownshipMilesEW)+VLOOKUP([Input.G455];SELookupTable;3;FALSE))+VLOOKUP([Input.H455];SSLookupTable;3;FALSE))/(69.04*COS((([C455]*PI())/180))))))"/>
          <table:table-cell table:style-name="ce25" table:formula="of:=IF(ISBLANK([Input.E455]);&quot;&quot;;(PrincipalMeridianLat+(((([Input.E455]*TownshipMilesNS)+VLOOKUP([Input.G455];SELookupTable;2;FALSE))+VLOOKUP([Input.H455];SSLookupTable;2;FALSE))/DegreeLatMiles)))"/>
          <table:table-cell table:style-name="ce25" table:formula="of:=IF(ISBLANK([Input.I455]);&quot;&quot;;[Input.I455])"/>
          <table:table-cell table:number-columns-repeated="1020"/>
        </table:table-row>
        <table:table-row table:style-name="ro1">
          <table:table-cell table:style-name="ce25" table:formula="of:=IF(ISBLANK([Input.A456]);&quot;&quot;;(((([Input.A456]&amp;&quot;-&quot;)&amp;[Input.B456])&amp;&quot;-&quot;)&amp;[Input.C456]))"/>
          <table:table-cell table:style-name="ce25" table:formula="of:=IF(ISBLANK([Input.F456]);&quot;&quot;;(PrincipalMeridianLong-((((([Input.F456]-1)*TownshipMilesEW)+VLOOKUP([Input.G456];SELookupTable;3;FALSE))+VLOOKUP([Input.H456];SSLookupTable;3;FALSE))/(69.04*COS((([C456]*PI())/180))))))"/>
          <table:table-cell table:style-name="ce25" table:formula="of:=IF(ISBLANK([Input.E456]);&quot;&quot;;(PrincipalMeridianLat+(((([Input.E456]*TownshipMilesNS)+VLOOKUP([Input.G456];SELookupTable;2;FALSE))+VLOOKUP([Input.H456];SSLookupTable;2;FALSE))/DegreeLatMiles)))"/>
          <table:table-cell table:style-name="ce25" table:formula="of:=IF(ISBLANK([Input.I456]);&quot;&quot;;[Input.I456])"/>
          <table:table-cell table:number-columns-repeated="1020"/>
        </table:table-row>
        <table:table-row table:style-name="ro1">
          <table:table-cell table:style-name="ce25" table:formula="of:=IF(ISBLANK([Input.A457]);&quot;&quot;;(((([Input.A457]&amp;&quot;-&quot;)&amp;[Input.B457])&amp;&quot;-&quot;)&amp;[Input.C457]))"/>
          <table:table-cell table:style-name="ce25" table:formula="of:=IF(ISBLANK([Input.F457]);&quot;&quot;;(PrincipalMeridianLong-((((([Input.F457]-1)*TownshipMilesEW)+VLOOKUP([Input.G457];SELookupTable;3;FALSE))+VLOOKUP([Input.H457];SSLookupTable;3;FALSE))/(69.04*COS((([C457]*PI())/180))))))"/>
          <table:table-cell table:style-name="ce25" table:formula="of:=IF(ISBLANK([Input.E457]);&quot;&quot;;(PrincipalMeridianLat+(((([Input.E457]*TownshipMilesNS)+VLOOKUP([Input.G457];SELookupTable;2;FALSE))+VLOOKUP([Input.H457];SSLookupTable;2;FALSE))/DegreeLatMiles)))"/>
          <table:table-cell table:style-name="ce25" table:formula="of:=IF(ISBLANK([Input.I457]);&quot;&quot;;[Input.I457])"/>
          <table:table-cell table:number-columns-repeated="1020"/>
        </table:table-row>
        <table:table-row table:style-name="ro1">
          <table:table-cell table:style-name="ce25" table:formula="of:=IF(ISBLANK([Input.A458]);&quot;&quot;;(((([Input.A458]&amp;&quot;-&quot;)&amp;[Input.B458])&amp;&quot;-&quot;)&amp;[Input.C458]))"/>
          <table:table-cell table:style-name="ce25" table:formula="of:=IF(ISBLANK([Input.F458]);&quot;&quot;;(PrincipalMeridianLong-((((([Input.F458]-1)*TownshipMilesEW)+VLOOKUP([Input.G458];SELookupTable;3;FALSE))+VLOOKUP([Input.H458];SSLookupTable;3;FALSE))/(69.04*COS((([C458]*PI())/180))))))"/>
          <table:table-cell table:style-name="ce25" table:formula="of:=IF(ISBLANK([Input.E458]);&quot;&quot;;(PrincipalMeridianLat+(((([Input.E458]*TownshipMilesNS)+VLOOKUP([Input.G458];SELookupTable;2;FALSE))+VLOOKUP([Input.H458];SSLookupTable;2;FALSE))/DegreeLatMiles)))"/>
          <table:table-cell table:style-name="ce25" table:formula="of:=IF(ISBLANK([Input.I458]);&quot;&quot;;[Input.I458])"/>
          <table:table-cell table:number-columns-repeated="1020"/>
        </table:table-row>
        <table:table-row table:style-name="ro1">
          <table:table-cell table:style-name="ce25" table:formula="of:=IF(ISBLANK([Input.A459]);&quot;&quot;;(((([Input.A459]&amp;&quot;-&quot;)&amp;[Input.B459])&amp;&quot;-&quot;)&amp;[Input.C459]))"/>
          <table:table-cell table:style-name="ce25" table:formula="of:=IF(ISBLANK([Input.F459]);&quot;&quot;;(PrincipalMeridianLong-((((([Input.F459]-1)*TownshipMilesEW)+VLOOKUP([Input.G459];SELookupTable;3;FALSE))+VLOOKUP([Input.H459];SSLookupTable;3;FALSE))/(69.04*COS((([C459]*PI())/180))))))"/>
          <table:table-cell table:style-name="ce25" table:formula="of:=IF(ISBLANK([Input.E459]);&quot;&quot;;(PrincipalMeridianLat+(((([Input.E459]*TownshipMilesNS)+VLOOKUP([Input.G459];SELookupTable;2;FALSE))+VLOOKUP([Input.H459];SSLookupTable;2;FALSE))/DegreeLatMiles)))"/>
          <table:table-cell table:style-name="ce25" table:formula="of:=IF(ISBLANK([Input.I459]);&quot;&quot;;[Input.I459])"/>
          <table:table-cell table:number-columns-repeated="1020"/>
        </table:table-row>
        <table:table-row table:style-name="ro1">
          <table:table-cell table:style-name="ce25" table:formula="of:=IF(ISBLANK([Input.A460]);&quot;&quot;;(((([Input.A460]&amp;&quot;-&quot;)&amp;[Input.B460])&amp;&quot;-&quot;)&amp;[Input.C460]))"/>
          <table:table-cell table:style-name="ce25" table:formula="of:=IF(ISBLANK([Input.F460]);&quot;&quot;;(PrincipalMeridianLong-((((([Input.F460]-1)*TownshipMilesEW)+VLOOKUP([Input.G460];SELookupTable;3;FALSE))+VLOOKUP([Input.H460];SSLookupTable;3;FALSE))/(69.04*COS((([C460]*PI())/180))))))"/>
          <table:table-cell table:style-name="ce25" table:formula="of:=IF(ISBLANK([Input.E460]);&quot;&quot;;(PrincipalMeridianLat+(((([Input.E460]*TownshipMilesNS)+VLOOKUP([Input.G460];SELookupTable;2;FALSE))+VLOOKUP([Input.H460];SSLookupTable;2;FALSE))/DegreeLatMiles)))"/>
          <table:table-cell table:style-name="ce25" table:formula="of:=IF(ISBLANK([Input.I460]);&quot;&quot;;[Input.I460])"/>
          <table:table-cell table:number-columns-repeated="1020"/>
        </table:table-row>
        <table:table-row table:style-name="ro1">
          <table:table-cell table:style-name="ce25" table:formula="of:=IF(ISBLANK([Input.A461]);&quot;&quot;;(((([Input.A461]&amp;&quot;-&quot;)&amp;[Input.B461])&amp;&quot;-&quot;)&amp;[Input.C461]))"/>
          <table:table-cell table:style-name="ce25" table:formula="of:=IF(ISBLANK([Input.F461]);&quot;&quot;;(PrincipalMeridianLong-((((([Input.F461]-1)*TownshipMilesEW)+VLOOKUP([Input.G461];SELookupTable;3;FALSE))+VLOOKUP([Input.H461];SSLookupTable;3;FALSE))/(69.04*COS((([C461]*PI())/180))))))"/>
          <table:table-cell table:style-name="ce25" table:formula="of:=IF(ISBLANK([Input.E461]);&quot;&quot;;(PrincipalMeridianLat+(((([Input.E461]*TownshipMilesNS)+VLOOKUP([Input.G461];SELookupTable;2;FALSE))+VLOOKUP([Input.H461];SSLookupTable;2;FALSE))/DegreeLatMiles)))"/>
          <table:table-cell table:style-name="ce25" table:formula="of:=IF(ISBLANK([Input.I461]);&quot;&quot;;[Input.I461])"/>
          <table:table-cell table:number-columns-repeated="1020"/>
        </table:table-row>
        <table:table-row table:style-name="ro1">
          <table:table-cell table:style-name="ce25" table:formula="of:=IF(ISBLANK([Input.A462]);&quot;&quot;;(((([Input.A462]&amp;&quot;-&quot;)&amp;[Input.B462])&amp;&quot;-&quot;)&amp;[Input.C462]))"/>
          <table:table-cell table:style-name="ce25" table:formula="of:=IF(ISBLANK([Input.F462]);&quot;&quot;;(PrincipalMeridianLong-((((([Input.F462]-1)*TownshipMilesEW)+VLOOKUP([Input.G462];SELookupTable;3;FALSE))+VLOOKUP([Input.H462];SSLookupTable;3;FALSE))/(69.04*COS((([C462]*PI())/180))))))"/>
          <table:table-cell table:style-name="ce25" table:formula="of:=IF(ISBLANK([Input.E462]);&quot;&quot;;(PrincipalMeridianLat+(((([Input.E462]*TownshipMilesNS)+VLOOKUP([Input.G462];SELookupTable;2;FALSE))+VLOOKUP([Input.H462];SSLookupTable;2;FALSE))/DegreeLatMiles)))"/>
          <table:table-cell table:style-name="ce25" table:formula="of:=IF(ISBLANK([Input.I462]);&quot;&quot;;[Input.I462])"/>
          <table:table-cell table:number-columns-repeated="1020"/>
        </table:table-row>
        <table:table-row table:style-name="ro1">
          <table:table-cell table:style-name="ce25" table:formula="of:=IF(ISBLANK([Input.A463]);&quot;&quot;;(((([Input.A463]&amp;&quot;-&quot;)&amp;[Input.B463])&amp;&quot;-&quot;)&amp;[Input.C463]))"/>
          <table:table-cell table:style-name="ce25" table:formula="of:=IF(ISBLANK([Input.F463]);&quot;&quot;;(PrincipalMeridianLong-((((([Input.F463]-1)*TownshipMilesEW)+VLOOKUP([Input.G463];SELookupTable;3;FALSE))+VLOOKUP([Input.H463];SSLookupTable;3;FALSE))/(69.04*COS((([C463]*PI())/180))))))"/>
          <table:table-cell table:style-name="ce25" table:formula="of:=IF(ISBLANK([Input.E463]);&quot;&quot;;(PrincipalMeridianLat+(((([Input.E463]*TownshipMilesNS)+VLOOKUP([Input.G463];SELookupTable;2;FALSE))+VLOOKUP([Input.H463];SSLookupTable;2;FALSE))/DegreeLatMiles)))"/>
          <table:table-cell table:style-name="ce25" table:formula="of:=IF(ISBLANK([Input.I463]);&quot;&quot;;[Input.I463])"/>
          <table:table-cell table:number-columns-repeated="1020"/>
        </table:table-row>
        <table:table-row table:style-name="ro1">
          <table:table-cell table:style-name="ce25" table:formula="of:=IF(ISBLANK([Input.A464]);&quot;&quot;;(((([Input.A464]&amp;&quot;-&quot;)&amp;[Input.B464])&amp;&quot;-&quot;)&amp;[Input.C464]))"/>
          <table:table-cell table:style-name="ce25" table:formula="of:=IF(ISBLANK([Input.F464]);&quot;&quot;;(PrincipalMeridianLong-((((([Input.F464]-1)*TownshipMilesEW)+VLOOKUP([Input.G464];SELookupTable;3;FALSE))+VLOOKUP([Input.H464];SSLookupTable;3;FALSE))/(69.04*COS((([C464]*PI())/180))))))"/>
          <table:table-cell table:style-name="ce25" table:formula="of:=IF(ISBLANK([Input.E464]);&quot;&quot;;(PrincipalMeridianLat+(((([Input.E464]*TownshipMilesNS)+VLOOKUP([Input.G464];SELookupTable;2;FALSE))+VLOOKUP([Input.H464];SSLookupTable;2;FALSE))/DegreeLatMiles)))"/>
          <table:table-cell table:style-name="ce25" table:formula="of:=IF(ISBLANK([Input.I464]);&quot;&quot;;[Input.I464])"/>
          <table:table-cell table:number-columns-repeated="1020"/>
        </table:table-row>
        <table:table-row table:style-name="ro1">
          <table:table-cell table:style-name="ce25" table:formula="of:=IF(ISBLANK([Input.A465]);&quot;&quot;;(((([Input.A465]&amp;&quot;-&quot;)&amp;[Input.B465])&amp;&quot;-&quot;)&amp;[Input.C465]))"/>
          <table:table-cell table:style-name="ce25" table:formula="of:=IF(ISBLANK([Input.F465]);&quot;&quot;;(PrincipalMeridianLong-((((([Input.F465]-1)*TownshipMilesEW)+VLOOKUP([Input.G465];SELookupTable;3;FALSE))+VLOOKUP([Input.H465];SSLookupTable;3;FALSE))/(69.04*COS((([C465]*PI())/180))))))"/>
          <table:table-cell table:style-name="ce25" table:formula="of:=IF(ISBLANK([Input.E465]);&quot;&quot;;(PrincipalMeridianLat+(((([Input.E465]*TownshipMilesNS)+VLOOKUP([Input.G465];SELookupTable;2;FALSE))+VLOOKUP([Input.H465];SSLookupTable;2;FALSE))/DegreeLatMiles)))"/>
          <table:table-cell table:style-name="ce25" table:formula="of:=IF(ISBLANK([Input.I465]);&quot;&quot;;[Input.I465])"/>
          <table:table-cell table:number-columns-repeated="1020"/>
        </table:table-row>
        <table:table-row table:style-name="ro1">
          <table:table-cell table:style-name="ce25" table:formula="of:=IF(ISBLANK([Input.A466]);&quot;&quot;;(((([Input.A466]&amp;&quot;-&quot;)&amp;[Input.B466])&amp;&quot;-&quot;)&amp;[Input.C466]))"/>
          <table:table-cell table:style-name="ce25" table:formula="of:=IF(ISBLANK([Input.F466]);&quot;&quot;;(PrincipalMeridianLong-((((([Input.F466]-1)*TownshipMilesEW)+VLOOKUP([Input.G466];SELookupTable;3;FALSE))+VLOOKUP([Input.H466];SSLookupTable;3;FALSE))/(69.04*COS((([C466]*PI())/180))))))"/>
          <table:table-cell table:style-name="ce25" table:formula="of:=IF(ISBLANK([Input.E466]);&quot;&quot;;(PrincipalMeridianLat+(((([Input.E466]*TownshipMilesNS)+VLOOKUP([Input.G466];SELookupTable;2;FALSE))+VLOOKUP([Input.H466];SSLookupTable;2;FALSE))/DegreeLatMiles)))"/>
          <table:table-cell table:style-name="ce25" table:formula="of:=IF(ISBLANK([Input.I466]);&quot;&quot;;[Input.I466])"/>
          <table:table-cell table:number-columns-repeated="1020"/>
        </table:table-row>
        <table:table-row table:style-name="ro1">
          <table:table-cell table:style-name="ce25" table:formula="of:=IF(ISBLANK([Input.A467]);&quot;&quot;;(((([Input.A467]&amp;&quot;-&quot;)&amp;[Input.B467])&amp;&quot;-&quot;)&amp;[Input.C467]))"/>
          <table:table-cell table:style-name="ce25" table:formula="of:=IF(ISBLANK([Input.F467]);&quot;&quot;;(PrincipalMeridianLong-((((([Input.F467]-1)*TownshipMilesEW)+VLOOKUP([Input.G467];SELookupTable;3;FALSE))+VLOOKUP([Input.H467];SSLookupTable;3;FALSE))/(69.04*COS((([C467]*PI())/180))))))"/>
          <table:table-cell table:style-name="ce25" table:formula="of:=IF(ISBLANK([Input.E467]);&quot;&quot;;(PrincipalMeridianLat+(((([Input.E467]*TownshipMilesNS)+VLOOKUP([Input.G467];SELookupTable;2;FALSE))+VLOOKUP([Input.H467];SSLookupTable;2;FALSE))/DegreeLatMiles)))"/>
          <table:table-cell table:style-name="ce25" table:formula="of:=IF(ISBLANK([Input.I467]);&quot;&quot;;[Input.I467])"/>
          <table:table-cell table:number-columns-repeated="1020"/>
        </table:table-row>
        <table:table-row table:style-name="ro1">
          <table:table-cell table:style-name="ce25" table:formula="of:=IF(ISBLANK([Input.A468]);&quot;&quot;;(((([Input.A468]&amp;&quot;-&quot;)&amp;[Input.B468])&amp;&quot;-&quot;)&amp;[Input.C468]))"/>
          <table:table-cell table:style-name="ce25" table:formula="of:=IF(ISBLANK([Input.F468]);&quot;&quot;;(PrincipalMeridianLong-((((([Input.F468]-1)*TownshipMilesEW)+VLOOKUP([Input.G468];SELookupTable;3;FALSE))+VLOOKUP([Input.H468];SSLookupTable;3;FALSE))/(69.04*COS((([C468]*PI())/180))))))"/>
          <table:table-cell table:style-name="ce25" table:formula="of:=IF(ISBLANK([Input.E468]);&quot;&quot;;(PrincipalMeridianLat+(((([Input.E468]*TownshipMilesNS)+VLOOKUP([Input.G468];SELookupTable;2;FALSE))+VLOOKUP([Input.H468];SSLookupTable;2;FALSE))/DegreeLatMiles)))"/>
          <table:table-cell table:style-name="ce25" table:formula="of:=IF(ISBLANK([Input.I468]);&quot;&quot;;[Input.I468])"/>
          <table:table-cell table:number-columns-repeated="1020"/>
        </table:table-row>
        <table:table-row table:style-name="ro1">
          <table:table-cell table:style-name="ce25" table:formula="of:=IF(ISBLANK([Input.A469]);&quot;&quot;;(((([Input.A469]&amp;&quot;-&quot;)&amp;[Input.B469])&amp;&quot;-&quot;)&amp;[Input.C469]))"/>
          <table:table-cell table:style-name="ce25" table:formula="of:=IF(ISBLANK([Input.F469]);&quot;&quot;;(PrincipalMeridianLong-((((([Input.F469]-1)*TownshipMilesEW)+VLOOKUP([Input.G469];SELookupTable;3;FALSE))+VLOOKUP([Input.H469];SSLookupTable;3;FALSE))/(69.04*COS((([C469]*PI())/180))))))"/>
          <table:table-cell table:style-name="ce25" table:formula="of:=IF(ISBLANK([Input.E469]);&quot;&quot;;(PrincipalMeridianLat+(((([Input.E469]*TownshipMilesNS)+VLOOKUP([Input.G469];SELookupTable;2;FALSE))+VLOOKUP([Input.H469];SSLookupTable;2;FALSE))/DegreeLatMiles)))"/>
          <table:table-cell table:style-name="ce25" table:formula="of:=IF(ISBLANK([Input.I469]);&quot;&quot;;[Input.I469])"/>
          <table:table-cell table:number-columns-repeated="1020"/>
        </table:table-row>
        <table:table-row table:style-name="ro1">
          <table:table-cell table:style-name="ce25" table:formula="of:=IF(ISBLANK([Input.A470]);&quot;&quot;;(((([Input.A470]&amp;&quot;-&quot;)&amp;[Input.B470])&amp;&quot;-&quot;)&amp;[Input.C470]))"/>
          <table:table-cell table:style-name="ce25" table:formula="of:=IF(ISBLANK([Input.F470]);&quot;&quot;;(PrincipalMeridianLong-((((([Input.F470]-1)*TownshipMilesEW)+VLOOKUP([Input.G470];SELookupTable;3;FALSE))+VLOOKUP([Input.H470];SSLookupTable;3;FALSE))/(69.04*COS((([C470]*PI())/180))))))"/>
          <table:table-cell table:style-name="ce25" table:formula="of:=IF(ISBLANK([Input.E470]);&quot;&quot;;(PrincipalMeridianLat+(((([Input.E470]*TownshipMilesNS)+VLOOKUP([Input.G470];SELookupTable;2;FALSE))+VLOOKUP([Input.H470];SSLookupTable;2;FALSE))/DegreeLatMiles)))"/>
          <table:table-cell table:style-name="ce25" table:formula="of:=IF(ISBLANK([Input.I470]);&quot;&quot;;[Input.I470])"/>
          <table:table-cell table:number-columns-repeated="1020"/>
        </table:table-row>
        <table:table-row table:style-name="ro1">
          <table:table-cell table:style-name="ce25" table:formula="of:=IF(ISBLANK([Input.A471]);&quot;&quot;;(((([Input.A471]&amp;&quot;-&quot;)&amp;[Input.B471])&amp;&quot;-&quot;)&amp;[Input.C471]))"/>
          <table:table-cell table:style-name="ce25" table:formula="of:=IF(ISBLANK([Input.F471]);&quot;&quot;;(PrincipalMeridianLong-((((([Input.F471]-1)*TownshipMilesEW)+VLOOKUP([Input.G471];SELookupTable;3;FALSE))+VLOOKUP([Input.H471];SSLookupTable;3;FALSE))/(69.04*COS((([C471]*PI())/180))))))"/>
          <table:table-cell table:style-name="ce25" table:formula="of:=IF(ISBLANK([Input.E471]);&quot;&quot;;(PrincipalMeridianLat+(((([Input.E471]*TownshipMilesNS)+VLOOKUP([Input.G471];SELookupTable;2;FALSE))+VLOOKUP([Input.H471];SSLookupTable;2;FALSE))/DegreeLatMiles)))"/>
          <table:table-cell table:style-name="ce25" table:formula="of:=IF(ISBLANK([Input.I471]);&quot;&quot;;[Input.I471])"/>
          <table:table-cell table:number-columns-repeated="1020"/>
        </table:table-row>
        <table:table-row table:style-name="ro1">
          <table:table-cell table:style-name="ce25" table:formula="of:=IF(ISBLANK([Input.A472]);&quot;&quot;;(((([Input.A472]&amp;&quot;-&quot;)&amp;[Input.B472])&amp;&quot;-&quot;)&amp;[Input.C472]))"/>
          <table:table-cell table:style-name="ce25" table:formula="of:=IF(ISBLANK([Input.F472]);&quot;&quot;;(PrincipalMeridianLong-((((([Input.F472]-1)*TownshipMilesEW)+VLOOKUP([Input.G472];SELookupTable;3;FALSE))+VLOOKUP([Input.H472];SSLookupTable;3;FALSE))/(69.04*COS((([C472]*PI())/180))))))"/>
          <table:table-cell table:style-name="ce25" table:formula="of:=IF(ISBLANK([Input.E472]);&quot;&quot;;(PrincipalMeridianLat+(((([Input.E472]*TownshipMilesNS)+VLOOKUP([Input.G472];SELookupTable;2;FALSE))+VLOOKUP([Input.H472];SSLookupTable;2;FALSE))/DegreeLatMiles)))"/>
          <table:table-cell table:style-name="ce25" table:formula="of:=IF(ISBLANK([Input.I472]);&quot;&quot;;[Input.I472])"/>
          <table:table-cell table:number-columns-repeated="1020"/>
        </table:table-row>
        <table:table-row table:style-name="ro1">
          <table:table-cell table:style-name="ce25" table:formula="of:=IF(ISBLANK([Input.A473]);&quot;&quot;;(((([Input.A473]&amp;&quot;-&quot;)&amp;[Input.B473])&amp;&quot;-&quot;)&amp;[Input.C473]))"/>
          <table:table-cell table:style-name="ce25" table:formula="of:=IF(ISBLANK([Input.F473]);&quot;&quot;;(PrincipalMeridianLong-((((([Input.F473]-1)*TownshipMilesEW)+VLOOKUP([Input.G473];SELookupTable;3;FALSE))+VLOOKUP([Input.H473];SSLookupTable;3;FALSE))/(69.04*COS((([C473]*PI())/180))))))"/>
          <table:table-cell table:style-name="ce25" table:formula="of:=IF(ISBLANK([Input.E473]);&quot;&quot;;(PrincipalMeridianLat+(((([Input.E473]*TownshipMilesNS)+VLOOKUP([Input.G473];SELookupTable;2;FALSE))+VLOOKUP([Input.H473];SSLookupTable;2;FALSE))/DegreeLatMiles)))"/>
          <table:table-cell table:style-name="ce25" table:formula="of:=IF(ISBLANK([Input.I473]);&quot;&quot;;[Input.I473])"/>
          <table:table-cell table:number-columns-repeated="1020"/>
        </table:table-row>
        <table:table-row table:style-name="ro1">
          <table:table-cell table:style-name="ce25" table:formula="of:=IF(ISBLANK([Input.A474]);&quot;&quot;;(((([Input.A474]&amp;&quot;-&quot;)&amp;[Input.B474])&amp;&quot;-&quot;)&amp;[Input.C474]))"/>
          <table:table-cell table:style-name="ce25" table:formula="of:=IF(ISBLANK([Input.F474]);&quot;&quot;;(PrincipalMeridianLong-((((([Input.F474]-1)*TownshipMilesEW)+VLOOKUP([Input.G474];SELookupTable;3;FALSE))+VLOOKUP([Input.H474];SSLookupTable;3;FALSE))/(69.04*COS((([C474]*PI())/180))))))"/>
          <table:table-cell table:style-name="ce25" table:formula="of:=IF(ISBLANK([Input.E474]);&quot;&quot;;(PrincipalMeridianLat+(((([Input.E474]*TownshipMilesNS)+VLOOKUP([Input.G474];SELookupTable;2;FALSE))+VLOOKUP([Input.H474];SSLookupTable;2;FALSE))/DegreeLatMiles)))"/>
          <table:table-cell table:style-name="ce25" table:formula="of:=IF(ISBLANK([Input.I474]);&quot;&quot;;[Input.I474])"/>
          <table:table-cell table:number-columns-repeated="1020"/>
        </table:table-row>
        <table:table-row table:style-name="ro1">
          <table:table-cell table:style-name="ce25" table:formula="of:=IF(ISBLANK([Input.A475]);&quot;&quot;;(((([Input.A475]&amp;&quot;-&quot;)&amp;[Input.B475])&amp;&quot;-&quot;)&amp;[Input.C475]))"/>
          <table:table-cell table:style-name="ce25" table:formula="of:=IF(ISBLANK([Input.F475]);&quot;&quot;;(PrincipalMeridianLong-((((([Input.F475]-1)*TownshipMilesEW)+VLOOKUP([Input.G475];SELookupTable;3;FALSE))+VLOOKUP([Input.H475];SSLookupTable;3;FALSE))/(69.04*COS((([C475]*PI())/180))))))"/>
          <table:table-cell table:style-name="ce25" table:formula="of:=IF(ISBLANK([Input.E475]);&quot;&quot;;(PrincipalMeridianLat+(((([Input.E475]*TownshipMilesNS)+VLOOKUP([Input.G475];SELookupTable;2;FALSE))+VLOOKUP([Input.H475];SSLookupTable;2;FALSE))/DegreeLatMiles)))"/>
          <table:table-cell table:style-name="ce25" table:formula="of:=IF(ISBLANK([Input.I475]);&quot;&quot;;[Input.I475])"/>
          <table:table-cell table:number-columns-repeated="1020"/>
        </table:table-row>
        <table:table-row table:style-name="ro1">
          <table:table-cell table:style-name="ce25" table:formula="of:=IF(ISBLANK([Input.A476]);&quot;&quot;;(((([Input.A476]&amp;&quot;-&quot;)&amp;[Input.B476])&amp;&quot;-&quot;)&amp;[Input.C476]))"/>
          <table:table-cell table:style-name="ce25" table:formula="of:=IF(ISBLANK([Input.F476]);&quot;&quot;;(PrincipalMeridianLong-((((([Input.F476]-1)*TownshipMilesEW)+VLOOKUP([Input.G476];SELookupTable;3;FALSE))+VLOOKUP([Input.H476];SSLookupTable;3;FALSE))/(69.04*COS((([C476]*PI())/180))))))"/>
          <table:table-cell table:style-name="ce25" table:formula="of:=IF(ISBLANK([Input.E476]);&quot;&quot;;(PrincipalMeridianLat+(((([Input.E476]*TownshipMilesNS)+VLOOKUP([Input.G476];SELookupTable;2;FALSE))+VLOOKUP([Input.H476];SSLookupTable;2;FALSE))/DegreeLatMiles)))"/>
          <table:table-cell table:style-name="ce25" table:formula="of:=IF(ISBLANK([Input.I476]);&quot;&quot;;[Input.I476])"/>
          <table:table-cell table:number-columns-repeated="1020"/>
        </table:table-row>
        <table:table-row table:style-name="ro1">
          <table:table-cell table:style-name="ce25" table:formula="of:=IF(ISBLANK([Input.A477]);&quot;&quot;;(((([Input.A477]&amp;&quot;-&quot;)&amp;[Input.B477])&amp;&quot;-&quot;)&amp;[Input.C477]))"/>
          <table:table-cell table:style-name="ce25" table:formula="of:=IF(ISBLANK([Input.F477]);&quot;&quot;;(PrincipalMeridianLong-((((([Input.F477]-1)*TownshipMilesEW)+VLOOKUP([Input.G477];SELookupTable;3;FALSE))+VLOOKUP([Input.H477];SSLookupTable;3;FALSE))/(69.04*COS((([C477]*PI())/180))))))"/>
          <table:table-cell table:style-name="ce25" table:formula="of:=IF(ISBLANK([Input.E477]);&quot;&quot;;(PrincipalMeridianLat+(((([Input.E477]*TownshipMilesNS)+VLOOKUP([Input.G477];SELookupTable;2;FALSE))+VLOOKUP([Input.H477];SSLookupTable;2;FALSE))/DegreeLatMiles)))"/>
          <table:table-cell table:style-name="ce25" table:formula="of:=IF(ISBLANK([Input.I477]);&quot;&quot;;[Input.I477])"/>
          <table:table-cell table:number-columns-repeated="1020"/>
        </table:table-row>
        <table:table-row table:style-name="ro1">
          <table:table-cell table:style-name="ce25" table:formula="of:=IF(ISBLANK([Input.A478]);&quot;&quot;;(((([Input.A478]&amp;&quot;-&quot;)&amp;[Input.B478])&amp;&quot;-&quot;)&amp;[Input.C478]))"/>
          <table:table-cell table:style-name="ce25" table:formula="of:=IF(ISBLANK([Input.F478]);&quot;&quot;;(PrincipalMeridianLong-((((([Input.F478]-1)*TownshipMilesEW)+VLOOKUP([Input.G478];SELookupTable;3;FALSE))+VLOOKUP([Input.H478];SSLookupTable;3;FALSE))/(69.04*COS((([C478]*PI())/180))))))"/>
          <table:table-cell table:style-name="ce25" table:formula="of:=IF(ISBLANK([Input.E478]);&quot;&quot;;(PrincipalMeridianLat+(((([Input.E478]*TownshipMilesNS)+VLOOKUP([Input.G478];SELookupTable;2;FALSE))+VLOOKUP([Input.H478];SSLookupTable;2;FALSE))/DegreeLatMiles)))"/>
          <table:table-cell table:style-name="ce25" table:formula="of:=IF(ISBLANK([Input.I478]);&quot;&quot;;[Input.I478])"/>
          <table:table-cell table:number-columns-repeated="1020"/>
        </table:table-row>
        <table:table-row table:style-name="ro1">
          <table:table-cell table:style-name="ce25" table:formula="of:=IF(ISBLANK([Input.A479]);&quot;&quot;;(((([Input.A479]&amp;&quot;-&quot;)&amp;[Input.B479])&amp;&quot;-&quot;)&amp;[Input.C479]))"/>
          <table:table-cell table:style-name="ce25" table:formula="of:=IF(ISBLANK([Input.F479]);&quot;&quot;;(PrincipalMeridianLong-((((([Input.F479]-1)*TownshipMilesEW)+VLOOKUP([Input.G479];SELookupTable;3;FALSE))+VLOOKUP([Input.H479];SSLookupTable;3;FALSE))/(69.04*COS((([C479]*PI())/180))))))"/>
          <table:table-cell table:style-name="ce25" table:formula="of:=IF(ISBLANK([Input.E479]);&quot;&quot;;(PrincipalMeridianLat+(((([Input.E479]*TownshipMilesNS)+VLOOKUP([Input.G479];SELookupTable;2;FALSE))+VLOOKUP([Input.H479];SSLookupTable;2;FALSE))/DegreeLatMiles)))"/>
          <table:table-cell table:style-name="ce25" table:formula="of:=IF(ISBLANK([Input.I479]);&quot;&quot;;[Input.I479])"/>
          <table:table-cell table:number-columns-repeated="1020"/>
        </table:table-row>
        <table:table-row table:style-name="ro1">
          <table:table-cell table:style-name="ce25" table:formula="of:=IF(ISBLANK([Input.A480]);&quot;&quot;;(((([Input.A480]&amp;&quot;-&quot;)&amp;[Input.B480])&amp;&quot;-&quot;)&amp;[Input.C480]))"/>
          <table:table-cell table:style-name="ce25" table:formula="of:=IF(ISBLANK([Input.F480]);&quot;&quot;;(PrincipalMeridianLong-((((([Input.F480]-1)*TownshipMilesEW)+VLOOKUP([Input.G480];SELookupTable;3;FALSE))+VLOOKUP([Input.H480];SSLookupTable;3;FALSE))/(69.04*COS((([C480]*PI())/180))))))"/>
          <table:table-cell table:style-name="ce25" table:formula="of:=IF(ISBLANK([Input.E480]);&quot;&quot;;(PrincipalMeridianLat+(((([Input.E480]*TownshipMilesNS)+VLOOKUP([Input.G480];SELookupTable;2;FALSE))+VLOOKUP([Input.H480];SSLookupTable;2;FALSE))/DegreeLatMiles)))"/>
          <table:table-cell table:style-name="ce25" table:formula="of:=IF(ISBLANK([Input.I480]);&quot;&quot;;[Input.I480])"/>
          <table:table-cell table:number-columns-repeated="1020"/>
        </table:table-row>
        <table:table-row table:style-name="ro1">
          <table:table-cell table:style-name="ce25" table:formula="of:=IF(ISBLANK([Input.A481]);&quot;&quot;;(((([Input.A481]&amp;&quot;-&quot;)&amp;[Input.B481])&amp;&quot;-&quot;)&amp;[Input.C481]))"/>
          <table:table-cell table:style-name="ce25" table:formula="of:=IF(ISBLANK([Input.F481]);&quot;&quot;;(PrincipalMeridianLong-((((([Input.F481]-1)*TownshipMilesEW)+VLOOKUP([Input.G481];SELookupTable;3;FALSE))+VLOOKUP([Input.H481];SSLookupTable;3;FALSE))/(69.04*COS((([C481]*PI())/180))))))"/>
          <table:table-cell table:style-name="ce25" table:formula="of:=IF(ISBLANK([Input.E481]);&quot;&quot;;(PrincipalMeridianLat+(((([Input.E481]*TownshipMilesNS)+VLOOKUP([Input.G481];SELookupTable;2;FALSE))+VLOOKUP([Input.H481];SSLookupTable;2;FALSE))/DegreeLatMiles)))"/>
          <table:table-cell table:style-name="ce25" table:formula="of:=IF(ISBLANK([Input.I481]);&quot;&quot;;[Input.I481])"/>
          <table:table-cell table:number-columns-repeated="1020"/>
        </table:table-row>
        <table:table-row table:style-name="ro1">
          <table:table-cell table:style-name="ce25" table:formula="of:=IF(ISBLANK([Input.A482]);&quot;&quot;;(((([Input.A482]&amp;&quot;-&quot;)&amp;[Input.B482])&amp;&quot;-&quot;)&amp;[Input.C482]))"/>
          <table:table-cell table:style-name="ce25" table:formula="of:=IF(ISBLANK([Input.F482]);&quot;&quot;;(PrincipalMeridianLong-((((([Input.F482]-1)*TownshipMilesEW)+VLOOKUP([Input.G482];SELookupTable;3;FALSE))+VLOOKUP([Input.H482];SSLookupTable;3;FALSE))/(69.04*COS((([C482]*PI())/180))))))"/>
          <table:table-cell table:style-name="ce25" table:formula="of:=IF(ISBLANK([Input.E482]);&quot;&quot;;(PrincipalMeridianLat+(((([Input.E482]*TownshipMilesNS)+VLOOKUP([Input.G482];SELookupTable;2;FALSE))+VLOOKUP([Input.H482];SSLookupTable;2;FALSE))/DegreeLatMiles)))"/>
          <table:table-cell table:style-name="ce25" table:formula="of:=IF(ISBLANK([Input.I482]);&quot;&quot;;[Input.I482])"/>
          <table:table-cell table:number-columns-repeated="1020"/>
        </table:table-row>
        <table:table-row table:style-name="ro1">
          <table:table-cell table:style-name="ce25" table:formula="of:=IF(ISBLANK([Input.A483]);&quot;&quot;;(((([Input.A483]&amp;&quot;-&quot;)&amp;[Input.B483])&amp;&quot;-&quot;)&amp;[Input.C483]))"/>
          <table:table-cell table:style-name="ce25" table:formula="of:=IF(ISBLANK([Input.F483]);&quot;&quot;;(PrincipalMeridianLong-((((([Input.F483]-1)*TownshipMilesEW)+VLOOKUP([Input.G483];SELookupTable;3;FALSE))+VLOOKUP([Input.H483];SSLookupTable;3;FALSE))/(69.04*COS((([C483]*PI())/180))))))"/>
          <table:table-cell table:style-name="ce25" table:formula="of:=IF(ISBLANK([Input.E483]);&quot;&quot;;(PrincipalMeridianLat+(((([Input.E483]*TownshipMilesNS)+VLOOKUP([Input.G483];SELookupTable;2;FALSE))+VLOOKUP([Input.H483];SSLookupTable;2;FALSE))/DegreeLatMiles)))"/>
          <table:table-cell table:style-name="ce25" table:formula="of:=IF(ISBLANK([Input.I483]);&quot;&quot;;[Input.I483])"/>
          <table:table-cell table:number-columns-repeated="1020"/>
        </table:table-row>
        <table:table-row table:style-name="ro1">
          <table:table-cell table:style-name="ce25" table:formula="of:=IF(ISBLANK([Input.A484]);&quot;&quot;;(((([Input.A484]&amp;&quot;-&quot;)&amp;[Input.B484])&amp;&quot;-&quot;)&amp;[Input.C484]))"/>
          <table:table-cell table:style-name="ce25" table:formula="of:=IF(ISBLANK([Input.F484]);&quot;&quot;;(PrincipalMeridianLong-((((([Input.F484]-1)*TownshipMilesEW)+VLOOKUP([Input.G484];SELookupTable;3;FALSE))+VLOOKUP([Input.H484];SSLookupTable;3;FALSE))/(69.04*COS((([C484]*PI())/180))))))"/>
          <table:table-cell table:style-name="ce25" table:formula="of:=IF(ISBLANK([Input.E484]);&quot;&quot;;(PrincipalMeridianLat+(((([Input.E484]*TownshipMilesNS)+VLOOKUP([Input.G484];SELookupTable;2;FALSE))+VLOOKUP([Input.H484];SSLookupTable;2;FALSE))/DegreeLatMiles)))"/>
          <table:table-cell table:style-name="ce25" table:formula="of:=IF(ISBLANK([Input.I484]);&quot;&quot;;[Input.I484])"/>
          <table:table-cell table:number-columns-repeated="1020"/>
        </table:table-row>
        <table:table-row table:style-name="ro1">
          <table:table-cell table:style-name="ce25" table:formula="of:=IF(ISBLANK([Input.A485]);&quot;&quot;;(((([Input.A485]&amp;&quot;-&quot;)&amp;[Input.B485])&amp;&quot;-&quot;)&amp;[Input.C485]))"/>
          <table:table-cell table:style-name="ce25" table:formula="of:=IF(ISBLANK([Input.F485]);&quot;&quot;;(PrincipalMeridianLong-((((([Input.F485]-1)*TownshipMilesEW)+VLOOKUP([Input.G485];SELookupTable;3;FALSE))+VLOOKUP([Input.H485];SSLookupTable;3;FALSE))/(69.04*COS((([C485]*PI())/180))))))"/>
          <table:table-cell table:style-name="ce25" table:formula="of:=IF(ISBLANK([Input.E485]);&quot;&quot;;(PrincipalMeridianLat+(((([Input.E485]*TownshipMilesNS)+VLOOKUP([Input.G485];SELookupTable;2;FALSE))+VLOOKUP([Input.H485];SSLookupTable;2;FALSE))/DegreeLatMiles)))"/>
          <table:table-cell table:style-name="ce25" table:formula="of:=IF(ISBLANK([Input.I485]);&quot;&quot;;[Input.I485])"/>
          <table:table-cell table:number-columns-repeated="1020"/>
        </table:table-row>
        <table:table-row table:style-name="ro1">
          <table:table-cell table:style-name="ce25" table:formula="of:=IF(ISBLANK([Input.A486]);&quot;&quot;;(((([Input.A486]&amp;&quot;-&quot;)&amp;[Input.B486])&amp;&quot;-&quot;)&amp;[Input.C486]))"/>
          <table:table-cell table:style-name="ce25" table:formula="of:=IF(ISBLANK([Input.F486]);&quot;&quot;;(PrincipalMeridianLong-((((([Input.F486]-1)*TownshipMilesEW)+VLOOKUP([Input.G486];SELookupTable;3;FALSE))+VLOOKUP([Input.H486];SSLookupTable;3;FALSE))/(69.04*COS((([C486]*PI())/180))))))"/>
          <table:table-cell table:style-name="ce25" table:formula="of:=IF(ISBLANK([Input.E486]);&quot;&quot;;(PrincipalMeridianLat+(((([Input.E486]*TownshipMilesNS)+VLOOKUP([Input.G486];SELookupTable;2;FALSE))+VLOOKUP([Input.H486];SSLookupTable;2;FALSE))/DegreeLatMiles)))"/>
          <table:table-cell table:style-name="ce25" table:formula="of:=IF(ISBLANK([Input.I486]);&quot;&quot;;[Input.I486])"/>
          <table:table-cell table:number-columns-repeated="1020"/>
        </table:table-row>
        <table:table-row table:style-name="ro1">
          <table:table-cell table:style-name="ce25" table:formula="of:=IF(ISBLANK([Input.A487]);&quot;&quot;;(((([Input.A487]&amp;&quot;-&quot;)&amp;[Input.B487])&amp;&quot;-&quot;)&amp;[Input.C487]))"/>
          <table:table-cell table:style-name="ce25" table:formula="of:=IF(ISBLANK([Input.F487]);&quot;&quot;;(PrincipalMeridianLong-((((([Input.F487]-1)*TownshipMilesEW)+VLOOKUP([Input.G487];SELookupTable;3;FALSE))+VLOOKUP([Input.H487];SSLookupTable;3;FALSE))/(69.04*COS((([C487]*PI())/180))))))"/>
          <table:table-cell table:style-name="ce25" table:formula="of:=IF(ISBLANK([Input.E487]);&quot;&quot;;(PrincipalMeridianLat+(((([Input.E487]*TownshipMilesNS)+VLOOKUP([Input.G487];SELookupTable;2;FALSE))+VLOOKUP([Input.H487];SSLookupTable;2;FALSE))/DegreeLatMiles)))"/>
          <table:table-cell table:style-name="ce25" table:formula="of:=IF(ISBLANK([Input.I487]);&quot;&quot;;[Input.I487])"/>
          <table:table-cell table:number-columns-repeated="1020"/>
        </table:table-row>
        <table:table-row table:style-name="ro1">
          <table:table-cell table:style-name="ce25" table:formula="of:=IF(ISBLANK([Input.A488]);&quot;&quot;;(((([Input.A488]&amp;&quot;-&quot;)&amp;[Input.B488])&amp;&quot;-&quot;)&amp;[Input.C488]))"/>
          <table:table-cell table:style-name="ce25" table:formula="of:=IF(ISBLANK([Input.F488]);&quot;&quot;;(PrincipalMeridianLong-((((([Input.F488]-1)*TownshipMilesEW)+VLOOKUP([Input.G488];SELookupTable;3;FALSE))+VLOOKUP([Input.H488];SSLookupTable;3;FALSE))/(69.04*COS((([C488]*PI())/180))))))"/>
          <table:table-cell table:style-name="ce25" table:formula="of:=IF(ISBLANK([Input.E488]);&quot;&quot;;(PrincipalMeridianLat+(((([Input.E488]*TownshipMilesNS)+VLOOKUP([Input.G488];SELookupTable;2;FALSE))+VLOOKUP([Input.H488];SSLookupTable;2;FALSE))/DegreeLatMiles)))"/>
          <table:table-cell table:style-name="ce25" table:formula="of:=IF(ISBLANK([Input.I488]);&quot;&quot;;[Input.I488])"/>
          <table:table-cell table:number-columns-repeated="1020"/>
        </table:table-row>
        <table:table-row table:style-name="ro1">
          <table:table-cell table:style-name="ce25" table:formula="of:=IF(ISBLANK([Input.A489]);&quot;&quot;;(((([Input.A489]&amp;&quot;-&quot;)&amp;[Input.B489])&amp;&quot;-&quot;)&amp;[Input.C489]))"/>
          <table:table-cell table:style-name="ce25" table:formula="of:=IF(ISBLANK([Input.F489]);&quot;&quot;;(PrincipalMeridianLong-((((([Input.F489]-1)*TownshipMilesEW)+VLOOKUP([Input.G489];SELookupTable;3;FALSE))+VLOOKUP([Input.H489];SSLookupTable;3;FALSE))/(69.04*COS((([C489]*PI())/180))))))"/>
          <table:table-cell table:style-name="ce25" table:formula="of:=IF(ISBLANK([Input.E489]);&quot;&quot;;(PrincipalMeridianLat+(((([Input.E489]*TownshipMilesNS)+VLOOKUP([Input.G489];SELookupTable;2;FALSE))+VLOOKUP([Input.H489];SSLookupTable;2;FALSE))/DegreeLatMiles)))"/>
          <table:table-cell table:style-name="ce25" table:formula="of:=IF(ISBLANK([Input.I489]);&quot;&quot;;[Input.I489])"/>
          <table:table-cell table:number-columns-repeated="1020"/>
        </table:table-row>
        <table:table-row table:style-name="ro1">
          <table:table-cell table:style-name="ce25" table:formula="of:=IF(ISBLANK([Input.A490]);&quot;&quot;;(((([Input.A490]&amp;&quot;-&quot;)&amp;[Input.B490])&amp;&quot;-&quot;)&amp;[Input.C490]))"/>
          <table:table-cell table:style-name="ce25" table:formula="of:=IF(ISBLANK([Input.F490]);&quot;&quot;;(PrincipalMeridianLong-((((([Input.F490]-1)*TownshipMilesEW)+VLOOKUP([Input.G490];SELookupTable;3;FALSE))+VLOOKUP([Input.H490];SSLookupTable;3;FALSE))/(69.04*COS((([C490]*PI())/180))))))"/>
          <table:table-cell table:style-name="ce25" table:formula="of:=IF(ISBLANK([Input.E490]);&quot;&quot;;(PrincipalMeridianLat+(((([Input.E490]*TownshipMilesNS)+VLOOKUP([Input.G490];SELookupTable;2;FALSE))+VLOOKUP([Input.H490];SSLookupTable;2;FALSE))/DegreeLatMiles)))"/>
          <table:table-cell table:style-name="ce25" table:formula="of:=IF(ISBLANK([Input.I490]);&quot;&quot;;[Input.I490])"/>
          <table:table-cell table:number-columns-repeated="1020"/>
        </table:table-row>
        <table:table-row table:style-name="ro1">
          <table:table-cell table:style-name="ce25" table:formula="of:=IF(ISBLANK([Input.A491]);&quot;&quot;;(((([Input.A491]&amp;&quot;-&quot;)&amp;[Input.B491])&amp;&quot;-&quot;)&amp;[Input.C491]))"/>
          <table:table-cell table:style-name="ce25" table:formula="of:=IF(ISBLANK([Input.F491]);&quot;&quot;;(PrincipalMeridianLong-((((([Input.F491]-1)*TownshipMilesEW)+VLOOKUP([Input.G491];SELookupTable;3;FALSE))+VLOOKUP([Input.H491];SSLookupTable;3;FALSE))/(69.04*COS((([C491]*PI())/180))))))"/>
          <table:table-cell table:style-name="ce25" table:formula="of:=IF(ISBLANK([Input.E491]);&quot;&quot;;(PrincipalMeridianLat+(((([Input.E491]*TownshipMilesNS)+VLOOKUP([Input.G491];SELookupTable;2;FALSE))+VLOOKUP([Input.H491];SSLookupTable;2;FALSE))/DegreeLatMiles)))"/>
          <table:table-cell table:style-name="ce25" table:formula="of:=IF(ISBLANK([Input.I491]);&quot;&quot;;[Input.I491])"/>
          <table:table-cell table:number-columns-repeated="1020"/>
        </table:table-row>
        <table:table-row table:style-name="ro1">
          <table:table-cell table:style-name="ce25" table:formula="of:=IF(ISBLANK([Input.A492]);&quot;&quot;;(((([Input.A492]&amp;&quot;-&quot;)&amp;[Input.B492])&amp;&quot;-&quot;)&amp;[Input.C492]))"/>
          <table:table-cell table:style-name="ce25" table:formula="of:=IF(ISBLANK([Input.F492]);&quot;&quot;;(PrincipalMeridianLong-((((([Input.F492]-1)*TownshipMilesEW)+VLOOKUP([Input.G492];SELookupTable;3;FALSE))+VLOOKUP([Input.H492];SSLookupTable;3;FALSE))/(69.04*COS((([C492]*PI())/180))))))"/>
          <table:table-cell table:style-name="ce25" table:formula="of:=IF(ISBLANK([Input.E492]);&quot;&quot;;(PrincipalMeridianLat+(((([Input.E492]*TownshipMilesNS)+VLOOKUP([Input.G492];SELookupTable;2;FALSE))+VLOOKUP([Input.H492];SSLookupTable;2;FALSE))/DegreeLatMiles)))"/>
          <table:table-cell table:style-name="ce25" table:formula="of:=IF(ISBLANK([Input.I492]);&quot;&quot;;[Input.I492])"/>
          <table:table-cell table:number-columns-repeated="1020"/>
        </table:table-row>
        <table:table-row table:style-name="ro1">
          <table:table-cell table:style-name="ce25" table:formula="of:=IF(ISBLANK([Input.A493]);&quot;&quot;;(((([Input.A493]&amp;&quot;-&quot;)&amp;[Input.B493])&amp;&quot;-&quot;)&amp;[Input.C493]))"/>
          <table:table-cell table:style-name="ce25" table:formula="of:=IF(ISBLANK([Input.F493]);&quot;&quot;;(PrincipalMeridianLong-((((([Input.F493]-1)*TownshipMilesEW)+VLOOKUP([Input.G493];SELookupTable;3;FALSE))+VLOOKUP([Input.H493];SSLookupTable;3;FALSE))/(69.04*COS((([C493]*PI())/180))))))"/>
          <table:table-cell table:style-name="ce25" table:formula="of:=IF(ISBLANK([Input.E493]);&quot;&quot;;(PrincipalMeridianLat+(((([Input.E493]*TownshipMilesNS)+VLOOKUP([Input.G493];SELookupTable;2;FALSE))+VLOOKUP([Input.H493];SSLookupTable;2;FALSE))/DegreeLatMiles)))"/>
          <table:table-cell table:style-name="ce25" table:formula="of:=IF(ISBLANK([Input.I493]);&quot;&quot;;[Input.I493])"/>
          <table:table-cell table:number-columns-repeated="1020"/>
        </table:table-row>
        <table:table-row table:style-name="ro1">
          <table:table-cell table:style-name="ce25" table:formula="of:=IF(ISBLANK([Input.A494]);&quot;&quot;;(((([Input.A494]&amp;&quot;-&quot;)&amp;[Input.B494])&amp;&quot;-&quot;)&amp;[Input.C494]))"/>
          <table:table-cell table:style-name="ce25" table:formula="of:=IF(ISBLANK([Input.F494]);&quot;&quot;;(PrincipalMeridianLong-((((([Input.F494]-1)*TownshipMilesEW)+VLOOKUP([Input.G494];SELookupTable;3;FALSE))+VLOOKUP([Input.H494];SSLookupTable;3;FALSE))/(69.04*COS((([C494]*PI())/180))))))"/>
          <table:table-cell table:style-name="ce25" table:formula="of:=IF(ISBLANK([Input.E494]);&quot;&quot;;(PrincipalMeridianLat+(((([Input.E494]*TownshipMilesNS)+VLOOKUP([Input.G494];SELookupTable;2;FALSE))+VLOOKUP([Input.H494];SSLookupTable;2;FALSE))/DegreeLatMiles)))"/>
          <table:table-cell table:style-name="ce25" table:formula="of:=IF(ISBLANK([Input.I494]);&quot;&quot;;[Input.I494])"/>
          <table:table-cell table:number-columns-repeated="1020"/>
        </table:table-row>
        <table:table-row table:style-name="ro1">
          <table:table-cell table:style-name="ce25" table:formula="of:=IF(ISBLANK([Input.A495]);&quot;&quot;;(((([Input.A495]&amp;&quot;-&quot;)&amp;[Input.B495])&amp;&quot;-&quot;)&amp;[Input.C495]))"/>
          <table:table-cell table:style-name="ce25" table:formula="of:=IF(ISBLANK([Input.F495]);&quot;&quot;;(PrincipalMeridianLong-((((([Input.F495]-1)*TownshipMilesEW)+VLOOKUP([Input.G495];SELookupTable;3;FALSE))+VLOOKUP([Input.H495];SSLookupTable;3;FALSE))/(69.04*COS((([C495]*PI())/180))))))"/>
          <table:table-cell table:style-name="ce25" table:formula="of:=IF(ISBLANK([Input.E495]);&quot;&quot;;(PrincipalMeridianLat+(((([Input.E495]*TownshipMilesNS)+VLOOKUP([Input.G495];SELookupTable;2;FALSE))+VLOOKUP([Input.H495];SSLookupTable;2;FALSE))/DegreeLatMiles)))"/>
          <table:table-cell table:style-name="ce25" table:formula="of:=IF(ISBLANK([Input.I495]);&quot;&quot;;[Input.I495])"/>
          <table:table-cell table:number-columns-repeated="1020"/>
        </table:table-row>
        <table:table-row table:style-name="ro1">
          <table:table-cell table:style-name="ce25" table:formula="of:=IF(ISBLANK([Input.A496]);&quot;&quot;;(((([Input.A496]&amp;&quot;-&quot;)&amp;[Input.B496])&amp;&quot;-&quot;)&amp;[Input.C496]))"/>
          <table:table-cell table:style-name="ce25" table:formula="of:=IF(ISBLANK([Input.F496]);&quot;&quot;;(PrincipalMeridianLong-((((([Input.F496]-1)*TownshipMilesEW)+VLOOKUP([Input.G496];SELookupTable;3;FALSE))+VLOOKUP([Input.H496];SSLookupTable;3;FALSE))/(69.04*COS((([C496]*PI())/180))))))"/>
          <table:table-cell table:style-name="ce25" table:formula="of:=IF(ISBLANK([Input.E496]);&quot;&quot;;(PrincipalMeridianLat+(((([Input.E496]*TownshipMilesNS)+VLOOKUP([Input.G496];SELookupTable;2;FALSE))+VLOOKUP([Input.H496];SSLookupTable;2;FALSE))/DegreeLatMiles)))"/>
          <table:table-cell table:style-name="ce25" table:formula="of:=IF(ISBLANK([Input.I496]);&quot;&quot;;[Input.I496])"/>
          <table:table-cell table:number-columns-repeated="1020"/>
        </table:table-row>
        <table:table-row table:style-name="ro1">
          <table:table-cell table:style-name="ce25" table:formula="of:=IF(ISBLANK([Input.A497]);&quot;&quot;;(((([Input.A497]&amp;&quot;-&quot;)&amp;[Input.B497])&amp;&quot;-&quot;)&amp;[Input.C497]))"/>
          <table:table-cell table:style-name="ce25" table:formula="of:=IF(ISBLANK([Input.F497]);&quot;&quot;;(PrincipalMeridianLong-((((([Input.F497]-1)*TownshipMilesEW)+VLOOKUP([Input.G497];SELookupTable;3;FALSE))+VLOOKUP([Input.H497];SSLookupTable;3;FALSE))/(69.04*COS((([C497]*PI())/180))))))"/>
          <table:table-cell table:style-name="ce25" table:formula="of:=IF(ISBLANK([Input.E497]);&quot;&quot;;(PrincipalMeridianLat+(((([Input.E497]*TownshipMilesNS)+VLOOKUP([Input.G497];SELookupTable;2;FALSE))+VLOOKUP([Input.H497];SSLookupTable;2;FALSE))/DegreeLatMiles)))"/>
          <table:table-cell table:style-name="ce25" table:formula="of:=IF(ISBLANK([Input.I497]);&quot;&quot;;[Input.I497])"/>
          <table:table-cell table:number-columns-repeated="1020"/>
        </table:table-row>
        <table:table-row table:style-name="ro1">
          <table:table-cell table:style-name="ce25" table:formula="of:=IF(ISBLANK([Input.A498]);&quot;&quot;;(((([Input.A498]&amp;&quot;-&quot;)&amp;[Input.B498])&amp;&quot;-&quot;)&amp;[Input.C498]))"/>
          <table:table-cell table:style-name="ce25" table:formula="of:=IF(ISBLANK([Input.F498]);&quot;&quot;;(PrincipalMeridianLong-((((([Input.F498]-1)*TownshipMilesEW)+VLOOKUP([Input.G498];SELookupTable;3;FALSE))+VLOOKUP([Input.H498];SSLookupTable;3;FALSE))/(69.04*COS((([C498]*PI())/180))))))"/>
          <table:table-cell table:style-name="ce25" table:formula="of:=IF(ISBLANK([Input.E498]);&quot;&quot;;(PrincipalMeridianLat+(((([Input.E498]*TownshipMilesNS)+VLOOKUP([Input.G498];SELookupTable;2;FALSE))+VLOOKUP([Input.H498];SSLookupTable;2;FALSE))/DegreeLatMiles)))"/>
          <table:table-cell table:style-name="ce25" table:formula="of:=IF(ISBLANK([Input.I498]);&quot;&quot;;[Input.I498])"/>
          <table:table-cell table:number-columns-repeated="1020"/>
        </table:table-row>
        <table:table-row table:style-name="ro1">
          <table:table-cell table:style-name="ce25" table:formula="of:=IF(ISBLANK([Input.A499]);&quot;&quot;;(((([Input.A499]&amp;&quot;-&quot;)&amp;[Input.B499])&amp;&quot;-&quot;)&amp;[Input.C499]))"/>
          <table:table-cell table:style-name="ce25" table:formula="of:=IF(ISBLANK([Input.F499]);&quot;&quot;;(PrincipalMeridianLong-((((([Input.F499]-1)*TownshipMilesEW)+VLOOKUP([Input.G499];SELookupTable;3;FALSE))+VLOOKUP([Input.H499];SSLookupTable;3;FALSE))/(69.04*COS((([C499]*PI())/180))))))"/>
          <table:table-cell table:style-name="ce25" table:formula="of:=IF(ISBLANK([Input.E499]);&quot;&quot;;(PrincipalMeridianLat+(((([Input.E499]*TownshipMilesNS)+VLOOKUP([Input.G499];SELookupTable;2;FALSE))+VLOOKUP([Input.H499];SSLookupTable;2;FALSE))/DegreeLatMiles)))"/>
          <table:table-cell table:style-name="ce25" table:formula="of:=IF(ISBLANK([Input.I499]);&quot;&quot;;[Input.I499])"/>
          <table:table-cell table:number-columns-repeated="1020"/>
        </table:table-row>
        <table:table-row table:style-name="ro1">
          <table:table-cell table:style-name="ce25" table:formula="of:=IF(ISBLANK([Input.A500]);&quot;&quot;;(((([Input.A500]&amp;&quot;-&quot;)&amp;[Input.B500])&amp;&quot;-&quot;)&amp;[Input.C500]))"/>
          <table:table-cell table:style-name="ce25" table:formula="of:=IF(ISBLANK([Input.F500]);&quot;&quot;;(PrincipalMeridianLong-((((([Input.F500]-1)*TownshipMilesEW)+VLOOKUP([Input.G500];SELookupTable;3;FALSE))+VLOOKUP([Input.H500];SSLookupTable;3;FALSE))/(69.04*COS((([C500]*PI())/180))))))"/>
          <table:table-cell table:style-name="ce25" table:formula="of:=IF(ISBLANK([Input.E500]);&quot;&quot;;(PrincipalMeridianLat+(((([Input.E500]*TownshipMilesNS)+VLOOKUP([Input.G500];SELookupTable;2;FALSE))+VLOOKUP([Input.H500];SSLookupTable;2;FALSE))/DegreeLatMiles)))"/>
          <table:table-cell table:style-name="ce25" table:formula="of:=IF(ISBLANK([Input.I500]);&quot;&quot;;[Input.I500])"/>
          <table:table-cell table:number-columns-repeated="1020"/>
        </table:table-row>
        <table:table-row table:style-name="ro1">
          <table:table-cell table:style-name="ce25" table:formula="of:=IF(ISBLANK([Input.A501]);&quot;&quot;;(((([Input.A501]&amp;&quot;-&quot;)&amp;[Input.B501])&amp;&quot;-&quot;)&amp;[Input.C501]))"/>
          <table:table-cell table:style-name="ce25" table:formula="of:=IF(ISBLANK([Input.F501]);&quot;&quot;;(PrincipalMeridianLong-((((([Input.F501]-1)*TownshipMilesEW)+VLOOKUP([Input.G501];SELookupTable;3;FALSE))+VLOOKUP([Input.H501];SSLookupTable;3;FALSE))/(69.04*COS((([C501]*PI())/180))))))"/>
          <table:table-cell table:style-name="ce25" table:formula="of:=IF(ISBLANK([Input.E501]);&quot;&quot;;(PrincipalMeridianLat+(((([Input.E501]*TownshipMilesNS)+VLOOKUP([Input.G501];SELookupTable;2;FALSE))+VLOOKUP([Input.H501];SSLookupTable;2;FALSE))/DegreeLatMiles)))"/>
          <table:table-cell table:style-name="ce25" table:formula="of:=IF(ISBLANK([Input.I501]);&quot;&quot;;[Input.I501])"/>
          <table:table-cell table:number-columns-repeated="1020"/>
        </table:table-row>
        <table:table-row table:style-name="ro0" table:number-rows-repeated="65035">
          <table:table-cell table:number-columns-repeated="1024"/>
        </table:table-row>
      </table:table>
      <table:table table:name="SE_Lookup" table:style-name="ta0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0" table:default-cell-style-name="Default" table:number-columns-repeated="1021"/>
        <table:table-row table:style-name="ro1">
          <table:table-cell table:style-name="ce27" table:number-columns-spanned="3" table:number-rows-spanned="1" office:value-type="string">
            <text:p>For each section, how many miles is its NE corner offset from the NE corner of the Township</text:p>
          </table:table-cell>
          <table:covered-table-cell table:number-columns-repeated="2" table:style-name="ce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>
            <text:p>Section</text:p>
          </table:table-cell>
          <table:table-cell table:style-name="ce29" office:value-type="string">
            <text:p>N_Miles_Offset</text:p>
          </table:table-cell>
          <table:table-cell table:style-name="ce30" office:value-type="string">
            <text:p>W_Miles_Offset</text:p>
          </table:table-cell>
          <table:table-cell table:number-columns-repeated="1021"/>
        </table:table-row>
        <table:table-row table:style-name="ro1">
          <table:table-cell table:style-name="ce31" office:value-type="float" office:value="1.0">
            <text:p>1</text:p>
          </table:table-cell>
          <table:table-cell table:style-name="ce32" office:value-type="float" office:value="0.0">
            <text:p>0</text:p>
          </table:table-cell>
          <table:table-cell table:style-name="ce33" office:value-type="float" office:value="0.0">
            <text:p>0</text:p>
          </table:table-cell>
          <table:table-cell table:number-columns-repeated="1021"/>
        </table:table-row>
        <table:table-row table:style-name="ro1">
          <table:table-cell table:style-name="ce34" office:value-type="float" office:value="2.0">
            <text:p>2</text:p>
          </table:table-cell>
          <table:table-cell table:style-name="ce35" office:value-type="float" office:value="0.0">
            <text:p>0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3.0">
            <text:p>3</text:p>
          </table:table-cell>
          <table:table-cell table:style-name="ce35" office:value-type="float" office:value="0.0">
            <text:p>0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4.0">
            <text:p>4</text:p>
          </table:table-cell>
          <table:table-cell table:style-name="ce35" office:value-type="float" office:value="0.0">
            <text:p>0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5.0">
            <text:p>5</text:p>
          </table:table-cell>
          <table:table-cell table:style-name="ce35" office:value-type="float" office:value="0.0">
            <text:p>0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6.0">
            <text:p>6</text:p>
          </table:table-cell>
          <table:table-cell table:style-name="ce35" office:value-type="float" office:value="0.0">
            <text:p>0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7.0">
            <text:p>7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8.0">
            <text:p>8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9.0">
            <text:p>9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10.0">
            <text:p>10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11.0">
            <text:p>11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12.0">
            <text:p>12</text:p>
          </table:table-cell>
          <table:table-cell table:style-name="ce35" office:value-type="float" office:value="-1.0">
            <text:p>-1</text:p>
          </table:table-cell>
          <table:table-cell table:style-name="ce36" office:value-type="float" office:value="0.0">
            <text:p>0</text:p>
          </table:table-cell>
          <table:table-cell table:number-columns-repeated="1021"/>
        </table:table-row>
        <table:table-row table:style-name="ro1">
          <table:table-cell table:style-name="ce34" office:value-type="float" office:value="13.0">
            <text:p>13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0.0">
            <text:p>0</text:p>
          </table:table-cell>
          <table:table-cell table:number-columns-repeated="1021"/>
        </table:table-row>
        <table:table-row table:style-name="ro1">
          <table:table-cell table:style-name="ce34" office:value-type="float" office:value="14.0">
            <text:p>14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15.0">
            <text:p>15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16.0">
            <text:p>16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17.0">
            <text:p>17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18.0">
            <text:p>18</text:p>
          </table:table-cell>
          <table:table-cell table:style-name="ce35" office:value-type="float" office:value="-2.0">
            <text:p>-2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19.0">
            <text:p>19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20.0">
            <text:p>20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21.0">
            <text:p>21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22.0">
            <text:p>22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23.0">
            <text:p>23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24.0">
            <text:p>24</text:p>
          </table:table-cell>
          <table:table-cell table:style-name="ce35" office:value-type="float" office:value="-3.0">
            <text:p>-3</text:p>
          </table:table-cell>
          <table:table-cell table:style-name="ce36" office:value-type="float" office:value="0.0">
            <text:p>0</text:p>
          </table:table-cell>
          <table:table-cell table:number-columns-repeated="1021"/>
        </table:table-row>
        <table:table-row table:style-name="ro1">
          <table:table-cell table:style-name="ce34" office:value-type="float" office:value="25.0">
            <text:p>25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0.0">
            <text:p>0</text:p>
          </table:table-cell>
          <table:table-cell table:number-columns-repeated="1021"/>
        </table:table-row>
        <table:table-row table:style-name="ro1">
          <table:table-cell table:style-name="ce34" office:value-type="float" office:value="26.0">
            <text:p>26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27.0">
            <text:p>27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28.0">
            <text:p>28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29.0">
            <text:p>29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30.0">
            <text:p>30</text:p>
          </table:table-cell>
          <table:table-cell table:style-name="ce35" office:value-type="float" office:value="-4.0">
            <text:p>-4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31.0">
            <text:p>31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5.0">
            <text:p>5</text:p>
          </table:table-cell>
          <table:table-cell table:number-columns-repeated="1021"/>
        </table:table-row>
        <table:table-row table:style-name="ro1">
          <table:table-cell table:style-name="ce34" office:value-type="float" office:value="32.0">
            <text:p>32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4.0">
            <text:p>4</text:p>
          </table:table-cell>
          <table:table-cell table:number-columns-repeated="1021"/>
        </table:table-row>
        <table:table-row table:style-name="ro1">
          <table:table-cell table:style-name="ce34" office:value-type="float" office:value="33.0">
            <text:p>33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3.0">
            <text:p>3</text:p>
          </table:table-cell>
          <table:table-cell table:number-columns-repeated="1021"/>
        </table:table-row>
        <table:table-row table:style-name="ro1">
          <table:table-cell table:style-name="ce34" office:value-type="float" office:value="34.0">
            <text:p>34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2.0">
            <text:p>2</text:p>
          </table:table-cell>
          <table:table-cell table:number-columns-repeated="1021"/>
        </table:table-row>
        <table:table-row table:style-name="ro1">
          <table:table-cell table:style-name="ce34" office:value-type="float" office:value="35.0">
            <text:p>35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1.0">
            <text:p>1</text:p>
          </table:table-cell>
          <table:table-cell table:number-columns-repeated="1021"/>
        </table:table-row>
        <table:table-row table:style-name="ro1">
          <table:table-cell table:style-name="ce34" office:value-type="float" office:value="36.0">
            <text:p>36</text:p>
          </table:table-cell>
          <table:table-cell table:style-name="ce35" office:value-type="float" office:value="-5.0">
            <text:p>-5</text:p>
          </table:table-cell>
          <table:table-cell table:style-name="ce36" office:value-type="float" office:value="0.0">
            <text:p>0</text:p>
          </table:table-cell>
          <table:table-cell table:number-columns-repeated="1021"/>
        </table:table-row>
        <table:table-row table:style-name="ro0" table:number-rows-repeated="65497">
          <table:table-cell table:number-columns-repeated="1024"/>
        </table:table-row>
      </table:table>
      <table:table table:name="SS_Lookup" table:style-name="ta0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0" table:default-cell-style-name="Default" table:number-columns-repeated="1021"/>
        <table:table-row table:style-name="ro1">
          <table:table-cell table:style-name="ce27" table:number-columns-spanned="3" table:number-rows-spanned="1" office:value-type="string">
            <text:p>For each subsection, how many miles is its center point offset from the NE corner of the Section</text:p>
          </table:table-cell>
          <table:covered-table-cell table:number-columns-repeated="2" table:style-name="ce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>
            <text:p>Subsection</text:p>
          </table:table-cell>
          <table:table-cell table:style-name="ce29" office:value-type="string">
            <text:p>N_Miles_Offset</text:p>
          </table:table-cell>
          <table:table-cell table:style-name="ce30" office:value-type="string">
            <text:p>W_Miles_Offset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NE</text:p>
          </table:table-cell>
          <table:table-cell table:style-name="ce32" office:value-type="float" office:value="-0.25">
            <text:p>-0.25</text:p>
          </table:table-cell>
          <table:table-cell table:style-name="ce33" office:value-type="float" office:value="0.25">
            <text:p>0.25</text:p>
          </table:table-cell>
          <table:table-cell table:number-columns-repeated="1021"/>
        </table:table-row>
        <table:table-row table:style-name="ro1">
          <table:table-cell table:style-name="ce38" office:value-type="string">
            <text:p>NW</text:p>
          </table:table-cell>
          <table:table-cell table:style-name="ce35" office:value-type="float" office:value="-0.25">
            <text:p>-0.25</text:p>
          </table:table-cell>
          <table:table-cell table:style-name="ce36" office:value-type="float" office:value="0.75">
            <text:p>0.75</text:p>
          </table:table-cell>
          <table:table-cell table:number-columns-repeated="1021"/>
        </table:table-row>
        <table:table-row table:style-name="ro1">
          <table:table-cell table:style-name="ce38" office:value-type="string">
            <text:p>SE</text:p>
          </table:table-cell>
          <table:table-cell table:style-name="ce35" office:value-type="float" office:value="-0.75">
            <text:p>-0.75</text:p>
          </table:table-cell>
          <table:table-cell table:style-name="ce36" office:value-type="float" office:value="0.25">
            <text:p>0.25</text:p>
          </table:table-cell>
          <table:table-cell table:number-columns-repeated="1021"/>
        </table:table-row>
        <table:table-row table:style-name="ro1">
          <table:table-cell table:style-name="ce38" office:value-type="string">
            <text:p>SW</text:p>
          </table:table-cell>
          <table:table-cell table:style-name="ce35" office:value-type="float" office:value="-0.75">
            <text:p>-0.75</text:p>
          </table:table-cell>
          <table:table-cell table:style-name="ce36" office:value-type="float" office:value="0.75">
            <text:p>0.75</text:p>
          </table:table-cell>
          <table:table-cell table:number-columns-repeated="1021"/>
        </table:table-row>
        <table:table-row table:style-name="ro0" table:number-rows-repeated="65529">
          <table:table-cell table:number-columns-repeated="1024"/>
        </table:table-row>
      </table:table>
      <table:table table:name="Constants" table:style-name="ta0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0" table:default-cell-style-name="Default" table:number-columns-repeated="1018"/>
        <table:table-row table:style-name="ro1">
          <table:table-cell table:style-name="ce30" office:value-type="string">
            <text:p>TownshipMilesNS</text:p>
          </table:table-cell>
          <table:table-cell table:style-name="ce30" office:value-type="string">
            <text:p>TownshipMilesEW</text:p>
          </table:table-cell>
          <table:table-cell table:style-name="ce30" office:value-type="string">
            <text:p>DegreeLatMiles</text:p>
          </table:table-cell>
          <table:table-cell table:style-name="ce30" office:value-type="string">
            <text:p>PrincipalMeridianLat</text:p>
          </table:table-cell>
          <table:table-cell table:style-name="ce30" office:value-type="string">
            <text:p>PrincipalMeridianLong</text:p>
          </table:table-cell>
          <table:table-cell table:style-name="ce30" office:value-type="string">
            <text:p>NullCell</text:p>
          </table:table-cell>
          <table:table-cell table:number-columns-repeated="1018"/>
        </table:table-row>
        <table:table-row table:style-name="ro1">
          <table:table-cell table:style-name="ce39" office:value-type="float" office:value="5.99">
            <text:p>5.99</text:p>
          </table:table-cell>
          <table:table-cell table:style-name="ce39" office:value-type="float" office:value="5.91">
            <text:p>5.91</text:p>
          </table:table-cell>
          <table:table-cell table:style-name="ce39" office:value-type="float" office:value="69.02">
            <text:p>69.02</text:p>
          </table:table-cell>
          <table:table-cell table:style-name="ce39" office:value-type="float" office:value="42.50749">
            <text:p>42.50749</text:p>
          </table:table-cell>
          <table:table-cell table:style-name="ce39" office:value-type="float" office:value="-90.3821752">
            <text:p>-90.382175</text:p>
          </table:table-cell>
          <table:table-cell table:style-name="ce39"/>
          <table:table-cell table:number-columns-repeated="1018"/>
        </table:table-row>
        <table:table-row table:style-name="ro0" table:number-rows-repeated="65534">
          <table:table-cell table:number-columns-repeated="1024"/>
        </table:table-row>
      </table:table>
      <table:named-expressions>
        <table:named-range table:name="PrincipalMeridianLong" table:base-cell-address="$Input.$A$1" table:cell-range-address="$Constants.$E$2"/>
        <table:named-range table:name="TownshipMilesEW" table:base-cell-address="$Input.$A$1" table:cell-range-address="$Constants.$B$2"/>
        <table:named-range table:name="SELookupTable" table:base-cell-address="$Input.$A$1" table:cell-range-address="$SE_Lookup.$A$3:.$C$39"/>
        <table:named-range table:name="SSLookupTable" table:base-cell-address="$Input.$A$1" table:cell-range-address="$SS_Lookup.$A$3:.$C$7"/>
        <table:named-range table:name="PrincipalMeridianLat" table:base-cell-address="$Input.$A$1" table:cell-range-address="$Constants.$D$2"/>
        <table:named-range table:name="TownshipMilesNS" table:base-cell-address="$Input.$A$1" table:cell-range-address="$Constants.$A$2"/>
        <table:named-range table:name="DegreeLatMiles" table:base-cell-address="$Input.$A$1" table:cell-range-address="$Constants.$C$2"/>
        <table:named-range table:name="NullCell" table:base-cell-address="$Input.$A$1" table:cell-range-address="$Constants.$F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